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55.23pt" svg:x="306.74pt" svg:y="24.09pt">
            <loext:p draw:notify-on-update-of-ranges="Sheet1.A1:Sheet1.A401 Sheet1.B1:Sheet1.B4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716.2pt" svg:y="99.21pt">
            <loext:p draw:notify-on-update-of-ranges="Sheet1.A1:Sheet1.A401 Sheet1.C1:Sheet1.C40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1.50714886005095E+018" calcext:value-type="float">
            <text:p>1.50714886005095E+018</text:p>
          </table:table-cell>
          <table:table-cell office:value-type="float" office:value="259730.257383921" calcext:value-type="float">
            <text:p>259730.257383921</text:p>
          </table:table-cell>
          <table:table-cell office:value-type="float" office:value="3485055.70975021" calcext:value-type="float">
            <text:p>3485055.70975021</text:p>
          </table:table-cell>
        </table:table-row>
        <table:table-row table:style-name="ro1">
          <table:table-cell office:value-type="float" office:value="1.50714886024636E+018" calcext:value-type="float">
            <text:p>1.50714886024636E+018</text:p>
          </table:table-cell>
          <table:table-cell office:value-type="float" office:value="259730.255818118" calcext:value-type="float">
            <text:p>259730.255818118</text:p>
          </table:table-cell>
          <table:table-cell office:value-type="float" office:value="3485055.71070713" calcext:value-type="float">
            <text:p>3485055.71070713</text:p>
          </table:table-cell>
        </table:table-row>
        <table:table-row table:style-name="ro1">
          <table:table-cell office:value-type="float" office:value="1.50714886044477E+018" calcext:value-type="float">
            <text:p>1.50714886044477E+018</text:p>
          </table:table-cell>
          <table:table-cell office:value-type="float" office:value="259730.256297624" calcext:value-type="float">
            <text:p>259730.256297624</text:p>
          </table:table-cell>
          <table:table-cell office:value-type="float" office:value="3485055.71088468" calcext:value-type="float">
            <text:p>3485055.71088468</text:p>
          </table:table-cell>
        </table:table-row>
        <table:table-row table:style-name="ro1">
          <table:table-cell office:value-type="float" office:value="1.50714886072348E+018" calcext:value-type="float">
            <text:p>1.50714886072348E+018</text:p>
          </table:table-cell>
          <table:table-cell office:value-type="float" office:value="259730.255958447" calcext:value-type="float">
            <text:p>259730.255958447</text:p>
          </table:table-cell>
          <table:table-cell office:value-type="float" office:value="3485055.70978308" calcext:value-type="float">
            <text:p>3485055.70978308</text:p>
          </table:table-cell>
        </table:table-row>
        <table:table-row table:style-name="ro1">
          <table:table-cell office:value-type="float" office:value="1.50714886084584E+018" calcext:value-type="float">
            <text:p>1.50714886084584E+018</text:p>
          </table:table-cell>
          <table:table-cell office:value-type="float" office:value="259730.25674721" calcext:value-type="float">
            <text:p>259730.25674721</text:p>
          </table:table-cell>
          <table:table-cell office:value-type="float" office:value="3485055.70976489" calcext:value-type="float">
            <text:p>3485055.70976489</text:p>
          </table:table-cell>
        </table:table-row>
        <table:table-row table:style-name="ro1">
          <table:table-cell office:value-type="float" office:value="1.50714886103819E+018" calcext:value-type="float">
            <text:p>1.50714886103819E+018</text:p>
          </table:table-cell>
          <table:table-cell office:value-type="float" office:value="259730.256420819" calcext:value-type="float">
            <text:p>259730.256420819</text:p>
          </table:table-cell>
          <table:table-cell office:value-type="float" office:value="3485055.70921771" calcext:value-type="float">
            <text:p>3485055.70921771</text:p>
          </table:table-cell>
        </table:table-row>
        <table:table-row table:style-name="ro1">
          <table:table-cell office:value-type="float" office:value="1.50714886124166E+018" calcext:value-type="float">
            <text:p>1.50714886124166E+018</text:p>
          </table:table-cell>
          <table:table-cell office:value-type="float" office:value="259730.25689163" calcext:value-type="float">
            <text:p>259730.25689163</text:p>
          </table:table-cell>
          <table:table-cell office:value-type="float" office:value="3485055.70901825" calcext:value-type="float">
            <text:p>3485055.70901825</text:p>
          </table:table-cell>
        </table:table-row>
        <table:table-row table:style-name="ro1">
          <table:table-cell office:value-type="float" office:value="1.50714886145341E+018" calcext:value-type="float">
            <text:p>1.50714886145341E+018</text:p>
          </table:table-cell>
          <table:table-cell office:value-type="float" office:value="259730.255470502" calcext:value-type="float">
            <text:p>259730.255470502</text:p>
          </table:table-cell>
          <table:table-cell office:value-type="float" office:value="3485055.70923963" calcext:value-type="float">
            <text:p>3485055.70923963</text:p>
          </table:table-cell>
        </table:table-row>
        <table:table-row table:style-name="ro1">
          <table:table-cell office:value-type="float" office:value="1.50714886164752E+018" calcext:value-type="float">
            <text:p>1.50714886164752E+018</text:p>
          </table:table-cell>
          <table:table-cell office:value-type="float" office:value="259730.256267705" calcext:value-type="float">
            <text:p>259730.256267705</text:p>
          </table:table-cell>
          <table:table-cell office:value-type="float" office:value="3485055.70958735" calcext:value-type="float">
            <text:p>3485055.70958735</text:p>
          </table:table-cell>
        </table:table-row>
        <table:table-row table:style-name="ro1">
          <table:table-cell office:value-type="float" office:value="1.50714886184323E+018" calcext:value-type="float">
            <text:p>1.50714886184323E+018</text:p>
          </table:table-cell>
          <table:table-cell office:value-type="float" office:value="259730.255457716" calcext:value-type="float">
            <text:p>259730.255457716</text:p>
          </table:table-cell>
          <table:table-cell office:value-type="float" office:value="3485055.70868521" calcext:value-type="float">
            <text:p>3485055.70868521</text:p>
          </table:table-cell>
        </table:table-row>
        <table:table-row table:style-name="ro1">
          <table:table-cell office:value-type="float" office:value="1.50714886204843E+018" calcext:value-type="float">
            <text:p>1.50714886204843E+018</text:p>
          </table:table-cell>
          <table:table-cell office:value-type="float" office:value="259730.256076487" calcext:value-type="float">
            <text:p>259730.256076487</text:p>
          </table:table-cell>
          <table:table-cell office:value-type="float" office:value="3485055.70830483" calcext:value-type="float">
            <text:p>3485055.70830483</text:p>
          </table:table-cell>
        </table:table-row>
        <table:table-row table:style-name="ro1">
          <table:table-cell office:value-type="float" office:value="1.50714886224291E+018" calcext:value-type="float">
            <text:p>1.50714886224291E+018</text:p>
          </table:table-cell>
          <table:table-cell office:value-type="float" office:value="259730.256555737" calcext:value-type="float">
            <text:p>259730.256555737</text:p>
          </table:table-cell>
          <table:table-cell office:value-type="float" office:value="3485055.70847129" calcext:value-type="float">
            <text:p>3485055.70847129</text:p>
          </table:table-cell>
        </table:table-row>
        <table:table-row table:style-name="ro1">
          <table:table-cell office:value-type="float" office:value="1.50714886244995E+018" calcext:value-type="float">
            <text:p>1.50714886244995E+018</text:p>
          </table:table-cell>
          <table:table-cell office:value-type="float" office:value="259730.256238041" calcext:value-type="float">
            <text:p>259730.256238041</text:p>
          </table:table-cell>
          <table:table-cell office:value-type="float" office:value="3485055.70830111" calcext:value-type="float">
            <text:p>3485055.70830111</text:p>
          </table:table-cell>
        </table:table-row>
        <table:table-row table:style-name="ro1">
          <table:table-cell office:value-type="float" office:value="1.50714886264206E+018" calcext:value-type="float">
            <text:p>1.50714886264206E+018</text:p>
          </table:table-cell>
          <table:table-cell office:value-type="float" office:value="259730.257985558" calcext:value-type="float">
            <text:p>259730.257985558</text:p>
          </table:table-cell>
          <table:table-cell office:value-type="float" office:value="3485055.70862691" calcext:value-type="float">
            <text:p>3485055.70862691</text:p>
          </table:table-cell>
        </table:table-row>
        <table:table-row table:style-name="ro1">
          <table:table-cell office:value-type="float" office:value="1.50714886284809E+018" calcext:value-type="float">
            <text:p>1.50714886284809E+018</text:p>
          </table:table-cell>
          <table:table-cell office:value-type="float" office:value="259730.25815146" calcext:value-type="float">
            <text:p>259730.25815146</text:p>
          </table:table-cell>
          <table:table-cell office:value-type="float" office:value="3485055.70881169" calcext:value-type="float">
            <text:p>3485055.70881169</text:p>
          </table:table-cell>
        </table:table-row>
        <table:table-row table:style-name="ro1">
          <table:table-cell office:value-type="float" office:value="1.50714886304096E+018" calcext:value-type="float">
            <text:p>1.50714886304096E+018</text:p>
          </table:table-cell>
          <table:table-cell office:value-type="float" office:value="259730.257981211" calcext:value-type="float">
            <text:p>259730.257981211</text:p>
          </table:table-cell>
          <table:table-cell office:value-type="float" office:value="3485055.70843841" calcext:value-type="float">
            <text:p>3485055.70843841</text:p>
          </table:table-cell>
        </table:table-row>
        <table:table-row table:style-name="ro1">
          <table:table-cell office:value-type="float" office:value="1.50714886324725E+018" calcext:value-type="float">
            <text:p>1.50714886324725E+018</text:p>
          </table:table-cell>
          <table:table-cell office:value-type="float" office:value="259730.257841946" calcext:value-type="float">
            <text:p>259730.257841946</text:p>
          </table:table-cell>
          <table:table-cell office:value-type="float" office:value="3485055.70899633" calcext:value-type="float">
            <text:p>3485055.70899633</text:p>
          </table:table-cell>
        </table:table-row>
        <table:table-row table:style-name="ro1">
          <table:table-cell office:value-type="float" office:value="1.50714886345061E+018" calcext:value-type="float">
            <text:p>1.50714886345061E+018</text:p>
          </table:table-cell>
          <table:table-cell office:value-type="float" office:value="259730.258460717" calcext:value-type="float">
            <text:p>259730.258460717</text:p>
          </table:table-cell>
          <table:table-cell office:value-type="float" office:value="3485055.70861595" calcext:value-type="float">
            <text:p>3485055.70861595</text:p>
          </table:table-cell>
        </table:table-row>
        <table:table-row table:style-name="ro1">
          <table:table-cell office:value-type="float" office:value="1.50714886364813E+018" calcext:value-type="float">
            <text:p>1.50714886364813E+018</text:p>
          </table:table-cell>
          <table:table-cell office:value-type="float" office:value="259730.256734424" calcext:value-type="float">
            <text:p>259730.256734424</text:p>
          </table:table-cell>
          <table:table-cell office:value-type="float" office:value="3485055.70921048" calcext:value-type="float">
            <text:p>3485055.70921048</text:p>
          </table:table-cell>
        </table:table-row>
        <table:table-row table:style-name="ro1">
          <table:table-cell office:value-type="float" office:value="1.50714886383959E+018" calcext:value-type="float">
            <text:p>1.50714886383959E+018</text:p>
          </table:table-cell>
          <table:table-cell office:value-type="float" office:value="259730.255622554" calcext:value-type="float">
            <text:p>259730.255622554</text:p>
          </table:table-cell>
          <table:table-cell office:value-type="float" office:value="3485055.70923612" calcext:value-type="float">
            <text:p>3485055.70923612</text:p>
          </table:table-cell>
        </table:table-row>
        <table:table-row table:style-name="ro1">
          <table:table-cell office:value-type="float" office:value="1.50714886404032E+018" calcext:value-type="float">
            <text:p>1.50714886404032E+018</text:p>
          </table:table-cell>
          <table:table-cell office:value-type="float" office:value="259730.256093364" calcext:value-type="float">
            <text:p>259730.256093364</text:p>
          </table:table-cell>
          <table:table-cell office:value-type="float" office:value="3485055.70903666" calcext:value-type="float">
            <text:p>3485055.70903666</text:p>
          </table:table-cell>
        </table:table-row>
        <table:table-row table:style-name="ro1">
          <table:table-cell office:value-type="float" office:value="1.50714886424306E+018" calcext:value-type="float">
            <text:p>1.50714886424306E+018</text:p>
          </table:table-cell>
          <table:table-cell office:value-type="float" office:value="259730.256887538" calcext:value-type="float">
            <text:p>259730.256887538</text:p>
          </table:table-cell>
          <table:table-cell office:value-type="float" office:value="3485055.70884084" calcext:value-type="float">
            <text:p>3485055.70884084</text:p>
          </table:table-cell>
        </table:table-row>
        <table:table-row table:style-name="ro1">
          <table:table-cell office:value-type="float" office:value="1.50714886444406E+018" calcext:value-type="float">
            <text:p>1.50714886444406E+018</text:p>
          </table:table-cell>
          <table:table-cell office:value-type="float" office:value="259730.256725985" calcext:value-type="float">
            <text:p>259730.256725985</text:p>
          </table:table-cell>
          <table:table-cell office:value-type="float" office:value="3485055.70884456" calcext:value-type="float">
            <text:p>3485055.70884456</text:p>
          </table:table-cell>
        </table:table-row>
        <table:table-row table:style-name="ro1">
          <table:table-cell office:value-type="float" office:value="1.50714886464604E+018" calcext:value-type="float">
            <text:p>1.50714886464604E+018</text:p>
          </table:table-cell>
          <table:table-cell office:value-type="float" office:value="259730.257201143" calcext:value-type="float">
            <text:p>259730.257201143</text:p>
          </table:table-cell>
          <table:table-cell office:value-type="float" office:value="3485055.7088336" calcext:value-type="float">
            <text:p>3485055.7088336</text:p>
          </table:table-cell>
        </table:table-row>
        <table:table-row table:style-name="ro1">
          <table:table-cell office:value-type="float" office:value="1.50714886483879E+018" calcext:value-type="float">
            <text:p>1.50714886483879E+018</text:p>
          </table:table-cell>
          <table:table-cell office:value-type="float" office:value="259730.256738771" calcext:value-type="float">
            <text:p>259730.256738771</text:p>
          </table:table-cell>
          <table:table-cell office:value-type="float" office:value="3485055.70939898" calcext:value-type="float">
            <text:p>3485055.70939898</text:p>
          </table:table-cell>
        </table:table-row>
        <table:table-row table:style-name="ro1">
          <table:table-cell office:value-type="float" office:value="1.50714886506256E+018" calcext:value-type="float">
            <text:p>1.50714886506256E+018</text:p>
          </table:table-cell>
          <table:table-cell office:value-type="float" office:value="259730.258334238" calcext:value-type="float">
            <text:p>259730.258334238</text:p>
          </table:table-cell>
          <table:table-cell office:value-type="float" office:value="3485055.70972829" calcext:value-type="float">
            <text:p>3485055.70972829</text:p>
          </table:table-cell>
        </table:table-row>
        <table:table-row table:style-name="ro1">
          <table:table-cell office:value-type="float" office:value="1.50714886524209E+018" calcext:value-type="float">
            <text:p>1.50714886524209E+018</text:p>
          </table:table-cell>
          <table:table-cell office:value-type="float" office:value="259730.257086385" calcext:value-type="float">
            <text:p>259730.257086385</text:p>
          </table:table-cell>
          <table:table-cell office:value-type="float" office:value="3485055.71086649" calcext:value-type="float">
            <text:p>3485055.71086649</text:p>
          </table:table-cell>
        </table:table-row>
        <table:table-row table:style-name="ro1">
          <table:table-cell office:value-type="float" office:value="1.50714886545049E+018" calcext:value-type="float">
            <text:p>1.50714886545049E+018</text:p>
          </table:table-cell>
          <table:table-cell office:value-type="float" office:value="259730.257099171" calcext:value-type="float">
            <text:p>259730.257099171</text:p>
          </table:table-cell>
          <table:table-cell office:value-type="float" office:value="3485055.7114209" calcext:value-type="float">
            <text:p>3485055.7114209</text:p>
          </table:table-cell>
        </table:table-row>
        <table:table-row table:style-name="ro1">
          <table:table-cell office:value-type="float" office:value="1.50714886564781E+018" calcext:value-type="float">
            <text:p>1.50714886564781E+018</text:p>
          </table:table-cell>
          <table:table-cell office:value-type="float" office:value="259730.25383063" calcext:value-type="float">
            <text:p>259730.25383063</text:p>
          </table:table-cell>
          <table:table-cell office:value-type="float" office:value="3485055.69337949" calcext:value-type="float">
            <text:p>3485055.69337949</text:p>
          </table:table-cell>
        </table:table-row>
        <table:table-row table:style-name="ro1">
          <table:table-cell office:value-type="float" office:value="1.50714886584055E+018" calcext:value-type="float">
            <text:p>1.50714886584055E+018</text:p>
          </table:table-cell>
          <table:table-cell office:value-type="float" office:value="259730.24377905" calcext:value-type="float">
            <text:p>259730.24377905</text:p>
          </table:table-cell>
          <table:table-cell office:value-type="float" office:value="3485055.67641533" calcext:value-type="float">
            <text:p>3485055.67641533</text:p>
          </table:table-cell>
        </table:table-row>
        <table:table-row table:style-name="ro1">
          <table:table-cell office:value-type="float" office:value="1.50714886603998E+018" calcext:value-type="float">
            <text:p>1.50714886603998E+018</text:p>
          </table:table-cell>
          <table:table-cell office:value-type="float" office:value="259730.235833315" calcext:value-type="float">
            <text:p>259730.235833315</text:p>
          </table:table-cell>
          <table:table-cell office:value-type="float" office:value="3485055.68232317" calcext:value-type="float">
            <text:p>3485055.68232317</text:p>
          </table:table-cell>
        </table:table-row>
        <table:table-row table:style-name="ro1">
          <table:table-cell office:value-type="float" office:value="1.50714886624298E+018" calcext:value-type="float">
            <text:p>1.50714886624298E+018</text:p>
          </table:table-cell>
          <table:table-cell office:value-type="float" office:value="259730.232205582" calcext:value-type="float">
            <text:p>259730.232205582</text:p>
          </table:table-cell>
          <table:table-cell office:value-type="float" office:value="3485055.68333875" calcext:value-type="float">
            <text:p>3485055.68333875</text:p>
          </table:table-cell>
        </table:table-row>
        <table:table-row table:style-name="ro1">
          <table:table-cell office:value-type="float" office:value="1.50714886644602E+018" calcext:value-type="float">
            <text:p>1.50714886644602E+018</text:p>
          </table:table-cell>
          <table:table-cell office:value-type="float" office:value="259730.233919898" calcext:value-type="float">
            <text:p>259730.233919898</text:p>
          </table:table-cell>
          <table:table-cell office:value-type="float" office:value="3485055.68181259" calcext:value-type="float">
            <text:p>3485055.68181259</text:p>
          </table:table-cell>
        </table:table-row>
        <table:table-row table:style-name="ro1">
          <table:table-cell office:value-type="float" office:value="1.50714886665232E+018" calcext:value-type="float">
            <text:p>1.50714886665232E+018</text:p>
          </table:table-cell>
          <table:table-cell office:value-type="float" office:value="259730.236477658" calcext:value-type="float">
            <text:p>259730.236477658</text:p>
          </table:table-cell>
          <table:table-cell office:value-type="float" office:value="3485055.68305162" calcext:value-type="float">
            <text:p>3485055.68305162</text:p>
          </table:table-cell>
        </table:table-row>
        <table:table-row table:style-name="ro1">
          <table:table-cell office:value-type="float" office:value="1.50714886683901E+018" calcext:value-type="float">
            <text:p>1.50714886683901E+018</text:p>
          </table:table-cell>
          <table:table-cell office:value-type="float" office:value="259730.235671762" calcext:value-type="float">
            <text:p>259730.235671762</text:p>
          </table:table-cell>
          <table:table-cell office:value-type="float" office:value="3485055.6823269" calcext:value-type="float">
            <text:p>3485055.6823269</text:p>
          </table:table-cell>
        </table:table-row>
        <table:table-row table:style-name="ro1">
          <table:table-cell office:value-type="float" office:value="1.50714886705652E+018" calcext:value-type="float">
            <text:p>1.50714886705652E+018</text:p>
          </table:table-cell>
          <table:table-cell office:value-type="float" office:value="259730.233911459" calcext:value-type="float">
            <text:p>259730.233911459</text:p>
          </table:table-cell>
          <table:table-cell office:value-type="float" office:value="3485055.68144668" calcext:value-type="float">
            <text:p>3485055.68144668</text:p>
          </table:table-cell>
        </table:table-row>
        <table:table-row table:style-name="ro1">
          <table:table-cell office:value-type="float" office:value="1.50714886723702E+018" calcext:value-type="float">
            <text:p>1.50714886723702E+018</text:p>
          </table:table-cell>
          <table:table-cell office:value-type="float" office:value="259730.233579912" calcext:value-type="float">
            <text:p>259730.233579912</text:p>
          </table:table-cell>
          <table:table-cell office:value-type="float" office:value="3485055.68108821" calcext:value-type="float">
            <text:p>3485055.68108821</text:p>
          </table:table-cell>
        </table:table-row>
        <table:table-row table:style-name="ro1">
          <table:table-cell office:value-type="float" office:value="1.50714886745427E+018" calcext:value-type="float">
            <text:p>1.50714886745427E+018</text:p>
          </table:table-cell>
          <table:table-cell office:value-type="float" office:value="259730.233741466" calcext:value-type="float">
            <text:p>259730.233741466</text:p>
          </table:table-cell>
          <table:table-cell office:value-type="float" office:value="3485055.68108449" calcext:value-type="float">
            <text:p>3485055.68108449</text:p>
          </table:table-cell>
        </table:table-row>
        <table:table-row table:style-name="ro1">
          <table:table-cell office:value-type="float" office:value="1.50714886764293E+018" calcext:value-type="float">
            <text:p>1.50714886764293E+018</text:p>
          </table:table-cell>
          <table:table-cell office:value-type="float" office:value="259730.233266308" calcext:value-type="float">
            <text:p>259730.233266308</text:p>
          </table:table-cell>
          <table:table-cell office:value-type="float" office:value="3485055.68109545" calcext:value-type="float">
            <text:p>3485055.68109545</text:p>
          </table:table-cell>
        </table:table-row>
        <table:table-row table:style-name="ro1">
          <table:table-cell office:value-type="float" office:value="1.50714886784423E+018" calcext:value-type="float">
            <text:p>1.50714886784423E+018</text:p>
          </table:table-cell>
          <table:table-cell office:value-type="float" office:value="259730.233249174" calcext:value-type="float">
            <text:p>259730.233249174</text:p>
          </table:table-cell>
          <table:table-cell office:value-type="float" office:value="3485055.68035253" calcext:value-type="float">
            <text:p>3485055.68035253</text:p>
          </table:table-cell>
        </table:table-row>
        <table:table-row table:style-name="ro1">
          <table:table-cell office:value-type="float" office:value="1.50714886809341E+018" calcext:value-type="float">
            <text:p>1.50714886809341E+018</text:p>
          </table:table-cell>
          <table:table-cell office:value-type="float" office:value="259730.232638034" calcext:value-type="float">
            <text:p>259730.232638034</text:p>
          </table:table-cell>
          <table:table-cell office:value-type="float" office:value="3485055.68147604" calcext:value-type="float">
            <text:p>3485055.68147604</text:p>
          </table:table-cell>
        </table:table-row>
        <table:table-row table:style-name="ro1">
          <table:table-cell office:value-type="float" office:value="1.50714886823907E+018" calcext:value-type="float">
            <text:p>1.50714886823907E+018</text:p>
          </table:table-cell>
          <table:table-cell office:value-type="float" office:value="259730.231199774" calcext:value-type="float">
            <text:p>259730.231199774</text:p>
          </table:table-cell>
          <table:table-cell office:value-type="float" office:value="3485055.68095451" calcext:value-type="float">
            <text:p>3485055.68095451</text:p>
          </table:table-cell>
        </table:table-row>
        <table:table-row table:style-name="ro1">
          <table:table-cell office:value-type="float" office:value="1.50714886844062E+018" calcext:value-type="float">
            <text:p>1.50714886844062E+018</text:p>
          </table:table-cell>
          <table:table-cell office:value-type="float" office:value="259730.232324431" calcext:value-type="float">
            <text:p>259730.232324431</text:p>
          </table:table-cell>
          <table:table-cell office:value-type="float" office:value="3485055.68148328" calcext:value-type="float">
            <text:p>3485055.68148328</text:p>
          </table:table-cell>
        </table:table-row>
        <table:table-row table:style-name="ro1">
          <table:table-cell office:value-type="float" office:value="1.50714886864851E+018" calcext:value-type="float">
            <text:p>1.50714886864851E+018</text:p>
          </table:table-cell>
          <table:table-cell office:value-type="float" office:value="259730.232956795" calcext:value-type="float">
            <text:p>259730.232956795</text:p>
          </table:table-cell>
          <table:table-cell office:value-type="float" office:value="3485055.68128009" calcext:value-type="float">
            <text:p>3485055.68128009</text:p>
          </table:table-cell>
        </table:table-row>
        <table:table-row table:style-name="ro1">
          <table:table-cell office:value-type="float" office:value="1.50714886883966E+018" calcext:value-type="float">
            <text:p>1.50714886883966E+018</text:p>
          </table:table-cell>
          <table:table-cell office:value-type="float" office:value="259730.231484523" calcext:value-type="float">
            <text:p>259730.231484523</text:p>
          </table:table-cell>
          <table:table-cell office:value-type="float" office:value="3485055.67928381" calcext:value-type="float">
            <text:p>3485055.67928381</text:p>
          </table:table-cell>
        </table:table-row>
        <table:table-row table:style-name="ro1">
          <table:table-cell office:value-type="float" office:value="1.50714886904814E+018" calcext:value-type="float">
            <text:p>1.50714886904814E+018</text:p>
          </table:table-cell>
          <table:table-cell office:value-type="float" office:value="259730.233562779" calcext:value-type="float">
            <text:p>259730.233562779</text:p>
          </table:table-cell>
          <table:table-cell office:value-type="float" office:value="3485055.6803453" calcext:value-type="float">
            <text:p>3485055.6803453</text:p>
          </table:table-cell>
        </table:table-row>
        <table:table-row table:style-name="ro1">
          <table:table-cell office:value-type="float" office:value="1.50714886924054E+018" calcext:value-type="float">
            <text:p>1.50714886924054E+018</text:p>
          </table:table-cell>
          <table:table-cell office:value-type="float" office:value="259730.234067856" calcext:value-type="float">
            <text:p>259730.234067856</text:p>
          </table:table-cell>
          <table:table-cell office:value-type="float" office:value="3485055.68163167" calcext:value-type="float">
            <text:p>3485055.68163167</text:p>
          </table:table-cell>
        </table:table-row>
        <table:table-row table:style-name="ro1">
          <table:table-cell office:value-type="float" office:value="1.50714886944894E+018" calcext:value-type="float">
            <text:p>1.50714886944894E+018</text:p>
          </table:table-cell>
          <table:table-cell office:value-type="float" office:value="259730.232447625" calcext:value-type="float">
            <text:p>259730.232447625</text:p>
          </table:table-cell>
          <table:table-cell office:value-type="float" office:value="3485055.67981631" calcext:value-type="float">
            <text:p>3485055.67981631</text:p>
          </table:table-cell>
        </table:table-row>
        <table:table-row table:style-name="ro1">
          <table:table-cell office:value-type="float" office:value="1.50714886964438E+018" calcext:value-type="float">
            <text:p>1.50714886964438E+018</text:p>
          </table:table-cell>
          <table:table-cell office:value-type="float" office:value="259730.230737403" calcext:value-type="float">
            <text:p>259730.230737403</text:p>
          </table:table-cell>
          <table:table-cell office:value-type="float" office:value="3485055.68151988" calcext:value-type="float">
            <text:p>3485055.68151988</text:p>
          </table:table-cell>
        </table:table-row>
        <table:table-row table:style-name="ro1">
          <table:table-cell office:value-type="float" office:value="1.5071488698531E+018" calcext:value-type="float">
            <text:p>1.5071488698531E+018</text:p>
          </table:table-cell>
          <table:table-cell office:value-type="float" office:value="259730.229626597" calcext:value-type="float">
            <text:p>259730.229626597</text:p>
          </table:table-cell>
          <table:table-cell office:value-type="float" office:value="3485055.68117939" calcext:value-type="float">
            <text:p>3485055.68117939</text:p>
          </table:table-cell>
        </table:table-row>
        <table:table-row table:style-name="ro1">
          <table:table-cell office:value-type="float" office:value="1.50714887005178E+018" calcext:value-type="float">
            <text:p>1.50714887005178E+018</text:p>
          </table:table-cell>
          <table:table-cell office:value-type="float" office:value="259730.230529861" calcext:value-type="float">
            <text:p>259730.230529861</text:p>
          </table:table-cell>
          <table:table-cell office:value-type="float" office:value="3485055.67911723" calcext:value-type="float">
            <text:p>3485055.67911723</text:p>
          </table:table-cell>
        </table:table-row>
        <table:table-row table:style-name="ro1">
          <table:table-cell office:value-type="float" office:value="1.50714887024632E+018" calcext:value-type="float">
            <text:p>1.50714887024632E+018</text:p>
          </table:table-cell>
          <table:table-cell office:value-type="float" office:value="259730.23118264" calcext:value-type="float">
            <text:p>259730.23118264</text:p>
          </table:table-cell>
          <table:table-cell office:value-type="float" office:value="3485055.68021159" calcext:value-type="float">
            <text:p>3485055.68021159</text:p>
          </table:table-cell>
        </table:table-row>
        <table:table-row table:style-name="ro1">
          <table:table-cell office:value-type="float" office:value="1.50714887045936E+018" calcext:value-type="float">
            <text:p>1.50714887045936E+018</text:p>
          </table:table-cell>
          <table:table-cell office:value-type="float" office:value="259730.232247715" calcext:value-type="float">
            <text:p>259730.232247715</text:p>
          </table:table-cell>
          <table:table-cell office:value-type="float" office:value="3485055.67815679" calcext:value-type="float">
            <text:p>3485055.67815679</text:p>
          </table:table-cell>
        </table:table-row>
        <table:table-row table:style-name="ro1">
          <table:table-cell office:value-type="float" office:value="1.50714887065697E+018" calcext:value-type="float">
            <text:p>1.50714887065697E+018</text:p>
          </table:table-cell>
          <table:table-cell office:value-type="float" office:value="259730.234063509" calcext:value-type="float">
            <text:p>259730.234063509</text:p>
          </table:table-cell>
          <table:table-cell office:value-type="float" office:value="3485055.68144317" calcext:value-type="float">
            <text:p>3485055.68144317</text:p>
          </table:table-cell>
        </table:table-row>
        <table:table-row table:style-name="ro1">
          <table:table-cell office:value-type="float" office:value="1.50714887084356E+018" calcext:value-type="float">
            <text:p>1.50714887084356E+018</text:p>
          </table:table-cell>
          <table:table-cell office:value-type="float" office:value="259730.233907112" calcext:value-type="float">
            <text:p>259730.233907112</text:p>
          </table:table-cell>
          <table:table-cell office:value-type="float" office:value="3485055.68125818" calcext:value-type="float">
            <text:p>3485055.68125818</text:p>
          </table:table-cell>
        </table:table-row>
        <table:table-row table:style-name="ro1">
          <table:table-cell office:value-type="float" office:value="1.50714887104786E+018" calcext:value-type="float">
            <text:p>1.50714887104786E+018</text:p>
          </table:table-cell>
          <table:table-cell office:value-type="float" office:value="259730.234695873" calcext:value-type="float">
            <text:p>259730.234695873</text:p>
          </table:table-cell>
          <table:table-cell office:value-type="float" office:value="3485055.68123998" calcext:value-type="float">
            <text:p>3485055.68123998</text:p>
          </table:table-cell>
        </table:table-row>
        <table:table-row table:style-name="ro1">
          <table:table-cell office:value-type="float" office:value="1.5071488712476E+018" calcext:value-type="float">
            <text:p>1.5071488712476E+018</text:p>
          </table:table-cell>
          <table:table-cell office:value-type="float" office:value="259730.23359679" calcext:value-type="float">
            <text:p>259730.23359679</text:p>
          </table:table-cell>
          <table:table-cell office:value-type="float" office:value="3485055.68182004" calcext:value-type="float">
            <text:p>3485055.68182004</text:p>
          </table:table-cell>
        </table:table-row>
        <table:table-row table:style-name="ro1">
          <table:table-cell office:value-type="float" office:value="1.50714887144339E+018" calcext:value-type="float">
            <text:p>1.50714887144339E+018</text:p>
          </table:table-cell>
          <table:table-cell office:value-type="float" office:value="259730.232633687" calcext:value-type="float">
            <text:p>259730.232633687</text:p>
          </table:table-cell>
          <table:table-cell office:value-type="float" office:value="3485055.68128754" calcext:value-type="float">
            <text:p>3485055.68128754</text:p>
          </table:table-cell>
        </table:table-row>
        <table:table-row table:style-name="ro1">
          <table:table-cell office:value-type="float" office:value="1.50714887164399E+018" calcext:value-type="float">
            <text:p>1.50714887164399E+018</text:p>
          </table:table-cell>
          <table:table-cell office:value-type="float" office:value="259730.234059162" calcext:value-type="float">
            <text:p>259730.234059162</text:p>
          </table:table-cell>
          <table:table-cell office:value-type="float" office:value="3485055.68125467" calcext:value-type="float">
            <text:p>3485055.68125467</text:p>
          </table:table-cell>
        </table:table-row>
        <table:table-row table:style-name="ro1">
          <table:table-cell office:value-type="float" office:value="1.50714887184616E+018" calcext:value-type="float">
            <text:p>1.50714887184616E+018</text:p>
          </table:table-cell>
          <table:table-cell office:value-type="float" office:value="259730.234369482" calcext:value-type="float">
            <text:p>259730.234369482</text:p>
          </table:table-cell>
          <table:table-cell office:value-type="float" office:value="3485055.6806928" calcext:value-type="float">
            <text:p>3485055.6806928</text:p>
          </table:table-cell>
        </table:table-row>
        <table:table-row table:style-name="ro1">
          <table:table-cell office:value-type="float" office:value="1.50714887204699E+018" calcext:value-type="float">
            <text:p>1.50714887204699E+018</text:p>
          </table:table-cell>
          <table:table-cell office:value-type="float" office:value="259730.232659259" calcext:value-type="float">
            <text:p>259730.232659259</text:p>
          </table:table-cell>
          <table:table-cell office:value-type="float" office:value="3485055.68239637" calcext:value-type="float">
            <text:p>3485055.68239637</text:p>
          </table:table-cell>
        </table:table-row>
        <table:table-row table:style-name="ro1">
          <table:table-cell office:value-type="float" office:value="1.50714887224707E+018" calcext:value-type="float">
            <text:p>1.50714887224707E+018</text:p>
          </table:table-cell>
          <table:table-cell office:value-type="float" office:value="259730.234220715" calcext:value-type="float">
            <text:p>259730.234220715</text:p>
          </table:table-cell>
          <table:table-cell office:value-type="float" office:value="3485055.68125094" calcext:value-type="float">
            <text:p>3485055.68125094</text:p>
          </table:table-cell>
        </table:table-row>
        <table:table-row table:style-name="ro1">
          <table:table-cell office:value-type="float" office:value="1.50714887245533E+018" calcext:value-type="float">
            <text:p>1.50714887245533E+018</text:p>
          </table:table-cell>
          <table:table-cell office:value-type="float" office:value="259730.234504656" calcext:value-type="float">
            <text:p>259730.234504656</text:p>
          </table:table-cell>
          <table:table-cell office:value-type="float" office:value="3485055.67995747" calcext:value-type="float">
            <text:p>3485055.67995747</text:p>
          </table:table-cell>
        </table:table-row>
        <table:table-row table:style-name="ro1">
          <table:table-cell office:value-type="float" office:value="1.50714887264424E+018" calcext:value-type="float">
            <text:p>1.50714887264424E+018</text:p>
          </table:table-cell>
          <table:table-cell office:value-type="float" office:value="259730.235196604" calcext:value-type="float">
            <text:p>259730.235196604</text:p>
          </table:table-cell>
          <table:table-cell office:value-type="float" office:value="3485055.68233786" calcext:value-type="float">
            <text:p>3485055.68233786</text:p>
          </table:table-cell>
        </table:table-row>
        <table:table-row table:style-name="ro1">
          <table:table-cell office:value-type="float" office:value="1.50714887284556E+018" calcext:value-type="float">
            <text:p>1.50714887284556E+018</text:p>
          </table:table-cell>
          <table:table-cell office:value-type="float" office:value="259730.234572678" calcext:value-type="float">
            <text:p>259730.234572678</text:p>
          </table:table-cell>
          <table:table-cell office:value-type="float" office:value="3485055.68290695" calcext:value-type="float">
            <text:p>3485055.68290695</text:p>
          </table:table-cell>
        </table:table-row>
        <table:table-row table:style-name="ro1">
          <table:table-cell office:value-type="float" office:value="1.50714887309631E+018" calcext:value-type="float">
            <text:p>1.50714887309631E+018</text:p>
          </table:table-cell>
          <table:table-cell office:value-type="float" office:value="259730.235362504" calcext:value-type="float">
            <text:p>259730.235362504</text:p>
          </table:table-cell>
          <table:table-cell office:value-type="float" office:value="3485055.68252263" calcext:value-type="float">
            <text:p>3485055.68252263</text:p>
          </table:table-cell>
        </table:table-row>
        <table:table-row table:style-name="ro1">
          <table:table-cell office:value-type="float" office:value="1.50714887324808E+018" calcext:value-type="float">
            <text:p>1.50714887324808E+018</text:p>
          </table:table-cell>
          <table:table-cell office:value-type="float" office:value="259730.233779824" calcext:value-type="float">
            <text:p>259730.233779824</text:p>
          </table:table-cell>
          <table:table-cell office:value-type="float" office:value="3485055.68274773" calcext:value-type="float">
            <text:p>3485055.68274773</text:p>
          </table:table-cell>
        </table:table-row>
        <table:table-row table:style-name="ro1">
          <table:table-cell office:value-type="float" office:value="1.50714887344578E+018" calcext:value-type="float">
            <text:p>1.50714887344578E+018</text:p>
          </table:table-cell>
          <table:table-cell office:value-type="float" office:value="259730.232859171" calcext:value-type="float">
            <text:p>259730.232859171</text:p>
          </table:table-cell>
          <table:table-cell office:value-type="float" office:value="3485055.68405589" calcext:value-type="float">
            <text:p>3485055.68405589</text:p>
          </table:table-cell>
        </table:table-row>
        <table:table-row table:style-name="ro1">
          <table:table-cell office:value-type="float" office:value="1.50714887363752E+018" calcext:value-type="float">
            <text:p>1.50714887363752E+018</text:p>
          </table:table-cell>
          <table:table-cell office:value-type="float" office:value="259730.233304666" calcext:value-type="float">
            <text:p>259730.233304666</text:p>
          </table:table-cell>
          <table:table-cell office:value-type="float" office:value="3485055.68275869" calcext:value-type="float">
            <text:p>3485055.68275869</text:p>
          </table:table-cell>
        </table:table-row>
        <table:table-row table:style-name="ro1">
          <table:table-cell office:value-type="float" office:value="1.50714887384081E+018" calcext:value-type="float">
            <text:p>1.50714887384081E+018</text:p>
          </table:table-cell>
          <table:table-cell office:value-type="float" office:value="259730.234412188" calcext:value-type="float">
            <text:p>259730.234412188</text:p>
          </table:table-cell>
          <table:table-cell office:value-type="float" office:value="3485055.68254455" calcext:value-type="float">
            <text:p>3485055.68254455</text:p>
          </table:table-cell>
        </table:table-row>
        <table:table-row table:style-name="ro1">
          <table:table-cell office:value-type="float" office:value="1.50714887405325E+018" calcext:value-type="float">
            <text:p>1.50714887405325E+018</text:p>
          </table:table-cell>
          <table:table-cell office:value-type="float" office:value="259730.233321544" calcext:value-type="float">
            <text:p>259730.233321544</text:p>
          </table:table-cell>
          <table:table-cell office:value-type="float" office:value="3485055.68349052" calcext:value-type="float">
            <text:p>3485055.68349052</text:p>
          </table:table-cell>
        </table:table-row>
        <table:table-row table:style-name="ro1">
          <table:table-cell office:value-type="float" office:value="1.50714887424675E+018" calcext:value-type="float">
            <text:p>1.50714887424675E+018</text:p>
          </table:table-cell>
          <table:table-cell office:value-type="float" office:value="259730.232362789" calcext:value-type="float">
            <text:p>259730.232362789</text:p>
          </table:table-cell>
          <table:table-cell office:value-type="float" office:value="3485055.68314652" calcext:value-type="float">
            <text:p>3485055.68314652</text:p>
          </table:table-cell>
        </table:table-row>
        <table:table-row table:style-name="ro1">
          <table:table-cell office:value-type="float" office:value="1.50714887443777E+018" calcext:value-type="float">
            <text:p>1.50714887443777E+018</text:p>
          </table:table-cell>
          <table:table-cell office:value-type="float" office:value="259730.231616731" calcext:value-type="float">
            <text:p>259730.231616731</text:p>
          </table:table-cell>
          <table:table-cell office:value-type="float" office:value="3485055.68501645" calcext:value-type="float">
            <text:p>3485055.68501645</text:p>
          </table:table-cell>
        </table:table-row>
        <table:table-row table:style-name="ro1">
          <table:table-cell office:value-type="float" office:value="1.50714887465041E+018" calcext:value-type="float">
            <text:p>1.50714887465041E+018</text:p>
          </table:table-cell>
          <table:table-cell office:value-type="float" office:value="259730.230615272" calcext:value-type="float">
            <text:p>259730.230615272</text:p>
          </table:table-cell>
          <table:table-cell office:value-type="float" office:value="3485055.68282071" calcext:value-type="float">
            <text:p>3485055.68282071</text:p>
          </table:table-cell>
        </table:table-row>
        <table:table-row table:style-name="ro1">
          <table:table-cell office:value-type="float" office:value="1.50714887485306E+018" calcext:value-type="float">
            <text:p>1.50714887485306E+018</text:p>
          </table:table-cell>
          <table:table-cell office:value-type="float" office:value="259730.232184102" calcext:value-type="float">
            <text:p>259730.232184102</text:p>
          </table:table-cell>
          <table:table-cell office:value-type="float" office:value="3485055.68240733" calcext:value-type="float">
            <text:p>3485055.68240733</text:p>
          </table:table-cell>
        </table:table-row>
        <table:table-row table:style-name="ro1">
          <table:table-cell office:value-type="float" office:value="1.50714887509612E+018" calcext:value-type="float">
            <text:p>1.50714887509612E+018</text:p>
          </table:table-cell>
          <table:table-cell office:value-type="float" office:value="259730.231395339" calcext:value-type="float">
            <text:p>259730.231395339</text:p>
          </table:table-cell>
          <table:table-cell office:value-type="float" office:value="3485055.68242552" calcext:value-type="float">
            <text:p>3485055.68242552</text:p>
          </table:table-cell>
        </table:table-row>
        <table:table-row table:style-name="ro1">
          <table:table-cell office:value-type="float" office:value="1.5071488752433E+018" calcext:value-type="float">
            <text:p>1.5071488752433E+018</text:p>
          </table:table-cell>
          <table:table-cell office:value-type="float" office:value="259730.230283469" calcext:value-type="float">
            <text:p>259730.230283469</text:p>
          </table:table-cell>
          <table:table-cell office:value-type="float" office:value="3485055.68245116" calcext:value-type="float">
            <text:p>3485055.68245116</text:p>
          </table:table-cell>
        </table:table-row>
        <table:table-row table:style-name="ro1">
          <table:table-cell office:value-type="float" office:value="1.50714887544999E+018" calcext:value-type="float">
            <text:p>1.50714887544999E+018</text:p>
          </table:table-cell>
          <table:table-cell office:value-type="float" office:value="259730.228361612" calcext:value-type="float">
            <text:p>259730.228361612</text:p>
          </table:table-cell>
          <table:table-cell office:value-type="float" office:value="3485055.68157467" calcext:value-type="float">
            <text:p>3485055.68157467</text:p>
          </table:table-cell>
        </table:table-row>
        <table:table-row table:style-name="ro1">
          <table:table-cell office:value-type="float" office:value="1.50714887564719E+018" calcext:value-type="float">
            <text:p>1.50714887564719E+018</text:p>
          </table:table-cell>
          <table:table-cell office:value-type="float" office:value="259730.233113192" calcext:value-type="float">
            <text:p>259730.233113192</text:p>
          </table:table-cell>
          <table:table-cell office:value-type="float" office:value="3485055.68146509" calcext:value-type="float">
            <text:p>3485055.68146509</text:p>
          </table:table-cell>
        </table:table-row>
        <table:table-row table:style-name="ro1">
          <table:table-cell office:value-type="float" office:value="1.50714887584287E+018" calcext:value-type="float">
            <text:p>1.50714887584287E+018</text:p>
          </table:table-cell>
          <table:table-cell office:value-type="float" office:value="259730.232655168" calcext:value-type="float">
            <text:p>259730.232655168</text:p>
          </table:table-cell>
          <table:table-cell office:value-type="float" office:value="3485055.68221896" calcext:value-type="float">
            <text:p>3485055.68221896</text:p>
          </table:table-cell>
        </table:table-row>
        <table:table-row table:style-name="ro1">
          <table:table-cell office:value-type="float" office:value="1.50714887604935E+018" calcext:value-type="float">
            <text:p>1.50714887604935E+018</text:p>
          </table:table-cell>
          <table:table-cell office:value-type="float" office:value="259730.23109452" calcext:value-type="float">
            <text:p>259730.23109452</text:p>
          </table:table-cell>
          <table:table-cell office:value-type="float" office:value="3485055.68298717" calcext:value-type="float">
            <text:p>3485055.68298717</text:p>
          </table:table-cell>
        </table:table-row>
        <table:table-row table:style-name="ro1">
          <table:table-cell office:value-type="float" office:value="1.50714887624598E+018" calcext:value-type="float">
            <text:p>1.50714887624598E+018</text:p>
          </table:table-cell>
          <table:table-cell office:value-type="float" office:value="259730.231561239" calcext:value-type="float">
            <text:p>259730.231561239</text:p>
          </table:table-cell>
          <table:table-cell office:value-type="float" office:value="3485055.6826103" calcext:value-type="float">
            <text:p>3485055.6826103</text:p>
          </table:table-cell>
        </table:table-row>
        <table:table-row table:style-name="ro1">
          <table:table-cell office:value-type="float" office:value="1.50714887644855E+018" calcext:value-type="float">
            <text:p>1.50714887644855E+018</text:p>
          </table:table-cell>
          <table:table-cell office:value-type="float" office:value="259730.230296255" calcext:value-type="float">
            <text:p>259730.230296255</text:p>
          </table:table-cell>
          <table:table-cell office:value-type="float" office:value="3485055.68300558" calcext:value-type="float">
            <text:p>3485055.68300558</text:p>
          </table:table-cell>
        </table:table-row>
        <table:table-row table:style-name="ro1">
          <table:table-cell office:value-type="float" office:value="1.50714887664899E+018" calcext:value-type="float">
            <text:p>1.50714887664899E+018</text:p>
          </table:table-cell>
          <table:table-cell office:value-type="float" office:value="259730.233754252" calcext:value-type="float">
            <text:p>259730.233754252</text:p>
          </table:table-cell>
          <table:table-cell office:value-type="float" office:value="3485055.6816389" calcext:value-type="float">
            <text:p>3485055.6816389</text:p>
          </table:table-cell>
        </table:table-row>
        <table:table-row table:style-name="ro1">
          <table:table-cell office:value-type="float" office:value="1.50714887684193E+018" calcext:value-type="float">
            <text:p>1.50714887684193E+018</text:p>
          </table:table-cell>
          <table:table-cell office:value-type="float" office:value="259730.234182357" calcext:value-type="float">
            <text:p>259730.234182357</text:p>
          </table:table-cell>
          <table:table-cell office:value-type="float" office:value="3485055.6795877" calcext:value-type="float">
            <text:p>3485055.6795877</text:p>
          </table:table-cell>
        </table:table-row>
        <table:table-row table:style-name="ro1">
          <table:table-cell office:value-type="float" office:value="1.5071488770523E+018" calcext:value-type="float">
            <text:p>1.5071488770523E+018</text:p>
          </table:table-cell>
          <table:table-cell office:value-type="float" office:value="259730.233232041" calcext:value-type="float">
            <text:p>259730.233232041</text:p>
          </table:table-cell>
          <table:table-cell office:value-type="float" office:value="3485055.67960962" calcext:value-type="float">
            <text:p>3485055.67960962</text:p>
          </table:table-cell>
        </table:table-row>
        <table:table-row table:style-name="ro1">
          <table:table-cell office:value-type="float" office:value="1.50714887724263E+018" calcext:value-type="float">
            <text:p>1.50714887724263E+018</text:p>
          </table:table-cell>
          <table:table-cell office:value-type="float" office:value="259730.230555433" calcext:value-type="float">
            <text:p>259730.230555433</text:p>
          </table:table-cell>
          <table:table-cell office:value-type="float" office:value="3485055.68022606" calcext:value-type="float">
            <text:p>3485055.68022606</text:p>
          </table:table-cell>
        </table:table-row>
        <table:table-row table:style-name="ro1">
          <table:table-cell office:value-type="float" office:value="1.5071488774679E+018" calcext:value-type="float">
            <text:p>1.5071488774679E+018</text:p>
          </table:table-cell>
          <table:table-cell office:value-type="float" office:value="259730.231959682" calcext:value-type="float">
            <text:p>259730.231959682</text:p>
          </table:table-cell>
          <table:table-cell office:value-type="float" office:value="3485055.67927285" calcext:value-type="float">
            <text:p>3485055.67927285</text:p>
          </table:table-cell>
        </table:table-row>
        <table:table-row table:style-name="ro1">
          <table:table-cell office:value-type="float" office:value="1.5071488776386E+018" calcext:value-type="float">
            <text:p>1.5071488776386E+018</text:p>
          </table:table-cell>
          <table:table-cell office:value-type="float" office:value="259730.232842293" calcext:value-type="float">
            <text:p>259730.232842293</text:p>
          </table:table-cell>
          <table:table-cell office:value-type="float" office:value="3485055.68332406" calcext:value-type="float">
            <text:p>3485055.68332406</text:p>
          </table:table-cell>
        </table:table-row>
        <table:table-row table:style-name="ro1">
          <table:table-cell office:value-type="float" office:value="1.50714887784503E+018" calcext:value-type="float">
            <text:p>1.50714887784503E+018</text:p>
          </table:table-cell>
          <table:table-cell office:value-type="float" office:value="259730.232667954" calcext:value-type="float">
            <text:p>259730.232667954</text:p>
          </table:table-cell>
          <table:table-cell office:value-type="float" office:value="3485055.68277337" calcext:value-type="float">
            <text:p>3485055.68277337</text:p>
          </table:table-cell>
        </table:table-row>
        <table:table-row table:style-name="ro1">
          <table:table-cell office:value-type="float" office:value="1.50714887804325E+018" calcext:value-type="float">
            <text:p>1.50714887804325E+018</text:p>
          </table:table-cell>
          <table:table-cell office:value-type="float" office:value="259730.234076295" calcext:value-type="float">
            <text:p>259730.234076295</text:p>
          </table:table-cell>
          <table:table-cell office:value-type="float" office:value="3485055.68199758" calcext:value-type="float">
            <text:p>3485055.68199758</text:p>
          </table:table-cell>
        </table:table-row>
        <table:table-row table:style-name="ro1">
          <table:table-cell office:value-type="float" office:value="1.50714887825619E+018" calcext:value-type="float">
            <text:p>1.50714887825619E+018</text:p>
          </table:table-cell>
          <table:table-cell office:value-type="float" office:value="259730.232820812" calcext:value-type="float">
            <text:p>259730.232820812</text:p>
          </table:table-cell>
          <table:table-cell office:value-type="float" office:value="3485055.68239265" calcext:value-type="float">
            <text:p>3485055.68239265</text:p>
          </table:table-cell>
        </table:table-row>
        <table:table-row table:style-name="ro1">
          <table:table-cell office:value-type="float" office:value="1.50714887844884E+018" calcext:value-type="float">
            <text:p>1.50714887844884E+018</text:p>
          </table:table-cell>
          <table:table-cell office:value-type="float" office:value="259730.232816721" calcext:value-type="float">
            <text:p>259730.232816721</text:p>
          </table:table-cell>
          <table:table-cell office:value-type="float" office:value="3485055.68221523" calcext:value-type="float">
            <text:p>3485055.68221523</text:p>
          </table:table-cell>
        </table:table-row>
        <table:table-row table:style-name="ro1">
          <table:table-cell office:value-type="float" office:value="1.50714887864383E+018" calcext:value-type="float">
            <text:p>1.50714887864383E+018</text:p>
          </table:table-cell>
          <table:table-cell office:value-type="float" office:value="259730.234106215" calcext:value-type="float">
            <text:p>259730.234106215</text:p>
          </table:table-cell>
          <table:table-cell office:value-type="float" office:value="3485055.68329491" calcext:value-type="float">
            <text:p>3485055.68329491</text:p>
          </table:table-cell>
        </table:table-row>
        <table:table-row table:style-name="ro1">
          <table:table-cell office:value-type="float" office:value="1.50714887885124E+018" calcext:value-type="float">
            <text:p>1.50714887885124E+018</text:p>
          </table:table-cell>
          <table:table-cell office:value-type="float" office:value="259730.233932684" calcext:value-type="float">
            <text:p>259730.233932684</text:p>
          </table:table-cell>
          <table:table-cell office:value-type="float" office:value="3485055.682367" calcext:value-type="float">
            <text:p>3485055.682367</text:p>
          </table:table-cell>
        </table:table-row>
        <table:table-row table:style-name="ro1">
          <table:table-cell office:value-type="float" office:value="1.50714887904377E+018" calcext:value-type="float">
            <text:p>1.50714887904377E+018</text:p>
          </table:table-cell>
          <table:table-cell office:value-type="float" office:value="259730.233605485" calcext:value-type="float">
            <text:p>259730.233605485</text:p>
          </table:table-cell>
          <table:table-cell office:value-type="float" office:value="3485055.68219704" calcext:value-type="float">
            <text:p>3485055.68219704</text:p>
          </table:table-cell>
        </table:table-row>
        <table:table-row table:style-name="ro1">
          <table:table-cell office:value-type="float" office:value="1.50714887924712E+018" calcext:value-type="float">
            <text:p>1.50714887924712E+018</text:p>
          </table:table-cell>
          <table:table-cell office:value-type="float" office:value="259730.233295971" calcext:value-type="float">
            <text:p>259730.233295971</text:p>
          </table:table-cell>
          <table:table-cell office:value-type="float" office:value="3485055.68238169" calcext:value-type="float">
            <text:p>3485055.68238169</text:p>
          </table:table-cell>
        </table:table-row>
        <table:table-row table:style-name="ro1">
          <table:table-cell office:value-type="float" office:value="1.50714887945892E+018" calcext:value-type="float">
            <text:p>1.50714887945892E+018</text:p>
          </table:table-cell>
          <table:table-cell office:value-type="float" office:value="259730.231844925" calcext:value-type="float">
            <text:p>259730.231844925</text:p>
          </table:table-cell>
          <table:table-cell office:value-type="float" office:value="3485055.68130573" calcext:value-type="float">
            <text:p>3485055.68130573</text:p>
          </table:table-cell>
        </table:table-row>
        <table:table-row table:style-name="ro1">
          <table:table-cell office:value-type="float" office:value="1.50714887964378E+018" calcext:value-type="float">
            <text:p>1.50714887964378E+018</text:p>
          </table:table-cell>
          <table:table-cell office:value-type="float" office:value="259730.231047723" calcext:value-type="float">
            <text:p>259730.231047723</text:p>
          </table:table-cell>
          <table:table-cell office:value-type="float" office:value="3485055.68095801" calcext:value-type="float">
            <text:p>3485055.68095801</text:p>
          </table:table-cell>
        </table:table-row>
        <table:table-row table:style-name="ro1">
          <table:table-cell office:value-type="float" office:value="1.50714887984717E+018" calcext:value-type="float">
            <text:p>1.50714887984717E+018</text:p>
          </table:table-cell>
          <table:table-cell office:value-type="float" office:value="259730.232456063" calcext:value-type="float">
            <text:p>259730.232456063</text:p>
          </table:table-cell>
          <table:table-cell office:value-type="float" office:value="3485055.68018222" calcext:value-type="float">
            <text:p>3485055.68018222</text:p>
          </table:table-cell>
        </table:table-row>
        <table:table-row table:style-name="ro1">
          <table:table-cell office:value-type="float" office:value="1.50714888004094E+018" calcext:value-type="float">
            <text:p>1.50714888004094E+018</text:p>
          </table:table-cell>
          <table:table-cell office:value-type="float" office:value="259730.232901559" calcext:value-type="float">
            <text:p>259730.232901559</text:p>
          </table:table-cell>
          <table:table-cell office:value-type="float" office:value="3485055.67888502" calcext:value-type="float">
            <text:p>3485055.67888502</text:p>
          </table:table-cell>
        </table:table-row>
        <table:table-row table:style-name="ro1">
          <table:table-cell office:value-type="float" office:value="1.50714888025236E+018" calcext:value-type="float">
            <text:p>1.50714888025236E+018</text:p>
          </table:table-cell>
          <table:table-cell office:value-type="float" office:value="259730.232247715" calcext:value-type="float">
            <text:p>259730.232247715</text:p>
          </table:table-cell>
          <table:table-cell office:value-type="float" office:value="3485055.67815679" calcext:value-type="float">
            <text:p>3485055.67815679</text:p>
          </table:table-cell>
        </table:table-row>
        <table:table-row table:style-name="ro1">
          <table:table-cell office:value-type="float" office:value="1.50714888044444E+018" calcext:value-type="float">
            <text:p>1.50714888044444E+018</text:p>
          </table:table-cell>
          <table:table-cell office:value-type="float" office:value="259730.232273287" calcext:value-type="float">
            <text:p>259730.232273287</text:p>
          </table:table-cell>
          <table:table-cell office:value-type="float" office:value="3485055.67926562" calcext:value-type="float">
            <text:p>3485055.67926562</text:p>
          </table:table-cell>
        </table:table-row>
        <table:table-row table:style-name="ro1">
          <table:table-cell office:value-type="float" office:value="1.50714888064984E+018" calcext:value-type="float">
            <text:p>1.50714888064984E+018</text:p>
          </table:table-cell>
          <table:table-cell office:value-type="float" office:value="259730.233584004" calcext:value-type="float">
            <text:p>259730.233584004</text:p>
          </table:table-cell>
          <table:table-cell office:value-type="float" office:value="3485055.68126563" calcext:value-type="float">
            <text:p>3485055.68126563</text:p>
          </table:table-cell>
        </table:table-row>
        <table:table-row table:style-name="ro1">
          <table:table-cell office:value-type="float" office:value="1.50714888084123E+018" calcext:value-type="float">
            <text:p>1.50714888084123E+018</text:p>
          </table:table-cell>
          <table:table-cell office:value-type="float" office:value="259730.232646473" calcext:value-type="float">
            <text:p>259730.232646473</text:p>
          </table:table-cell>
          <table:table-cell office:value-type="float" office:value="3485055.68184196" calcext:value-type="float">
            <text:p>3485055.68184196</text:p>
          </table:table-cell>
        </table:table-row>
        <table:table-row table:style-name="ro1">
          <table:table-cell office:value-type="float" office:value="1.50714888106127E+018" calcext:value-type="float">
            <text:p>1.50714888106127E+018</text:p>
          </table:table-cell>
          <table:table-cell office:value-type="float" office:value="259730.232778363" calcext:value-type="float">
            <text:p>259730.232778363</text:p>
          </table:table-cell>
          <table:table-cell office:value-type="float" office:value="3485055.68055199" calcext:value-type="float">
            <text:p>3485055.68055199</text:p>
          </table:table-cell>
        </table:table-row>
        <table:table-row table:style-name="ro1">
          <table:table-cell office:value-type="float" office:value="1.50714888124265E+018" calcext:value-type="float">
            <text:p>1.50714888124265E+018</text:p>
          </table:table-cell>
          <table:table-cell office:value-type="float" office:value="259730.233541554" calcext:value-type="float">
            <text:p>259730.233541554</text:p>
          </table:table-cell>
          <table:table-cell office:value-type="float" office:value="3485055.67942497" calcext:value-type="float">
            <text:p>3485055.67942497</text:p>
          </table:table-cell>
        </table:table-row>
        <table:table-row table:style-name="ro1">
          <table:table-cell office:value-type="float" office:value="1.5071488814468E+018" calcext:value-type="float">
            <text:p>1.5071488814468E+018</text:p>
          </table:table-cell>
          <table:table-cell office:value-type="float" office:value="259730.233694413" calcext:value-type="float">
            <text:p>259730.233694413</text:p>
          </table:table-cell>
          <table:table-cell office:value-type="float" office:value="3485055.67904425" calcext:value-type="float">
            <text:p>3485055.67904425</text:p>
          </table:table-cell>
        </table:table-row>
        <table:table-row table:style-name="ro1">
          <table:table-cell office:value-type="float" office:value="1.50714888163976E+018" calcext:value-type="float">
            <text:p>1.50714888163976E+018</text:p>
          </table:table-cell>
          <table:table-cell office:value-type="float" office:value="259730.233261961" calcext:value-type="float">
            <text:p>259730.233261961</text:p>
          </table:table-cell>
          <table:table-cell office:value-type="float" office:value="3485055.68090695" calcext:value-type="float">
            <text:p>3485055.68090695</text:p>
          </table:table-cell>
        </table:table-row>
        <table:table-row table:style-name="ro1">
          <table:table-cell office:value-type="float" office:value="1.50714888184349E+018" calcext:value-type="float">
            <text:p>1.50714888184349E+018</text:p>
          </table:table-cell>
          <table:table-cell office:value-type="float" office:value="259730.231836486" calcext:value-type="float">
            <text:p>259730.231836486</text:p>
          </table:table-cell>
          <table:table-cell office:value-type="float" office:value="3485055.68093982" calcext:value-type="float">
            <text:p>3485055.68093982</text:p>
          </table:table-cell>
        </table:table-row>
        <table:table-row table:style-name="ro1">
          <table:table-cell office:value-type="float" office:value="1.50714888206902E+018" calcext:value-type="float">
            <text:p>1.50714888206902E+018</text:p>
          </table:table-cell>
          <table:table-cell office:value-type="float" office:value="259730.233703107" calcext:value-type="float">
            <text:p>259730.233703107</text:p>
          </table:table-cell>
          <table:table-cell office:value-type="float" office:value="3485055.67942125" calcext:value-type="float">
            <text:p>3485055.67942125</text:p>
          </table:table-cell>
        </table:table-row>
        <table:table-row table:style-name="ro1">
          <table:table-cell office:value-type="float" office:value="1.50714888223957E+018" calcext:value-type="float">
            <text:p>1.50714888223957E+018</text:p>
          </table:table-cell>
          <table:table-cell office:value-type="float" office:value="259730.232769668" calcext:value-type="float">
            <text:p>259730.232769668</text:p>
          </table:table-cell>
          <table:table-cell office:value-type="float" office:value="3485055.68017499" calcext:value-type="float">
            <text:p>3485055.68017499</text:p>
          </table:table-cell>
        </table:table-row>
        <table:table-row table:style-name="ro1">
          <table:table-cell office:value-type="float" office:value="1.50714888244498E+018" calcext:value-type="float">
            <text:p>1.50714888244498E+018</text:p>
          </table:table-cell>
          <table:table-cell office:value-type="float" office:value="259730.23164936" calcext:value-type="float">
            <text:p>259730.23164936</text:p>
          </table:table-cell>
          <table:table-cell office:value-type="float" office:value="3485055.67983472" calcext:value-type="float">
            <text:p>3485055.67983472</text:p>
          </table:table-cell>
        </table:table-row>
        <table:table-row table:style-name="ro1">
          <table:table-cell office:value-type="float" office:value="1.50714888264129E+018" calcext:value-type="float">
            <text:p>1.50714888264129E+018</text:p>
          </table:table-cell>
          <table:table-cell office:value-type="float" office:value="259730.232829507" calcext:value-type="float">
            <text:p>259730.232829507</text:p>
          </table:table-cell>
          <table:table-cell office:value-type="float" office:value="3485055.68276965" calcext:value-type="float">
            <text:p>3485055.68276965</text:p>
          </table:table-cell>
        </table:table-row>
        <table:table-row table:style-name="ro1">
          <table:table-cell office:value-type="float" office:value="1.50714888284153E+018" calcext:value-type="float">
            <text:p>1.50714888284153E+018</text:p>
          </table:table-cell>
          <table:table-cell office:value-type="float" office:value="259730.232519994" calcext:value-type="float">
            <text:p>259730.232519994</text:p>
          </table:table-cell>
          <table:table-cell office:value-type="float" office:value="3485055.68295429" calcext:value-type="float">
            <text:p>3485055.68295429</text:p>
          </table:table-cell>
        </table:table-row>
        <table:table-row table:style-name="ro1">
          <table:table-cell office:value-type="float" office:value="1.50714888304921E+018" calcext:value-type="float">
            <text:p>1.50714888304921E+018</text:p>
          </table:table-cell>
          <table:table-cell office:value-type="float" office:value="259730.232859171" calcext:value-type="float">
            <text:p>259730.232859171</text:p>
          </table:table-cell>
          <table:table-cell office:value-type="float" office:value="3485055.68405589" calcext:value-type="float">
            <text:p>3485055.68405589</text:p>
          </table:table-cell>
        </table:table-row>
        <table:table-row table:style-name="ro1">
          <table:table-cell office:value-type="float" office:value="1.50714888324289E+018" calcext:value-type="float">
            <text:p>1.50714888324289E+018</text:p>
          </table:table-cell>
          <table:table-cell office:value-type="float" office:value="259730.232171315" calcext:value-type="float">
            <text:p>259730.232171315</text:p>
          </table:table-cell>
          <table:table-cell office:value-type="float" office:value="3485055.68185292" calcext:value-type="float">
            <text:p>3485055.68185292</text:p>
          </table:table-cell>
        </table:table-row>
        <table:table-row table:style-name="ro1">
          <table:table-cell office:value-type="float" office:value="1.50714888344775E+018" calcext:value-type="float">
            <text:p>1.50714888344775E+018</text:p>
          </table:table-cell>
          <table:table-cell office:value-type="float" office:value="259730.232209674" calcext:value-type="float">
            <text:p>259730.232209674</text:p>
          </table:table-cell>
          <table:table-cell office:value-type="float" office:value="3485055.68351616" calcext:value-type="float">
            <text:p>3485055.68351616</text:p>
          </table:table-cell>
        </table:table-row>
        <table:table-row table:style-name="ro1">
          <table:table-cell office:value-type="float" office:value="1.50714888365043E+018" calcext:value-type="float">
            <text:p>1.50714888365043E+018</text:p>
          </table:table-cell>
          <table:table-cell office:value-type="float" office:value="259730.233707199" calcext:value-type="float">
            <text:p>259730.233707199</text:p>
          </table:table-cell>
          <table:table-cell office:value-type="float" office:value="3485055.67959866" calcext:value-type="float">
            <text:p>3485055.67959866</text:p>
          </table:table-cell>
        </table:table-row>
        <table:table-row table:style-name="ro1">
          <table:table-cell office:value-type="float" office:value="1.50714888385054E+018" calcext:value-type="float">
            <text:p>1.50714888385054E+018</text:p>
          </table:table-cell>
          <table:table-cell office:value-type="float" office:value="259730.235633404" calcext:value-type="float">
            <text:p>259730.235633404</text:p>
          </table:table-cell>
          <table:table-cell office:value-type="float" office:value="3485055.68066366" calcext:value-type="float">
            <text:p>3485055.68066366</text:p>
          </table:table-cell>
        </table:table-row>
        <table:table-row table:style-name="ro1">
          <table:table-cell office:value-type="float" office:value="1.50714888405476E+018" calcext:value-type="float">
            <text:p>1.50714888405476E+018</text:p>
          </table:table-cell>
          <table:table-cell office:value-type="float" office:value="259730.235535781" calcext:value-type="float">
            <text:p>259730.235535781</text:p>
          </table:table-cell>
          <table:table-cell office:value-type="float" office:value="3485055.68343945" calcext:value-type="float">
            <text:p>3485055.68343945</text:p>
          </table:table-cell>
        </table:table-row>
        <table:table-row table:style-name="ro1">
          <table:table-cell office:value-type="float" office:value="1.50714888425091E+018" calcext:value-type="float">
            <text:p>1.50714888425091E+018</text:p>
          </table:table-cell>
          <table:table-cell office:value-type="float" office:value="259730.235510209" calcext:value-type="float">
            <text:p>259730.235510209</text:p>
          </table:table-cell>
          <table:table-cell office:value-type="float" office:value="3485055.68233062" calcext:value-type="float">
            <text:p>3485055.68233062</text:p>
          </table:table-cell>
        </table:table-row>
        <table:table-row table:style-name="ro1">
          <table:table-cell office:value-type="float" office:value="1.50714888444016E+018" calcext:value-type="float">
            <text:p>1.50714888444016E+018</text:p>
          </table:table-cell>
          <table:table-cell office:value-type="float" office:value="259730.233818182" calcext:value-type="float">
            <text:p>259730.233818182</text:p>
          </table:table-cell>
          <table:table-cell office:value-type="float" office:value="3485055.68441097" calcext:value-type="float">
            <text:p>3485055.68441097</text:p>
          </table:table-cell>
        </table:table-row>
        <table:table-row table:style-name="ro1">
          <table:table-cell office:value-type="float" office:value="1.50714888464836E+018" calcext:value-type="float">
            <text:p>1.50714888464836E+018</text:p>
          </table:table-cell>
          <table:table-cell office:value-type="float" office:value="259730.23249033" calcext:value-type="float">
            <text:p>259730.23249033</text:p>
          </table:table-cell>
          <table:table-cell office:value-type="float" office:value="3485055.68166805" calcext:value-type="float">
            <text:p>3485055.68166805</text:p>
          </table:table-cell>
        </table:table-row>
        <table:table-row table:style-name="ro1">
          <table:table-cell office:value-type="float" office:value="1.50714888484065E+018" calcext:value-type="float">
            <text:p>1.50714888484065E+018</text:p>
          </table:table-cell>
          <table:table-cell office:value-type="float" office:value="259730.233419166" calcext:value-type="float">
            <text:p>259730.233419166</text:p>
          </table:table-cell>
          <table:table-cell office:value-type="float" office:value="3485055.68071472" calcext:value-type="float">
            <text:p>3485055.68071472</text:p>
          </table:table-cell>
        </table:table-row>
        <table:table-row table:style-name="ro1">
          <table:table-cell office:value-type="float" office:value="1.5071488850495E+018" calcext:value-type="float">
            <text:p>1.5071488850495E+018</text:p>
          </table:table-cell>
          <table:table-cell office:value-type="float" office:value="259730.232171315" calcext:value-type="float">
            <text:p>259730.232171315</text:p>
          </table:table-cell>
          <table:table-cell office:value-type="float" office:value="3485055.68185292" calcext:value-type="float">
            <text:p>3485055.68185292</text:p>
          </table:table-cell>
        </table:table-row>
        <table:table-row table:style-name="ro1">
          <table:table-cell office:value-type="float" office:value="1.50714888524312E+018" calcext:value-type="float">
            <text:p>1.50714888524312E+018</text:p>
          </table:table-cell>
          <table:table-cell office:value-type="float" office:value="259730.23072027" calcext:value-type="float">
            <text:p>259730.23072027</text:p>
          </table:table-cell>
          <table:table-cell office:value-type="float" office:value="3485055.68077696" calcext:value-type="float">
            <text:p>3485055.68077696</text:p>
          </table:table-cell>
        </table:table-row>
        <table:table-row table:style-name="ro1">
          <table:table-cell office:value-type="float" office:value="1.50714888545363E+018" calcext:value-type="float">
            <text:p>1.50714888545363E+018</text:p>
          </table:table-cell>
          <table:table-cell office:value-type="float" office:value="259730.234581372" calcext:value-type="float">
            <text:p>259730.234581372</text:p>
          </table:table-cell>
          <table:table-cell office:value-type="float" office:value="3485055.68328395" calcext:value-type="float">
            <text:p>3485055.68328395</text:p>
          </table:table-cell>
        </table:table-row>
        <table:table-row table:style-name="ro1">
          <table:table-cell office:value-type="float" office:value="1.50714888564578E+018" calcext:value-type="float">
            <text:p>1.50714888564578E+018</text:p>
          </table:table-cell>
          <table:table-cell office:value-type="float" office:value="259730.233134417" calcext:value-type="float">
            <text:p>259730.233134417</text:p>
          </table:table-cell>
          <table:table-cell office:value-type="float" office:value="3485055.68238541" calcext:value-type="float">
            <text:p>3485055.68238541</text:p>
          </table:table-cell>
        </table:table-row>
        <table:table-row table:style-name="ro1">
          <table:table-cell office:value-type="float" office:value="1.50714888584041E+018" calcext:value-type="float">
            <text:p>1.50714888584041E+018</text:p>
          </table:table-cell>
          <table:table-cell office:value-type="float" office:value="259730.231683372" calcext:value-type="float">
            <text:p>259730.231683372</text:p>
          </table:table-cell>
          <table:table-cell office:value-type="float" office:value="3485055.68130946" calcext:value-type="float">
            <text:p>3485055.68130946</text:p>
          </table:table-cell>
        </table:table-row>
        <table:table-row table:style-name="ro1">
          <table:table-cell office:value-type="float" office:value="1.50714888608336E+018" calcext:value-type="float">
            <text:p>1.50714888608336E+018</text:p>
          </table:table-cell>
          <table:table-cell office:value-type="float" office:value="259730.234076295" calcext:value-type="float">
            <text:p>259730.234076295</text:p>
          </table:table-cell>
          <table:table-cell office:value-type="float" office:value="3485055.68199758" calcext:value-type="float">
            <text:p>3485055.68199758</text:p>
          </table:table-cell>
        </table:table-row>
        <table:table-row table:style-name="ro1">
          <table:table-cell office:value-type="float" office:value="1.50714888624747E+018" calcext:value-type="float">
            <text:p>1.50714888624747E+018</text:p>
          </table:table-cell>
          <table:table-cell office:value-type="float" office:value="259730.23379261" calcext:value-type="float">
            <text:p>259730.23379261</text:p>
          </table:table-cell>
          <table:table-cell office:value-type="float" office:value="3485055.68330215" calcext:value-type="float">
            <text:p>3485055.68330215</text:p>
          </table:table-cell>
        </table:table-row>
        <table:table-row table:style-name="ro1">
          <table:table-cell office:value-type="float" office:value="1.50714888644799E+018" calcext:value-type="float">
            <text:p>1.50714888644799E+018</text:p>
          </table:table-cell>
          <table:table-cell office:value-type="float" office:value="259730.234955624" calcext:value-type="float">
            <text:p>259730.234955624</text:p>
          </table:table-cell>
          <table:table-cell office:value-type="float" office:value="3485055.68549416" calcext:value-type="float">
            <text:p>3485055.68549416</text:p>
          </table:table-cell>
        </table:table-row>
        <table:table-row table:style-name="ro1">
          <table:table-cell office:value-type="float" office:value="1.50714888664171E+018" calcext:value-type="float">
            <text:p>1.50714888664171E+018</text:p>
          </table:table-cell>
          <table:table-cell office:value-type="float" office:value="259730.231077643" calcext:value-type="float">
            <text:p>259730.231077643</text:p>
          </table:table-cell>
          <table:table-cell office:value-type="float" office:value="3485055.68225534" calcext:value-type="float">
            <text:p>3485055.68225534</text:p>
          </table:table-cell>
        </table:table-row>
        <table:table-row table:style-name="ro1">
          <table:table-cell office:value-type="float" office:value="1.50714888684996E+018" calcext:value-type="float">
            <text:p>1.50714888684996E+018</text:p>
          </table:table-cell>
          <table:table-cell office:value-type="float" office:value="259730.233143112" calcext:value-type="float">
            <text:p>259730.233143112</text:p>
          </table:table-cell>
          <table:table-cell office:value-type="float" office:value="3485055.68276241" calcext:value-type="float">
            <text:p>3485055.68276241</text:p>
          </table:table-cell>
        </table:table-row>
        <table:table-row table:style-name="ro1">
          <table:table-cell office:value-type="float" office:value="1.5071488870453E+018" calcext:value-type="float">
            <text:p>1.5071488870453E+018</text:p>
          </table:table-cell>
          <table:table-cell office:value-type="float" office:value="259730.230801333" calcext:value-type="float">
            <text:p>259730.230801333</text:p>
          </table:table-cell>
          <table:table-cell office:value-type="float" office:value="3485055.68429195" calcext:value-type="float">
            <text:p>3485055.68429195</text:p>
          </table:table-cell>
        </table:table-row>
        <table:table-row table:style-name="ro1">
          <table:table-cell office:value-type="float" office:value="1.50714888724497E+018" calcext:value-type="float">
            <text:p>1.50714888724497E+018</text:p>
          </table:table-cell>
          <table:table-cell office:value-type="float" office:value="259730.231145665" calcext:value-type="float">
            <text:p>259730.231145665</text:p>
          </table:table-cell>
          <table:table-cell office:value-type="float" office:value="3485055.68520482" calcext:value-type="float">
            <text:p>3485055.68520482</text:p>
          </table:table-cell>
        </table:table-row>
        <table:table-row table:style-name="ro1">
          <table:table-cell office:value-type="float" office:value="1.50714888745046E+018" calcext:value-type="float">
            <text:p>1.50714888745046E+018</text:p>
          </table:table-cell>
          <table:table-cell office:value-type="float" office:value="259730.234789723" calcext:value-type="float">
            <text:p>259730.234789723</text:p>
          </table:table-cell>
          <table:table-cell office:value-type="float" office:value="3485055.68530938" calcext:value-type="float">
            <text:p>3485055.68530938</text:p>
          </table:table-cell>
        </table:table-row>
        <table:table-row table:style-name="ro1">
          <table:table-cell office:value-type="float" office:value="1.50714888764943E+018" calcext:value-type="float">
            <text:p>1.50714888764943E+018</text:p>
          </table:table-cell>
          <table:table-cell office:value-type="float" office:value="259730.233125978" calcext:value-type="float">
            <text:p>259730.233125978</text:p>
          </table:table-cell>
          <table:table-cell office:value-type="float" office:value="3485055.6820195" calcext:value-type="float">
            <text:p>3485055.6820195</text:p>
          </table:table-cell>
        </table:table-row>
        <table:table-row table:style-name="ro1">
          <table:table-cell office:value-type="float" office:value="1.50714888784367E+018" calcext:value-type="float">
            <text:p>1.50714888784367E+018</text:p>
          </table:table-cell>
          <table:table-cell office:value-type="float" office:value="259730.232986714" calcext:value-type="float">
            <text:p>259730.232986714</text:p>
          </table:table-cell>
          <table:table-cell office:value-type="float" office:value="3485055.68257742" calcext:value-type="float">
            <text:p>3485055.68257742</text:p>
          </table:table-cell>
        </table:table-row>
        <table:table-row table:style-name="ro1">
          <table:table-cell office:value-type="float" office:value="1.5071488880448E+018" calcext:value-type="float">
            <text:p>1.5071488880448E+018</text:p>
          </table:table-cell>
          <table:table-cell office:value-type="float" office:value="259730.230903302" calcext:value-type="float">
            <text:p>259730.230903302</text:p>
          </table:table-cell>
          <table:table-cell office:value-type="float" office:value="3485055.68170465" calcext:value-type="float">
            <text:p>3485055.68170465</text:p>
          </table:table-cell>
        </table:table-row>
        <table:table-row table:style-name="ro1">
          <table:table-cell office:value-type="float" office:value="1.50714888825334E+018" calcext:value-type="float">
            <text:p>1.50714888825334E+018</text:p>
          </table:table-cell>
          <table:table-cell office:value-type="float" office:value="259730.233609576" calcext:value-type="float">
            <text:p>259730.233609576</text:p>
          </table:table-cell>
          <table:table-cell office:value-type="float" office:value="3485055.68237446" calcext:value-type="float">
            <text:p>3485055.68237446</text:p>
          </table:table-cell>
        </table:table-row>
        <table:table-row table:style-name="ro1">
          <table:table-cell office:value-type="float" office:value="1.50714888845518E+018" calcext:value-type="float">
            <text:p>1.50714888845518E+018</text:p>
          </table:table-cell>
          <table:table-cell office:value-type="float" office:value="259730.232201235" calcext:value-type="float">
            <text:p>259730.232201235</text:p>
          </table:table-cell>
          <table:table-cell office:value-type="float" office:value="3485055.68315025" calcext:value-type="float">
            <text:p>3485055.68315025</text:p>
          </table:table-cell>
        </table:table-row>
        <table:table-row table:style-name="ro1">
          <table:table-cell office:value-type="float" office:value="1.50714888865475E+018" calcext:value-type="float">
            <text:p>1.50714888865475E+018</text:p>
          </table:table-cell>
          <table:table-cell office:value-type="float" office:value="259730.231378461" calcext:value-type="float">
            <text:p>259730.231378461</text:p>
          </table:table-cell>
          <table:table-cell office:value-type="float" office:value="3485055.68169369" calcext:value-type="float">
            <text:p>3485055.68169369</text:p>
          </table:table-cell>
        </table:table-row>
        <table:table-row table:style-name="ro1">
          <table:table-cell office:value-type="float" office:value="1.50714888884013E+018" calcext:value-type="float">
            <text:p>1.50714888884013E+018</text:p>
          </table:table-cell>
          <table:table-cell office:value-type="float" office:value="259730.231993693" calcext:value-type="float">
            <text:p>259730.231993693</text:p>
          </table:table-cell>
          <table:table-cell office:value-type="float" office:value="3485055.68074759" calcext:value-type="float">
            <text:p>3485055.68074759</text:p>
          </table:table-cell>
        </table:table-row>
        <table:table-row table:style-name="ro1">
          <table:table-cell office:value-type="float" office:value="1.50714888908354E+018" calcext:value-type="float">
            <text:p>1.50714888908354E+018</text:p>
          </table:table-cell>
          <table:table-cell office:value-type="float" office:value="259730.233592699" calcext:value-type="float">
            <text:p>259730.233592699</text:p>
          </table:table-cell>
          <table:table-cell office:value-type="float" office:value="3485055.68164263" calcext:value-type="float">
            <text:p>3485055.68164263</text:p>
          </table:table-cell>
        </table:table-row>
        <table:table-row table:style-name="ro1">
          <table:table-cell office:value-type="float" office:value="1.50714888924575E+018" calcext:value-type="float">
            <text:p>1.50714888924575E+018</text:p>
          </table:table-cell>
          <table:table-cell office:value-type="float" office:value="259730.232350003" calcext:value-type="float">
            <text:p>259730.232350003</text:p>
          </table:table-cell>
          <table:table-cell office:value-type="float" office:value="3485055.6825921" calcext:value-type="float">
            <text:p>3485055.6825921</text:p>
          </table:table-cell>
        </table:table-row>
        <table:table-row table:style-name="ro1">
          <table:table-cell office:value-type="float" office:value="1.50714888944933E+018" calcext:value-type="float">
            <text:p>1.50714888944933E+018</text:p>
          </table:table-cell>
          <table:table-cell office:value-type="float" office:value="259730.231862058" calcext:value-type="float">
            <text:p>259730.231862058</text:p>
          </table:table-cell>
          <table:table-cell office:value-type="float" office:value="3485055.68204865" calcext:value-type="float">
            <text:p>3485055.68204865</text:p>
          </table:table-cell>
        </table:table-row>
        <table:table-row table:style-name="ro1">
          <table:table-cell office:value-type="float" office:value="1.50714888964256E+018" calcext:value-type="float">
            <text:p>1.50714888964256E+018</text:p>
          </table:table-cell>
          <table:table-cell office:value-type="float" office:value="259730.231378461" calcext:value-type="float">
            <text:p>259730.231378461</text:p>
          </table:table-cell>
          <table:table-cell office:value-type="float" office:value="3485055.68169369" calcext:value-type="float">
            <text:p>3485055.68169369</text:p>
          </table:table-cell>
        </table:table-row>
        <table:table-row table:style-name="ro1">
          <table:table-cell office:value-type="float" office:value="1.50714888985075E+018" calcext:value-type="float">
            <text:p>1.50714888985075E+018</text:p>
          </table:table-cell>
          <table:table-cell office:value-type="float" office:value="259730.232315992" calcext:value-type="float">
            <text:p>259730.232315992</text:p>
          </table:table-cell>
          <table:table-cell office:value-type="float" office:value="3485055.68111736" calcext:value-type="float">
            <text:p>3485055.68111736</text:p>
          </table:table-cell>
        </table:table-row>
        <table:table-row table:style-name="ro1">
          <table:table-cell office:value-type="float" office:value="1.50714889005666E+018" calcext:value-type="float">
            <text:p>1.50714889005666E+018</text:p>
          </table:table-cell>
          <table:table-cell office:value-type="float" office:value="259730.232019265" calcext:value-type="float">
            <text:p>259730.232019265</text:p>
          </table:table-cell>
          <table:table-cell office:value-type="float" office:value="3485055.68185642" calcext:value-type="float">
            <text:p>3485055.68185642</text:p>
          </table:table-cell>
        </table:table-row>
        <table:table-row table:style-name="ro1">
          <table:table-cell office:value-type="float" office:value="1.50714889024292E+018" calcext:value-type="float">
            <text:p>1.50714889024292E+018</text:p>
          </table:table-cell>
          <table:table-cell office:value-type="float" office:value="259730.230623711" calcext:value-type="float">
            <text:p>259730.230623711</text:p>
          </table:table-cell>
          <table:table-cell office:value-type="float" office:value="3485055.68318663" calcext:value-type="float">
            <text:p>3485055.68318663</text:p>
          </table:table-cell>
        </table:table-row>
        <table:table-row table:style-name="ro1">
          <table:table-cell office:value-type="float" office:value="1.50714889044206E+018" calcext:value-type="float">
            <text:p>1.50714889044206E+018</text:p>
          </table:table-cell>
          <table:table-cell office:value-type="float" office:value="259730.230615272" calcext:value-type="float">
            <text:p>259730.230615272</text:p>
          </table:table-cell>
          <table:table-cell office:value-type="float" office:value="3485055.68282071" calcext:value-type="float">
            <text:p>3485055.68282071</text:p>
          </table:table-cell>
        </table:table-row>
        <table:table-row table:style-name="ro1">
          <table:table-cell office:value-type="float" office:value="1.50714889064447E+018" calcext:value-type="float">
            <text:p>1.50714889064447E+018</text:p>
          </table:table-cell>
          <table:table-cell office:value-type="float" office:value="259730.230699045" calcext:value-type="float">
            <text:p>259730.230699045</text:p>
          </table:table-cell>
          <table:table-cell office:value-type="float" office:value="3485055.67985664" calcext:value-type="float">
            <text:p>3485055.67985664</text:p>
          </table:table-cell>
        </table:table-row>
        <table:table-row table:style-name="ro1">
          <table:table-cell office:value-type="float" office:value="1.50714889085769E+018" calcext:value-type="float">
            <text:p>1.50714889085769E+018</text:p>
          </table:table-cell>
          <table:table-cell office:value-type="float" office:value="259730.228977098" calcext:value-type="float">
            <text:p>259730.228977098</text:p>
          </table:table-cell>
          <table:table-cell office:value-type="float" office:value="3485055.68063966" calcext:value-type="float">
            <text:p>3485055.68063966</text:p>
          </table:table-cell>
        </table:table-row>
        <table:table-row table:style-name="ro1">
          <table:table-cell office:value-type="float" office:value="1.5071488910433E+018" calcext:value-type="float">
            <text:p>1.5071488910433E+018</text:p>
          </table:table-cell>
          <table:table-cell office:value-type="float" office:value="259730.228523166" calcext:value-type="float">
            <text:p>259730.228523166</text:p>
          </table:table-cell>
          <table:table-cell office:value-type="float" office:value="3485055.68157094" calcext:value-type="float">
            <text:p>3485055.68157094</text:p>
          </table:table-cell>
        </table:table-row>
        <table:table-row table:style-name="ro1">
          <table:table-cell office:value-type="float" office:value="1.5071488912376E+018" calcext:value-type="float">
            <text:p>1.5071488912376E+018</text:p>
          </table:table-cell>
          <table:table-cell office:value-type="float" office:value="259730.229791434" calcext:value-type="float">
            <text:p>259730.229791434</text:p>
          </table:table-cell>
          <table:table-cell office:value-type="float" office:value="3485055.68173029" calcext:value-type="float">
            <text:p>3485055.68173029</text:p>
          </table:table-cell>
        </table:table-row>
        <table:table-row table:style-name="ro1">
          <table:table-cell office:value-type="float" office:value="1.50714889144576E+018" calcext:value-type="float">
            <text:p>1.50714889144576E+018</text:p>
          </table:table-cell>
          <table:table-cell office:value-type="float" office:value="259730.228845209" calcext:value-type="float">
            <text:p>259730.228845209</text:p>
          </table:table-cell>
          <table:table-cell office:value-type="float" office:value="3485055.68192962" calcext:value-type="float">
            <text:p>3485055.68192962</text:p>
          </table:table-cell>
        </table:table-row>
        <table:table-row table:style-name="ro1">
          <table:table-cell office:value-type="float" office:value="1.50714889165555E+018" calcext:value-type="float">
            <text:p>1.50714889165555E+018</text:p>
          </table:table-cell>
          <table:table-cell office:value-type="float" office:value="259730.232320084" calcext:value-type="float">
            <text:p>259730.232320084</text:p>
          </table:table-cell>
          <table:table-cell office:value-type="float" office:value="3485055.68129478" calcext:value-type="float">
            <text:p>3485055.68129478</text:p>
          </table:table-cell>
        </table:table-row>
        <table:table-row table:style-name="ro1">
          <table:table-cell office:value-type="float" office:value="1.50714889184802E+018" calcext:value-type="float">
            <text:p>1.50714889184802E+018</text:p>
          </table:table-cell>
          <table:table-cell office:value-type="float" office:value="259730.231103215" calcext:value-type="float">
            <text:p>259730.231103215</text:p>
          </table:table-cell>
          <table:table-cell office:value-type="float" office:value="3485055.68336417" calcext:value-type="float">
            <text:p>3485055.68336417</text:p>
          </table:table-cell>
        </table:table-row>
        <table:table-row table:style-name="ro1">
          <table:table-cell office:value-type="float" office:value="1.50714889204515E+018" calcext:value-type="float">
            <text:p>1.50714889204515E+018</text:p>
          </table:table-cell>
          <table:table-cell office:value-type="float" office:value="259730.230932966" calcext:value-type="float">
            <text:p>259730.230932966</text:p>
          </table:table-cell>
          <table:table-cell office:value-type="float" office:value="3485055.68299089" calcext:value-type="float">
            <text:p>3485055.68299089</text:p>
          </table:table-cell>
        </table:table-row>
        <table:table-row table:style-name="ro1">
          <table:table-cell office:value-type="float" office:value="1.50714889224191E+018" calcext:value-type="float">
            <text:p>1.50714889224191E+018</text:p>
          </table:table-cell>
          <table:table-cell office:value-type="float" office:value="259730.231255265" calcext:value-type="float">
            <text:p>259730.231255265</text:p>
          </table:table-cell>
          <table:table-cell office:value-type="float" office:value="3485055.68336066" calcext:value-type="float">
            <text:p>3485055.68336066</text:p>
          </table:table-cell>
        </table:table-row>
        <table:table-row table:style-name="ro1">
          <table:table-cell office:value-type="float" office:value="1.50714889245351E+018" calcext:value-type="float">
            <text:p>1.50714889245351E+018</text:p>
          </table:table-cell>
          <table:table-cell office:value-type="float" office:value="259730.231246571" calcext:value-type="float">
            <text:p>259730.231246571</text:p>
          </table:table-cell>
          <table:table-cell office:value-type="float" office:value="3485055.68298366" calcext:value-type="float">
            <text:p>3485055.68298366</text:p>
          </table:table-cell>
        </table:table-row>
        <table:table-row table:style-name="ro1">
          <table:table-cell office:value-type="float" office:value="1.50714889267129E+018" calcext:value-type="float">
            <text:p>1.50714889267129E+018</text:p>
          </table:table-cell>
          <table:table-cell office:value-type="float" office:value="259730.23265082" calcext:value-type="float">
            <text:p>259730.23265082</text:p>
          </table:table-cell>
          <table:table-cell office:value-type="float" office:value="3485055.68203046" calcext:value-type="float">
            <text:p>3485055.68203046</text:p>
          </table:table-cell>
        </table:table-row>
        <table:table-row table:style-name="ro1">
          <table:table-cell office:value-type="float" office:value="1.50714889284911E+018" calcext:value-type="float">
            <text:p>1.50714889284911E+018</text:p>
          </table:table-cell>
          <table:table-cell office:value-type="float" office:value="259730.231433697" calcext:value-type="float">
            <text:p>259730.231433697</text:p>
          </table:table-cell>
          <table:table-cell office:value-type="float" office:value="3485055.68408876" calcext:value-type="float">
            <text:p>3485055.68408876</text:p>
          </table:table-cell>
        </table:table-row>
        <table:table-row table:style-name="ro1">
          <table:table-cell office:value-type="float" office:value="1.50714889304131E+018" calcext:value-type="float">
            <text:p>1.50714889304131E+018</text:p>
          </table:table-cell>
          <table:table-cell office:value-type="float" office:value="259730.230453718" calcext:value-type="float">
            <text:p>259730.230453718</text:p>
          </table:table-cell>
          <table:table-cell office:value-type="float" office:value="3485055.68282444" calcext:value-type="float">
            <text:p>3485055.68282444</text:p>
          </table:table-cell>
        </table:table-row>
        <table:table-row table:style-name="ro1">
          <table:table-cell office:value-type="float" office:value="1.50714889324925E+018" calcext:value-type="float">
            <text:p>1.50714889324925E+018</text:p>
          </table:table-cell>
          <table:table-cell office:value-type="float" office:value="259730.231263704" calcext:value-type="float">
            <text:p>259730.231263704</text:p>
          </table:table-cell>
          <table:table-cell office:value-type="float" office:value="3485055.68372658" calcext:value-type="float">
            <text:p>3485055.68372658</text:p>
          </table:table-cell>
        </table:table-row>
        <table:table-row table:style-name="ro1">
          <table:table-cell office:value-type="float" office:value="1.50714889345444E+018" calcext:value-type="float">
            <text:p>1.50714889345444E+018</text:p>
          </table:table-cell>
          <table:table-cell office:value-type="float" office:value="259730.231900416" calcext:value-type="float">
            <text:p>259730.231900416</text:p>
          </table:table-cell>
          <table:table-cell office:value-type="float" office:value="3485055.68371189" calcext:value-type="float">
            <text:p>3485055.68371189</text:p>
          </table:table-cell>
        </table:table-row>
        <table:table-row table:style-name="ro1">
          <table:table-cell office:value-type="float" office:value="1.50714889364967E+018" calcext:value-type="float">
            <text:p>1.50714889364967E+018</text:p>
          </table:table-cell>
          <table:table-cell office:value-type="float" office:value="259730.232350003" calcext:value-type="float">
            <text:p>259730.232350003</text:p>
          </table:table-cell>
          <table:table-cell office:value-type="float" office:value="3485055.6825921" calcext:value-type="float">
            <text:p>3485055.6825921</text:p>
          </table:table-cell>
        </table:table-row>
        <table:table-row table:style-name="ro1">
          <table:table-cell office:value-type="float" office:value="1.50714889384164E+018" calcext:value-type="float">
            <text:p>1.50714889384164E+018</text:p>
          </table:table-cell>
          <table:table-cell office:value-type="float" office:value="259730.232515902" calcext:value-type="float">
            <text:p>259730.232515902</text:p>
          </table:table-cell>
          <table:table-cell office:value-type="float" office:value="3485055.68277688" calcext:value-type="float">
            <text:p>3485055.68277688</text:p>
          </table:table-cell>
        </table:table-row>
        <table:table-row table:style-name="ro1">
          <table:table-cell office:value-type="float" office:value="1.50714889404771E+018" calcext:value-type="float">
            <text:p>1.50714889404771E+018</text:p>
          </table:table-cell>
          <table:table-cell office:value-type="float" office:value="259730.229664955" calcext:value-type="float">
            <text:p>259730.229664955</text:p>
          </table:table-cell>
          <table:table-cell office:value-type="float" office:value="3485055.68284263" calcext:value-type="float">
            <text:p>3485055.68284263</text:p>
          </table:table-cell>
        </table:table-row>
        <table:table-row table:style-name="ro1">
          <table:table-cell office:value-type="float" office:value="1.50714889424247E+018" calcext:value-type="float">
            <text:p>1.50714889424247E+018</text:p>
          </table:table-cell>
          <table:table-cell office:value-type="float" office:value="259730.229341847" calcext:value-type="float">
            <text:p>259730.229341847</text:p>
          </table:table-cell>
          <table:table-cell office:value-type="float" office:value="3485055.68285008" calcext:value-type="float">
            <text:p>3485055.68285008</text:p>
          </table:table-cell>
        </table:table-row>
        <table:table-row table:style-name="ro1">
          <table:table-cell office:value-type="float" office:value="1.50714889445359E+018" calcext:value-type="float">
            <text:p>1.50714889445359E+018</text:p>
          </table:table-cell>
          <table:table-cell office:value-type="float" office:value="259730.228553085" calcext:value-type="float">
            <text:p>259730.228553085</text:p>
          </table:table-cell>
          <table:table-cell office:value-type="float" office:value="3485055.68286827" calcext:value-type="float">
            <text:p>3485055.68286827</text:p>
          </table:table-cell>
        </table:table-row>
        <table:table-row table:style-name="ro1">
          <table:table-cell office:value-type="float" office:value="1.50714889465166E+018" calcext:value-type="float">
            <text:p>1.50714889465166E+018</text:p>
          </table:table-cell>
          <table:table-cell office:value-type="float" office:value="259730.233279094" calcext:value-type="float">
            <text:p>259730.233279094</text:p>
          </table:table-cell>
          <table:table-cell office:value-type="float" office:value="3485055.68164986" calcext:value-type="float">
            <text:p>3485055.68164986</text:p>
          </table:table-cell>
        </table:table-row>
        <table:table-row table:style-name="ro1">
          <table:table-cell office:value-type="float" office:value="1.50714889484659E+018" calcext:value-type="float">
            <text:p>1.50714889484659E+018</text:p>
          </table:table-cell>
          <table:table-cell office:value-type="float" office:value="259730.2334363" calcext:value-type="float">
            <text:p>259730.2334363</text:p>
          </table:table-cell>
          <table:table-cell office:value-type="float" office:value="3485055.68145763" calcext:value-type="float">
            <text:p>3485055.68145763</text:p>
          </table:table-cell>
        </table:table-row>
        <table:table-row table:style-name="ro1">
          <table:table-cell office:value-type="float" office:value="1.50714889503848E+018" calcext:value-type="float">
            <text:p>1.50714889503848E+018</text:p>
          </table:table-cell>
          <table:table-cell office:value-type="float" office:value="259730.232171315" calcext:value-type="float">
            <text:p>259730.232171315</text:p>
          </table:table-cell>
          <table:table-cell office:value-type="float" office:value="3485055.68185292" calcext:value-type="float">
            <text:p>3485055.68185292</text:p>
          </table:table-cell>
        </table:table-row>
        <table:table-row table:style-name="ro1">
          <table:table-cell office:value-type="float" office:value="1.50714889524806E+018" calcext:value-type="float">
            <text:p>1.50714889524806E+018</text:p>
          </table:table-cell>
          <table:table-cell office:value-type="float" office:value="259730.231853619" calcext:value-type="float">
            <text:p>259730.231853619</text:p>
          </table:table-cell>
          <table:table-cell office:value-type="float" office:value="3485055.68168274" calcext:value-type="float">
            <text:p>3485055.68168274</text:p>
          </table:table-cell>
        </table:table-row>
        <table:table-row table:style-name="ro1">
          <table:table-cell office:value-type="float" office:value="1.50714889545696E+018" calcext:value-type="float">
            <text:p>1.50714889545696E+018</text:p>
          </table:table-cell>
          <table:table-cell office:value-type="float" office:value="259730.230928874" calcext:value-type="float">
            <text:p>259730.230928874</text:p>
          </table:table-cell>
          <table:table-cell office:value-type="float" office:value="3485055.68281348" calcext:value-type="float">
            <text:p>3485055.68281348</text:p>
          </table:table-cell>
        </table:table-row>
        <table:table-row table:style-name="ro1">
          <table:table-cell office:value-type="float" office:value="1.50714889563791E+018" calcext:value-type="float">
            <text:p>1.50714889563791E+018</text:p>
          </table:table-cell>
          <table:table-cell office:value-type="float" office:value="259730.231242479" calcext:value-type="float">
            <text:p>259730.231242479</text:p>
          </table:table-cell>
          <table:table-cell office:value-type="float" office:value="3485055.68280625" calcext:value-type="float">
            <text:p>3485055.68280625</text:p>
          </table:table-cell>
        </table:table-row>
        <table:table-row table:style-name="ro1">
          <table:table-cell office:value-type="float" office:value="1.50714889584699E+018" calcext:value-type="float">
            <text:p>1.50714889584699E+018</text:p>
          </table:table-cell>
          <table:table-cell office:value-type="float" office:value="259730.231056162" calcext:value-type="float">
            <text:p>259730.231056162</text:p>
          </table:table-cell>
          <table:table-cell office:value-type="float" office:value="3485055.68132392" calcext:value-type="float">
            <text:p>3485055.68132392</text:p>
          </table:table-cell>
        </table:table-row>
        <table:table-row table:style-name="ro1">
          <table:table-cell office:value-type="float" office:value="1.5071488960493E+018" calcext:value-type="float">
            <text:p>1.5071488960493E+018</text:p>
          </table:table-cell>
          <table:table-cell office:value-type="float" office:value="259730.229333152" calcext:value-type="float">
            <text:p>259730.229333152</text:p>
          </table:table-cell>
          <table:table-cell office:value-type="float" office:value="3485055.68247308" calcext:value-type="float">
            <text:p>3485055.68247308</text:p>
          </table:table-cell>
        </table:table-row>
        <table:table-row table:style-name="ro1">
          <table:table-cell office:value-type="float" office:value="1.50714889624792E+018" calcext:value-type="float">
            <text:p>1.50714889624792E+018</text:p>
          </table:table-cell>
          <table:table-cell office:value-type="float" office:value="259730.229490615" calcext:value-type="float">
            <text:p>259730.229490615</text:p>
          </table:table-cell>
          <table:table-cell office:value-type="float" office:value="3485055.68229194" calcext:value-type="float">
            <text:p>3485055.68229194</text:p>
          </table:table-cell>
        </table:table-row>
        <table:table-row table:style-name="ro1">
          <table:table-cell office:value-type="float" office:value="1.50714889644699E+018" calcext:value-type="float">
            <text:p>1.50714889644699E+018</text:p>
          </table:table-cell>
          <table:table-cell office:value-type="float" office:value="259730.228048007" calcext:value-type="float">
            <text:p>259730.228048007</text:p>
          </table:table-cell>
          <table:table-cell office:value-type="float" office:value="3485055.6815819" calcext:value-type="float">
            <text:p>3485055.6815819</text:p>
          </table:table-cell>
        </table:table-row>
        <table:table-row table:style-name="ro1">
          <table:table-cell office:value-type="float" office:value="1.50714889664181E+018" calcext:value-type="float">
            <text:p>1.50714889664181E+018</text:p>
          </table:table-cell>
          <table:table-cell office:value-type="float" office:value="259730.233244827" calcext:value-type="float">
            <text:p>259730.233244827</text:p>
          </table:table-cell>
          <table:table-cell office:value-type="float" office:value="3485055.68016403" calcext:value-type="float">
            <text:p>3485055.68016403</text:p>
          </table:table-cell>
        </table:table-row>
        <table:table-row table:style-name="ro1">
          <table:table-cell office:value-type="float" office:value="1.50714889684674E+018" calcext:value-type="float">
            <text:p>1.50714889684674E+018</text:p>
          </table:table-cell>
          <table:table-cell office:value-type="float" office:value="259730.231195426" calcext:value-type="float">
            <text:p>259730.231195426</text:p>
          </table:table-cell>
          <table:table-cell office:value-type="float" office:value="3485055.680766" calcext:value-type="float">
            <text:p>3485055.680766</text:p>
          </table:table-cell>
        </table:table-row>
        <table:table-row table:style-name="ro1">
          <table:table-cell office:value-type="float" office:value="1.50714889707869E+018" calcext:value-type="float">
            <text:p>1.50714889707869E+018</text:p>
          </table:table-cell>
          <table:table-cell office:value-type="float" office:value="259730.232002388" calcext:value-type="float">
            <text:p>259730.232002388</text:p>
          </table:table-cell>
          <table:table-cell office:value-type="float" office:value="3485055.6811246" calcext:value-type="float">
            <text:p>3485055.6811246</text:p>
          </table:table-cell>
        </table:table-row>
        <table:table-row table:style-name="ro1">
          <table:table-cell office:value-type="float" office:value="1.50714889724208E+018" calcext:value-type="float">
            <text:p>1.50714889724208E+018</text:p>
          </table:table-cell>
          <table:table-cell office:value-type="float" office:value="259730.232507208" calcext:value-type="float">
            <text:p>259730.232507208</text:p>
          </table:table-cell>
          <table:table-cell office:value-type="float" office:value="3485055.68239988" calcext:value-type="float">
            <text:p>3485055.68239988</text:p>
          </table:table-cell>
        </table:table-row>
        <table:table-row table:style-name="ro1">
          <table:table-cell office:value-type="float" office:value="1.50714889744914E+018" calcext:value-type="float">
            <text:p>1.50714889744914E+018</text:p>
          </table:table-cell>
          <table:table-cell office:value-type="float" office:value="259730.232019265" calcext:value-type="float">
            <text:p>259730.232019265</text:p>
          </table:table-cell>
          <table:table-cell office:value-type="float" office:value="3485055.68185642" calcext:value-type="float">
            <text:p>3485055.68185642</text:p>
          </table:table-cell>
        </table:table-row>
        <table:table-row table:style-name="ro1">
          <table:table-cell office:value-type="float" office:value="1.50714889764162E+018" calcext:value-type="float">
            <text:p>1.50714889764162E+018</text:p>
          </table:table-cell>
          <table:table-cell office:value-type="float" office:value="259730.233631057" calcext:value-type="float">
            <text:p>259730.233631057</text:p>
          </table:table-cell>
          <table:table-cell office:value-type="float" office:value="3485055.68330587" calcext:value-type="float">
            <text:p>3485055.68330587</text:p>
          </table:table-cell>
        </table:table-row>
        <table:table-row table:style-name="ro1">
          <table:table-cell office:value-type="float" office:value="1.50714889785113E+018" calcext:value-type="float">
            <text:p>1.50714889785113E+018</text:p>
          </table:table-cell>
          <table:table-cell office:value-type="float" office:value="259730.23218001" calcext:value-type="float">
            <text:p>259730.23218001</text:p>
          </table:table-cell>
          <table:table-cell office:value-type="float" office:value="3485055.68222992" calcext:value-type="float">
            <text:p>3485055.68222992</text:p>
          </table:table-cell>
        </table:table-row>
        <table:table-row table:style-name="ro1">
          <table:table-cell office:value-type="float" office:value="1.50714889805995E+018" calcext:value-type="float">
            <text:p>1.50714889805995E+018</text:p>
          </table:table-cell>
          <table:table-cell office:value-type="float" office:value="259730.233457525" calcext:value-type="float">
            <text:p>259730.233457525</text:p>
          </table:table-cell>
          <table:table-cell office:value-type="float" office:value="3485055.68237796" calcext:value-type="float">
            <text:p>3485055.68237796</text:p>
          </table:table-cell>
        </table:table-row>
        <table:table-row table:style-name="ro1">
          <table:table-cell office:value-type="float" office:value="1.50714889824541E+018" calcext:value-type="float">
            <text:p>1.50714889824541E+018</text:p>
          </table:table-cell>
          <table:table-cell office:value-type="float" office:value="259730.234089081" calcext:value-type="float">
            <text:p>259730.234089081</text:p>
          </table:table-cell>
          <table:table-cell office:value-type="float" office:value="3485055.682552" calcext:value-type="float">
            <text:p>3485055.682552</text:p>
          </table:table-cell>
        </table:table-row>
        <table:table-row table:style-name="ro1">
          <table:table-cell office:value-type="float" office:value="1.50714889843994E+018" calcext:value-type="float">
            <text:p>1.50714889843994E+018</text:p>
          </table:table-cell>
          <table:table-cell office:value-type="float" office:value="259730.234674648" calcext:value-type="float">
            <text:p>259730.234674648</text:p>
          </table:table-cell>
          <table:table-cell office:value-type="float" office:value="3485055.68031966" calcext:value-type="float">
            <text:p>3485055.68031966</text:p>
          </table:table-cell>
        </table:table-row>
        <table:table-row table:style-name="ro1">
          <table:table-cell office:value-type="float" office:value="1.50714889864453E+018" calcext:value-type="float">
            <text:p>1.50714889864453E+018</text:p>
          </table:table-cell>
          <table:table-cell office:value-type="float" office:value="259730.233537207" calcext:value-type="float">
            <text:p>259730.233537207</text:p>
          </table:table-cell>
          <table:table-cell office:value-type="float" office:value="3485055.67923647" calcext:value-type="float">
            <text:p>3485055.67923647</text:p>
          </table:table-cell>
        </table:table-row>
        <table:table-row table:style-name="ro1">
          <table:table-cell office:value-type="float" office:value="1.50714889885938E+018" calcext:value-type="float">
            <text:p>1.50714889885938E+018</text:p>
          </table:table-cell>
          <table:table-cell office:value-type="float" office:value="259730.233494501" calcext:value-type="float">
            <text:p>259730.233494501</text:p>
          </table:table-cell>
          <table:table-cell office:value-type="float" office:value="3485055.67738473" calcext:value-type="float">
            <text:p>3485055.67738473</text:p>
          </table:table-cell>
        </table:table-row>
        <table:table-row table:style-name="ro1">
          <table:table-cell office:value-type="float" office:value="1.50714889904104E+018" calcext:value-type="float">
            <text:p>1.50714889904104E+018</text:p>
          </table:table-cell>
          <table:table-cell office:value-type="float" office:value="259730.233189591" calcext:value-type="float">
            <text:p>259730.233189591</text:p>
          </table:table-cell>
          <table:table-cell office:value-type="float" office:value="3485055.67776896" calcext:value-type="float">
            <text:p>3485055.67776896</text:p>
          </table:table-cell>
        </table:table-row>
        <table:table-row table:style-name="ro1">
          <table:table-cell office:value-type="float" office:value="1.50714889924841E+018" calcext:value-type="float">
            <text:p>1.50714889924841E+018</text:p>
          </table:table-cell>
          <table:table-cell office:value-type="float" office:value="259730.233176805" calcext:value-type="float">
            <text:p>259730.233176805</text:p>
          </table:table-cell>
          <table:table-cell office:value-type="float" office:value="3485055.67721455" calcext:value-type="float">
            <text:p>3485055.67721455</text:p>
          </table:table-cell>
        </table:table-row>
        <table:table-row table:style-name="ro1">
          <table:table-cell office:value-type="float" office:value="1.50714889944206E+018" calcext:value-type="float">
            <text:p>1.50714889944206E+018</text:p>
          </table:table-cell>
          <table:table-cell office:value-type="float" office:value="259730.231165763" calcext:value-type="float">
            <text:p>259730.231165763</text:p>
          </table:table-cell>
          <table:table-cell office:value-type="float" office:value="3485055.67947976" calcext:value-type="float">
            <text:p>3485055.67947976</text:p>
          </table:table-cell>
        </table:table-row>
        <table:table-row table:style-name="ro1">
          <table:table-cell office:value-type="float" office:value="1.50714889965405E+018" calcext:value-type="float">
            <text:p>1.50714889965405E+018</text:p>
          </table:table-cell>
          <table:table-cell office:value-type="float" office:value="259730.232733266" calcext:value-type="float">
            <text:p>259730.232733266</text:p>
          </table:table-cell>
          <table:table-cell office:value-type="float" office:value="3485055.69220192" calcext:value-type="float">
            <text:p>3485055.69220192</text:p>
          </table:table-cell>
        </table:table-row>
        <table:table-row table:style-name="ro1">
          <table:table-cell office:value-type="float" office:value="1.50714889985196E+018" calcext:value-type="float">
            <text:p>1.50714889985196E+018</text:p>
          </table:table-cell>
          <table:table-cell office:value-type="float" office:value="259730.232618828" calcext:value-type="float">
            <text:p>259730.232618828</text:p>
          </table:table-cell>
          <table:table-cell office:value-type="float" office:value="3485055.70125741" calcext:value-type="float">
            <text:p>3485055.70125741</text:p>
          </table:table-cell>
        </table:table-row>
        <table:table-row table:style-name="ro1">
          <table:table-cell office:value-type="float" office:value="1.50714890006005E+018" calcext:value-type="float">
            <text:p>1.50714890006005E+018</text:p>
          </table:table-cell>
          <table:table-cell office:value-type="float" office:value="259730.230811728" calcext:value-type="float">
            <text:p>259730.230811728</text:p>
          </table:table-cell>
          <table:table-cell office:value-type="float" office:value="3485055.69834803" calcext:value-type="float">
            <text:p>3485055.69834803</text:p>
          </table:table-cell>
        </table:table-row>
        <table:table-row table:style-name="ro1">
          <table:table-cell office:value-type="float" office:value="1.5071489002437E+018" calcext:value-type="float">
            <text:p>1.5071489002437E+018</text:p>
          </table:table-cell>
          <table:table-cell office:value-type="float" office:value="259730.230628693" calcext:value-type="float">
            <text:p>259730.230628693</text:p>
          </table:table-cell>
          <table:table-cell office:value-type="float" office:value="3485055.69742034" calcext:value-type="float">
            <text:p>3485055.69742034</text:p>
          </table:table-cell>
        </table:table-row>
        <table:table-row table:style-name="ro1">
          <table:table-cell office:value-type="float" office:value="1.50714890044765E+018" calcext:value-type="float">
            <text:p>1.50714890044765E+018</text:p>
          </table:table-cell>
          <table:table-cell office:value-type="float" office:value="259730.230319436" calcext:value-type="float">
            <text:p>259730.230319436</text:p>
          </table:table-cell>
          <table:table-cell office:value-type="float" office:value="3485055.69761607" calcext:value-type="float">
            <text:p>3485055.69761607</text:p>
          </table:table-cell>
        </table:table-row>
        <table:table-row table:style-name="ro1">
          <table:table-cell office:value-type="float" office:value="1.50714890064264E+018" calcext:value-type="float">
            <text:p>1.50714890064264E+018</text:p>
          </table:table-cell>
          <table:table-cell office:value-type="float" office:value="259730.230828605" calcext:value-type="float">
            <text:p>259730.230828605</text:p>
          </table:table-cell>
          <table:table-cell office:value-type="float" office:value="3485055.69907986" calcext:value-type="float">
            <text:p>3485055.69907986</text:p>
          </table:table-cell>
        </table:table-row>
        <table:table-row table:style-name="ro1">
          <table:table-cell office:value-type="float" office:value="1.50714890084588E+018" calcext:value-type="float">
            <text:p>1.50714890084588E+018</text:p>
          </table:table-cell>
          <table:table-cell office:value-type="float" office:value="259730.230170668" calcext:value-type="float">
            <text:p>259730.230170668</text:p>
          </table:table-cell>
          <table:table-cell office:value-type="float" office:value="3485055.69817421" calcext:value-type="float">
            <text:p>3485055.69817421</text:p>
          </table:table-cell>
        </table:table-row>
        <table:table-row table:style-name="ro1">
          <table:table-cell office:value-type="float" office:value="1.50714890105358E+018" calcext:value-type="float">
            <text:p>1.50714890105358E+018</text:p>
          </table:table-cell>
          <table:table-cell office:value-type="float" office:value="259730.230977374" calcext:value-type="float">
            <text:p>259730.230977374</text:p>
          </table:table-cell>
          <table:table-cell office:value-type="float" office:value="3485055.69852172" calcext:value-type="float">
            <text:p>3485055.69852172</text:p>
          </table:table-cell>
        </table:table-row>
        <table:table-row table:style-name="ro1">
          <table:table-cell office:value-type="float" office:value="1.50714890123921E+018" calcext:value-type="float">
            <text:p>1.50714890123921E+018</text:p>
          </table:table-cell>
          <table:table-cell office:value-type="float" office:value="259730.231282537" calcext:value-type="float">
            <text:p>259730.231282537</text:p>
          </table:table-cell>
          <table:table-cell office:value-type="float" office:value="3485055.69814857" calcext:value-type="float">
            <text:p>3485055.69814857</text:p>
          </table:table-cell>
        </table:table-row>
        <table:table-row table:style-name="ro1">
          <table:table-cell office:value-type="float" office:value="1.50714890145004E+018" calcext:value-type="float">
            <text:p>1.50714890145004E+018</text:p>
          </table:table-cell>
          <table:table-cell office:value-type="float" office:value="259730.230637387" calcext:value-type="float">
            <text:p>259730.230637387</text:p>
          </table:table-cell>
          <table:table-cell office:value-type="float" office:value="3485055.69779734" calcext:value-type="float">
            <text:p>3485055.69779734</text:p>
          </table:table-cell>
        </table:table-row>
        <table:table-row table:style-name="ro1">
          <table:table-cell office:value-type="float" office:value="1.50714890165556E+018" calcext:value-type="float">
            <text:p>1.50714890165556E+018</text:p>
          </table:table-cell>
          <table:table-cell office:value-type="float" office:value="259730.230536481" calcext:value-type="float">
            <text:p>259730.230536481</text:p>
          </table:table-cell>
          <table:table-cell office:value-type="float" office:value="3485055.7000185" calcext:value-type="float">
            <text:p>3485055.7000185</text:p>
          </table:table-cell>
        </table:table-row>
        <table:table-row table:style-name="ro1">
          <table:table-cell office:value-type="float" office:value="1.50714890184601E+018" calcext:value-type="float">
            <text:p>1.50714890184601E+018</text:p>
          </table:table-cell>
          <table:table-cell office:value-type="float" office:value="259730.23087975" calcext:value-type="float">
            <text:p>259730.23087975</text:p>
          </table:table-cell>
          <table:table-cell office:value-type="float" office:value="3485055.70129751" calcext:value-type="float">
            <text:p>3485055.70129751</text:p>
          </table:table-cell>
        </table:table-row>
        <table:table-row table:style-name="ro1">
          <table:table-cell office:value-type="float" office:value="1.50714890204888E+018" calcext:value-type="float">
            <text:p>1.50714890204888E+018</text:p>
          </table:table-cell>
          <table:table-cell office:value-type="float" office:value="259730.230251732" calcext:value-type="float">
            <text:p>259730.230251732</text:p>
          </table:table-cell>
          <table:table-cell office:value-type="float" office:value="3485055.7016892" calcext:value-type="float">
            <text:p>3485055.7016892</text:p>
          </table:table-cell>
        </table:table-row>
        <table:table-row table:style-name="ro1">
          <table:table-cell office:value-type="float" office:value="1.50714890224857E+018" calcext:value-type="float">
            <text:p>1.50714890224857E+018</text:p>
          </table:table-cell>
          <table:table-cell office:value-type="float" office:value="259730.230061324" calcext:value-type="float">
            <text:p>259730.230061324</text:p>
          </table:table-cell>
          <table:table-cell office:value-type="float" office:value="3485055.70002946" calcext:value-type="float">
            <text:p>3485055.70002946</text:p>
          </table:table-cell>
        </table:table-row>
        <table:table-row table:style-name="ro1">
          <table:table-cell office:value-type="float" office:value="1.50714890244915E+018" calcext:value-type="float">
            <text:p>1.50714890244915E+018</text:p>
          </table:table-cell>
          <table:table-cell office:value-type="float" office:value="259730.230527787" calcext:value-type="float">
            <text:p>259730.230527787</text:p>
          </table:table-cell>
          <table:table-cell office:value-type="float" office:value="3485055.6996415" calcext:value-type="float">
            <text:p>3485055.6996415</text:p>
          </table:table-cell>
        </table:table-row>
        <table:table-row table:style-name="ro1">
          <table:table-cell office:value-type="float" office:value="1.50714890265576E+018" calcext:value-type="float">
            <text:p>1.50714890265576E+018</text:p>
          </table:table-cell>
          <table:table-cell office:value-type="float" office:value="259730.231325243" calcext:value-type="float">
            <text:p>259730.231325243</text:p>
          </table:table-cell>
          <table:table-cell office:value-type="float" office:value="3485055.70000031" calcext:value-type="float">
            <text:p>3485055.70000031</text:p>
          </table:table-cell>
        </table:table-row>
        <table:table-row table:style-name="ro1">
          <table:table-cell office:value-type="float" office:value="1.50714890284235E+018" calcext:value-type="float">
            <text:p>1.50714890284235E+018</text:p>
          </table:table-cell>
          <table:table-cell office:value-type="float" office:value="259730.231783268" calcext:value-type="float">
            <text:p>259730.231783268</text:p>
          </table:table-cell>
          <table:table-cell office:value-type="float" office:value="3485055.69924644" calcext:value-type="float">
            <text:p>3485055.69924644</text:p>
          </table:table-cell>
        </table:table-row>
        <table:table-row table:style-name="ro1">
          <table:table-cell office:value-type="float" office:value="1.5071489030468E+018" calcext:value-type="float">
            <text:p>1.5071489030468E+018</text:p>
          </table:table-cell>
          <table:table-cell office:value-type="float" office:value="259730.231660072" calcext:value-type="float">
            <text:p>259730.231660072</text:p>
          </table:table-cell>
          <table:table-cell office:value-type="float" office:value="3485055.70091341" calcext:value-type="float">
            <text:p>3485055.70091341</text:p>
          </table:table-cell>
        </table:table-row>
        <table:table-row table:style-name="ro1">
          <table:table-cell office:value-type="float" office:value="1.5071489032457E+018" calcext:value-type="float">
            <text:p>1.5071489032457E+018</text:p>
          </table:table-cell>
          <table:table-cell office:value-type="float" office:value="259730.232283998" calcext:value-type="float">
            <text:p>259730.232283998</text:p>
          </table:table-cell>
          <table:table-cell office:value-type="float" office:value="3485055.70034431" calcext:value-type="float">
            <text:p>3485055.70034431</text:p>
          </table:table-cell>
        </table:table-row>
        <table:table-row table:style-name="ro1">
          <table:table-cell office:value-type="float" office:value="1.50714890344827E+018" calcext:value-type="float">
            <text:p>1.50714890344827E+018</text:p>
          </table:table-cell>
          <table:table-cell office:value-type="float" office:value="259730.230549267" calcext:value-type="float">
            <text:p>259730.230549267</text:p>
          </table:table-cell>
          <table:table-cell office:value-type="float" office:value="3485055.70057292" calcext:value-type="float">
            <text:p>3485055.70057292</text:p>
          </table:table-cell>
        </table:table-row>
        <table:table-row table:style-name="ro1">
          <table:table-cell office:value-type="float" office:value="1.50714890363965E+018" calcext:value-type="float">
            <text:p>1.50714890363965E+018</text:p>
          </table:table-cell>
          <table:table-cell office:value-type="float" office:value="259730.22975944" calcext:value-type="float">
            <text:p>259730.22975944</text:p>
          </table:table-cell>
          <table:table-cell office:value-type="float" office:value="3485055.70095724" calcext:value-type="float">
            <text:p>3485055.70095724</text:p>
          </table:table-cell>
        </table:table-row>
        <table:table-row table:style-name="ro1">
          <table:table-cell office:value-type="float" office:value="1.50714890384228E+018" calcext:value-type="float">
            <text:p>1.50714890384228E+018</text:p>
          </table:table-cell>
          <table:table-cell office:value-type="float" office:value="259730.229254364" calcext:value-type="float">
            <text:p>259730.229254364</text:p>
          </table:table-cell>
          <table:table-cell office:value-type="float" office:value="3485055.69967087" calcext:value-type="float">
            <text:p>3485055.69967087</text:p>
          </table:table-cell>
        </table:table-row>
        <table:table-row table:style-name="ro1">
          <table:table-cell office:value-type="float" office:value="1.50714890404927E+018" calcext:value-type="float">
            <text:p>1.50714890404927E+018</text:p>
          </table:table-cell>
          <table:table-cell office:value-type="float" office:value="259730.229573379" calcext:value-type="float">
            <text:p>259730.229573379</text:p>
          </table:table-cell>
          <table:table-cell office:value-type="float" office:value="3485055.69948601" calcext:value-type="float">
            <text:p>3485055.69948601</text:p>
          </table:table-cell>
        </table:table-row>
        <table:table-row table:style-name="ro1">
          <table:table-cell office:value-type="float" office:value="1.50714890424919E+018" calcext:value-type="float">
            <text:p>1.50714890424919E+018</text:p>
          </table:table-cell>
          <table:table-cell office:value-type="float" office:value="259730.228461509" calcext:value-type="float">
            <text:p>259730.228461509</text:p>
          </table:table-cell>
          <table:table-cell office:value-type="float" office:value="3485055.69951165" calcext:value-type="float">
            <text:p>3485055.69951165</text:p>
          </table:table-cell>
        </table:table-row>
        <table:table-row table:style-name="ro1">
          <table:table-cell office:value-type="float" office:value="1.50714890445111E+018" calcext:value-type="float">
            <text:p>1.50714890445111E+018</text:p>
          </table:table-cell>
          <table:table-cell office:value-type="float" office:value="259730.230039843" calcext:value-type="float">
            <text:p>259730.230039843</text:p>
          </table:table-cell>
          <table:table-cell office:value-type="float" office:value="3485055.69909805" calcext:value-type="float">
            <text:p>3485055.69909805</text:p>
          </table:table-cell>
        </table:table-row>
        <table:table-row table:style-name="ro1">
          <table:table-cell office:value-type="float" office:value="1.50714890464853E+018" calcext:value-type="float">
            <text:p>1.50714890464853E+018</text:p>
          </table:table-cell>
          <table:table-cell office:value-type="float" office:value="259730.232271212" calcext:value-type="float">
            <text:p>259730.232271212</text:p>
          </table:table-cell>
          <table:table-cell office:value-type="float" office:value="3485055.6997899" calcext:value-type="float">
            <text:p>3485055.6997899</text:p>
          </table:table-cell>
        </table:table-row>
        <table:table-row table:style-name="ro1">
          <table:table-cell office:value-type="float" office:value="1.50714890485582E+018" calcext:value-type="float">
            <text:p>1.50714890485582E+018</text:p>
          </table:table-cell>
          <table:table-cell office:value-type="float" office:value="259730.231150905" calcext:value-type="float">
            <text:p>259730.231150905</text:p>
          </table:table-cell>
          <table:table-cell office:value-type="float" office:value="3485055.69944963" calcext:value-type="float">
            <text:p>3485055.69944963</text:p>
          </table:table-cell>
        </table:table-row>
        <table:table-row table:style-name="ro1">
          <table:table-cell office:value-type="float" office:value="1.50714890509241E+018" calcext:value-type="float">
            <text:p>1.50714890509241E+018</text:p>
          </table:table-cell>
          <table:table-cell office:value-type="float" office:value="259730.230191893" calcext:value-type="float">
            <text:p>259730.230191893</text:p>
          </table:table-cell>
          <table:table-cell office:value-type="float" office:value="3485055.69909454" calcext:value-type="float">
            <text:p>3485055.69909454</text:p>
          </table:table-cell>
        </table:table-row>
        <table:table-row table:style-name="ro1">
          <table:table-cell office:value-type="float" office:value="1.50714890524414E+018" calcext:value-type="float">
            <text:p>1.50714890524414E+018</text:p>
          </table:table-cell>
          <table:table-cell office:value-type="float" office:value="259730.230379019" calcext:value-type="float">
            <text:p>259730.230379019</text:p>
          </table:table-cell>
          <table:table-cell office:value-type="float" office:value="3485055.70019964" calcext:value-type="float">
            <text:p>3485055.70019964</text:p>
          </table:table-cell>
        </table:table-row>
        <table:table-row table:style-name="ro1">
          <table:table-cell office:value-type="float" office:value="1.50714890544333E+018" calcext:value-type="float">
            <text:p>1.50714890544333E+018</text:p>
          </table:table-cell>
          <table:table-cell office:value-type="float" office:value="259730.230366232" calcext:value-type="float">
            <text:p>259730.230366232</text:p>
          </table:table-cell>
          <table:table-cell office:value-type="float" office:value="3485055.69964523" calcext:value-type="float">
            <text:p>3485055.69964523</text:p>
          </table:table-cell>
        </table:table-row>
        <table:table-row table:style-name="ro1">
          <table:table-cell office:value-type="float" office:value="1.5071489056432E+018" calcext:value-type="float">
            <text:p>1.5071489056432E+018</text:p>
          </table:table-cell>
          <table:table-cell office:value-type="float" office:value="259730.230562054" calcext:value-type="float">
            <text:p>259730.230562054</text:p>
          </table:table-cell>
          <table:table-cell office:value-type="float" office:value="3485055.70112733" calcext:value-type="float">
            <text:p>3485055.70112733</text:p>
          </table:table-cell>
        </table:table-row>
        <table:table-row table:style-name="ro1">
          <table:table-cell office:value-type="float" office:value="1.50714890584292E+018" calcext:value-type="float">
            <text:p>1.50714890584292E+018</text:p>
          </table:table-cell>
          <table:table-cell office:value-type="float" office:value="259730.231363601" calcext:value-type="float">
            <text:p>259730.231363601</text:p>
          </table:table-cell>
          <table:table-cell office:value-type="float" office:value="3485055.70166356" calcext:value-type="float">
            <text:p>3485055.70166356</text:p>
          </table:table-cell>
        </table:table-row>
        <table:table-row table:style-name="ro1">
          <table:table-cell office:value-type="float" office:value="1.50714890604365E+018" calcext:value-type="float">
            <text:p>1.50714890604365E+018</text:p>
          </table:table-cell>
          <table:table-cell office:value-type="float" office:value="259730.228614368" calcext:value-type="float">
            <text:p>259730.228614368</text:p>
          </table:table-cell>
          <table:table-cell office:value-type="float" office:value="3485055.69913092" calcext:value-type="float">
            <text:p>3485055.69913092</text:p>
          </table:table-cell>
        </table:table-row>
        <table:table-row table:style-name="ro1">
          <table:table-cell office:value-type="float" office:value="1.50714890624567E+018" calcext:value-type="float">
            <text:p>1.50714890624567E+018</text:p>
          </table:table-cell>
          <table:table-cell office:value-type="float" office:value="259730.230065415" calcext:value-type="float">
            <text:p>259730.230065415</text:p>
          </table:table-cell>
          <table:table-cell office:value-type="float" office:value="3485055.70020687" calcext:value-type="float">
            <text:p>3485055.70020687</text:p>
          </table:table-cell>
        </table:table-row>
        <table:table-row table:style-name="ro1">
          <table:table-cell office:value-type="float" office:value="1.50714890644091E+018" calcext:value-type="float">
            <text:p>1.50714890644091E+018</text:p>
          </table:table-cell>
          <table:table-cell office:value-type="float" office:value="259730.232593256" calcext:value-type="float">
            <text:p>259730.232593256</text:p>
          </table:table-cell>
          <table:table-cell office:value-type="float" office:value="3485055.70014858" calcext:value-type="float">
            <text:p>3485055.70014858</text:p>
          </table:table-cell>
        </table:table-row>
        <table:table-row table:style-name="ro1">
          <table:table-cell office:value-type="float" office:value="1.50714890664601E+018" calcext:value-type="float">
            <text:p>1.50714890664601E+018</text:p>
          </table:table-cell>
          <table:table-cell office:value-type="float" office:value="259730.232737933" calcext:value-type="float">
            <text:p>259730.232737933</text:p>
          </table:table-cell>
          <table:table-cell office:value-type="float" office:value="3485055.69941303" calcext:value-type="float">
            <text:p>3485055.69941303</text:p>
          </table:table-cell>
        </table:table-row>
        <table:table-row table:style-name="ro1">
          <table:table-cell office:value-type="float" office:value="1.50714890684694E+018" calcext:value-type="float">
            <text:p>1.50714890684694E+018</text:p>
          </table:table-cell>
          <table:table-cell office:value-type="float" office:value="259730.230200588" calcext:value-type="float">
            <text:p>259730.230200588</text:p>
          </table:table-cell>
          <table:table-cell office:value-type="float" office:value="3485055.69947154" calcext:value-type="float">
            <text:p>3485055.69947154</text:p>
          </table:table-cell>
        </table:table-row>
        <table:table-row table:style-name="ro1">
          <table:table-cell office:value-type="float" office:value="1.5071489070531E+018" calcext:value-type="float">
            <text:p>1.5071489070531E+018</text:p>
          </table:table-cell>
          <table:table-cell office:value-type="float" office:value="259730.233242753" calcext:value-type="float">
            <text:p>259730.233242753</text:p>
          </table:table-cell>
          <table:table-cell office:value-type="float" office:value="3485055.70068831" calcext:value-type="float">
            <text:p>3485055.70068831</text:p>
          </table:table-cell>
        </table:table-row>
        <table:table-row table:style-name="ro1">
          <table:table-cell office:value-type="float" office:value="1.50714890724662E+018" calcext:value-type="float">
            <text:p>1.50714890724662E+018</text:p>
          </table:table-cell>
          <table:table-cell office:value-type="float" office:value="259730.23260195" calcext:value-type="float">
            <text:p>259730.23260195</text:p>
          </table:table-cell>
          <table:table-cell office:value-type="float" office:value="3485055.70052558" calcext:value-type="float">
            <text:p>3485055.70052558</text:p>
          </table:table-cell>
        </table:table-row>
        <table:table-row table:style-name="ro1">
          <table:table-cell office:value-type="float" office:value="1.50714890743808E+018" calcext:value-type="float">
            <text:p>1.50714890743808E+018</text:p>
          </table:table-cell>
          <table:table-cell office:value-type="float" office:value="259730.231685644" calcext:value-type="float">
            <text:p>259730.231685644</text:p>
          </table:table-cell>
          <table:table-cell office:value-type="float" office:value="3485055.70202224" calcext:value-type="float">
            <text:p>3485055.70202224</text:p>
          </table:table-cell>
        </table:table-row>
        <table:table-row table:style-name="ro1">
          <table:table-cell office:value-type="float" office:value="1.50714890765123E+018" calcext:value-type="float">
            <text:p>1.50714890765123E+018</text:p>
          </table:table-cell>
          <table:table-cell office:value-type="float" office:value="259730.230379019" calcext:value-type="float">
            <text:p>259730.230379019</text:p>
          </table:table-cell>
          <table:table-cell office:value-type="float" office:value="3485055.70019964" calcext:value-type="float">
            <text:p>3485055.70019964</text:p>
          </table:table-cell>
        </table:table-row>
        <table:table-row table:style-name="ro1">
          <table:table-cell office:value-type="float" office:value="1.50714890785194E+018" calcext:value-type="float">
            <text:p>1.50714890785194E+018</text:p>
          </table:table-cell>
          <table:table-cell office:value-type="float" office:value="259730.232305223" calcext:value-type="float">
            <text:p>259730.232305223</text:p>
          </table:table-cell>
          <table:table-cell office:value-type="float" office:value="3485055.70126464" calcext:value-type="float">
            <text:p>3485055.70126464</text:p>
          </table:table-cell>
        </table:table-row>
        <table:table-row table:style-name="ro1">
          <table:table-cell office:value-type="float" office:value="1.50714890807641E+018" calcext:value-type="float">
            <text:p>1.50714890807641E+018</text:p>
          </table:table-cell>
          <table:table-cell office:value-type="float" office:value="259730.231766135" calcext:value-type="float">
            <text:p>259730.231766135</text:p>
          </table:table-cell>
          <table:table-cell office:value-type="float" office:value="3485055.69850353" calcext:value-type="float">
            <text:p>3485055.69850353</text:p>
          </table:table-cell>
        </table:table-row>
        <table:table-row table:style-name="ro1">
          <table:table-cell office:value-type="float" office:value="1.50714890825243E+018" calcext:value-type="float">
            <text:p>1.50714890825243E+018</text:p>
          </table:table-cell>
          <table:table-cell office:value-type="float" office:value="259730.229733868" calcext:value-type="float">
            <text:p>259730.229733868</text:p>
          </table:table-cell>
          <table:table-cell office:value-type="float" office:value="3485055.69984841" calcext:value-type="float">
            <text:p>3485055.69984841</text:p>
          </table:table-cell>
        </table:table-row>
        <table:table-row table:style-name="ro1">
          <table:table-cell office:value-type="float" office:value="1.50714890844824E+018" calcext:value-type="float">
            <text:p>1.50714890844824E+018</text:p>
          </table:table-cell>
          <table:table-cell office:value-type="float" office:value="259730.231613275" calcext:value-type="float">
            <text:p>259730.231613275</text:p>
          </table:table-cell>
          <table:table-cell office:value-type="float" office:value="3485055.69888425" calcext:value-type="float">
            <text:p>3485055.69888425</text:p>
          </table:table-cell>
        </table:table-row>
        <table:table-row table:style-name="ro1">
          <table:table-cell office:value-type="float" office:value="1.50714890864991E+018" calcext:value-type="float">
            <text:p>1.50714890864991E+018</text:p>
          </table:table-cell>
          <table:table-cell office:value-type="float" office:value="259730.231508022" calcext:value-type="float">
            <text:p>259730.231508022</text:p>
          </table:table-cell>
          <table:table-cell office:value-type="float" office:value="3485055.70091692" calcext:value-type="float">
            <text:p>3485055.70091692</text:p>
          </table:table-cell>
        </table:table-row>
        <table:table-row table:style-name="ro1">
          <table:table-cell office:value-type="float" office:value="1.5071489088421E+018" calcext:value-type="float">
            <text:p>1.5071489088421E+018</text:p>
          </table:table-cell>
          <table:table-cell office:value-type="float" office:value="259730.230832953" calcext:value-type="float">
            <text:p>259730.230832953</text:p>
          </table:table-cell>
          <table:table-cell office:value-type="float" office:value="3485055.69926836" calcext:value-type="float">
            <text:p>3485055.69926836</text:p>
          </table:table-cell>
        </table:table-row>
        <table:table-row table:style-name="ro1">
          <table:table-cell office:value-type="float" office:value="1.5071489090741E+018" calcext:value-type="float">
            <text:p>1.5071489090741E+018</text:p>
          </table:table-cell>
          <table:table-cell office:value-type="float" office:value="259730.231439744" calcext:value-type="float">
            <text:p>259730.231439744</text:p>
          </table:table-cell>
          <table:table-cell office:value-type="float" office:value="3485055.69795635" calcext:value-type="float">
            <text:p>3485055.69795635</text:p>
          </table:table-cell>
        </table:table-row>
        <table:table-row table:style-name="ro1">
          <table:table-cell office:value-type="float" office:value="1.50714890924336E+018" calcext:value-type="float">
            <text:p>1.50714890924336E+018</text:p>
          </table:table-cell>
          <table:table-cell office:value-type="float" office:value="259730.231778921" calcext:value-type="float">
            <text:p>259730.231778921</text:p>
          </table:table-cell>
          <table:table-cell office:value-type="float" office:value="3485055.69905794" calcext:value-type="float">
            <text:p>3485055.69905794</text:p>
          </table:table-cell>
        </table:table-row>
        <table:table-row table:style-name="ro1">
          <table:table-cell office:value-type="float" office:value="1.50714890944765E+018" calcext:value-type="float">
            <text:p>1.50714890944765E+018</text:p>
          </table:table-cell>
          <table:table-cell office:value-type="float" office:value="259730.231906463" calcext:value-type="float">
            <text:p>259730.231906463</text:p>
          </table:table-cell>
          <table:table-cell office:value-type="float" office:value="3485055.69757947" calcext:value-type="float">
            <text:p>3485055.69757947</text:p>
          </table:table-cell>
        </table:table-row>
        <table:table-row table:style-name="ro1">
          <table:table-cell office:value-type="float" office:value="1.50714890964743E+018" calcext:value-type="float">
            <text:p>1.50714890964743E+018</text:p>
          </table:table-cell>
          <table:table-cell office:value-type="float" office:value="259730.230221813" calcext:value-type="float">
            <text:p>259730.230221813</text:p>
          </table:table-cell>
          <table:table-cell office:value-type="float" office:value="3485055.70039187" calcext:value-type="float">
            <text:p>3485055.70039187</text:p>
          </table:table-cell>
        </table:table-row>
        <table:table-row table:style-name="ro1">
          <table:table-cell office:value-type="float" office:value="1.50714890985127E+018" calcext:value-type="float">
            <text:p>1.50714890985127E+018</text:p>
          </table:table-cell>
          <table:table-cell office:value-type="float" office:value="259730.231668511" calcext:value-type="float">
            <text:p>259730.231668511</text:p>
          </table:table-cell>
          <table:table-cell office:value-type="float" office:value="3485055.70127932" calcext:value-type="float">
            <text:p>3485055.70127932</text:p>
          </table:table-cell>
        </table:table-row>
        <table:table-row table:style-name="ro1">
          <table:table-cell office:value-type="float" office:value="1.50714891004769E+018" calcext:value-type="float">
            <text:p>1.50714891004769E+018</text:p>
          </table:table-cell>
          <table:table-cell office:value-type="float" office:value="259730.23134212" calcext:value-type="float">
            <text:p>259730.23134212</text:p>
          </table:table-cell>
          <table:table-cell office:value-type="float" office:value="3485055.70073214" calcext:value-type="float">
            <text:p>3485055.70073214</text:p>
          </table:table-cell>
        </table:table-row>
        <table:table-row table:style-name="ro1">
          <table:table-cell office:value-type="float" office:value="1.50714891025171E+018" calcext:value-type="float">
            <text:p>1.50714891025171E+018</text:p>
          </table:table-cell>
          <table:table-cell office:value-type="float" office:value="259730.230692623" calcext:value-type="float">
            <text:p>259730.230692623</text:p>
          </table:table-cell>
          <table:table-cell office:value-type="float" office:value="3485055.70019241" calcext:value-type="float">
            <text:p>3485055.70019241</text:p>
          </table:table-cell>
        </table:table-row>
        <table:table-row table:style-name="ro1">
          <table:table-cell office:value-type="float" office:value="1.50714891045215E+018" calcext:value-type="float">
            <text:p>1.50714891045215E+018</text:p>
          </table:table-cell>
          <table:table-cell office:value-type="float" office:value="259730.230587626" calcext:value-type="float">
            <text:p>259730.230587626</text:p>
          </table:table-cell>
          <table:table-cell office:value-type="float" office:value="3485055.70223616" calcext:value-type="float">
            <text:p>3485055.70223616</text:p>
          </table:table-cell>
        </table:table-row>
        <table:table-row table:style-name="ro1">
          <table:table-cell office:value-type="float" office:value="1.50714891064701E+018" calcext:value-type="float">
            <text:p>1.50714891064701E+018</text:p>
          </table:table-cell>
          <table:table-cell office:value-type="float" office:value="259730.230701318" calcext:value-type="float">
            <text:p>259730.230701318</text:p>
          </table:table-cell>
          <table:table-cell office:value-type="float" office:value="3485055.70056941" calcext:value-type="float">
            <text:p>3485055.70056941</text:p>
          </table:table-cell>
        </table:table-row>
        <table:table-row table:style-name="ro1">
          <table:table-cell office:value-type="float" office:value="1.50714891084181E+018" calcext:value-type="float">
            <text:p>1.50714891084181E+018</text:p>
          </table:table-cell>
          <table:table-cell office:value-type="float" office:value="259730.232105312" calcext:value-type="float">
            <text:p>259730.232105312</text:p>
          </table:table-cell>
          <table:table-cell office:value-type="float" office:value="3485055.69960512" calcext:value-type="float">
            <text:p>3485055.69960512</text:p>
          </table:table-cell>
        </table:table-row>
        <table:table-row table:style-name="ro1">
          <table:table-cell office:value-type="float" office:value="1.50714891104626E+018" calcext:value-type="float">
            <text:p>1.50714891104626E+018</text:p>
          </table:table-cell>
          <table:table-cell office:value-type="float" office:value="259730.231974741" calcext:value-type="float">
            <text:p>259730.231974741</text:p>
          </table:table-cell>
          <table:table-cell office:value-type="float" office:value="3485055.70054004" calcext:value-type="float">
            <text:p>3485055.70054004</text:p>
          </table:table-cell>
        </table:table-row>
        <table:table-row table:style-name="ro1">
          <table:table-cell office:value-type="float" office:value="1.50714891123939E+018" calcext:value-type="float">
            <text:p>1.50714891123939E+018</text:p>
          </table:table-cell>
          <table:table-cell office:value-type="float" office:value="259730.230871311" calcext:value-type="float">
            <text:p>259730.230871311</text:p>
          </table:table-cell>
          <table:table-cell office:value-type="float" office:value="3485055.7009316" calcext:value-type="float">
            <text:p>3485055.7009316</text:p>
          </table:table-cell>
        </table:table-row>
        <table:table-row table:style-name="ro1">
          <table:table-cell office:value-type="float" office:value="1.50714891145264E+018" calcext:value-type="float">
            <text:p>1.50714891145264E+018</text:p>
          </table:table-cell>
          <table:table-cell office:value-type="float" office:value="259730.231957608" calcext:value-type="float">
            <text:p>259730.231957608</text:p>
          </table:table-cell>
          <table:table-cell office:value-type="float" office:value="3485055.69979713" calcext:value-type="float">
            <text:p>3485055.69979713</text:p>
          </table:table-cell>
        </table:table-row>
        <table:table-row table:style-name="ro1">
          <table:table-cell office:value-type="float" office:value="1.50714891165291E+018" calcext:value-type="float">
            <text:p>1.50714891165291E+018</text:p>
          </table:table-cell>
          <table:table-cell office:value-type="float" office:value="259730.23295472" calcext:value-type="float">
            <text:p>259730.23295472</text:p>
          </table:table-cell>
          <table:table-cell office:value-type="float" office:value="3485055.70180437" calcext:value-type="float">
            <text:p>3485055.70180437</text:p>
          </table:table-cell>
        </table:table-row>
        <table:table-row table:style-name="ro1">
          <table:table-cell office:value-type="float" office:value="1.5071489118474E+018" calcext:value-type="float">
            <text:p>1.5071489118474E+018</text:p>
          </table:table-cell>
          <table:table-cell office:value-type="float" office:value="259730.231542033" calcext:value-type="float">
            <text:p>259730.231542033</text:p>
          </table:table-cell>
          <table:table-cell office:value-type="float" office:value="3485055.70239166" calcext:value-type="float">
            <text:p>3485055.70239166</text:p>
          </table:table-cell>
        </table:table-row>
        <table:table-row table:style-name="ro1">
          <table:table-cell office:value-type="float" office:value="1.50714891203976E+018" calcext:value-type="float">
            <text:p>1.50714891203976E+018</text:p>
          </table:table-cell>
          <table:table-cell office:value-type="float" office:value="259730.232177937" calcext:value-type="float">
            <text:p>259730.232177937</text:p>
          </table:table-cell>
          <table:table-cell office:value-type="float" office:value="3485055.70275419" calcext:value-type="float">
            <text:p>3485055.70275419</text:p>
          </table:table-cell>
        </table:table-row>
        <table:table-row table:style-name="ro1">
          <table:table-cell office:value-type="float" office:value="1.50714891224145E+018" calcext:value-type="float">
            <text:p>1.50714891224145E+018</text:p>
          </table:table-cell>
          <table:table-cell office:value-type="float" office:value="259730.233722259" calcext:value-type="float">
            <text:p>259730.233722259</text:p>
          </table:table-cell>
          <table:table-cell office:value-type="float" office:value="3485055.70086585" calcext:value-type="float">
            <text:p>3485055.70086585</text:p>
          </table:table-cell>
        </table:table-row>
        <table:table-row table:style-name="ro1">
          <table:table-cell office:value-type="float" office:value="1.50714891245222E+018" calcext:value-type="float">
            <text:p>1.50714891245222E+018</text:p>
          </table:table-cell>
          <table:table-cell office:value-type="float" office:value="259730.234354624" calcext:value-type="float">
            <text:p>259730.234354624</text:p>
          </table:table-cell>
          <table:table-cell office:value-type="float" office:value="3485055.70066267" calcext:value-type="float">
            <text:p>3485055.70066267</text:p>
          </table:table-cell>
        </table:table-row>
        <table:table-row table:style-name="ro1">
          <table:table-cell office:value-type="float" office:value="1.50714891264055E+018" calcext:value-type="float">
            <text:p>1.50714891264055E+018</text:p>
          </table:table-cell>
          <table:table-cell office:value-type="float" office:value="259730.23214367" calcext:value-type="float">
            <text:p>259730.23214367</text:p>
          </table:table-cell>
          <table:table-cell office:value-type="float" office:value="3485055.70126836" calcext:value-type="float">
            <text:p>3485055.70126836</text:p>
          </table:table-cell>
        </table:table-row>
        <table:table-row table:style-name="ro1">
          <table:table-cell office:value-type="float" office:value="1.50714891284315E+018" calcext:value-type="float">
            <text:p>1.50714891284315E+018</text:p>
          </table:table-cell>
          <table:table-cell office:value-type="float" office:value="259730.231032865" calcext:value-type="float">
            <text:p>259730.231032865</text:p>
          </table:table-cell>
          <table:table-cell office:value-type="float" office:value="3485055.70092787" calcext:value-type="float">
            <text:p>3485055.70092787</text:p>
          </table:table-cell>
        </table:table-row>
        <table:table-row table:style-name="ro1">
          <table:table-cell office:value-type="float" office:value="1.50714891310695E+018" calcext:value-type="float">
            <text:p>1.50714891310695E+018</text:p>
          </table:table-cell>
          <table:table-cell office:value-type="float" office:value="259730.231184916" calcext:value-type="float">
            <text:p>259730.231184916</text:p>
          </table:table-cell>
          <table:table-cell office:value-type="float" office:value="3485055.70092437" calcext:value-type="float">
            <text:p>3485055.70092437</text:p>
          </table:table-cell>
        </table:table-row>
        <table:table-row table:style-name="ro1">
          <table:table-cell office:value-type="float" office:value="1.50714891324803E+018" calcext:value-type="float">
            <text:p>1.50714891324803E+018</text:p>
          </table:table-cell>
          <table:table-cell office:value-type="float" office:value="259730.230251732" calcext:value-type="float">
            <text:p>259730.230251732</text:p>
          </table:table-cell>
          <table:table-cell office:value-type="float" office:value="3485055.7016892" calcext:value-type="float">
            <text:p>3485055.7016892</text:p>
          </table:table-cell>
        </table:table-row>
        <table:table-row table:style-name="ro1">
          <table:table-cell office:value-type="float" office:value="1.50714891344102E+018" calcext:value-type="float">
            <text:p>1.50714891344102E+018</text:p>
          </table:table-cell>
          <table:table-cell office:value-type="float" office:value="259730.230884097" calcext:value-type="float">
            <text:p>259730.230884097</text:p>
          </table:table-cell>
          <table:table-cell office:value-type="float" office:value="3485055.70148601" calcext:value-type="float">
            <text:p>3485055.70148601</text:p>
          </table:table-cell>
        </table:table-row>
        <table:table-row table:style-name="ro1">
          <table:table-cell office:value-type="float" office:value="1.50714891364385E+018" calcext:value-type="float">
            <text:p>1.50714891364385E+018</text:p>
          </table:table-cell>
          <table:table-cell office:value-type="float" office:value="259730.232946281" calcext:value-type="float">
            <text:p>259730.232946281</text:p>
          </table:table-cell>
          <table:table-cell office:value-type="float" office:value="3485055.70143845" calcext:value-type="float">
            <text:p>3485055.70143845</text:p>
          </table:table-cell>
        </table:table-row>
        <table:table-row table:style-name="ro1">
          <table:table-cell office:value-type="float" office:value="1.50714891384937E+018" calcext:value-type="float">
            <text:p>1.50714891384937E+018</text:p>
          </table:table-cell>
          <table:table-cell office:value-type="float" office:value="259730.231058437" calcext:value-type="float">
            <text:p>259730.231058437</text:p>
          </table:table-cell>
          <table:table-cell office:value-type="float" office:value="3485055.7020367" calcext:value-type="float">
            <text:p>3485055.7020367</text:p>
          </table:table-cell>
        </table:table-row>
        <table:table-row table:style-name="ro1">
          <table:table-cell office:value-type="float" office:value="1.50714891407594E+018" calcext:value-type="float">
            <text:p>1.50714891407594E+018</text:p>
          </table:table-cell>
          <table:table-cell office:value-type="float" office:value="259730.231079662" calcext:value-type="float">
            <text:p>259730.231079662</text:p>
          </table:table-cell>
          <table:table-cell office:value-type="float" office:value="3485055.70295703" calcext:value-type="float">
            <text:p>3485055.70295703</text:p>
          </table:table-cell>
        </table:table-row>
        <table:table-row table:style-name="ro1">
          <table:table-cell office:value-type="float" office:value="1.50714891424382E+018" calcext:value-type="float">
            <text:p>1.50714891424382E+018</text:p>
          </table:table-cell>
          <table:table-cell office:value-type="float" office:value="259730.230730981" calcext:value-type="float">
            <text:p>259730.230730981</text:p>
          </table:table-cell>
          <table:table-cell office:value-type="float" office:value="3485055.70185565" calcext:value-type="float">
            <text:p>3485055.70185565</text:p>
          </table:table-cell>
        </table:table-row>
        <table:table-row table:style-name="ro1">
          <table:table-cell office:value-type="float" office:value="1.50714891444774E+018" calcext:value-type="float">
            <text:p>1.50714891444774E+018</text:p>
          </table:table-cell>
          <table:table-cell office:value-type="float" office:value="259730.229955005" calcext:value-type="float">
            <text:p>259730.229955005</text:p>
          </table:table-cell>
          <table:table-cell office:value-type="float" office:value="3485055.70242826" calcext:value-type="float">
            <text:p>3485055.70242826</text:p>
          </table:table-cell>
        </table:table-row>
        <table:table-row table:style-name="ro1">
          <table:table-cell office:value-type="float" office:value="1.5071489146447E+018" calcext:value-type="float">
            <text:p>1.5071489146447E+018</text:p>
          </table:table-cell>
          <table:table-cell office:value-type="float" office:value="259730.229763787" calcext:value-type="float">
            <text:p>259730.229763787</text:p>
          </table:table-cell>
          <table:table-cell office:value-type="float" office:value="3485055.70114574" calcext:value-type="float">
            <text:p>3485055.70114574</text:p>
          </table:table-cell>
        </table:table-row>
        <table:table-row table:style-name="ro1">
          <table:table-cell office:value-type="float" office:value="1.50714891485886E+018" calcext:value-type="float">
            <text:p>1.50714891485886E+018</text:p>
          </table:table-cell>
          <table:table-cell office:value-type="float" office:value="259730.231655725" calcext:value-type="float">
            <text:p>259730.231655725</text:p>
          </table:table-cell>
          <table:table-cell office:value-type="float" office:value="3485055.70072491" calcext:value-type="float">
            <text:p>3485055.70072491</text:p>
          </table:table-cell>
        </table:table-row>
        <table:table-row table:style-name="ro1">
          <table:table-cell office:value-type="float" office:value="1.50714891504848E+018" calcext:value-type="float">
            <text:p>1.50714891504848E+018</text:p>
          </table:table-cell>
          <table:table-cell office:value-type="float" office:value="259730.23072689" calcext:value-type="float">
            <text:p>259730.23072689</text:p>
          </table:table-cell>
          <table:table-cell office:value-type="float" office:value="3485055.70167824" calcext:value-type="float">
            <text:p>3485055.70167824</text:p>
          </table:table-cell>
        </table:table-row>
        <table:table-row table:style-name="ro1">
          <table:table-cell office:value-type="float" office:value="1.5071489152488E+018" calcext:value-type="float">
            <text:p>1.5071489152488E+018</text:p>
          </table:table-cell>
          <table:table-cell office:value-type="float" office:value="259730.231197702" calcext:value-type="float">
            <text:p>259730.231197702</text:p>
          </table:table-cell>
          <table:table-cell office:value-type="float" office:value="3485055.70147878" calcext:value-type="float">
            <text:p>3485055.70147878</text:p>
          </table:table-cell>
        </table:table-row>
        <table:table-row table:style-name="ro1">
          <table:table-cell office:value-type="float" office:value="1.50714891544088E+018" calcext:value-type="float">
            <text:p>1.50714891544088E+018</text:p>
          </table:table-cell>
          <table:table-cell office:value-type="float" office:value="259730.229637309" calcext:value-type="float">
            <text:p>259730.229637309</text:p>
          </table:table-cell>
          <table:table-cell office:value-type="float" office:value="3485055.70225808" calcext:value-type="float">
            <text:p>3485055.70225808</text:p>
          </table:table-cell>
        </table:table-row>
        <table:table-row table:style-name="ro1">
          <table:table-cell office:value-type="float" office:value="1.50714891565181E+018" calcext:value-type="float">
            <text:p>1.50714891565181E+018</text:p>
          </table:table-cell>
          <table:table-cell office:value-type="float" office:value="259730.230417377" calcext:value-type="float">
            <text:p>259730.230417377</text:p>
          </table:table-cell>
          <table:table-cell office:value-type="float" office:value="3485055.70186288" calcext:value-type="float">
            <text:p>3485055.70186288</text:p>
          </table:table-cell>
        </table:table-row>
        <table:table-row table:style-name="ro1">
          <table:table-cell office:value-type="float" office:value="1.50714891585431E+018" calcext:value-type="float">
            <text:p>1.50714891585431E+018</text:p>
          </table:table-cell>
          <table:table-cell office:value-type="float" office:value="259730.231672858" calcext:value-type="float">
            <text:p>259730.231672858</text:p>
          </table:table-cell>
          <table:table-cell office:value-type="float" office:value="3485055.70146782" calcext:value-type="float">
            <text:p>3485055.70146782</text:p>
          </table:table-cell>
        </table:table-row>
        <table:table-row table:style-name="ro1">
          <table:table-cell office:value-type="float" office:value="1.50714891607107E+018" calcext:value-type="float">
            <text:p>1.50714891607107E+018</text:p>
          </table:table-cell>
          <table:table-cell office:value-type="float" office:value="259730.230596065" calcext:value-type="float">
            <text:p>259730.230596065</text:p>
          </table:table-cell>
          <table:table-cell office:value-type="float" office:value="3485055.70260207" calcext:value-type="float">
            <text:p>3485055.70260207</text:p>
          </table:table-cell>
        </table:table-row>
        <table:table-row table:style-name="ro1">
          <table:table-cell office:value-type="float" office:value="1.50714891624889E+018" calcext:value-type="float">
            <text:p>1.50714891624889E+018</text:p>
          </table:table-cell>
          <table:table-cell office:value-type="float" office:value="259730.229814931" calcext:value-type="float">
            <text:p>259730.229814931</text:p>
          </table:table-cell>
          <table:table-cell office:value-type="float" office:value="3485055.7033634" calcext:value-type="float">
            <text:p>3485055.7033634</text:p>
          </table:table-cell>
        </table:table-row>
        <table:table-row table:style-name="ro1">
          <table:table-cell office:value-type="float" office:value="1.50714891643923E+018" calcext:value-type="float">
            <text:p>1.50714891643923E+018</text:p>
          </table:table-cell>
          <table:table-cell office:value-type="float" office:value="259730.229662881" calcext:value-type="float">
            <text:p>259730.229662881</text:p>
          </table:table-cell>
          <table:table-cell office:value-type="float" office:value="3485055.70336691" calcext:value-type="float">
            <text:p>3485055.70336691</text:p>
          </table:table-cell>
        </table:table-row>
        <table:table-row table:style-name="ro1">
          <table:table-cell office:value-type="float" office:value="1.50714891664827E+018" calcext:value-type="float">
            <text:p>1.50714891664827E+018</text:p>
          </table:table-cell>
          <table:table-cell office:value-type="float" office:value="259730.230871311" calcext:value-type="float">
            <text:p>259730.230871311</text:p>
          </table:table-cell>
          <table:table-cell office:value-type="float" office:value="3485055.7009316" calcext:value-type="float">
            <text:p>3485055.7009316</text:p>
          </table:table-cell>
        </table:table-row>
        <table:table-row table:style-name="ro1">
          <table:table-cell office:value-type="float" office:value="1.50714891684585E+018" calcext:value-type="float">
            <text:p>1.50714891684585E+018</text:p>
          </table:table-cell>
          <table:table-cell office:value-type="float" office:value="259730.230408938" calcext:value-type="float">
            <text:p>259730.230408938</text:p>
          </table:table-cell>
          <table:table-cell office:value-type="float" office:value="3485055.70149697" calcext:value-type="float">
            <text:p>3485055.70149697</text:p>
          </table:table-cell>
        </table:table-row>
        <table:table-row table:style-name="ro1">
          <table:table-cell office:value-type="float" office:value="1.50714891704549E+018" calcext:value-type="float">
            <text:p>1.50714891704549E+018</text:p>
          </table:table-cell>
          <table:table-cell office:value-type="float" office:value="259730.230108121" calcext:value-type="float">
            <text:p>259730.230108121</text:p>
          </table:table-cell>
          <table:table-cell office:value-type="float" office:value="3485055.70205862" calcext:value-type="float">
            <text:p>3485055.70205862</text:p>
          </table:table-cell>
        </table:table-row>
        <table:table-row table:style-name="ro1">
          <table:table-cell office:value-type="float" office:value="1.50714891723856E+018" calcext:value-type="float">
            <text:p>1.50714891723856E+018</text:p>
          </table:table-cell>
          <table:table-cell office:value-type="float" office:value="259730.22852953" calcext:value-type="float">
            <text:p>259730.22852953</text:p>
          </table:table-cell>
          <table:table-cell office:value-type="float" office:value="3485055.70246113" calcext:value-type="float">
            <text:p>3485055.70246113</text:p>
          </table:table-cell>
        </table:table-row>
        <table:table-row table:style-name="ro1">
          <table:table-cell office:value-type="float" office:value="1.50714891745554E+018" calcext:value-type="float">
            <text:p>1.50714891745554E+018</text:p>
          </table:table-cell>
          <table:table-cell office:value-type="float" office:value="259730.229305508" calcext:value-type="float">
            <text:p>259730.229305508</text:p>
          </table:table-cell>
          <table:table-cell office:value-type="float" office:value="3485055.70188853" calcext:value-type="float">
            <text:p>3485055.70188853</text:p>
          </table:table-cell>
        </table:table-row>
        <table:table-row table:style-name="ro1">
          <table:table-cell office:value-type="float" office:value="1.50714891766131E+018" calcext:value-type="float">
            <text:p>1.50714891766131E+018</text:p>
          </table:table-cell>
          <table:table-cell office:value-type="float" office:value="259730.230884097" calcext:value-type="float">
            <text:p>259730.230884097</text:p>
          </table:table-cell>
          <table:table-cell office:value-type="float" office:value="3485055.70148601" calcext:value-type="float">
            <text:p>3485055.70148601</text:p>
          </table:table-cell>
        </table:table-row>
        <table:table-row table:style-name="ro1">
          <table:table-cell office:value-type="float" office:value="1.50714891785176E+018" calcext:value-type="float">
            <text:p>1.50714891785176E+018</text:p>
          </table:table-cell>
          <table:table-cell office:value-type="float" office:value="259730.229628614" calcext:value-type="float">
            <text:p>259730.229628614</text:p>
          </table:table-cell>
          <table:table-cell office:value-type="float" office:value="3485055.70188108" calcext:value-type="float">
            <text:p>3485055.70188108</text:p>
          </table:table-cell>
        </table:table-row>
        <table:table-row table:style-name="ro1">
          <table:table-cell office:value-type="float" office:value="1.50714891804419E+018" calcext:value-type="float">
            <text:p>1.50714891804419E+018</text:p>
          </table:table-cell>
          <table:table-cell office:value-type="float" office:value="259730.228809124" calcext:value-type="float">
            <text:p>259730.228809124</text:p>
          </table:table-cell>
          <table:table-cell office:value-type="float" office:value="3485055.70097916" calcext:value-type="float">
            <text:p>3485055.70097916</text:p>
          </table:table-cell>
        </table:table-row>
        <table:table-row table:style-name="ro1">
          <table:table-cell office:value-type="float" office:value="1.50714891824166E+018" calcext:value-type="float">
            <text:p>1.50714891824166E+018</text:p>
          </table:table-cell>
          <table:table-cell office:value-type="float" office:value="259730.228020362" calcext:value-type="float">
            <text:p>259730.228020362</text:p>
          </table:table-cell>
          <table:table-cell office:value-type="float" office:value="3485055.70099735" calcext:value-type="float">
            <text:p>3485055.70099735</text:p>
          </table:table-cell>
        </table:table-row>
        <table:table-row table:style-name="ro1">
          <table:table-cell office:value-type="float" office:value="1.5071489184527E+018" calcext:value-type="float">
            <text:p>1.5071489184527E+018</text:p>
          </table:table-cell>
          <table:table-cell office:value-type="float" office:value="259730.228024709" calcext:value-type="float">
            <text:p>259730.228024709</text:p>
          </table:table-cell>
          <table:table-cell office:value-type="float" office:value="3485055.70118585" calcext:value-type="float">
            <text:p>3485055.70118585</text:p>
          </table:table-cell>
        </table:table-row>
        <table:table-row table:style-name="ro1">
          <table:table-cell office:value-type="float" office:value="1.50714891864707E+018" calcext:value-type="float">
            <text:p>1.50714891864707E+018</text:p>
          </table:table-cell>
          <table:table-cell office:value-type="float" office:value="259730.228084292" calcext:value-type="float">
            <text:p>259730.228084292</text:p>
          </table:table-cell>
          <table:table-cell office:value-type="float" office:value="3485055.70376942" calcext:value-type="float">
            <text:p>3485055.70376942</text:p>
          </table:table-cell>
        </table:table-row>
        <table:table-row table:style-name="ro1">
          <table:table-cell office:value-type="float" office:value="1.50714891884767E+018" calcext:value-type="float">
            <text:p>1.50714891884767E+018</text:p>
          </table:table-cell>
          <table:table-cell office:value-type="float" office:value="259730.227745115" calcext:value-type="float">
            <text:p>259730.227745115</text:p>
          </table:table-cell>
          <table:table-cell office:value-type="float" office:value="3485055.70266782" calcext:value-type="float">
            <text:p>3485055.70266782</text:p>
          </table:table-cell>
        </table:table-row>
        <table:table-row table:style-name="ro1">
          <table:table-cell office:value-type="float" office:value="1.50714891904092E+018" calcext:value-type="float">
            <text:p>1.50714891904092E+018</text:p>
          </table:table-cell>
          <table:table-cell office:value-type="float" office:value="259730.229166244" calcext:value-type="float">
            <text:p>259730.229166244</text:p>
          </table:table-cell>
          <table:table-cell office:value-type="float" office:value="3485055.70244645" calcext:value-type="float">
            <text:p>3485055.70244645</text:p>
          </table:table-cell>
        </table:table-row>
        <table:table-row table:style-name="ro1">
          <table:table-cell office:value-type="float" office:value="1.50714891924857E+018" calcext:value-type="float">
            <text:p>1.50714891924857E+018</text:p>
          </table:table-cell>
          <table:table-cell office:value-type="float" office:value="259730.227108404" calcext:value-type="float">
            <text:p>259730.227108404</text:p>
          </table:table-cell>
          <table:table-cell office:value-type="float" office:value="3485055.70268251" calcext:value-type="float">
            <text:p>3485055.70268251</text:p>
          </table:table-cell>
        </table:table-row>
        <table:table-row table:style-name="ro1">
          <table:table-cell office:value-type="float" office:value="1.50714891944036E+018" calcext:value-type="float">
            <text:p>1.50714891944036E+018</text:p>
          </table:table-cell>
          <table:table-cell office:value-type="float" office:value="259730.225852923" calcext:value-type="float">
            <text:p>259730.225852923</text:p>
          </table:table-cell>
          <table:table-cell office:value-type="float" office:value="3485055.70307757" calcext:value-type="float">
            <text:p>3485055.70307757</text:p>
          </table:table-cell>
        </table:table-row>
        <table:table-row table:style-name="ro1">
          <table:table-cell office:value-type="float" office:value="1.50714891964365E+018" calcext:value-type="float">
            <text:p>1.50714891964365E+018</text:p>
          </table:table-cell>
          <table:table-cell office:value-type="float" office:value="259730.228787899" calcext:value-type="float">
            <text:p>259730.228787899</text:p>
          </table:table-cell>
          <table:table-cell office:value-type="float" office:value="3485055.70005883" calcext:value-type="float">
            <text:p>3485055.70005883</text:p>
          </table:table-cell>
        </table:table-row>
        <table:table-row table:style-name="ro1">
          <table:table-cell office:value-type="float" office:value="1.507148919848E+018" calcext:value-type="float">
            <text:p>1.507148919848E+018</text:p>
          </table:table-cell>
          <table:table-cell office:value-type="float" office:value="259730.228783552" calcext:value-type="float">
            <text:p>259730.228783552</text:p>
          </table:table-cell>
          <table:table-cell office:value-type="float" office:value="3485055.69987033" calcext:value-type="float">
            <text:p>3485055.69987033</text:p>
          </table:table-cell>
        </table:table-row>
        <table:table-row table:style-name="ro1">
          <table:table-cell office:value-type="float" office:value="1.50714892004109E+018" calcext:value-type="float">
            <text:p>1.50714892004109E+018</text:p>
          </table:table-cell>
          <table:table-cell office:value-type="float" office:value="259730.227366517" calcext:value-type="float">
            <text:p>259730.227366517</text:p>
          </table:table-cell>
          <table:table-cell office:value-type="float" office:value="3485055.70026912" calcext:value-type="float">
            <text:p>3485055.70026912</text:p>
          </table:table-cell>
        </table:table-row>
        <table:table-row table:style-name="ro1">
          <table:table-cell office:value-type="float" office:value="1.50714892024733E+018" calcext:value-type="float">
            <text:p>1.50714892024733E+018</text:p>
          </table:table-cell>
          <table:table-cell office:value-type="float" office:value="259730.226543743" calcext:value-type="float">
            <text:p>259730.226543743</text:p>
          </table:table-cell>
          <table:table-cell office:value-type="float" office:value="3485055.69881257" calcext:value-type="float">
            <text:p>3485055.69881257</text:p>
          </table:table-cell>
        </table:table-row>
        <table:table-row table:style-name="ro1">
          <table:table-cell office:value-type="float" office:value="1.50714892045134E+018" calcext:value-type="float">
            <text:p>1.50714892045134E+018</text:p>
          </table:table-cell>
          <table:table-cell office:value-type="float" office:value="259730.225143841" calcext:value-type="float">
            <text:p>259730.225143841</text:p>
          </table:table-cell>
          <table:table-cell office:value-type="float" office:value="3485055.69995427" calcext:value-type="float">
            <text:p>3485055.69995427</text:p>
          </table:table-cell>
        </table:table-row>
        <table:table-row table:style-name="ro1">
          <table:table-cell office:value-type="float" office:value="1.50714892064838E+018" calcext:value-type="float">
            <text:p>1.50714892064838E+018</text:p>
          </table:table-cell>
          <table:table-cell office:value-type="float" office:value="259730.228779205" calcext:value-type="float">
            <text:p>259730.228779205</text:p>
          </table:table-cell>
          <table:table-cell office:value-type="float" office:value="3485055.69968183" calcext:value-type="float">
            <text:p>3485055.69968183</text:p>
          </table:table-cell>
        </table:table-row>
        <table:table-row table:style-name="ro1">
          <table:table-cell office:value-type="float" office:value="1.5071489208444E+018" calcext:value-type="float">
            <text:p>1.5071489208444E+018</text:p>
          </table:table-cell>
          <table:table-cell office:value-type="float" office:value="259730.22770241" calcext:value-type="float">
            <text:p>259730.22770241</text:p>
          </table:table-cell>
          <table:table-cell office:value-type="float" office:value="3485055.70081608" calcext:value-type="float">
            <text:p>3485055.70081608</text:p>
          </table:table-cell>
        </table:table-row>
        <table:table-row table:style-name="ro1">
          <table:table-cell office:value-type="float" office:value="1.5071489210955E+018" calcext:value-type="float">
            <text:p>1.5071489210955E+018</text:p>
          </table:table-cell>
          <table:table-cell office:value-type="float" office:value="259730.22705726" calcext:value-type="float">
            <text:p>259730.22705726</text:p>
          </table:table-cell>
          <table:table-cell office:value-type="float" office:value="3485055.70046485" calcext:value-type="float">
            <text:p>3485055.70046485</text:p>
          </table:table-cell>
        </table:table-row>
        <table:table-row table:style-name="ro1">
          <table:table-cell office:value-type="float" office:value="1.50714892124027E+018" calcext:value-type="float">
            <text:p>1.50714892124027E+018</text:p>
          </table:table-cell>
          <table:table-cell office:value-type="float" office:value="259730.22611129" calcext:value-type="float">
            <text:p>259730.22611129</text:p>
          </table:table-cell>
          <table:table-cell office:value-type="float" office:value="3485055.70067527" calcext:value-type="float">
            <text:p>3485055.70067527</text:p>
          </table:table-cell>
        </table:table-row>
        <table:table-row table:style-name="ro1">
          <table:table-cell office:value-type="float" office:value="1.5071489214471E+018" calcext:value-type="float">
            <text:p>1.5071489214471E+018</text:p>
          </table:table-cell>
          <table:table-cell office:value-type="float" office:value="259730.226769227" calcext:value-type="float">
            <text:p>259730.226769227</text:p>
          </table:table-cell>
          <table:table-cell office:value-type="float" office:value="3485055.70158091" calcext:value-type="float">
            <text:p>3485055.70158091</text:p>
          </table:table-cell>
        </table:table-row>
        <table:table-row table:style-name="ro1">
          <table:table-cell office:value-type="float" office:value="1.50714892164148E+018" calcext:value-type="float">
            <text:p>1.50714892164148E+018</text:p>
          </table:table-cell>
          <table:table-cell office:value-type="float" office:value="259730.229454274" calcext:value-type="float">
            <text:p>259730.229454274</text:p>
          </table:table-cell>
          <table:table-cell office:value-type="float" office:value="3485055.70133039" calcext:value-type="float">
            <text:p>3485055.70133039</text:p>
          </table:table-cell>
        </table:table-row>
        <table:table-row table:style-name="ro1">
          <table:table-cell office:value-type="float" office:value="1.5071489218507E+018" calcext:value-type="float">
            <text:p>1.5071489218507E+018</text:p>
          </table:table-cell>
          <table:table-cell office:value-type="float" office:value="259730.228220274" calcext:value-type="float">
            <text:p>259730.228220274</text:p>
          </table:table-cell>
          <table:table-cell office:value-type="float" office:value="3485055.70265686" calcext:value-type="float">
            <text:p>3485055.70265686</text:p>
          </table:table-cell>
        </table:table-row>
        <table:table-row table:style-name="ro1">
          <table:table-cell office:value-type="float" office:value="1.50714892204396E+018" calcext:value-type="float">
            <text:p>1.50714892204396E+018</text:p>
          </table:table-cell>
          <table:table-cell office:value-type="float" office:value="259730.228551011" calcext:value-type="float">
            <text:p>259730.228551011</text:p>
          </table:table-cell>
          <table:table-cell office:value-type="float" office:value="3485055.70339255" calcext:value-type="float">
            <text:p>3485055.70339255</text:p>
          </table:table-cell>
        </table:table-row>
        <table:table-row table:style-name="ro1">
          <table:table-cell office:value-type="float" office:value="1.50714892224559E+018" calcext:value-type="float">
            <text:p>1.50714892224559E+018</text:p>
          </table:table-cell>
          <table:table-cell office:value-type="float" office:value="259730.227875941" calcext:value-type="float">
            <text:p>259730.227875941</text:p>
          </table:table-cell>
          <table:table-cell office:value-type="float" office:value="3485055.70174399" calcext:value-type="float">
            <text:p>3485055.70174399</text:p>
          </table:table-cell>
        </table:table-row>
        <table:table-row table:style-name="ro1">
          <table:table-cell office:value-type="float" office:value="1.50714892245128E+018" calcext:value-type="float">
            <text:p>1.50714892245128E+018</text:p>
          </table:table-cell>
          <table:table-cell office:value-type="float" office:value="259730.227732329" calcext:value-type="float">
            <text:p>259730.227732329</text:p>
          </table:table-cell>
          <table:table-cell office:value-type="float" office:value="3485055.70211341" calcext:value-type="float">
            <text:p>3485055.70211341</text:p>
          </table:table-cell>
        </table:table-row>
        <table:table-row table:style-name="ro1">
          <table:table-cell office:value-type="float" office:value="1.50714892264784E+018" calcext:value-type="float">
            <text:p>1.50714892264784E+018</text:p>
          </table:table-cell>
          <table:table-cell office:value-type="float" office:value="259730.227404876" calcext:value-type="float">
            <text:p>259730.227404876</text:p>
          </table:table-cell>
          <table:table-cell office:value-type="float" office:value="3485055.70193236" calcext:value-type="float">
            <text:p>3485055.70193236</text:p>
          </table:table-cell>
        </table:table-row>
        <table:table-row table:style-name="ro1">
          <table:table-cell office:value-type="float" office:value="1.50714892284701E+018" calcext:value-type="float">
            <text:p>1.50714892284701E+018</text:p>
          </table:table-cell>
          <table:table-cell office:value-type="float" office:value="259730.22615374" calcext:value-type="float">
            <text:p>259730.22615374</text:p>
          </table:table-cell>
          <table:table-cell office:value-type="float" office:value="3485055.70251592" calcext:value-type="float">
            <text:p>3485055.70251592</text:p>
          </table:table-cell>
        </table:table-row>
        <table:table-row table:style-name="ro1">
          <table:table-cell office:value-type="float" office:value="1.50714892304469E+018" calcext:value-type="float">
            <text:p>1.50714892304469E+018</text:p>
          </table:table-cell>
          <table:table-cell office:value-type="float" office:value="259730.224240323" calcext:value-type="float">
            <text:p>259730.224240323</text:p>
          </table:table-cell>
          <table:table-cell office:value-type="float" office:value="3485055.70200534" calcext:value-type="float">
            <text:p>3485055.70200534</text:p>
          </table:table-cell>
        </table:table-row>
        <table:table-row table:style-name="ro1">
          <table:table-cell office:value-type="float" office:value="1.50714892323797E+018" calcext:value-type="float">
            <text:p>1.50714892323797E+018</text:p>
          </table:table-cell>
          <table:table-cell office:value-type="float" office:value="259730.224240323" calcext:value-type="float">
            <text:p>259730.224240323</text:p>
          </table:table-cell>
          <table:table-cell office:value-type="float" office:value="3485055.70200534" calcext:value-type="float">
            <text:p>3485055.70200534</text:p>
          </table:table-cell>
        </table:table-row>
        <table:table-row table:style-name="ro1">
          <table:table-cell office:value-type="float" office:value="1.50714892344103E+018" calcext:value-type="float">
            <text:p>1.50714892344103E+018</text:p>
          </table:table-cell>
          <table:table-cell office:value-type="float" office:value="259730.222043219" calcext:value-type="float">
            <text:p>259730.222043219</text:p>
          </table:table-cell>
          <table:table-cell office:value-type="float" office:value="3485055.70279932" calcext:value-type="float">
            <text:p>3485055.70279932</text:p>
          </table:table-cell>
        </table:table-row>
        <table:table-row table:style-name="ro1">
          <table:table-cell office:value-type="float" office:value="1.50714892364393E+018" calcext:value-type="float">
            <text:p>1.50714892364393E+018</text:p>
          </table:table-cell>
          <table:table-cell office:value-type="float" office:value="259730.225348101" calcext:value-type="float">
            <text:p>259730.225348101</text:p>
          </table:table-cell>
          <table:table-cell office:value-type="float" office:value="3485055.70180229" calcext:value-type="float">
            <text:p>3485055.70180229</text:p>
          </table:table-cell>
        </table:table-row>
        <table:table-row table:style-name="ro1">
          <table:table-cell office:value-type="float" office:value="1.50714892384573E+018" calcext:value-type="float">
            <text:p>1.50714892384573E+018</text:p>
          </table:table-cell>
          <table:table-cell office:value-type="float" office:value="259730.225478671" calcext:value-type="float">
            <text:p>259730.225478671</text:p>
          </table:table-cell>
          <table:table-cell office:value-type="float" office:value="3485055.70086736" calcext:value-type="float">
            <text:p>3485055.70086736</text:p>
          </table:table-cell>
        </table:table-row>
        <table:table-row table:style-name="ro1">
          <table:table-cell office:value-type="float" office:value="1.50714892404298E+018" calcext:value-type="float">
            <text:p>1.50714892404298E+018</text:p>
          </table:table-cell>
          <table:table-cell office:value-type="float" office:value="259730.225827351" calcext:value-type="float">
            <text:p>259730.225827351</text:p>
          </table:table-cell>
          <table:table-cell office:value-type="float" office:value="3485055.70196874" calcext:value-type="float">
            <text:p>3485055.70196874</text:p>
          </table:table-cell>
        </table:table-row>
        <table:table-row table:style-name="ro1">
          <table:table-cell office:value-type="float" office:value="1.50714892424233E+018" calcext:value-type="float">
            <text:p>1.50714892424233E+018</text:p>
          </table:table-cell>
          <table:table-cell office:value-type="float" office:value="259730.222666081" calcext:value-type="float">
            <text:p>259730.222666081</text:p>
          </table:table-cell>
          <table:table-cell office:value-type="float" office:value="3485055.70259636" calcext:value-type="float">
            <text:p>3485055.70259636</text:p>
          </table:table-cell>
        </table:table-row>
        <table:table-row table:style-name="ro1">
          <table:table-cell office:value-type="float" office:value="1.50714892445309E+018" calcext:value-type="float">
            <text:p>1.50714892445309E+018</text:p>
          </table:table-cell>
          <table:table-cell office:value-type="float" office:value="259730.222823543" calcext:value-type="float">
            <text:p>259730.222823543</text:p>
          </table:table-cell>
          <table:table-cell office:value-type="float" office:value="3485055.70241522" calcext:value-type="float">
            <text:p>3485055.70241522</text:p>
          </table:table-cell>
        </table:table-row>
        <table:table-row table:style-name="ro1">
          <table:table-cell office:value-type="float" office:value="1.50714892464661E+018" calcext:value-type="float">
            <text:p>1.50714892464661E+018</text:p>
          </table:table-cell>
          <table:table-cell office:value-type="float" office:value="259730.225551296" calcext:value-type="float">
            <text:p>259730.225551296</text:p>
          </table:table-cell>
          <table:table-cell office:value-type="float" office:value="3485055.70401644" calcext:value-type="float">
            <text:p>3485055.70401644</text:p>
          </table:table-cell>
        </table:table-row>
        <table:table-row table:style-name="ro1">
          <table:table-cell office:value-type="float" office:value="1.50714892484286E+018" calcext:value-type="float">
            <text:p>1.50714892484286E+018</text:p>
          </table:table-cell>
          <table:table-cell office:value-type="float" office:value="259730.225258916" calcext:value-type="float">
            <text:p>259730.225258916</text:p>
          </table:table-cell>
          <table:table-cell office:value-type="float" office:value="3485055.704944" calcext:value-type="float">
            <text:p>3485055.704944</text:p>
          </table:table-cell>
        </table:table-row>
        <table:table-row table:style-name="ro1">
          <table:table-cell office:value-type="float" office:value="1.50714892508981E+018" calcext:value-type="float">
            <text:p>1.50714892508981E+018</text:p>
          </table:table-cell>
          <table:table-cell office:value-type="float" office:value="259730.22445302" calcext:value-type="float">
            <text:p>259730.22445302</text:p>
          </table:table-cell>
          <table:table-cell office:value-type="float" office:value="3485055.70421927" calcext:value-type="float">
            <text:p>3485055.70421927</text:p>
          </table:table-cell>
        </table:table-row>
        <table:table-row table:style-name="ro1">
          <table:table-cell office:value-type="float" office:value="1.50714892524267E+018" calcext:value-type="float">
            <text:p>1.50714892524267E+018</text:p>
          </table:table-cell>
          <table:table-cell office:value-type="float" office:value="259730.223511399" calcext:value-type="float">
            <text:p>259730.223511399</text:p>
          </table:table-cell>
          <table:table-cell office:value-type="float" office:value="3485055.70461819" calcext:value-type="float">
            <text:p>3485055.70461819</text:p>
          </table:table-cell>
        </table:table-row>
        <table:table-row table:style-name="ro1">
          <table:table-cell office:value-type="float" office:value="1.50714892545507E+018" calcext:value-type="float">
            <text:p>1.50714892545507E+018</text:p>
          </table:table-cell>
          <table:table-cell office:value-type="float" office:value="259730.223829095" calcext:value-type="float">
            <text:p>259730.223829095</text:p>
          </table:table-cell>
          <table:table-cell office:value-type="float" office:value="3485055.70478837" calcext:value-type="float">
            <text:p>3485055.70478837</text:p>
          </table:table-cell>
        </table:table-row>
        <table:table-row table:style-name="ro1">
          <table:table-cell office:value-type="float" office:value="1.50714892563699E+018" calcext:value-type="float">
            <text:p>1.50714892563699E+018</text:p>
          </table:table-cell>
          <table:table-cell office:value-type="float" office:value="259730.226188007" calcext:value-type="float">
            <text:p>259730.226188007</text:p>
          </table:table-cell>
          <table:table-cell office:value-type="float" office:value="3485055.70400175" calcext:value-type="float">
            <text:p>3485055.70400175</text:p>
          </table:table-cell>
        </table:table-row>
        <table:table-row table:style-name="ro1">
          <table:table-cell office:value-type="float" office:value="1.5071489258368E+018" calcext:value-type="float">
            <text:p>1.5071489258368E+018</text:p>
          </table:table-cell>
          <table:table-cell office:value-type="float" office:value="259730.225861617" calcext:value-type="float">
            <text:p>259730.225861617</text:p>
          </table:table-cell>
          <table:table-cell office:value-type="float" office:value="3485055.70345457" calcext:value-type="float">
            <text:p>3485055.70345457</text:p>
          </table:table-cell>
        </table:table-row>
        <table:table-row table:style-name="ro1">
          <table:table-cell office:value-type="float" office:value="1.50714892604127E+018" calcext:value-type="float">
            <text:p>1.50714892604127E+018</text:p>
          </table:table-cell>
          <table:table-cell office:value-type="float" office:value="259730.224915392" calcext:value-type="float">
            <text:p>259730.224915392</text:p>
          </table:table-cell>
          <table:table-cell office:value-type="float" office:value="3485055.7036539" calcext:value-type="float">
            <text:p>3485055.7036539</text:p>
          </table:table-cell>
        </table:table-row>
        <table:table-row table:style-name="ro1">
          <table:table-cell office:value-type="float" office:value="1.50714892624785E+018" calcext:value-type="float">
            <text:p>1.50714892624785E+018</text:p>
          </table:table-cell>
          <table:table-cell office:value-type="float" office:value="259730.224270242" calcext:value-type="float">
            <text:p>259730.224270242</text:p>
          </table:table-cell>
          <table:table-cell office:value-type="float" office:value="3485055.70330267" calcext:value-type="float">
            <text:p>3485055.70330267</text:p>
          </table:table-cell>
        </table:table-row>
        <table:table-row table:style-name="ro1">
          <table:table-cell office:value-type="float" office:value="1.50714892644471E+018" calcext:value-type="float">
            <text:p>1.50714892644471E+018</text:p>
          </table:table-cell>
          <table:table-cell office:value-type="float" office:value="259730.223498613" calcext:value-type="float">
            <text:p>259730.223498613</text:p>
          </table:table-cell>
          <table:table-cell office:value-type="float" office:value="3485055.70406378" calcext:value-type="float">
            <text:p>3485055.70406378</text:p>
          </table:table-cell>
        </table:table-row>
        <table:table-row table:style-name="ro1">
          <table:table-cell office:value-type="float" office:value="1.50714892663982E+018" calcext:value-type="float">
            <text:p>1.50714892663982E+018</text:p>
          </table:table-cell>
          <table:table-cell office:value-type="float" office:value="259730.226921278" calcext:value-type="float">
            <text:p>259730.226921278</text:p>
          </table:table-cell>
          <table:table-cell office:value-type="float" office:value="3485055.7015774" calcext:value-type="float">
            <text:p>3485055.7015774</text:p>
          </table:table-cell>
        </table:table-row>
        <table:table-row table:style-name="ro1">
          <table:table-cell office:value-type="float" office:value="1.50714892684002E+018" calcext:value-type="float">
            <text:p>1.50714892684002E+018</text:p>
          </table:table-cell>
          <table:table-cell office:value-type="float" office:value="259730.227240039" calcext:value-type="float">
            <text:p>259730.227240039</text:p>
          </table:table-cell>
          <table:table-cell office:value-type="float" office:value="3485055.70138145" calcext:value-type="float">
            <text:p>3485055.70138145</text:p>
          </table:table-cell>
        </table:table-row>
        <table:table-row table:style-name="ro1">
          <table:table-cell office:value-type="float" office:value="1.50714892704144E+018" calcext:value-type="float">
            <text:p>1.50714892704144E+018</text:p>
          </table:table-cell>
          <table:table-cell office:value-type="float" office:value="259730.224689908" calcext:value-type="float">
            <text:p>259730.224689908</text:p>
          </table:table-cell>
          <table:table-cell office:value-type="float" office:value="3485055.70088556" calcext:value-type="float">
            <text:p>3485055.70088556</text:p>
          </table:table-cell>
        </table:table-row>
        <table:table-row table:style-name="ro1">
          <table:table-cell office:value-type="float" office:value="1.50714892724796E+018" calcext:value-type="float">
            <text:p>1.50714892724796E+018</text:p>
          </table:table-cell>
          <table:table-cell office:value-type="float" office:value="259730.225814564" calcext:value-type="float">
            <text:p>259730.225814564</text:p>
          </table:table-cell>
          <table:table-cell office:value-type="float" office:value="3485055.70141433" calcext:value-type="float">
            <text:p>3485055.70141433</text:p>
          </table:table-cell>
        </table:table-row>
        <table:table-row table:style-name="ro1">
          <table:table-cell office:value-type="float" office:value="1.50714892744649E+018" calcext:value-type="float">
            <text:p>1.50714892744649E+018</text:p>
          </table:table-cell>
          <table:table-cell office:value-type="float" office:value="259730.224698603" calcext:value-type="float">
            <text:p>259730.224698603</text:p>
          </table:table-cell>
          <table:table-cell office:value-type="float" office:value="3485055.70126256" calcext:value-type="float">
            <text:p>3485055.70126256</text:p>
          </table:table-cell>
        </table:table-row>
        <table:table-row table:style-name="ro1">
          <table:table-cell office:value-type="float" office:value="1.50714892763966E+018" calcext:value-type="float">
            <text:p>1.50714892763966E+018</text:p>
          </table:table-cell>
          <table:table-cell office:value-type="float" office:value="259730.22659054" calcext:value-type="float">
            <text:p>259730.22659054</text:p>
          </table:table-cell>
          <table:table-cell office:value-type="float" office:value="3485055.70084172" calcext:value-type="float">
            <text:p>3485055.70084172</text:p>
          </table:table-cell>
        </table:table-row>
        <table:table-row table:style-name="ro1">
          <table:table-cell office:value-type="float" office:value="1.5071489278393E+018" calcext:value-type="float">
            <text:p>1.5071489278393E+018</text:p>
          </table:table-cell>
          <table:table-cell office:value-type="float" office:value="259730.227328159" calcext:value-type="float">
            <text:p>259730.227328159</text:p>
          </table:table-cell>
          <table:table-cell office:value-type="float" office:value="3485055.69860587" calcext:value-type="float">
            <text:p>3485055.69860587</text:p>
          </table:table-cell>
        </table:table-row>
        <table:table-row table:style-name="ro1">
          <table:table-cell office:value-type="float" office:value="1.50714892806395E+018" calcext:value-type="float">
            <text:p>1.50714892806395E+018</text:p>
          </table:table-cell>
          <table:table-cell office:value-type="float" office:value="259730.226399323" calcext:value-type="float">
            <text:p>259730.226399323</text:p>
          </table:table-cell>
          <table:table-cell office:value-type="float" office:value="3485055.69955921" calcext:value-type="float">
            <text:p>3485055.69955921</text:p>
          </table:table-cell>
        </table:table-row>
        <table:table-row table:style-name="ro1">
          <table:table-cell office:value-type="float" office:value="1.50714892824404E+018" calcext:value-type="float">
            <text:p>1.50714892824404E+018</text:p>
          </table:table-cell>
          <table:table-cell office:value-type="float" office:value="259730.226861695" calcext:value-type="float">
            <text:p>259730.226861695</text:p>
          </table:table-cell>
          <table:table-cell office:value-type="float" office:value="3485055.69899384" calcext:value-type="float">
            <text:p>3485055.69899384</text:p>
          </table:table-cell>
        </table:table-row>
        <table:table-row table:style-name="ro1">
          <table:table-cell office:value-type="float" office:value="1.50714892845135E+018" calcext:value-type="float">
            <text:p>1.50714892845135E+018</text:p>
          </table:table-cell>
          <table:table-cell office:value-type="float" office:value="259730.2262217" calcext:value-type="float">
            <text:p>259730.2262217</text:p>
          </table:table-cell>
          <table:table-cell office:value-type="float" office:value="3485055.69845389" calcext:value-type="float">
            <text:p>3485055.69845389</text:p>
          </table:table-cell>
        </table:table-row>
        <table:table-row table:style-name="ro1">
          <table:table-cell office:value-type="float" office:value="1.5071489286401E+018" calcext:value-type="float">
            <text:p>1.5071489286401E+018</text:p>
          </table:table-cell>
          <table:table-cell office:value-type="float" office:value="259730.226760789" calcext:value-type="float">
            <text:p>259730.226760789</text:p>
          </table:table-cell>
          <table:table-cell office:value-type="float" office:value="3485055.701215" calcext:value-type="float">
            <text:p>3485055.701215</text:p>
          </table:table-cell>
        </table:table-row>
        <table:table-row table:style-name="ro1">
          <table:table-cell office:value-type="float" office:value="1.50714892884323E+018" calcext:value-type="float">
            <text:p>1.50714892884323E+018</text:p>
          </table:table-cell>
          <table:table-cell office:value-type="float" office:value="259730.2267948" calcext:value-type="float">
            <text:p>259730.2267948</text:p>
          </table:table-cell>
          <table:table-cell office:value-type="float" office:value="3485055.70268974" calcext:value-type="float">
            <text:p>3485055.70268974</text:p>
          </table:table-cell>
        </table:table-row>
        <table:table-row table:style-name="ro1">
          <table:table-cell office:value-type="float" office:value="1.50714892907197E+018" calcext:value-type="float">
            <text:p>1.50714892907197E+018</text:p>
          </table:table-cell>
          <table:table-cell office:value-type="float" office:value="259730.226000881" calcext:value-type="float">
            <text:p>259730.226000881</text:p>
          </table:table-cell>
          <table:table-cell office:value-type="float" office:value="3485055.70289665" calcext:value-type="float">
            <text:p>3485055.70289665</text:p>
          </table:table-cell>
        </table:table-row>
        <table:table-row table:style-name="ro1">
          <table:table-cell office:value-type="float" office:value="1.50714892924379E+018" calcext:value-type="float">
            <text:p>1.50714892924379E+018</text:p>
          </table:table-cell>
          <table:table-cell office:value-type="float" office:value="259730.226140954" calcext:value-type="float">
            <text:p>259730.226140954</text:p>
          </table:table-cell>
          <table:table-cell office:value-type="float" office:value="3485055.70196151" calcext:value-type="float">
            <text:p>3485055.70196151</text:p>
          </table:table-cell>
        </table:table-row>
        <table:table-row table:style-name="ro1">
          <table:table-cell office:value-type="float" office:value="1.50714892944373E+018" calcext:value-type="float">
            <text:p>1.50714892944373E+018</text:p>
          </table:table-cell>
          <table:table-cell office:value-type="float" office:value="259730.226607673" calcext:value-type="float">
            <text:p>259730.226607673</text:p>
          </table:table-cell>
          <table:table-cell office:value-type="float" office:value="3485055.70158464" calcext:value-type="float">
            <text:p>3485055.70158464</text:p>
          </table:table-cell>
        </table:table-row>
        <table:table-row table:style-name="ro1">
          <table:table-cell office:value-type="float" office:value="1.50714892963706E+018" calcext:value-type="float">
            <text:p>1.50714892963706E+018</text:p>
          </table:table-cell>
          <table:table-cell office:value-type="float" office:value="259730.226925625" calcext:value-type="float">
            <text:p>259730.226925625</text:p>
          </table:table-cell>
          <table:table-cell office:value-type="float" office:value="3485055.7017659" calcext:value-type="float">
            <text:p>3485055.7017659</text:p>
          </table:table-cell>
        </table:table-row>
        <table:table-row table:style-name="ro1">
          <table:table-cell office:value-type="float" office:value="1.50714892984286E+018" calcext:value-type="float">
            <text:p>1.50714892984286E+018</text:p>
          </table:table-cell>
          <table:table-cell office:value-type="float" office:value="259730.226912839" calcext:value-type="float">
            <text:p>259730.226912839</text:p>
          </table:table-cell>
          <table:table-cell office:value-type="float" office:value="3485055.70121149" calcext:value-type="float">
            <text:p>3485055.70121149</text:p>
          </table:table-cell>
        </table:table-row>
        <table:table-row table:style-name="ro1">
          <table:table-cell office:value-type="float" office:value="1.50714893005348E+018" calcext:value-type="float">
            <text:p>1.50714893005348E+018</text:p>
          </table:table-cell>
          <table:table-cell office:value-type="float" office:value="259730.227235948" calcext:value-type="float">
            <text:p>259730.227235948</text:p>
          </table:table-cell>
          <table:table-cell office:value-type="float" office:value="3485055.70120404" calcext:value-type="float">
            <text:p>3485055.70120404</text:p>
          </table:table-cell>
        </table:table-row>
        <table:table-row table:style-name="ro1">
          <table:table-cell office:value-type="float" office:value="1.50714893024711E+018" calcext:value-type="float">
            <text:p>1.50714893024711E+018</text:p>
          </table:table-cell>
          <table:table-cell office:value-type="float" office:value="259730.228342405" calcext:value-type="float">
            <text:p>259730.228342405</text:p>
          </table:table-cell>
          <table:table-cell office:value-type="float" office:value="3485055.70135603" calcext:value-type="float">
            <text:p>3485055.70135603</text:p>
          </table:table-cell>
        </table:table-row>
        <table:table-row table:style-name="ro1">
          <table:table-cell office:value-type="float" office:value="1.50714893044241E+018" calcext:value-type="float">
            <text:p>1.50714893044241E+018</text:p>
          </table:table-cell>
          <table:table-cell office:value-type="float" office:value="259730.227990442" calcext:value-type="float">
            <text:p>259730.227990442</text:p>
          </table:table-cell>
          <table:table-cell office:value-type="float" office:value="3485055.69970002" calcext:value-type="float">
            <text:p>3485055.69970002</text:p>
          </table:table-cell>
        </table:table-row>
        <table:table-row table:style-name="ro1">
          <table:table-cell office:value-type="float" office:value="1.50714893066331E+018" calcext:value-type="float">
            <text:p>1.50714893066331E+018</text:p>
          </table:table-cell>
          <table:table-cell office:value-type="float" office:value="259730.227986351" calcext:value-type="float">
            <text:p>259730.227986351</text:p>
          </table:table-cell>
          <table:table-cell office:value-type="float" office:value="3485055.69952261" calcext:value-type="float">
            <text:p>3485055.69952261</text:p>
          </table:table-cell>
        </table:table-row>
        <table:table-row table:style-name="ro1">
          <table:table-cell office:value-type="float" office:value="1.50714893084651E+018" calcext:value-type="float">
            <text:p>1.50714893084651E+018</text:p>
          </table:table-cell>
          <table:table-cell office:value-type="float" office:value="259730.22893232" calcext:value-type="float">
            <text:p>259730.22893232</text:p>
          </table:table-cell>
          <table:table-cell office:value-type="float" office:value="3485055.69931219" calcext:value-type="float">
            <text:p>3485055.69931219</text:p>
          </table:table-cell>
        </table:table-row>
        <table:table-row table:style-name="ro1">
          <table:table-cell office:value-type="float" office:value="1.50714893104164E+018" calcext:value-type="float">
            <text:p>1.50714893104164E+018</text:p>
          </table:table-cell>
          <table:table-cell office:value-type="float" office:value="259730.227807663" calcext:value-type="float">
            <text:p>259730.227807663</text:p>
          </table:table-cell>
          <table:table-cell office:value-type="float" office:value="3485055.69878342" calcext:value-type="float">
            <text:p>3485055.69878342</text:p>
          </table:table-cell>
        </table:table-row>
        <table:table-row table:style-name="ro1">
          <table:table-cell office:value-type="float" office:value="1.50714893124232E+018" calcext:value-type="float">
            <text:p>1.50714893124232E+018</text:p>
          </table:table-cell>
          <table:table-cell office:value-type="float" office:value="259730.224969501" calcext:value-type="float">
            <text:p>259730.224969501</text:p>
          </table:table-cell>
          <table:table-cell office:value-type="float" office:value="3485055.69940358" calcext:value-type="float">
            <text:p>3485055.69940358</text:p>
          </table:table-cell>
        </table:table-row>
        <table:table-row table:style-name="ro1">
          <table:table-cell office:value-type="float" office:value="1.50714893144461E+018" calcext:value-type="float">
            <text:p>1.50714893144461E+018</text:p>
          </table:table-cell>
          <table:table-cell office:value-type="float" office:value="259730.227511194" calcext:value-type="float">
            <text:p>259730.227511194</text:p>
          </table:table-cell>
          <table:table-cell office:value-type="float" office:value="3485055.69953357" calcext:value-type="float">
            <text:p>3485055.69953357</text:p>
          </table:table-cell>
        </table:table-row>
        <table:table-row table:style-name="ro1">
          <table:table-cell office:value-type="float" office:value="1.50714893165586E+018" calcext:value-type="float">
            <text:p>1.50714893165586E+018</text:p>
          </table:table-cell>
          <table:table-cell office:value-type="float" office:value="259730.228872737" calcext:value-type="float">
            <text:p>259730.228872737</text:p>
          </table:table-cell>
          <table:table-cell office:value-type="float" office:value="3485055.69672862" calcext:value-type="float">
            <text:p>3485055.69672862</text:p>
          </table:table-cell>
        </table:table-row>
        <table:table-row table:style-name="ro1">
          <table:table-cell office:value-type="float" office:value="1.50714893184568E+018" calcext:value-type="float">
            <text:p>1.50714893184568E+018</text:p>
          </table:table-cell>
          <table:table-cell office:value-type="float" office:value="259730.230502215" calcext:value-type="float">
            <text:p>259730.230502215</text:p>
          </table:table-cell>
          <table:table-cell office:value-type="float" office:value="3485055.69853267" calcext:value-type="float">
            <text:p>3485055.69853267</text:p>
          </table:table-cell>
        </table:table-row>
        <table:table-row table:style-name="ro1">
          <table:table-cell office:value-type="float" office:value="1.50714893204374E+018" calcext:value-type="float">
            <text:p>1.50714893204374E+018</text:p>
          </table:table-cell>
          <table:table-cell office:value-type="float" office:value="259730.230679837" calcext:value-type="float">
            <text:p>259730.230679837</text:p>
          </table:table-cell>
          <table:table-cell office:value-type="float" office:value="3485055.69963799" calcext:value-type="float">
            <text:p>3485055.69963799</text:p>
          </table:table-cell>
        </table:table-row>
        <table:table-row table:style-name="ro1">
          <table:table-cell office:value-type="float" office:value="1.5071489322472E+018" calcext:value-type="float">
            <text:p>1.5071489322472E+018</text:p>
          </table:table-cell>
          <table:table-cell office:value-type="float" office:value="259730.2224501" calcext:value-type="float">
            <text:p>259730.2224501</text:p>
          </table:table-cell>
          <table:table-cell office:value-type="float" office:value="3485055.69982779" calcext:value-type="float">
            <text:p>3485055.69982779</text:p>
          </table:table-cell>
        </table:table-row>
        <table:table-row table:style-name="ro1">
          <table:table-cell office:value-type="float" office:value="1.50714893245139E+018" calcext:value-type="float">
            <text:p>1.50714893245139E+018</text:p>
          </table:table-cell>
          <table:table-cell office:value-type="float" office:value="259730.222750918" calcext:value-type="float">
            <text:p>259730.222750918</text:p>
          </table:table-cell>
          <table:table-cell office:value-type="float" office:value="3485055.69926615" calcext:value-type="float">
            <text:p>3485055.69926615</text:p>
          </table:table-cell>
        </table:table-row>
        <table:table-row table:style-name="ro1">
          <table:table-cell office:value-type="float" office:value="1.50714893265069E+018" calcext:value-type="float">
            <text:p>1.50714893265069E+018</text:p>
          </table:table-cell>
          <table:table-cell office:value-type="float" office:value="259730.228444375" calcext:value-type="float">
            <text:p>259730.228444375</text:p>
          </table:table-cell>
          <table:table-cell office:value-type="float" office:value="3485055.69876873" calcext:value-type="float">
            <text:p>3485055.69876873</text:p>
          </table:table-cell>
        </table:table-row>
        <table:table-row table:style-name="ro1">
          <table:table-cell office:value-type="float" office:value="1.50714893285564E+018" calcext:value-type="float">
            <text:p>1.50714893285564E+018</text:p>
          </table:table-cell>
          <table:table-cell office:value-type="float" office:value="259730.230553359" calcext:value-type="float">
            <text:p>259730.230553359</text:p>
          </table:table-cell>
          <table:table-cell office:value-type="float" office:value="3485055.70075033" calcext:value-type="float">
            <text:p>3485055.70075033</text:p>
          </table:table-cell>
        </table:table-row>
        <table:table-row table:style-name="ro1">
          <table:table-cell office:value-type="float" office:value="1.50714893304848E+018" calcext:value-type="float">
            <text:p>1.50714893304848E+018</text:p>
          </table:table-cell>
          <table:table-cell office:value-type="float" office:value="259730.228452814" calcext:value-type="float">
            <text:p>259730.228452814</text:p>
          </table:table-cell>
          <table:table-cell office:value-type="float" office:value="3485055.69913465" calcext:value-type="float">
            <text:p>3485055.69913465</text:p>
          </table:table-cell>
        </table:table-row>
        <table:table-row table:style-name="ro1">
          <table:table-cell office:value-type="float" office:value="1.50714893324168E+018" calcext:value-type="float">
            <text:p>1.50714893324168E+018</text:p>
          </table:table-cell>
          <table:table-cell office:value-type="float" office:value="259730.227820449" calcext:value-type="float">
            <text:p>259730.227820449</text:p>
          </table:table-cell>
          <table:table-cell office:value-type="float" office:value="3485055.69933783" calcext:value-type="float">
            <text:p>3485055.69933783</text:p>
          </table:table-cell>
        </table:table-row>
        <table:table-row table:style-name="ro1">
          <table:table-cell office:value-type="float" office:value="1.50714893344837E+018" calcext:value-type="float">
            <text:p>1.50714893344837E+018</text:p>
          </table:table-cell>
          <table:table-cell office:value-type="float" office:value="259730.226564968" calcext:value-type="float">
            <text:p>259730.226564968</text:p>
          </table:table-cell>
          <table:table-cell office:value-type="float" office:value="3485055.69973289" calcext:value-type="float">
            <text:p>3485055.69973289</text:p>
          </table:table-cell>
        </table:table-row>
        <table:table-row table:style-name="ro1">
          <table:table-cell office:value-type="float" office:value="1.5071489336404E+018" calcext:value-type="float">
            <text:p>1.5071489336404E+018</text:p>
          </table:table-cell>
          <table:table-cell office:value-type="float" office:value="259730.22765996" calcext:value-type="float">
            <text:p>259730.22765996</text:p>
          </table:table-cell>
          <table:table-cell office:value-type="float" office:value="3485055.69897543" calcext:value-type="float">
            <text:p>3485055.69897543</text:p>
          </table:table-cell>
        </table:table-row>
        <table:table-row table:style-name="ro1">
          <table:table-cell office:value-type="float" office:value="1.50714893384545E+018" calcext:value-type="float">
            <text:p>1.50714893384545E+018</text:p>
          </table:table-cell>
          <table:table-cell office:value-type="float" office:value="259730.226420548" calcext:value-type="float">
            <text:p>259730.226420548</text:p>
          </table:table-cell>
          <table:table-cell office:value-type="float" office:value="3485055.70047954" calcext:value-type="float">
            <text:p>3485055.70047954</text:p>
          </table:table-cell>
        </table:table-row>
        <table:table-row table:style-name="ro1">
          <table:table-cell office:value-type="float" office:value="1.50714893404038E+018" calcext:value-type="float">
            <text:p>1.50714893404038E+018</text:p>
          </table:table-cell>
          <table:table-cell office:value-type="float" office:value="259730.228160691" calcext:value-type="float">
            <text:p>259730.228160691</text:p>
          </table:table-cell>
          <table:table-cell office:value-type="float" office:value="3485055.7000733" calcext:value-type="float">
            <text:p>3485055.7000733</text:p>
          </table:table-cell>
        </table:table-row>
        <table:table-row table:style-name="ro1">
          <table:table-cell office:value-type="float" office:value="1.50714893425367E+018" calcext:value-type="float">
            <text:p>1.50714893425367E+018</text:p>
          </table:table-cell>
          <table:table-cell office:value-type="float" office:value="259730.228809124" calcext:value-type="float">
            <text:p>259730.228809124</text:p>
          </table:table-cell>
          <table:table-cell office:value-type="float" office:value="3485055.70097916" calcext:value-type="float">
            <text:p>3485055.70097916</text:p>
          </table:table-cell>
        </table:table-row>
        <table:table-row table:style-name="ro1">
          <table:table-cell office:value-type="float" office:value="1.50714893445206E+018" calcext:value-type="float">
            <text:p>1.50714893445206E+018</text:p>
          </table:table-cell>
          <table:table-cell office:value-type="float" office:value="259730.228847482" calcext:value-type="float">
            <text:p>259730.228847482</text:p>
          </table:table-cell>
          <table:table-cell office:value-type="float" office:value="3485055.7026424" calcext:value-type="float">
            <text:p>3485055.7026424</text:p>
          </table:table-cell>
        </table:table-row>
        <table:table-row table:style-name="ro1">
          <table:table-cell office:value-type="float" office:value="1.50714893464325E+018" calcext:value-type="float">
            <text:p>1.50714893464325E+018</text:p>
          </table:table-cell>
          <table:table-cell office:value-type="float" office:value="259730.228199049" calcext:value-type="float">
            <text:p>259730.228199049</text:p>
          </table:table-cell>
          <table:table-cell office:value-type="float" office:value="3485055.70173654" calcext:value-type="float">
            <text:p>3485055.70173654</text:p>
          </table:table-cell>
        </table:table-row>
        <table:table-row table:style-name="ro1">
          <table:table-cell office:value-type="float" office:value="1.50714893484823E+018" calcext:value-type="float">
            <text:p>1.50714893484823E+018</text:p>
          </table:table-cell>
          <table:table-cell office:value-type="float" office:value="259730.227711104" calcext:value-type="float">
            <text:p>259730.227711104</text:p>
          </table:table-cell>
          <table:table-cell office:value-type="float" office:value="3485055.70119308" calcext:value-type="float">
            <text:p>3485055.70119308</text:p>
          </table:table-cell>
        </table:table-row>
        <table:table-row table:style-name="ro1">
          <table:table-cell office:value-type="float" office:value="1.50714893504171E+018" calcext:value-type="float">
            <text:p>1.50714893504171E+018</text:p>
          </table:table-cell>
          <table:table-cell office:value-type="float" office:value="259730.227875941" calcext:value-type="float">
            <text:p>259730.227875941</text:p>
          </table:table-cell>
          <table:table-cell office:value-type="float" office:value="3485055.70174399" calcext:value-type="float">
            <text:p>3485055.70174399</text:p>
          </table:table-cell>
        </table:table-row>
        <table:table-row table:style-name="ro1">
          <table:table-cell office:value-type="float" office:value="1.50714893525502E+018" calcext:value-type="float">
            <text:p>1.50714893525502E+018</text:p>
          </table:table-cell>
          <table:table-cell office:value-type="float" office:value="259730.22741357" calcext:value-type="float">
            <text:p>259730.22741357</text:p>
          </table:table-cell>
          <table:table-cell office:value-type="float" office:value="3485055.70230936" calcext:value-type="float">
            <text:p>3485055.70230936</text:p>
          </table:table-cell>
        </table:table-row>
        <table:table-row table:style-name="ro1">
          <table:table-cell office:value-type="float" office:value="1.50714893544766E+018" calcext:value-type="float">
            <text:p>1.50714893544766E+018</text:p>
          </table:table-cell>
          <table:table-cell office:value-type="float" office:value="259730.228355191" calcext:value-type="float">
            <text:p>259730.228355191</text:p>
          </table:table-cell>
          <table:table-cell office:value-type="float" office:value="3485055.70191044" calcext:value-type="float">
            <text:p>3485055.70191044</text:p>
          </table:table-cell>
        </table:table-row>
        <table:table-row table:style-name="ro1">
          <table:table-cell office:value-type="float" office:value="1.50714893564378E+018" calcext:value-type="float">
            <text:p>1.50714893564378E+018</text:p>
          </table:table-cell>
          <table:table-cell office:value-type="float" office:value="259730.227540858" calcext:value-type="float">
            <text:p>259730.227540858</text:p>
          </table:table-cell>
          <table:table-cell office:value-type="float" office:value="3485055.70081981" calcext:value-type="float">
            <text:p>3485055.70081981</text:p>
          </table:table-cell>
        </table:table-row>
        <table:table-row table:style-name="ro1">
          <table:table-cell office:value-type="float" office:value="1.50714893584638E+018" calcext:value-type="float">
            <text:p>1.50714893584638E+018</text:p>
          </table:table-cell>
          <table:table-cell office:value-type="float" office:value="259730.227837582" calcext:value-type="float">
            <text:p>259730.227837582</text:p>
          </table:table-cell>
          <table:table-cell office:value-type="float" office:value="3485055.70008075" calcext:value-type="float">
            <text:p>3485055.70008075</text:p>
          </table:table-cell>
        </table:table-row>
        <table:table-row table:style-name="ro1">
          <table:table-cell office:value-type="float" office:value="1.50714893608711E+018" calcext:value-type="float">
            <text:p>1.50714893608711E+018</text:p>
          </table:table-cell>
          <table:table-cell office:value-type="float" office:value="259730.227048821" calcext:value-type="float">
            <text:p>259730.227048821</text:p>
          </table:table-cell>
          <table:table-cell office:value-type="float" office:value="3485055.70009894" calcext:value-type="float">
            <text:p>3485055.70009894</text:p>
          </table:table-cell>
        </table:table-row>
        <table:table-row table:style-name="ro1">
          <table:table-cell office:value-type="float" office:value="1.50714893624684E+018" calcext:value-type="float">
            <text:p>1.50714893624684E+018</text:p>
          </table:table-cell>
          <table:table-cell office:value-type="float" office:value="259730.228194702" calcext:value-type="float">
            <text:p>259730.228194702</text:p>
          </table:table-cell>
          <table:table-cell office:value-type="float" office:value="3485055.70154804" calcext:value-type="float">
            <text:p>3485055.70154804</text:p>
          </table:table-cell>
        </table:table-row>
        <table:table-row table:style-name="ro1">
          <table:table-cell office:value-type="float" office:value="1.50714893645573E+018" calcext:value-type="float">
            <text:p>1.50714893645573E+018</text:p>
          </table:table-cell>
          <table:table-cell office:value-type="float" office:value="259730.228020362" calcext:value-type="float">
            <text:p>259730.228020362</text:p>
          </table:table-cell>
          <table:table-cell office:value-type="float" office:value="3485055.70099735" calcext:value-type="float">
            <text:p>3485055.70099735</text:p>
          </table:table-cell>
        </table:table-row>
        <table:table-row table:style-name="ro1">
          <table:table-cell office:value-type="float" office:value="1.5071489366427E+018" calcext:value-type="float">
            <text:p>1.5071489366427E+018</text:p>
          </table:table-cell>
          <table:table-cell office:value-type="float" office:value="259730.227999137" calcext:value-type="float">
            <text:p>259730.227999137</text:p>
          </table:table-cell>
          <table:table-cell office:value-type="float" office:value="3485055.70007702" calcext:value-type="float">
            <text:p>3485055.70007702</text:p>
          </table:table-cell>
        </table:table-row>
        <table:table-row table:style-name="ro1">
          <table:table-cell office:value-type="float" office:value="1.50714893684684E+018" calcext:value-type="float">
            <text:p>1.50714893684684E+018</text:p>
          </table:table-cell>
          <table:table-cell office:value-type="float" office:value="259730.227027341" calcext:value-type="float">
            <text:p>259730.227027341</text:p>
          </table:table-cell>
          <table:table-cell office:value-type="float" office:value="3485055.69916752" calcext:value-type="float">
            <text:p>3485055.69916752</text:p>
          </table:table-cell>
        </table:table-row>
        <table:table-row table:style-name="ro1">
          <table:table-cell office:value-type="float" office:value="1.50714893707183E+018" calcext:value-type="float">
            <text:p>1.50714893707183E+018</text:p>
          </table:table-cell>
          <table:table-cell office:value-type="float" office:value="259730.227511194" calcext:value-type="float">
            <text:p>259730.227511194</text:p>
          </table:table-cell>
          <table:table-cell office:value-type="float" office:value="3485055.69953357" calcext:value-type="float">
            <text:p>3485055.69953357</text:p>
          </table:table-cell>
        </table:table-row>
        <table:table-row table:style-name="ro1">
          <table:table-cell office:value-type="float" office:value="1.50714893724901E+018" calcext:value-type="float">
            <text:p>1.50714893724901E+018</text:p>
          </table:table-cell>
          <table:table-cell office:value-type="float" office:value="259730.227828888" calcext:value-type="float">
            <text:p>259730.227828888</text:p>
          </table:table-cell>
          <table:table-cell office:value-type="float" office:value="3485055.69970374" calcext:value-type="float">
            <text:p>3485055.69970374</text:p>
          </table:table-cell>
        </table:table-row>
        <table:table-row table:style-name="ro1">
          <table:table-cell office:value-type="float" office:value="1.50714893744844E+018" calcext:value-type="float">
            <text:p>1.50714893744844E+018</text:p>
          </table:table-cell>
          <table:table-cell office:value-type="float" office:value="259730.226394976" calcext:value-type="float">
            <text:p>259730.226394976</text:p>
          </table:table-cell>
          <table:table-cell office:value-type="float" office:value="3485055.69937071" calcext:value-type="float">
            <text:p>3485055.69937071</text:p>
          </table:table-cell>
        </table:table-row>
        <table:table-row table:style-name="ro1">
          <table:table-cell office:value-type="float" office:value="1.50714893765055E+018" calcext:value-type="float">
            <text:p>1.50714893765055E+018</text:p>
          </table:table-cell>
          <table:table-cell office:value-type="float" office:value="259730.228117986" calcext:value-type="float">
            <text:p>259730.228117986</text:p>
          </table:table-cell>
          <table:table-cell office:value-type="float" office:value="3485055.69822155" calcext:value-type="float">
            <text:p>3485055.69822155</text:p>
          </table:table-cell>
        </table:table-row>
        <table:table-row table:style-name="ro1">
          <table:table-cell office:value-type="float" office:value="1.5071489378499E+018" calcext:value-type="float">
            <text:p>1.5071489378499E+018</text:p>
          </table:table-cell>
          <table:table-cell office:value-type="float" office:value="259730.226882919" calcext:value-type="float">
            <text:p>259730.226882919</text:p>
          </table:table-cell>
          <table:table-cell office:value-type="float" office:value="3485055.69991416" calcext:value-type="float">
            <text:p>3485055.69991416</text:p>
          </table:table-cell>
        </table:table-row>
        <table:table-row table:style-name="ro1">
          <table:table-cell office:value-type="float" office:value="1.50714893804819E+018" calcext:value-type="float">
            <text:p>1.50714893804819E+018</text:p>
          </table:table-cell>
          <table:table-cell office:value-type="float" office:value="259730.226891358" calcext:value-type="float">
            <text:p>259730.226891358</text:p>
          </table:table-cell>
          <table:table-cell office:value-type="float" office:value="3485055.70028008" calcext:value-type="float">
            <text:p>3485055.70028008</text:p>
          </table:table-cell>
        </table:table-row>
        <table:table-row table:style-name="ro1">
          <table:table-cell office:value-type="float" office:value="1.50714893824743E+018" calcext:value-type="float">
            <text:p>1.50714893824743E+018</text:p>
          </table:table-cell>
          <table:table-cell office:value-type="float" office:value="259730.22659054" calcext:value-type="float">
            <text:p>259730.22659054</text:p>
          </table:table-cell>
          <table:table-cell office:value-type="float" office:value="3485055.70084172" calcext:value-type="float">
            <text:p>3485055.70084172</text:p>
          </table:table-cell>
        </table:table-row>
        <table:table-row table:style-name="ro1">
          <table:table-cell office:value-type="float" office:value="1.5071489384436E+018" calcext:value-type="float">
            <text:p>1.5071489384436E+018</text:p>
          </table:table-cell>
          <table:table-cell office:value-type="float" office:value="259730.225665797" calcext:value-type="float">
            <text:p>259730.225665797</text:p>
          </table:table-cell>
          <table:table-cell office:value-type="float" office:value="3485055.70197247" calcext:value-type="float">
            <text:p>3485055.70197247</text:p>
          </table:table-cell>
        </table:table-row>
        <table:table-row table:style-name="ro1">
          <table:table-cell office:value-type="float" office:value="1.50714893864567E+018" calcext:value-type="float">
            <text:p>1.50714893864567E+018</text:p>
          </table:table-cell>
          <table:table-cell office:value-type="float" office:value="259730.228957892" calcext:value-type="float">
            <text:p>259730.228957892</text:p>
          </table:table-cell>
          <table:table-cell office:value-type="float" office:value="3485055.70042102" calcext:value-type="float">
            <text:p>3485055.70042102</text:p>
          </table:table-cell>
        </table:table-row>
        <table:table-row table:style-name="ro1">
          <table:table-cell office:value-type="float" office:value="1.50714893885573E+018" calcext:value-type="float">
            <text:p>1.50714893885573E+018</text:p>
          </table:table-cell>
          <table:table-cell office:value-type="float" office:value="259730.228342405" calcext:value-type="float">
            <text:p>259730.228342405</text:p>
          </table:table-cell>
          <table:table-cell office:value-type="float" office:value="3485055.70135603" calcext:value-type="float">
            <text:p>3485055.70135603</text:p>
          </table:table-cell>
        </table:table-row>
        <table:table-row table:style-name="ro1">
          <table:table-cell office:value-type="float" office:value="1.50714893904373E+018" calcext:value-type="float">
            <text:p>1.50714893904373E+018</text:p>
          </table:table-cell>
          <table:table-cell office:value-type="float" office:value="259730.235292154" calcext:value-type="float">
            <text:p>259730.235292154</text:p>
          </table:table-cell>
          <table:table-cell office:value-type="float" office:value="3485055.70008633" calcext:value-type="float">
            <text:p>3485055.70008633</text:p>
          </table:table-cell>
        </table:table-row>
        <table:table-row table:style-name="ro1">
          <table:table-cell office:value-type="float" office:value="1.50714893923849E+018" calcext:value-type="float">
            <text:p>1.50714893923849E+018</text:p>
          </table:table-cell>
          <table:table-cell office:value-type="float" office:value="259730.262451498" calcext:value-type="float">
            <text:p>259730.262451498</text:p>
          </table:table-cell>
          <table:table-cell office:value-type="float" office:value="3485055.69613172" calcext:value-type="float">
            <text:p>3485055.69613172</text:p>
          </table:table-cell>
        </table:table-row>
        <table:table-row table:style-name="ro1">
          <table:table-cell office:value-type="float" office:value="1.50714893944259E+018" calcext:value-type="float">
            <text:p>1.50714893944259E+018</text:p>
          </table:table-cell>
          <table:table-cell office:value-type="float" office:value="259730.341582823" calcext:value-type="float">
            <text:p>259730.341582823</text:p>
          </table:table-cell>
          <table:table-cell office:value-type="float" office:value="3485055.69135572" calcext:value-type="float">
            <text:p>3485055.69135572</text:p>
          </table:table-cell>
        </table:table-row>
        <table:table-row table:style-name="ro1">
          <table:table-cell office:value-type="float" office:value="1.50714893965205E+018" calcext:value-type="float">
            <text:p>1.50714893965205E+018</text:p>
          </table:table-cell>
          <table:table-cell office:value-type="float" office:value="259730.510383797" calcext:value-type="float">
            <text:p>259730.510383797</text:p>
          </table:table-cell>
          <table:table-cell office:value-type="float" office:value="3485055.66545194" calcext:value-type="float">
            <text:p>3485055.66545194</text:p>
          </table:table-cell>
        </table:table-row>
        <table:table-row table:style-name="ro1">
          <table:table-cell office:value-type="float" office:value="1.50714893990936E+018" calcext:value-type="float">
            <text:p>1.50714893990936E+018</text:p>
          </table:table-cell>
          <table:table-cell office:value-type="float" office:value="259730.731415121" calcext:value-type="float">
            <text:p>259730.731415121</text:p>
          </table:table-cell>
          <table:table-cell office:value-type="float" office:value="3485055.63632446" calcext:value-type="float">
            <text:p>3485055.63632446</text:p>
          </table:table-cell>
        </table:table-row>
        <table:table-row table:style-name="ro1">
          <table:table-cell office:value-type="float" office:value="1.50714894004159E+018" calcext:value-type="float">
            <text:p>1.50714894004159E+018</text:p>
          </table:table-cell>
          <table:table-cell office:value-type="float" office:value="259730.973262261" calcext:value-type="float">
            <text:p>259730.973262261</text:p>
          </table:table-cell>
          <table:table-cell office:value-type="float" office:value="3485055.59616637" calcext:value-type="float">
            <text:p>3485055.596166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11:14:51.686748576</meta:creation-date>
    <dc:date>2017-11-27T11:16:08.134300900</dc:date>
    <meta:editing-duration>PT1M16S</meta:editing-duration>
    <meta:editing-cycles>1</meta:editing-cycles>
    <meta:document-statistic meta:table-count="1" meta:cell-count="1203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5.137cm" svg:y="4.203cm" style:legend-expansion="high" chart:style-name="ch2"/>
        <chart:plot-area chart:style-name="ch3" table:cell-range-address="Sheet1.A1:Sheet1.B401" svg:x="0.319cm" svg:y="0.18cm" svg:width="14.499cm" svg:height="8.645cm">
          <chartooo:coordinate-region svg:x="1.708cm" svg:y="0.379cm" svg:width="11.719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" chart:class="chart:scatter">
            <chart:domain table:cell-range-address="Sheet1.A1:Sheet1.A401"/>
            <chart:data-point chart:repeated="4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.50714886005095E+018">
                <text:p>1.50714886005095E+018</text:p>
                <draw:g>
                  <svg:desc>Sheet1.A1:Sheet1.A401</svg:desc>
                </draw:g>
              </table:table-cell>
            </table:table-row>
            <table:table-row>
              <table:table-cell office:value-type="string"/>
              <table:table-cell office:value-type="float" office:value="1.50714886024636E+018">
                <text:p>1.50714886024636E+018</text:p>
              </table:table-cell>
            </table:table-row>
            <table:table-row>
              <table:table-cell office:value-type="string"/>
              <table:table-cell office:value-type="float" office:value="1.50714886044477E+018">
                <text:p>1.50714886044477E+018</text:p>
              </table:table-cell>
            </table:table-row>
            <table:table-row>
              <table:table-cell office:value-type="string"/>
              <table:table-cell office:value-type="float" office:value="1.50714886072348E+018">
                <text:p>1.50714886072348E+018</text:p>
              </table:table-cell>
            </table:table-row>
            <table:table-row>
              <table:table-cell office:value-type="string"/>
              <table:table-cell office:value-type="float" office:value="1.50714886084584E+018">
                <text:p>1.50714886084584E+018</text:p>
              </table:table-cell>
            </table:table-row>
            <table:table-row>
              <table:table-cell office:value-type="string"/>
              <table:table-cell office:value-type="float" office:value="1.50714886103819E+018">
                <text:p>1.50714886103819E+018</text:p>
              </table:table-cell>
            </table:table-row>
            <table:table-row>
              <table:table-cell office:value-type="string"/>
              <table:table-cell office:value-type="float" office:value="1.50714886124166E+018">
                <text:p>1.50714886124166E+018</text:p>
              </table:table-cell>
            </table:table-row>
            <table:table-row>
              <table:table-cell office:value-type="string"/>
              <table:table-cell office:value-type="float" office:value="1.50714886145341E+018">
                <text:p>1.50714886145341E+018</text:p>
              </table:table-cell>
            </table:table-row>
            <table:table-row>
              <table:table-cell office:value-type="string"/>
              <table:table-cell office:value-type="float" office:value="1.50714886164752E+018">
                <text:p>1.50714886164752E+018</text:p>
              </table:table-cell>
            </table:table-row>
            <table:table-row>
              <table:table-cell office:value-type="string"/>
              <table:table-cell office:value-type="float" office:value="1.50714886184323E+018">
                <text:p>1.50714886184323E+018</text:p>
              </table:table-cell>
            </table:table-row>
            <table:table-row>
              <table:table-cell office:value-type="string"/>
              <table:table-cell office:value-type="float" office:value="1.50714886204843E+018">
                <text:p>1.50714886204843E+018</text:p>
              </table:table-cell>
            </table:table-row>
            <table:table-row>
              <table:table-cell office:value-type="string"/>
              <table:table-cell office:value-type="float" office:value="1.50714886224291E+018">
                <text:p>1.50714886224291E+018</text:p>
              </table:table-cell>
            </table:table-row>
            <table:table-row>
              <table:table-cell office:value-type="string"/>
              <table:table-cell office:value-type="float" office:value="1.50714886244995E+018">
                <text:p>1.50714886244995E+018</text:p>
              </table:table-cell>
            </table:table-row>
            <table:table-row>
              <table:table-cell office:value-type="string"/>
              <table:table-cell office:value-type="float" office:value="1.50714886264206E+018">
                <text:p>1.50714886264206E+018</text:p>
              </table:table-cell>
            </table:table-row>
            <table:table-row>
              <table:table-cell office:value-type="string"/>
              <table:table-cell office:value-type="float" office:value="1.50714886284809E+018">
                <text:p>1.50714886284809E+018</text:p>
              </table:table-cell>
            </table:table-row>
            <table:table-row>
              <table:table-cell office:value-type="string"/>
              <table:table-cell office:value-type="float" office:value="1.50714886304096E+018">
                <text:p>1.50714886304096E+018</text:p>
              </table:table-cell>
            </table:table-row>
            <table:table-row>
              <table:table-cell office:value-type="string"/>
              <table:table-cell office:value-type="float" office:value="1.50714886324725E+018">
                <text:p>1.50714886324725E+018</text:p>
              </table:table-cell>
            </table:table-row>
            <table:table-row>
              <table:table-cell office:value-type="string"/>
              <table:table-cell office:value-type="float" office:value="1.50714886345061E+018">
                <text:p>1.50714886345061E+018</text:p>
              </table:table-cell>
            </table:table-row>
            <table:table-row>
              <table:table-cell office:value-type="string"/>
              <table:table-cell office:value-type="float" office:value="1.50714886364813E+018">
                <text:p>1.50714886364813E+018</text:p>
              </table:table-cell>
            </table:table-row>
            <table:table-row>
              <table:table-cell office:value-type="string"/>
              <table:table-cell office:value-type="float" office:value="1.50714886383959E+018">
                <text:p>1.50714886383959E+018</text:p>
              </table:table-cell>
            </table:table-row>
            <table:table-row>
              <table:table-cell office:value-type="string"/>
              <table:table-cell office:value-type="float" office:value="1.50714886404032E+018">
                <text:p>1.50714886404032E+018</text:p>
              </table:table-cell>
            </table:table-row>
            <table:table-row>
              <table:table-cell office:value-type="string"/>
              <table:table-cell office:value-type="float" office:value="1.50714886424306E+018">
                <text:p>1.50714886424306E+018</text:p>
              </table:table-cell>
            </table:table-row>
            <table:table-row>
              <table:table-cell office:value-type="string"/>
              <table:table-cell office:value-type="float" office:value="1.50714886444406E+018">
                <text:p>1.50714886444406E+018</text:p>
              </table:table-cell>
            </table:table-row>
            <table:table-row>
              <table:table-cell office:value-type="string"/>
              <table:table-cell office:value-type="float" office:value="1.50714886464604E+018">
                <text:p>1.50714886464604E+018</text:p>
              </table:table-cell>
            </table:table-row>
            <table:table-row>
              <table:table-cell office:value-type="string"/>
              <table:table-cell office:value-type="float" office:value="1.50714886483879E+018">
                <text:p>1.50714886483879E+018</text:p>
              </table:table-cell>
            </table:table-row>
            <table:table-row>
              <table:table-cell office:value-type="string"/>
              <table:table-cell office:value-type="float" office:value="1.50714886506256E+018">
                <text:p>1.50714886506256E+018</text:p>
              </table:table-cell>
            </table:table-row>
            <table:table-row>
              <table:table-cell office:value-type="string"/>
              <table:table-cell office:value-type="float" office:value="1.50714886524209E+018">
                <text:p>1.50714886524209E+018</text:p>
              </table:table-cell>
            </table:table-row>
            <table:table-row>
              <table:table-cell office:value-type="string"/>
              <table:table-cell office:value-type="float" office:value="1.50714886545049E+018">
                <text:p>1.50714886545049E+018</text:p>
              </table:table-cell>
            </table:table-row>
            <table:table-row>
              <table:table-cell office:value-type="string"/>
              <table:table-cell office:value-type="float" office:value="1.50714886564781E+018">
                <text:p>1.50714886564781E+018</text:p>
              </table:table-cell>
            </table:table-row>
            <table:table-row>
              <table:table-cell office:value-type="string"/>
              <table:table-cell office:value-type="float" office:value="1.50714886584055E+018">
                <text:p>1.50714886584055E+018</text:p>
              </table:table-cell>
            </table:table-row>
            <table:table-row>
              <table:table-cell office:value-type="string"/>
              <table:table-cell office:value-type="float" office:value="1.50714886603998E+018">
                <text:p>1.50714886603998E+018</text:p>
              </table:table-cell>
            </table:table-row>
            <table:table-row>
              <table:table-cell office:value-type="string"/>
              <table:table-cell office:value-type="float" office:value="1.50714886624298E+018">
                <text:p>1.50714886624298E+018</text:p>
              </table:table-cell>
            </table:table-row>
            <table:table-row>
              <table:table-cell office:value-type="string"/>
              <table:table-cell office:value-type="float" office:value="1.50714886644602E+018">
                <text:p>1.50714886644602E+018</text:p>
              </table:table-cell>
            </table:table-row>
            <table:table-row>
              <table:table-cell office:value-type="string"/>
              <table:table-cell office:value-type="float" office:value="1.50714886665232E+018">
                <text:p>1.50714886665232E+018</text:p>
              </table:table-cell>
            </table:table-row>
            <table:table-row>
              <table:table-cell office:value-type="string"/>
              <table:table-cell office:value-type="float" office:value="1.50714886683901E+018">
                <text:p>1.50714886683901E+018</text:p>
              </table:table-cell>
            </table:table-row>
            <table:table-row>
              <table:table-cell office:value-type="string"/>
              <table:table-cell office:value-type="float" office:value="1.50714886705652E+018">
                <text:p>1.50714886705652E+018</text:p>
              </table:table-cell>
            </table:table-row>
            <table:table-row>
              <table:table-cell office:value-type="string"/>
              <table:table-cell office:value-type="float" office:value="1.50714886723702E+018">
                <text:p>1.50714886723702E+018</text:p>
              </table:table-cell>
            </table:table-row>
            <table:table-row>
              <table:table-cell office:value-type="string"/>
              <table:table-cell office:value-type="float" office:value="1.50714886745427E+018">
                <text:p>1.50714886745427E+018</text:p>
              </table:table-cell>
            </table:table-row>
            <table:table-row>
              <table:table-cell office:value-type="string"/>
              <table:table-cell office:value-type="float" office:value="1.50714886764293E+018">
                <text:p>1.50714886764293E+018</text:p>
              </table:table-cell>
            </table:table-row>
            <table:table-row>
              <table:table-cell office:value-type="string"/>
              <table:table-cell office:value-type="float" office:value="1.50714886784423E+018">
                <text:p>1.50714886784423E+018</text:p>
              </table:table-cell>
            </table:table-row>
            <table:table-row>
              <table:table-cell office:value-type="string"/>
              <table:table-cell office:value-type="float" office:value="1.50714886809341E+018">
                <text:p>1.50714886809341E+018</text:p>
              </table:table-cell>
            </table:table-row>
            <table:table-row>
              <table:table-cell office:value-type="string"/>
              <table:table-cell office:value-type="float" office:value="1.50714886823907E+018">
                <text:p>1.50714886823907E+018</text:p>
              </table:table-cell>
            </table:table-row>
            <table:table-row>
              <table:table-cell office:value-type="string"/>
              <table:table-cell office:value-type="float" office:value="1.50714886844062E+018">
                <text:p>1.50714886844062E+018</text:p>
              </table:table-cell>
            </table:table-row>
            <table:table-row>
              <table:table-cell office:value-type="string"/>
              <table:table-cell office:value-type="float" office:value="1.50714886864851E+018">
                <text:p>1.50714886864851E+018</text:p>
              </table:table-cell>
            </table:table-row>
            <table:table-row>
              <table:table-cell office:value-type="string"/>
              <table:table-cell office:value-type="float" office:value="1.50714886883966E+018">
                <text:p>1.50714886883966E+018</text:p>
              </table:table-cell>
            </table:table-row>
            <table:table-row>
              <table:table-cell office:value-type="string"/>
              <table:table-cell office:value-type="float" office:value="1.50714886904814E+018">
                <text:p>1.50714886904814E+018</text:p>
              </table:table-cell>
            </table:table-row>
            <table:table-row>
              <table:table-cell office:value-type="string"/>
              <table:table-cell office:value-type="float" office:value="1.50714886924054E+018">
                <text:p>1.50714886924054E+018</text:p>
              </table:table-cell>
            </table:table-row>
            <table:table-row>
              <table:table-cell office:value-type="string"/>
              <table:table-cell office:value-type="float" office:value="1.50714886944894E+018">
                <text:p>1.50714886944894E+018</text:p>
              </table:table-cell>
            </table:table-row>
            <table:table-row>
              <table:table-cell office:value-type="string"/>
              <table:table-cell office:value-type="float" office:value="1.50714886964438E+018">
                <text:p>1.50714886964438E+018</text:p>
              </table:table-cell>
            </table:table-row>
            <table:table-row>
              <table:table-cell office:value-type="string"/>
              <table:table-cell office:value-type="float" office:value="1.5071488698531E+018">
                <text:p>1.5071488698531E+018</text:p>
              </table:table-cell>
            </table:table-row>
            <table:table-row>
              <table:table-cell office:value-type="string"/>
              <table:table-cell office:value-type="float" office:value="1.50714887005178E+018">
                <text:p>1.50714887005178E+018</text:p>
              </table:table-cell>
            </table:table-row>
            <table:table-row>
              <table:table-cell office:value-type="string"/>
              <table:table-cell office:value-type="float" office:value="1.50714887024632E+018">
                <text:p>1.50714887024632E+018</text:p>
              </table:table-cell>
            </table:table-row>
            <table:table-row>
              <table:table-cell office:value-type="string"/>
              <table:table-cell office:value-type="float" office:value="1.50714887045936E+018">
                <text:p>1.50714887045936E+018</text:p>
              </table:table-cell>
            </table:table-row>
            <table:table-row>
              <table:table-cell office:value-type="string"/>
              <table:table-cell office:value-type="float" office:value="1.50714887065697E+018">
                <text:p>1.50714887065697E+018</text:p>
              </table:table-cell>
            </table:table-row>
            <table:table-row>
              <table:table-cell office:value-type="string"/>
              <table:table-cell office:value-type="float" office:value="1.50714887084356E+018">
                <text:p>1.50714887084356E+018</text:p>
              </table:table-cell>
            </table:table-row>
            <table:table-row>
              <table:table-cell office:value-type="string"/>
              <table:table-cell office:value-type="float" office:value="1.50714887104786E+018">
                <text:p>1.50714887104786E+018</text:p>
              </table:table-cell>
            </table:table-row>
            <table:table-row>
              <table:table-cell office:value-type="string"/>
              <table:table-cell office:value-type="float" office:value="1.5071488712476E+018">
                <text:p>1.5071488712476E+018</text:p>
              </table:table-cell>
            </table:table-row>
            <table:table-row>
              <table:table-cell office:value-type="string"/>
              <table:table-cell office:value-type="float" office:value="1.50714887144339E+018">
                <text:p>1.50714887144339E+018</text:p>
              </table:table-cell>
            </table:table-row>
            <table:table-row>
              <table:table-cell office:value-type="string"/>
              <table:table-cell office:value-type="float" office:value="1.50714887164399E+018">
                <text:p>1.50714887164399E+018</text:p>
              </table:table-cell>
            </table:table-row>
            <table:table-row>
              <table:table-cell office:value-type="string"/>
              <table:table-cell office:value-type="float" office:value="1.50714887184616E+018">
                <text:p>1.50714887184616E+018</text:p>
              </table:table-cell>
            </table:table-row>
            <table:table-row>
              <table:table-cell office:value-type="string"/>
              <table:table-cell office:value-type="float" office:value="1.50714887204699E+018">
                <text:p>1.50714887204699E+018</text:p>
              </table:table-cell>
            </table:table-row>
            <table:table-row>
              <table:table-cell office:value-type="string"/>
              <table:table-cell office:value-type="float" office:value="1.50714887224707E+018">
                <text:p>1.50714887224707E+018</text:p>
              </table:table-cell>
            </table:table-row>
            <table:table-row>
              <table:table-cell office:value-type="string"/>
              <table:table-cell office:value-type="float" office:value="1.50714887245533E+018">
                <text:p>1.50714887245533E+018</text:p>
              </table:table-cell>
            </table:table-row>
            <table:table-row>
              <table:table-cell office:value-type="string"/>
              <table:table-cell office:value-type="float" office:value="1.50714887264424E+018">
                <text:p>1.50714887264424E+018</text:p>
              </table:table-cell>
            </table:table-row>
            <table:table-row>
              <table:table-cell office:value-type="string"/>
              <table:table-cell office:value-type="float" office:value="1.50714887284556E+018">
                <text:p>1.50714887284556E+018</text:p>
              </table:table-cell>
            </table:table-row>
            <table:table-row>
              <table:table-cell office:value-type="string"/>
              <table:table-cell office:value-type="float" office:value="1.50714887309631E+018">
                <text:p>1.50714887309631E+018</text:p>
              </table:table-cell>
            </table:table-row>
            <table:table-row>
              <table:table-cell office:value-type="string"/>
              <table:table-cell office:value-type="float" office:value="1.50714887324808E+018">
                <text:p>1.50714887324808E+018</text:p>
              </table:table-cell>
            </table:table-row>
            <table:table-row>
              <table:table-cell office:value-type="string"/>
              <table:table-cell office:value-type="float" office:value="1.50714887344578E+018">
                <text:p>1.50714887344578E+018</text:p>
              </table:table-cell>
            </table:table-row>
            <table:table-row>
              <table:table-cell office:value-type="string"/>
              <table:table-cell office:value-type="float" office:value="1.50714887363752E+018">
                <text:p>1.50714887363752E+018</text:p>
              </table:table-cell>
            </table:table-row>
            <table:table-row>
              <table:table-cell office:value-type="string"/>
              <table:table-cell office:value-type="float" office:value="1.50714887384081E+018">
                <text:p>1.50714887384081E+018</text:p>
              </table:table-cell>
            </table:table-row>
            <table:table-row>
              <table:table-cell office:value-type="string"/>
              <table:table-cell office:value-type="float" office:value="1.50714887405325E+018">
                <text:p>1.50714887405325E+018</text:p>
              </table:table-cell>
            </table:table-row>
            <table:table-row>
              <table:table-cell office:value-type="string"/>
              <table:table-cell office:value-type="float" office:value="1.50714887424675E+018">
                <text:p>1.50714887424675E+018</text:p>
              </table:table-cell>
            </table:table-row>
            <table:table-row>
              <table:table-cell office:value-type="string"/>
              <table:table-cell office:value-type="float" office:value="1.50714887443777E+018">
                <text:p>1.50714887443777E+018</text:p>
              </table:table-cell>
            </table:table-row>
            <table:table-row>
              <table:table-cell office:value-type="string"/>
              <table:table-cell office:value-type="float" office:value="1.50714887465041E+018">
                <text:p>1.50714887465041E+018</text:p>
              </table:table-cell>
            </table:table-row>
            <table:table-row>
              <table:table-cell office:value-type="string"/>
              <table:table-cell office:value-type="float" office:value="1.50714887485306E+018">
                <text:p>1.50714887485306E+018</text:p>
              </table:table-cell>
            </table:table-row>
            <table:table-row>
              <table:table-cell office:value-type="string"/>
              <table:table-cell office:value-type="float" office:value="1.50714887509612E+018">
                <text:p>1.50714887509612E+018</text:p>
              </table:table-cell>
            </table:table-row>
            <table:table-row>
              <table:table-cell office:value-type="string"/>
              <table:table-cell office:value-type="float" office:value="1.5071488752433E+018">
                <text:p>1.5071488752433E+018</text:p>
              </table:table-cell>
            </table:table-row>
            <table:table-row>
              <table:table-cell office:value-type="string"/>
              <table:table-cell office:value-type="float" office:value="1.50714887544999E+018">
                <text:p>1.50714887544999E+018</text:p>
              </table:table-cell>
            </table:table-row>
            <table:table-row>
              <table:table-cell office:value-type="string"/>
              <table:table-cell office:value-type="float" office:value="1.50714887564719E+018">
                <text:p>1.50714887564719E+018</text:p>
              </table:table-cell>
            </table:table-row>
            <table:table-row>
              <table:table-cell office:value-type="string"/>
              <table:table-cell office:value-type="float" office:value="1.50714887584287E+018">
                <text:p>1.50714887584287E+018</text:p>
              </table:table-cell>
            </table:table-row>
            <table:table-row>
              <table:table-cell office:value-type="string"/>
              <table:table-cell office:value-type="float" office:value="1.50714887604935E+018">
                <text:p>1.50714887604935E+018</text:p>
              </table:table-cell>
            </table:table-row>
            <table:table-row>
              <table:table-cell office:value-type="string"/>
              <table:table-cell office:value-type="float" office:value="1.50714887624598E+018">
                <text:p>1.50714887624598E+018</text:p>
              </table:table-cell>
            </table:table-row>
            <table:table-row>
              <table:table-cell office:value-type="string"/>
              <table:table-cell office:value-type="float" office:value="1.50714887644855E+018">
                <text:p>1.50714887644855E+018</text:p>
              </table:table-cell>
            </table:table-row>
            <table:table-row>
              <table:table-cell office:value-type="string"/>
              <table:table-cell office:value-type="float" office:value="1.50714887664899E+018">
                <text:p>1.50714887664899E+018</text:p>
              </table:table-cell>
            </table:table-row>
            <table:table-row>
              <table:table-cell office:value-type="string"/>
              <table:table-cell office:value-type="float" office:value="1.50714887684193E+018">
                <text:p>1.50714887684193E+018</text:p>
              </table:table-cell>
            </table:table-row>
            <table:table-row>
              <table:table-cell office:value-type="string"/>
              <table:table-cell office:value-type="float" office:value="1.5071488770523E+018">
                <text:p>1.5071488770523E+018</text:p>
              </table:table-cell>
            </table:table-row>
            <table:table-row>
              <table:table-cell office:value-type="string"/>
              <table:table-cell office:value-type="float" office:value="1.50714887724263E+018">
                <text:p>1.50714887724263E+018</text:p>
              </table:table-cell>
            </table:table-row>
            <table:table-row>
              <table:table-cell office:value-type="string"/>
              <table:table-cell office:value-type="float" office:value="1.5071488774679E+018">
                <text:p>1.5071488774679E+018</text:p>
              </table:table-cell>
            </table:table-row>
            <table:table-row>
              <table:table-cell office:value-type="string"/>
              <table:table-cell office:value-type="float" office:value="1.5071488776386E+018">
                <text:p>1.5071488776386E+018</text:p>
              </table:table-cell>
            </table:table-row>
            <table:table-row>
              <table:table-cell office:value-type="string"/>
              <table:table-cell office:value-type="float" office:value="1.50714887784503E+018">
                <text:p>1.50714887784503E+018</text:p>
              </table:table-cell>
            </table:table-row>
            <table:table-row>
              <table:table-cell office:value-type="string"/>
              <table:table-cell office:value-type="float" office:value="1.50714887804325E+018">
                <text:p>1.50714887804325E+018</text:p>
              </table:table-cell>
            </table:table-row>
            <table:table-row>
              <table:table-cell office:value-type="string"/>
              <table:table-cell office:value-type="float" office:value="1.50714887825619E+018">
                <text:p>1.50714887825619E+018</text:p>
              </table:table-cell>
            </table:table-row>
            <table:table-row>
              <table:table-cell office:value-type="string"/>
              <table:table-cell office:value-type="float" office:value="1.50714887844884E+018">
                <text:p>1.50714887844884E+018</text:p>
              </table:table-cell>
            </table:table-row>
            <table:table-row>
              <table:table-cell office:value-type="string"/>
              <table:table-cell office:value-type="float" office:value="1.50714887864383E+018">
                <text:p>1.50714887864383E+018</text:p>
              </table:table-cell>
            </table:table-row>
            <table:table-row>
              <table:table-cell office:value-type="string"/>
              <table:table-cell office:value-type="float" office:value="1.50714887885124E+018">
                <text:p>1.50714887885124E+018</text:p>
              </table:table-cell>
            </table:table-row>
            <table:table-row>
              <table:table-cell office:value-type="string"/>
              <table:table-cell office:value-type="float" office:value="1.50714887904377E+018">
                <text:p>1.50714887904377E+018</text:p>
              </table:table-cell>
            </table:table-row>
            <table:table-row>
              <table:table-cell office:value-type="string"/>
              <table:table-cell office:value-type="float" office:value="1.50714887924712E+018">
                <text:p>1.50714887924712E+018</text:p>
              </table:table-cell>
            </table:table-row>
            <table:table-row>
              <table:table-cell office:value-type="string"/>
              <table:table-cell office:value-type="float" office:value="1.50714887945892E+018">
                <text:p>1.50714887945892E+018</text:p>
              </table:table-cell>
            </table:table-row>
            <table:table-row>
              <table:table-cell office:value-type="string"/>
              <table:table-cell office:value-type="float" office:value="1.50714887964378E+018">
                <text:p>1.50714887964378E+018</text:p>
              </table:table-cell>
            </table:table-row>
            <table:table-row>
              <table:table-cell office:value-type="string"/>
              <table:table-cell office:value-type="float" office:value="1.50714887984717E+018">
                <text:p>1.50714887984717E+018</text:p>
              </table:table-cell>
            </table:table-row>
            <table:table-row>
              <table:table-cell office:value-type="string"/>
              <table:table-cell office:value-type="float" office:value="1.50714888004094E+018">
                <text:p>1.50714888004094E+018</text:p>
              </table:table-cell>
            </table:table-row>
            <table:table-row>
              <table:table-cell office:value-type="string"/>
              <table:table-cell office:value-type="float" office:value="1.50714888025236E+018">
                <text:p>1.50714888025236E+018</text:p>
              </table:table-cell>
            </table:table-row>
            <table:table-row>
              <table:table-cell office:value-type="string"/>
              <table:table-cell office:value-type="float" office:value="1.50714888044444E+018">
                <text:p>1.50714888044444E+018</text:p>
              </table:table-cell>
            </table:table-row>
            <table:table-row>
              <table:table-cell office:value-type="string"/>
              <table:table-cell office:value-type="float" office:value="1.50714888064984E+018">
                <text:p>1.50714888064984E+018</text:p>
              </table:table-cell>
            </table:table-row>
            <table:table-row>
              <table:table-cell office:value-type="string"/>
              <table:table-cell office:value-type="float" office:value="1.50714888084123E+018">
                <text:p>1.50714888084123E+018</text:p>
              </table:table-cell>
            </table:table-row>
            <table:table-row>
              <table:table-cell office:value-type="string"/>
              <table:table-cell office:value-type="float" office:value="1.50714888106127E+018">
                <text:p>1.50714888106127E+018</text:p>
              </table:table-cell>
            </table:table-row>
            <table:table-row>
              <table:table-cell office:value-type="string"/>
              <table:table-cell office:value-type="float" office:value="1.50714888124265E+018">
                <text:p>1.50714888124265E+018</text:p>
              </table:table-cell>
            </table:table-row>
            <table:table-row>
              <table:table-cell office:value-type="string"/>
              <table:table-cell office:value-type="float" office:value="1.5071488814468E+018">
                <text:p>1.5071488814468E+018</text:p>
              </table:table-cell>
            </table:table-row>
            <table:table-row>
              <table:table-cell office:value-type="string"/>
              <table:table-cell office:value-type="float" office:value="1.50714888163976E+018">
                <text:p>1.50714888163976E+018</text:p>
              </table:table-cell>
            </table:table-row>
            <table:table-row>
              <table:table-cell office:value-type="string"/>
              <table:table-cell office:value-type="float" office:value="1.50714888184349E+018">
                <text:p>1.50714888184349E+018</text:p>
              </table:table-cell>
            </table:table-row>
            <table:table-row>
              <table:table-cell office:value-type="string"/>
              <table:table-cell office:value-type="float" office:value="1.50714888206902E+018">
                <text:p>1.50714888206902E+018</text:p>
              </table:table-cell>
            </table:table-row>
            <table:table-row>
              <table:table-cell office:value-type="string"/>
              <table:table-cell office:value-type="float" office:value="1.50714888223957E+018">
                <text:p>1.50714888223957E+018</text:p>
              </table:table-cell>
            </table:table-row>
            <table:table-row>
              <table:table-cell office:value-type="string"/>
              <table:table-cell office:value-type="float" office:value="1.50714888244498E+018">
                <text:p>1.50714888244498E+018</text:p>
              </table:table-cell>
            </table:table-row>
            <table:table-row>
              <table:table-cell office:value-type="string"/>
              <table:table-cell office:value-type="float" office:value="1.50714888264129E+018">
                <text:p>1.50714888264129E+018</text:p>
              </table:table-cell>
            </table:table-row>
            <table:table-row>
              <table:table-cell office:value-type="string"/>
              <table:table-cell office:value-type="float" office:value="1.50714888284153E+018">
                <text:p>1.50714888284153E+018</text:p>
              </table:table-cell>
            </table:table-row>
            <table:table-row>
              <table:table-cell office:value-type="string"/>
              <table:table-cell office:value-type="float" office:value="1.50714888304921E+018">
                <text:p>1.50714888304921E+018</text:p>
              </table:table-cell>
            </table:table-row>
            <table:table-row>
              <table:table-cell office:value-type="string"/>
              <table:table-cell office:value-type="float" office:value="1.50714888324289E+018">
                <text:p>1.50714888324289E+018</text:p>
              </table:table-cell>
            </table:table-row>
            <table:table-row>
              <table:table-cell office:value-type="string"/>
              <table:table-cell office:value-type="float" office:value="1.50714888344775E+018">
                <text:p>1.50714888344775E+018</text:p>
              </table:table-cell>
            </table:table-row>
            <table:table-row>
              <table:table-cell office:value-type="string"/>
              <table:table-cell office:value-type="float" office:value="1.50714888365043E+018">
                <text:p>1.50714888365043E+018</text:p>
              </table:table-cell>
            </table:table-row>
            <table:table-row>
              <table:table-cell office:value-type="string"/>
              <table:table-cell office:value-type="float" office:value="1.50714888385054E+018">
                <text:p>1.50714888385054E+018</text:p>
              </table:table-cell>
            </table:table-row>
            <table:table-row>
              <table:table-cell office:value-type="string"/>
              <table:table-cell office:value-type="float" office:value="1.50714888405476E+018">
                <text:p>1.50714888405476E+018</text:p>
              </table:table-cell>
            </table:table-row>
            <table:table-row>
              <table:table-cell office:value-type="string"/>
              <table:table-cell office:value-type="float" office:value="1.50714888425091E+018">
                <text:p>1.50714888425091E+018</text:p>
              </table:table-cell>
            </table:table-row>
            <table:table-row>
              <table:table-cell office:value-type="string"/>
              <table:table-cell office:value-type="float" office:value="1.50714888444016E+018">
                <text:p>1.50714888444016E+018</text:p>
              </table:table-cell>
            </table:table-row>
            <table:table-row>
              <table:table-cell office:value-type="string"/>
              <table:table-cell office:value-type="float" office:value="1.50714888464836E+018">
                <text:p>1.50714888464836E+018</text:p>
              </table:table-cell>
            </table:table-row>
            <table:table-row>
              <table:table-cell office:value-type="string"/>
              <table:table-cell office:value-type="float" office:value="1.50714888484065E+018">
                <text:p>1.50714888484065E+018</text:p>
              </table:table-cell>
            </table:table-row>
            <table:table-row>
              <table:table-cell office:value-type="string"/>
              <table:table-cell office:value-type="float" office:value="1.5071488850495E+018">
                <text:p>1.5071488850495E+018</text:p>
              </table:table-cell>
            </table:table-row>
            <table:table-row>
              <table:table-cell office:value-type="string"/>
              <table:table-cell office:value-type="float" office:value="1.50714888524312E+018">
                <text:p>1.50714888524312E+018</text:p>
              </table:table-cell>
            </table:table-row>
            <table:table-row>
              <table:table-cell office:value-type="string"/>
              <table:table-cell office:value-type="float" office:value="1.50714888545363E+018">
                <text:p>1.50714888545363E+018</text:p>
              </table:table-cell>
            </table:table-row>
            <table:table-row>
              <table:table-cell office:value-type="string"/>
              <table:table-cell office:value-type="float" office:value="1.50714888564578E+018">
                <text:p>1.50714888564578E+018</text:p>
              </table:table-cell>
            </table:table-row>
            <table:table-row>
              <table:table-cell office:value-type="string"/>
              <table:table-cell office:value-type="float" office:value="1.50714888584041E+018">
                <text:p>1.50714888584041E+018</text:p>
              </table:table-cell>
            </table:table-row>
            <table:table-row>
              <table:table-cell office:value-type="string"/>
              <table:table-cell office:value-type="float" office:value="1.50714888608336E+018">
                <text:p>1.50714888608336E+018</text:p>
              </table:table-cell>
            </table:table-row>
            <table:table-row>
              <table:table-cell office:value-type="string"/>
              <table:table-cell office:value-type="float" office:value="1.50714888624747E+018">
                <text:p>1.50714888624747E+018</text:p>
              </table:table-cell>
            </table:table-row>
            <table:table-row>
              <table:table-cell office:value-type="string"/>
              <table:table-cell office:value-type="float" office:value="1.50714888644799E+018">
                <text:p>1.50714888644799E+018</text:p>
              </table:table-cell>
            </table:table-row>
            <table:table-row>
              <table:table-cell office:value-type="string"/>
              <table:table-cell office:value-type="float" office:value="1.50714888664171E+018">
                <text:p>1.50714888664171E+018</text:p>
              </table:table-cell>
            </table:table-row>
            <table:table-row>
              <table:table-cell office:value-type="string"/>
              <table:table-cell office:value-type="float" office:value="1.50714888684996E+018">
                <text:p>1.50714888684996E+018</text:p>
              </table:table-cell>
            </table:table-row>
            <table:table-row>
              <table:table-cell office:value-type="string"/>
              <table:table-cell office:value-type="float" office:value="1.5071488870453E+018">
                <text:p>1.5071488870453E+018</text:p>
              </table:table-cell>
            </table:table-row>
            <table:table-row>
              <table:table-cell office:value-type="string"/>
              <table:table-cell office:value-type="float" office:value="1.50714888724497E+018">
                <text:p>1.50714888724497E+018</text:p>
              </table:table-cell>
            </table:table-row>
            <table:table-row>
              <table:table-cell office:value-type="string"/>
              <table:table-cell office:value-type="float" office:value="1.50714888745046E+018">
                <text:p>1.50714888745046E+018</text:p>
              </table:table-cell>
            </table:table-row>
            <table:table-row>
              <table:table-cell office:value-type="string"/>
              <table:table-cell office:value-type="float" office:value="1.50714888764943E+018">
                <text:p>1.50714888764943E+018</text:p>
              </table:table-cell>
            </table:table-row>
            <table:table-row>
              <table:table-cell office:value-type="string"/>
              <table:table-cell office:value-type="float" office:value="1.50714888784367E+018">
                <text:p>1.50714888784367E+018</text:p>
              </table:table-cell>
            </table:table-row>
            <table:table-row>
              <table:table-cell office:value-type="string"/>
              <table:table-cell office:value-type="float" office:value="1.5071488880448E+018">
                <text:p>1.5071488880448E+018</text:p>
              </table:table-cell>
            </table:table-row>
            <table:table-row>
              <table:table-cell office:value-type="string"/>
              <table:table-cell office:value-type="float" office:value="1.50714888825334E+018">
                <text:p>1.50714888825334E+018</text:p>
              </table:table-cell>
            </table:table-row>
            <table:table-row>
              <table:table-cell office:value-type="string"/>
              <table:table-cell office:value-type="float" office:value="1.50714888845518E+018">
                <text:p>1.50714888845518E+018</text:p>
              </table:table-cell>
            </table:table-row>
            <table:table-row>
              <table:table-cell office:value-type="string"/>
              <table:table-cell office:value-type="float" office:value="1.50714888865475E+018">
                <text:p>1.50714888865475E+018</text:p>
              </table:table-cell>
            </table:table-row>
            <table:table-row>
              <table:table-cell office:value-type="string"/>
              <table:table-cell office:value-type="float" office:value="1.50714888884013E+018">
                <text:p>1.50714888884013E+018</text:p>
              </table:table-cell>
            </table:table-row>
            <table:table-row>
              <table:table-cell office:value-type="string"/>
              <table:table-cell office:value-type="float" office:value="1.50714888908354E+018">
                <text:p>1.50714888908354E+018</text:p>
              </table:table-cell>
            </table:table-row>
            <table:table-row>
              <table:table-cell office:value-type="string"/>
              <table:table-cell office:value-type="float" office:value="1.50714888924575E+018">
                <text:p>1.50714888924575E+018</text:p>
              </table:table-cell>
            </table:table-row>
            <table:table-row>
              <table:table-cell office:value-type="string"/>
              <table:table-cell office:value-type="float" office:value="1.50714888944933E+018">
                <text:p>1.50714888944933E+018</text:p>
              </table:table-cell>
            </table:table-row>
            <table:table-row>
              <table:table-cell office:value-type="string"/>
              <table:table-cell office:value-type="float" office:value="1.50714888964256E+018">
                <text:p>1.50714888964256E+018</text:p>
              </table:table-cell>
            </table:table-row>
            <table:table-row>
              <table:table-cell office:value-type="string"/>
              <table:table-cell office:value-type="float" office:value="1.50714888985075E+018">
                <text:p>1.50714888985075E+018</text:p>
              </table:table-cell>
            </table:table-row>
            <table:table-row>
              <table:table-cell office:value-type="string"/>
              <table:table-cell office:value-type="float" office:value="1.50714889005666E+018">
                <text:p>1.50714889005666E+018</text:p>
              </table:table-cell>
            </table:table-row>
            <table:table-row>
              <table:table-cell office:value-type="string"/>
              <table:table-cell office:value-type="float" office:value="1.50714889024292E+018">
                <text:p>1.50714889024292E+018</text:p>
              </table:table-cell>
            </table:table-row>
            <table:table-row>
              <table:table-cell office:value-type="string"/>
              <table:table-cell office:value-type="float" office:value="1.50714889044206E+018">
                <text:p>1.50714889044206E+018</text:p>
              </table:table-cell>
            </table:table-row>
            <table:table-row>
              <table:table-cell office:value-type="string"/>
              <table:table-cell office:value-type="float" office:value="1.50714889064447E+018">
                <text:p>1.50714889064447E+018</text:p>
              </table:table-cell>
            </table:table-row>
            <table:table-row>
              <table:table-cell office:value-type="string"/>
              <table:table-cell office:value-type="float" office:value="1.50714889085769E+018">
                <text:p>1.50714889085769E+018</text:p>
              </table:table-cell>
            </table:table-row>
            <table:table-row>
              <table:table-cell office:value-type="string"/>
              <table:table-cell office:value-type="float" office:value="1.5071488910433E+018">
                <text:p>1.5071488910433E+018</text:p>
              </table:table-cell>
            </table:table-row>
            <table:table-row>
              <table:table-cell office:value-type="string"/>
              <table:table-cell office:value-type="float" office:value="1.5071488912376E+018">
                <text:p>1.5071488912376E+018</text:p>
              </table:table-cell>
            </table:table-row>
            <table:table-row>
              <table:table-cell office:value-type="string"/>
              <table:table-cell office:value-type="float" office:value="1.50714889144576E+018">
                <text:p>1.50714889144576E+018</text:p>
              </table:table-cell>
            </table:table-row>
            <table:table-row>
              <table:table-cell office:value-type="string"/>
              <table:table-cell office:value-type="float" office:value="1.50714889165555E+018">
                <text:p>1.50714889165555E+018</text:p>
              </table:table-cell>
            </table:table-row>
            <table:table-row>
              <table:table-cell office:value-type="string"/>
              <table:table-cell office:value-type="float" office:value="1.50714889184802E+018">
                <text:p>1.50714889184802E+018</text:p>
              </table:table-cell>
            </table:table-row>
            <table:table-row>
              <table:table-cell office:value-type="string"/>
              <table:table-cell office:value-type="float" office:value="1.50714889204515E+018">
                <text:p>1.50714889204515E+018</text:p>
              </table:table-cell>
            </table:table-row>
            <table:table-row>
              <table:table-cell office:value-type="string"/>
              <table:table-cell office:value-type="float" office:value="1.50714889224191E+018">
                <text:p>1.50714889224191E+018</text:p>
              </table:table-cell>
            </table:table-row>
            <table:table-row>
              <table:table-cell office:value-type="string"/>
              <table:table-cell office:value-type="float" office:value="1.50714889245351E+018">
                <text:p>1.50714889245351E+018</text:p>
              </table:table-cell>
            </table:table-row>
            <table:table-row>
              <table:table-cell office:value-type="string"/>
              <table:table-cell office:value-type="float" office:value="1.50714889267129E+018">
                <text:p>1.50714889267129E+018</text:p>
              </table:table-cell>
            </table:table-row>
            <table:table-row>
              <table:table-cell office:value-type="string"/>
              <table:table-cell office:value-type="float" office:value="1.50714889284911E+018">
                <text:p>1.50714889284911E+018</text:p>
              </table:table-cell>
            </table:table-row>
            <table:table-row>
              <table:table-cell office:value-type="string"/>
              <table:table-cell office:value-type="float" office:value="1.50714889304131E+018">
                <text:p>1.50714889304131E+018</text:p>
              </table:table-cell>
            </table:table-row>
            <table:table-row>
              <table:table-cell office:value-type="string"/>
              <table:table-cell office:value-type="float" office:value="1.50714889324925E+018">
                <text:p>1.50714889324925E+018</text:p>
              </table:table-cell>
            </table:table-row>
            <table:table-row>
              <table:table-cell office:value-type="string"/>
              <table:table-cell office:value-type="float" office:value="1.50714889345444E+018">
                <text:p>1.50714889345444E+018</text:p>
              </table:table-cell>
            </table:table-row>
            <table:table-row>
              <table:table-cell office:value-type="string"/>
              <table:table-cell office:value-type="float" office:value="1.50714889364967E+018">
                <text:p>1.50714889364967E+018</text:p>
              </table:table-cell>
            </table:table-row>
            <table:table-row>
              <table:table-cell office:value-type="string"/>
              <table:table-cell office:value-type="float" office:value="1.50714889384164E+018">
                <text:p>1.50714889384164E+018</text:p>
              </table:table-cell>
            </table:table-row>
            <table:table-row>
              <table:table-cell office:value-type="string"/>
              <table:table-cell office:value-type="float" office:value="1.50714889404771E+018">
                <text:p>1.50714889404771E+018</text:p>
              </table:table-cell>
            </table:table-row>
            <table:table-row>
              <table:table-cell office:value-type="string"/>
              <table:table-cell office:value-type="float" office:value="1.50714889424247E+018">
                <text:p>1.50714889424247E+018</text:p>
              </table:table-cell>
            </table:table-row>
            <table:table-row>
              <table:table-cell office:value-type="string"/>
              <table:table-cell office:value-type="float" office:value="1.50714889445359E+018">
                <text:p>1.50714889445359E+018</text:p>
              </table:table-cell>
            </table:table-row>
            <table:table-row>
              <table:table-cell office:value-type="string"/>
              <table:table-cell office:value-type="float" office:value="1.50714889465166E+018">
                <text:p>1.50714889465166E+018</text:p>
              </table:table-cell>
            </table:table-row>
            <table:table-row>
              <table:table-cell office:value-type="string"/>
              <table:table-cell office:value-type="float" office:value="1.50714889484659E+018">
                <text:p>1.50714889484659E+018</text:p>
              </table:table-cell>
            </table:table-row>
            <table:table-row>
              <table:table-cell office:value-type="string"/>
              <table:table-cell office:value-type="float" office:value="1.50714889503848E+018">
                <text:p>1.50714889503848E+018</text:p>
              </table:table-cell>
            </table:table-row>
            <table:table-row>
              <table:table-cell office:value-type="string"/>
              <table:table-cell office:value-type="float" office:value="1.50714889524806E+018">
                <text:p>1.50714889524806E+018</text:p>
              </table:table-cell>
            </table:table-row>
            <table:table-row>
              <table:table-cell office:value-type="string"/>
              <table:table-cell office:value-type="float" office:value="1.50714889545696E+018">
                <text:p>1.50714889545696E+018</text:p>
              </table:table-cell>
            </table:table-row>
            <table:table-row>
              <table:table-cell office:value-type="string"/>
              <table:table-cell office:value-type="float" office:value="1.50714889563791E+018">
                <text:p>1.50714889563791E+018</text:p>
              </table:table-cell>
            </table:table-row>
            <table:table-row>
              <table:table-cell office:value-type="string"/>
              <table:table-cell office:value-type="float" office:value="1.50714889584699E+018">
                <text:p>1.50714889584699E+018</text:p>
              </table:table-cell>
            </table:table-row>
            <table:table-row>
              <table:table-cell office:value-type="string"/>
              <table:table-cell office:value-type="float" office:value="1.5071488960493E+018">
                <text:p>1.5071488960493E+018</text:p>
              </table:table-cell>
            </table:table-row>
            <table:table-row>
              <table:table-cell office:value-type="string"/>
              <table:table-cell office:value-type="float" office:value="1.50714889624792E+018">
                <text:p>1.50714889624792E+018</text:p>
              </table:table-cell>
            </table:table-row>
            <table:table-row>
              <table:table-cell office:value-type="string"/>
              <table:table-cell office:value-type="float" office:value="1.50714889644699E+018">
                <text:p>1.50714889644699E+018</text:p>
              </table:table-cell>
            </table:table-row>
            <table:table-row>
              <table:table-cell office:value-type="string"/>
              <table:table-cell office:value-type="float" office:value="1.50714889664181E+018">
                <text:p>1.50714889664181E+018</text:p>
              </table:table-cell>
            </table:table-row>
            <table:table-row>
              <table:table-cell office:value-type="string"/>
              <table:table-cell office:value-type="float" office:value="1.50714889684674E+018">
                <text:p>1.50714889684674E+018</text:p>
              </table:table-cell>
            </table:table-row>
            <table:table-row>
              <table:table-cell office:value-type="string"/>
              <table:table-cell office:value-type="float" office:value="1.50714889707869E+018">
                <text:p>1.50714889707869E+018</text:p>
              </table:table-cell>
            </table:table-row>
            <table:table-row>
              <table:table-cell office:value-type="string"/>
              <table:table-cell office:value-type="float" office:value="1.50714889724208E+018">
                <text:p>1.50714889724208E+018</text:p>
              </table:table-cell>
            </table:table-row>
            <table:table-row>
              <table:table-cell office:value-type="string"/>
              <table:table-cell office:value-type="float" office:value="1.50714889744914E+018">
                <text:p>1.50714889744914E+018</text:p>
              </table:table-cell>
            </table:table-row>
            <table:table-row>
              <table:table-cell office:value-type="string"/>
              <table:table-cell office:value-type="float" office:value="1.50714889764162E+018">
                <text:p>1.50714889764162E+018</text:p>
              </table:table-cell>
            </table:table-row>
            <table:table-row>
              <table:table-cell office:value-type="string"/>
              <table:table-cell office:value-type="float" office:value="1.50714889785113E+018">
                <text:p>1.50714889785113E+018</text:p>
              </table:table-cell>
            </table:table-row>
            <table:table-row>
              <table:table-cell office:value-type="string"/>
              <table:table-cell office:value-type="float" office:value="1.50714889805995E+018">
                <text:p>1.50714889805995E+018</text:p>
              </table:table-cell>
            </table:table-row>
            <table:table-row>
              <table:table-cell office:value-type="string"/>
              <table:table-cell office:value-type="float" office:value="1.50714889824541E+018">
                <text:p>1.50714889824541E+018</text:p>
              </table:table-cell>
            </table:table-row>
            <table:table-row>
              <table:table-cell office:value-type="string"/>
              <table:table-cell office:value-type="float" office:value="1.50714889843994E+018">
                <text:p>1.50714889843994E+018</text:p>
              </table:table-cell>
            </table:table-row>
            <table:table-row>
              <table:table-cell office:value-type="string"/>
              <table:table-cell office:value-type="float" office:value="1.50714889864453E+018">
                <text:p>1.50714889864453E+018</text:p>
              </table:table-cell>
            </table:table-row>
            <table:table-row>
              <table:table-cell office:value-type="string"/>
              <table:table-cell office:value-type="float" office:value="1.50714889885938E+018">
                <text:p>1.50714889885938E+018</text:p>
              </table:table-cell>
            </table:table-row>
            <table:table-row>
              <table:table-cell office:value-type="string"/>
              <table:table-cell office:value-type="float" office:value="1.50714889904104E+018">
                <text:p>1.50714889904104E+018</text:p>
              </table:table-cell>
            </table:table-row>
            <table:table-row>
              <table:table-cell office:value-type="string"/>
              <table:table-cell office:value-type="float" office:value="1.50714889924841E+018">
                <text:p>1.50714889924841E+018</text:p>
              </table:table-cell>
            </table:table-row>
            <table:table-row>
              <table:table-cell office:value-type="string"/>
              <table:table-cell office:value-type="float" office:value="1.50714889944206E+018">
                <text:p>1.50714889944206E+018</text:p>
              </table:table-cell>
            </table:table-row>
            <table:table-row>
              <table:table-cell office:value-type="string"/>
              <table:table-cell office:value-type="float" office:value="1.50714889965405E+018">
                <text:p>1.50714889965405E+018</text:p>
              </table:table-cell>
            </table:table-row>
            <table:table-row>
              <table:table-cell office:value-type="string"/>
              <table:table-cell office:value-type="float" office:value="1.50714889985196E+018">
                <text:p>1.50714889985196E+018</text:p>
              </table:table-cell>
            </table:table-row>
            <table:table-row>
              <table:table-cell office:value-type="string"/>
              <table:table-cell office:value-type="float" office:value="1.50714890006005E+018">
                <text:p>1.50714890006005E+018</text:p>
              </table:table-cell>
            </table:table-row>
            <table:table-row>
              <table:table-cell office:value-type="string"/>
              <table:table-cell office:value-type="float" office:value="1.5071489002437E+018">
                <text:p>1.5071489002437E+018</text:p>
              </table:table-cell>
            </table:table-row>
            <table:table-row>
              <table:table-cell office:value-type="string"/>
              <table:table-cell office:value-type="float" office:value="1.50714890044765E+018">
                <text:p>1.50714890044765E+018</text:p>
              </table:table-cell>
            </table:table-row>
            <table:table-row>
              <table:table-cell office:value-type="string"/>
              <table:table-cell office:value-type="float" office:value="1.50714890064264E+018">
                <text:p>1.50714890064264E+018</text:p>
              </table:table-cell>
            </table:table-row>
            <table:table-row>
              <table:table-cell office:value-type="string"/>
              <table:table-cell office:value-type="float" office:value="1.50714890084588E+018">
                <text:p>1.50714890084588E+018</text:p>
              </table:table-cell>
            </table:table-row>
            <table:table-row>
              <table:table-cell office:value-type="string"/>
              <table:table-cell office:value-type="float" office:value="1.50714890105358E+018">
                <text:p>1.50714890105358E+018</text:p>
              </table:table-cell>
            </table:table-row>
            <table:table-row>
              <table:table-cell office:value-type="string"/>
              <table:table-cell office:value-type="float" office:value="1.50714890123921E+018">
                <text:p>1.50714890123921E+018</text:p>
              </table:table-cell>
            </table:table-row>
            <table:table-row>
              <table:table-cell office:value-type="string"/>
              <table:table-cell office:value-type="float" office:value="1.50714890145004E+018">
                <text:p>1.50714890145004E+018</text:p>
              </table:table-cell>
            </table:table-row>
            <table:table-row>
              <table:table-cell office:value-type="string"/>
              <table:table-cell office:value-type="float" office:value="1.50714890165556E+018">
                <text:p>1.50714890165556E+018</text:p>
              </table:table-cell>
            </table:table-row>
            <table:table-row>
              <table:table-cell office:value-type="string"/>
              <table:table-cell office:value-type="float" office:value="1.50714890184601E+018">
                <text:p>1.50714890184601E+018</text:p>
              </table:table-cell>
            </table:table-row>
            <table:table-row>
              <table:table-cell office:value-type="string"/>
              <table:table-cell office:value-type="float" office:value="1.50714890204888E+018">
                <text:p>1.50714890204888E+018</text:p>
              </table:table-cell>
            </table:table-row>
            <table:table-row>
              <table:table-cell office:value-type="string"/>
              <table:table-cell office:value-type="float" office:value="1.50714890224857E+018">
                <text:p>1.50714890224857E+018</text:p>
              </table:table-cell>
            </table:table-row>
            <table:table-row>
              <table:table-cell office:value-type="string"/>
              <table:table-cell office:value-type="float" office:value="1.50714890244915E+018">
                <text:p>1.50714890244915E+018</text:p>
              </table:table-cell>
            </table:table-row>
            <table:table-row>
              <table:table-cell office:value-type="string"/>
              <table:table-cell office:value-type="float" office:value="1.50714890265576E+018">
                <text:p>1.50714890265576E+018</text:p>
              </table:table-cell>
            </table:table-row>
            <table:table-row>
              <table:table-cell office:value-type="string"/>
              <table:table-cell office:value-type="float" office:value="1.50714890284235E+018">
                <text:p>1.50714890284235E+018</text:p>
              </table:table-cell>
            </table:table-row>
            <table:table-row>
              <table:table-cell office:value-type="string"/>
              <table:table-cell office:value-type="float" office:value="1.5071489030468E+018">
                <text:p>1.5071489030468E+018</text:p>
              </table:table-cell>
            </table:table-row>
            <table:table-row>
              <table:table-cell office:value-type="string"/>
              <table:table-cell office:value-type="float" office:value="1.5071489032457E+018">
                <text:p>1.5071489032457E+018</text:p>
              </table:table-cell>
            </table:table-row>
            <table:table-row>
              <table:table-cell office:value-type="string"/>
              <table:table-cell office:value-type="float" office:value="1.50714890344827E+018">
                <text:p>1.50714890344827E+018</text:p>
              </table:table-cell>
            </table:table-row>
            <table:table-row>
              <table:table-cell office:value-type="string"/>
              <table:table-cell office:value-type="float" office:value="1.50714890363965E+018">
                <text:p>1.50714890363965E+018</text:p>
              </table:table-cell>
            </table:table-row>
            <table:table-row>
              <table:table-cell office:value-type="string"/>
              <table:table-cell office:value-type="float" office:value="1.50714890384228E+018">
                <text:p>1.50714890384228E+018</text:p>
              </table:table-cell>
            </table:table-row>
            <table:table-row>
              <table:table-cell office:value-type="string"/>
              <table:table-cell office:value-type="float" office:value="1.50714890404927E+018">
                <text:p>1.50714890404927E+018</text:p>
              </table:table-cell>
            </table:table-row>
            <table:table-row>
              <table:table-cell office:value-type="string"/>
              <table:table-cell office:value-type="float" office:value="1.50714890424919E+018">
                <text:p>1.50714890424919E+018</text:p>
              </table:table-cell>
            </table:table-row>
            <table:table-row>
              <table:table-cell office:value-type="string"/>
              <table:table-cell office:value-type="float" office:value="1.50714890445111E+018">
                <text:p>1.50714890445111E+018</text:p>
              </table:table-cell>
            </table:table-row>
            <table:table-row>
              <table:table-cell office:value-type="string"/>
              <table:table-cell office:value-type="float" office:value="1.50714890464853E+018">
                <text:p>1.50714890464853E+018</text:p>
              </table:table-cell>
            </table:table-row>
            <table:table-row>
              <table:table-cell office:value-type="string"/>
              <table:table-cell office:value-type="float" office:value="1.50714890485582E+018">
                <text:p>1.50714890485582E+018</text:p>
              </table:table-cell>
            </table:table-row>
            <table:table-row>
              <table:table-cell office:value-type="string"/>
              <table:table-cell office:value-type="float" office:value="1.50714890509241E+018">
                <text:p>1.50714890509241E+018</text:p>
              </table:table-cell>
            </table:table-row>
            <table:table-row>
              <table:table-cell office:value-type="string"/>
              <table:table-cell office:value-type="float" office:value="1.50714890524414E+018">
                <text:p>1.50714890524414E+018</text:p>
              </table:table-cell>
            </table:table-row>
            <table:table-row>
              <table:table-cell office:value-type="string"/>
              <table:table-cell office:value-type="float" office:value="1.50714890544333E+018">
                <text:p>1.50714890544333E+018</text:p>
              </table:table-cell>
            </table:table-row>
            <table:table-row>
              <table:table-cell office:value-type="string"/>
              <table:table-cell office:value-type="float" office:value="1.5071489056432E+018">
                <text:p>1.5071489056432E+018</text:p>
              </table:table-cell>
            </table:table-row>
            <table:table-row>
              <table:table-cell office:value-type="string"/>
              <table:table-cell office:value-type="float" office:value="1.50714890584292E+018">
                <text:p>1.50714890584292E+018</text:p>
              </table:table-cell>
            </table:table-row>
            <table:table-row>
              <table:table-cell office:value-type="string"/>
              <table:table-cell office:value-type="float" office:value="1.50714890604365E+018">
                <text:p>1.50714890604365E+018</text:p>
              </table:table-cell>
            </table:table-row>
            <table:table-row>
              <table:table-cell office:value-type="string"/>
              <table:table-cell office:value-type="float" office:value="1.50714890624567E+018">
                <text:p>1.50714890624567E+018</text:p>
              </table:table-cell>
            </table:table-row>
            <table:table-row>
              <table:table-cell office:value-type="string"/>
              <table:table-cell office:value-type="float" office:value="1.50714890644091E+018">
                <text:p>1.50714890644091E+018</text:p>
              </table:table-cell>
            </table:table-row>
            <table:table-row>
              <table:table-cell office:value-type="string"/>
              <table:table-cell office:value-type="float" office:value="1.50714890664601E+018">
                <text:p>1.50714890664601E+018</text:p>
              </table:table-cell>
            </table:table-row>
            <table:table-row>
              <table:table-cell office:value-type="string"/>
              <table:table-cell office:value-type="float" office:value="1.50714890684694E+018">
                <text:p>1.50714890684694E+018</text:p>
              </table:table-cell>
            </table:table-row>
            <table:table-row>
              <table:table-cell office:value-type="string"/>
              <table:table-cell office:value-type="float" office:value="1.5071489070531E+018">
                <text:p>1.5071489070531E+018</text:p>
              </table:table-cell>
            </table:table-row>
            <table:table-row>
              <table:table-cell office:value-type="string"/>
              <table:table-cell office:value-type="float" office:value="1.50714890724662E+018">
                <text:p>1.50714890724662E+018</text:p>
              </table:table-cell>
            </table:table-row>
            <table:table-row>
              <table:table-cell office:value-type="string"/>
              <table:table-cell office:value-type="float" office:value="1.50714890743808E+018">
                <text:p>1.50714890743808E+018</text:p>
              </table:table-cell>
            </table:table-row>
            <table:table-row>
              <table:table-cell office:value-type="string"/>
              <table:table-cell office:value-type="float" office:value="1.50714890765123E+018">
                <text:p>1.50714890765123E+018</text:p>
              </table:table-cell>
            </table:table-row>
            <table:table-row>
              <table:table-cell office:value-type="string"/>
              <table:table-cell office:value-type="float" office:value="1.50714890785194E+018">
                <text:p>1.50714890785194E+018</text:p>
              </table:table-cell>
            </table:table-row>
            <table:table-row>
              <table:table-cell office:value-type="string"/>
              <table:table-cell office:value-type="float" office:value="1.50714890807641E+018">
                <text:p>1.50714890807641E+018</text:p>
              </table:table-cell>
            </table:table-row>
            <table:table-row>
              <table:table-cell office:value-type="string"/>
              <table:table-cell office:value-type="float" office:value="1.50714890825243E+018">
                <text:p>1.50714890825243E+018</text:p>
              </table:table-cell>
            </table:table-row>
            <table:table-row>
              <table:table-cell office:value-type="string"/>
              <table:table-cell office:value-type="float" office:value="1.50714890844824E+018">
                <text:p>1.50714890844824E+018</text:p>
              </table:table-cell>
            </table:table-row>
            <table:table-row>
              <table:table-cell office:value-type="string"/>
              <table:table-cell office:value-type="float" office:value="1.50714890864991E+018">
                <text:p>1.50714890864991E+018</text:p>
              </table:table-cell>
            </table:table-row>
            <table:table-row>
              <table:table-cell office:value-type="string"/>
              <table:table-cell office:value-type="float" office:value="1.5071489088421E+018">
                <text:p>1.5071489088421E+018</text:p>
              </table:table-cell>
            </table:table-row>
            <table:table-row>
              <table:table-cell office:value-type="string"/>
              <table:table-cell office:value-type="float" office:value="1.5071489090741E+018">
                <text:p>1.5071489090741E+018</text:p>
              </table:table-cell>
            </table:table-row>
            <table:table-row>
              <table:table-cell office:value-type="string"/>
              <table:table-cell office:value-type="float" office:value="1.50714890924336E+018">
                <text:p>1.50714890924336E+018</text:p>
              </table:table-cell>
            </table:table-row>
            <table:table-row>
              <table:table-cell office:value-type="string"/>
              <table:table-cell office:value-type="float" office:value="1.50714890944765E+018">
                <text:p>1.50714890944765E+018</text:p>
              </table:table-cell>
            </table:table-row>
            <table:table-row>
              <table:table-cell office:value-type="string"/>
              <table:table-cell office:value-type="float" office:value="1.50714890964743E+018">
                <text:p>1.50714890964743E+018</text:p>
              </table:table-cell>
            </table:table-row>
            <table:table-row>
              <table:table-cell office:value-type="string"/>
              <table:table-cell office:value-type="float" office:value="1.50714890985127E+018">
                <text:p>1.50714890985127E+018</text:p>
              </table:table-cell>
            </table:table-row>
            <table:table-row>
              <table:table-cell office:value-type="string"/>
              <table:table-cell office:value-type="float" office:value="1.50714891004769E+018">
                <text:p>1.50714891004769E+018</text:p>
              </table:table-cell>
            </table:table-row>
            <table:table-row>
              <table:table-cell office:value-type="string"/>
              <table:table-cell office:value-type="float" office:value="1.50714891025171E+018">
                <text:p>1.50714891025171E+018</text:p>
              </table:table-cell>
            </table:table-row>
            <table:table-row>
              <table:table-cell office:value-type="string"/>
              <table:table-cell office:value-type="float" office:value="1.50714891045215E+018">
                <text:p>1.50714891045215E+018</text:p>
              </table:table-cell>
            </table:table-row>
            <table:table-row>
              <table:table-cell office:value-type="string"/>
              <table:table-cell office:value-type="float" office:value="1.50714891064701E+018">
                <text:p>1.50714891064701E+018</text:p>
              </table:table-cell>
            </table:table-row>
            <table:table-row>
              <table:table-cell office:value-type="string"/>
              <table:table-cell office:value-type="float" office:value="1.50714891084181E+018">
                <text:p>1.50714891084181E+018</text:p>
              </table:table-cell>
            </table:table-row>
            <table:table-row>
              <table:table-cell office:value-type="string"/>
              <table:table-cell office:value-type="float" office:value="1.50714891104626E+018">
                <text:p>1.50714891104626E+018</text:p>
              </table:table-cell>
            </table:table-row>
            <table:table-row>
              <table:table-cell office:value-type="string"/>
              <table:table-cell office:value-type="float" office:value="1.50714891123939E+018">
                <text:p>1.50714891123939E+018</text:p>
              </table:table-cell>
            </table:table-row>
            <table:table-row>
              <table:table-cell office:value-type="string"/>
              <table:table-cell office:value-type="float" office:value="1.50714891145264E+018">
                <text:p>1.50714891145264E+018</text:p>
              </table:table-cell>
            </table:table-row>
            <table:table-row>
              <table:table-cell office:value-type="string"/>
              <table:table-cell office:value-type="float" office:value="1.50714891165291E+018">
                <text:p>1.50714891165291E+018</text:p>
              </table:table-cell>
            </table:table-row>
            <table:table-row>
              <table:table-cell office:value-type="string"/>
              <table:table-cell office:value-type="float" office:value="1.5071489118474E+018">
                <text:p>1.5071489118474E+018</text:p>
              </table:table-cell>
            </table:table-row>
            <table:table-row>
              <table:table-cell office:value-type="string"/>
              <table:table-cell office:value-type="float" office:value="1.50714891203976E+018">
                <text:p>1.50714891203976E+018</text:p>
              </table:table-cell>
            </table:table-row>
            <table:table-row>
              <table:table-cell office:value-type="string"/>
              <table:table-cell office:value-type="float" office:value="1.50714891224145E+018">
                <text:p>1.50714891224145E+018</text:p>
              </table:table-cell>
            </table:table-row>
            <table:table-row>
              <table:table-cell office:value-type="string"/>
              <table:table-cell office:value-type="float" office:value="1.50714891245222E+018">
                <text:p>1.50714891245222E+018</text:p>
              </table:table-cell>
            </table:table-row>
            <table:table-row>
              <table:table-cell office:value-type="string"/>
              <table:table-cell office:value-type="float" office:value="1.50714891264055E+018">
                <text:p>1.50714891264055E+018</text:p>
              </table:table-cell>
            </table:table-row>
            <table:table-row>
              <table:table-cell office:value-type="string"/>
              <table:table-cell office:value-type="float" office:value="1.50714891284315E+018">
                <text:p>1.50714891284315E+018</text:p>
              </table:table-cell>
            </table:table-row>
            <table:table-row>
              <table:table-cell office:value-type="string"/>
              <table:table-cell office:value-type="float" office:value="1.50714891310695E+018">
                <text:p>1.50714891310695E+018</text:p>
              </table:table-cell>
            </table:table-row>
            <table:table-row>
              <table:table-cell office:value-type="string"/>
              <table:table-cell office:value-type="float" office:value="1.50714891324803E+018">
                <text:p>1.50714891324803E+018</text:p>
              </table:table-cell>
            </table:table-row>
            <table:table-row>
              <table:table-cell office:value-type="string"/>
              <table:table-cell office:value-type="float" office:value="1.50714891344102E+018">
                <text:p>1.50714891344102E+018</text:p>
              </table:table-cell>
            </table:table-row>
            <table:table-row>
              <table:table-cell office:value-type="string"/>
              <table:table-cell office:value-type="float" office:value="1.50714891364385E+018">
                <text:p>1.50714891364385E+018</text:p>
              </table:table-cell>
            </table:table-row>
            <table:table-row>
              <table:table-cell office:value-type="string"/>
              <table:table-cell office:value-type="float" office:value="1.50714891384937E+018">
                <text:p>1.50714891384937E+018</text:p>
              </table:table-cell>
            </table:table-row>
            <table:table-row>
              <table:table-cell office:value-type="string"/>
              <table:table-cell office:value-type="float" office:value="1.50714891407594E+018">
                <text:p>1.50714891407594E+018</text:p>
              </table:table-cell>
            </table:table-row>
            <table:table-row>
              <table:table-cell office:value-type="string"/>
              <table:table-cell office:value-type="float" office:value="1.50714891424382E+018">
                <text:p>1.50714891424382E+018</text:p>
              </table:table-cell>
            </table:table-row>
            <table:table-row>
              <table:table-cell office:value-type="string"/>
              <table:table-cell office:value-type="float" office:value="1.50714891444774E+018">
                <text:p>1.50714891444774E+018</text:p>
              </table:table-cell>
            </table:table-row>
            <table:table-row>
              <table:table-cell office:value-type="string"/>
              <table:table-cell office:value-type="float" office:value="1.5071489146447E+018">
                <text:p>1.5071489146447E+018</text:p>
              </table:table-cell>
            </table:table-row>
            <table:table-row>
              <table:table-cell office:value-type="string"/>
              <table:table-cell office:value-type="float" office:value="1.50714891485886E+018">
                <text:p>1.50714891485886E+018</text:p>
              </table:table-cell>
            </table:table-row>
            <table:table-row>
              <table:table-cell office:value-type="string"/>
              <table:table-cell office:value-type="float" office:value="1.50714891504848E+018">
                <text:p>1.50714891504848E+018</text:p>
              </table:table-cell>
            </table:table-row>
            <table:table-row>
              <table:table-cell office:value-type="string"/>
              <table:table-cell office:value-type="float" office:value="1.5071489152488E+018">
                <text:p>1.5071489152488E+018</text:p>
              </table:table-cell>
            </table:table-row>
            <table:table-row>
              <table:table-cell office:value-type="string"/>
              <table:table-cell office:value-type="float" office:value="1.50714891544088E+018">
                <text:p>1.50714891544088E+018</text:p>
              </table:table-cell>
            </table:table-row>
            <table:table-row>
              <table:table-cell office:value-type="string"/>
              <table:table-cell office:value-type="float" office:value="1.50714891565181E+018">
                <text:p>1.50714891565181E+018</text:p>
              </table:table-cell>
            </table:table-row>
            <table:table-row>
              <table:table-cell office:value-type="string"/>
              <table:table-cell office:value-type="float" office:value="1.50714891585431E+018">
                <text:p>1.50714891585431E+018</text:p>
              </table:table-cell>
            </table:table-row>
            <table:table-row>
              <table:table-cell office:value-type="string"/>
              <table:table-cell office:value-type="float" office:value="1.50714891607107E+018">
                <text:p>1.50714891607107E+018</text:p>
              </table:table-cell>
            </table:table-row>
            <table:table-row>
              <table:table-cell office:value-type="string"/>
              <table:table-cell office:value-type="float" office:value="1.50714891624889E+018">
                <text:p>1.50714891624889E+018</text:p>
              </table:table-cell>
            </table:table-row>
            <table:table-row>
              <table:table-cell office:value-type="string"/>
              <table:table-cell office:value-type="float" office:value="1.50714891643923E+018">
                <text:p>1.50714891643923E+018</text:p>
              </table:table-cell>
            </table:table-row>
            <table:table-row>
              <table:table-cell office:value-type="string"/>
              <table:table-cell office:value-type="float" office:value="1.50714891664827E+018">
                <text:p>1.50714891664827E+018</text:p>
              </table:table-cell>
            </table:table-row>
            <table:table-row>
              <table:table-cell office:value-type="string"/>
              <table:table-cell office:value-type="float" office:value="1.50714891684585E+018">
                <text:p>1.50714891684585E+018</text:p>
              </table:table-cell>
            </table:table-row>
            <table:table-row>
              <table:table-cell office:value-type="string"/>
              <table:table-cell office:value-type="float" office:value="1.50714891704549E+018">
                <text:p>1.50714891704549E+018</text:p>
              </table:table-cell>
            </table:table-row>
            <table:table-row>
              <table:table-cell office:value-type="string"/>
              <table:table-cell office:value-type="float" office:value="1.50714891723856E+018">
                <text:p>1.50714891723856E+018</text:p>
              </table:table-cell>
            </table:table-row>
            <table:table-row>
              <table:table-cell office:value-type="string"/>
              <table:table-cell office:value-type="float" office:value="1.50714891745554E+018">
                <text:p>1.50714891745554E+018</text:p>
              </table:table-cell>
            </table:table-row>
            <table:table-row>
              <table:table-cell office:value-type="string"/>
              <table:table-cell office:value-type="float" office:value="1.50714891766131E+018">
                <text:p>1.50714891766131E+018</text:p>
              </table:table-cell>
            </table:table-row>
            <table:table-row>
              <table:table-cell office:value-type="string"/>
              <table:table-cell office:value-type="float" office:value="1.50714891785176E+018">
                <text:p>1.50714891785176E+018</text:p>
              </table:table-cell>
            </table:table-row>
            <table:table-row>
              <table:table-cell office:value-type="string"/>
              <table:table-cell office:value-type="float" office:value="1.50714891804419E+018">
                <text:p>1.50714891804419E+018</text:p>
              </table:table-cell>
            </table:table-row>
            <table:table-row>
              <table:table-cell office:value-type="string"/>
              <table:table-cell office:value-type="float" office:value="1.50714891824166E+018">
                <text:p>1.50714891824166E+018</text:p>
              </table:table-cell>
            </table:table-row>
            <table:table-row>
              <table:table-cell office:value-type="string"/>
              <table:table-cell office:value-type="float" office:value="1.5071489184527E+018">
                <text:p>1.5071489184527E+018</text:p>
              </table:table-cell>
            </table:table-row>
            <table:table-row>
              <table:table-cell office:value-type="string"/>
              <table:table-cell office:value-type="float" office:value="1.50714891864707E+018">
                <text:p>1.50714891864707E+018</text:p>
              </table:table-cell>
            </table:table-row>
            <table:table-row>
              <table:table-cell office:value-type="string"/>
              <table:table-cell office:value-type="float" office:value="1.50714891884767E+018">
                <text:p>1.50714891884767E+018</text:p>
              </table:table-cell>
            </table:table-row>
            <table:table-row>
              <table:table-cell office:value-type="string"/>
              <table:table-cell office:value-type="float" office:value="1.50714891904092E+018">
                <text:p>1.50714891904092E+018</text:p>
              </table:table-cell>
            </table:table-row>
            <table:table-row>
              <table:table-cell office:value-type="string"/>
              <table:table-cell office:value-type="float" office:value="1.50714891924857E+018">
                <text:p>1.50714891924857E+018</text:p>
              </table:table-cell>
            </table:table-row>
            <table:table-row>
              <table:table-cell office:value-type="string"/>
              <table:table-cell office:value-type="float" office:value="1.50714891944036E+018">
                <text:p>1.50714891944036E+018</text:p>
              </table:table-cell>
            </table:table-row>
            <table:table-row>
              <table:table-cell office:value-type="string"/>
              <table:table-cell office:value-type="float" office:value="1.50714891964365E+018">
                <text:p>1.50714891964365E+018</text:p>
              </table:table-cell>
            </table:table-row>
            <table:table-row>
              <table:table-cell office:value-type="string"/>
              <table:table-cell office:value-type="float" office:value="1.507148919848E+018">
                <text:p>1.507148919848E+018</text:p>
              </table:table-cell>
            </table:table-row>
            <table:table-row>
              <table:table-cell office:value-type="string"/>
              <table:table-cell office:value-type="float" office:value="1.50714892004109E+018">
                <text:p>1.50714892004109E+018</text:p>
              </table:table-cell>
            </table:table-row>
            <table:table-row>
              <table:table-cell office:value-type="string"/>
              <table:table-cell office:value-type="float" office:value="1.50714892024733E+018">
                <text:p>1.50714892024733E+018</text:p>
              </table:table-cell>
            </table:table-row>
            <table:table-row>
              <table:table-cell office:value-type="string"/>
              <table:table-cell office:value-type="float" office:value="1.50714892045134E+018">
                <text:p>1.50714892045134E+018</text:p>
              </table:table-cell>
            </table:table-row>
            <table:table-row>
              <table:table-cell office:value-type="string"/>
              <table:table-cell office:value-type="float" office:value="1.50714892064838E+018">
                <text:p>1.50714892064838E+018</text:p>
              </table:table-cell>
            </table:table-row>
            <table:table-row>
              <table:table-cell office:value-type="string"/>
              <table:table-cell office:value-type="float" office:value="1.5071489208444E+018">
                <text:p>1.5071489208444E+018</text:p>
              </table:table-cell>
            </table:table-row>
            <table:table-row>
              <table:table-cell office:value-type="string"/>
              <table:table-cell office:value-type="float" office:value="1.5071489210955E+018">
                <text:p>1.5071489210955E+018</text:p>
              </table:table-cell>
            </table:table-row>
            <table:table-row>
              <table:table-cell office:value-type="string"/>
              <table:table-cell office:value-type="float" office:value="1.50714892124027E+018">
                <text:p>1.50714892124027E+018</text:p>
              </table:table-cell>
            </table:table-row>
            <table:table-row>
              <table:table-cell office:value-type="string"/>
              <table:table-cell office:value-type="float" office:value="1.5071489214471E+018">
                <text:p>1.5071489214471E+018</text:p>
              </table:table-cell>
            </table:table-row>
            <table:table-row>
              <table:table-cell office:value-type="string"/>
              <table:table-cell office:value-type="float" office:value="1.50714892164148E+018">
                <text:p>1.50714892164148E+018</text:p>
              </table:table-cell>
            </table:table-row>
            <table:table-row>
              <table:table-cell office:value-type="string"/>
              <table:table-cell office:value-type="float" office:value="1.5071489218507E+018">
                <text:p>1.5071489218507E+018</text:p>
              </table:table-cell>
            </table:table-row>
            <table:table-row>
              <table:table-cell office:value-type="string"/>
              <table:table-cell office:value-type="float" office:value="1.50714892204396E+018">
                <text:p>1.50714892204396E+018</text:p>
              </table:table-cell>
            </table:table-row>
            <table:table-row>
              <table:table-cell office:value-type="string"/>
              <table:table-cell office:value-type="float" office:value="1.50714892224559E+018">
                <text:p>1.50714892224559E+018</text:p>
              </table:table-cell>
            </table:table-row>
            <table:table-row>
              <table:table-cell office:value-type="string"/>
              <table:table-cell office:value-type="float" office:value="1.50714892245128E+018">
                <text:p>1.50714892245128E+018</text:p>
              </table:table-cell>
            </table:table-row>
            <table:table-row>
              <table:table-cell office:value-type="string"/>
              <table:table-cell office:value-type="float" office:value="1.50714892264784E+018">
                <text:p>1.50714892264784E+018</text:p>
              </table:table-cell>
            </table:table-row>
            <table:table-row>
              <table:table-cell office:value-type="string"/>
              <table:table-cell office:value-type="float" office:value="1.50714892284701E+018">
                <text:p>1.50714892284701E+018</text:p>
              </table:table-cell>
            </table:table-row>
            <table:table-row>
              <table:table-cell office:value-type="string"/>
              <table:table-cell office:value-type="float" office:value="1.50714892304469E+018">
                <text:p>1.50714892304469E+018</text:p>
              </table:table-cell>
            </table:table-row>
            <table:table-row>
              <table:table-cell office:value-type="string"/>
              <table:table-cell office:value-type="float" office:value="1.50714892323797E+018">
                <text:p>1.50714892323797E+018</text:p>
              </table:table-cell>
            </table:table-row>
            <table:table-row>
              <table:table-cell office:value-type="string"/>
              <table:table-cell office:value-type="float" office:value="1.50714892344103E+018">
                <text:p>1.50714892344103E+018</text:p>
              </table:table-cell>
            </table:table-row>
            <table:table-row>
              <table:table-cell office:value-type="string"/>
              <table:table-cell office:value-type="float" office:value="1.50714892364393E+018">
                <text:p>1.50714892364393E+018</text:p>
              </table:table-cell>
            </table:table-row>
            <table:table-row>
              <table:table-cell office:value-type="string"/>
              <table:table-cell office:value-type="float" office:value="1.50714892384573E+018">
                <text:p>1.50714892384573E+018</text:p>
              </table:table-cell>
            </table:table-row>
            <table:table-row>
              <table:table-cell office:value-type="string"/>
              <table:table-cell office:value-type="float" office:value="1.50714892404298E+018">
                <text:p>1.50714892404298E+018</text:p>
              </table:table-cell>
            </table:table-row>
            <table:table-row>
              <table:table-cell office:value-type="string"/>
              <table:table-cell office:value-type="float" office:value="1.50714892424233E+018">
                <text:p>1.50714892424233E+018</text:p>
              </table:table-cell>
            </table:table-row>
            <table:table-row>
              <table:table-cell office:value-type="string"/>
              <table:table-cell office:value-type="float" office:value="1.50714892445309E+018">
                <text:p>1.50714892445309E+018</text:p>
              </table:table-cell>
            </table:table-row>
            <table:table-row>
              <table:table-cell office:value-type="string"/>
              <table:table-cell office:value-type="float" office:value="1.50714892464661E+018">
                <text:p>1.50714892464661E+018</text:p>
              </table:table-cell>
            </table:table-row>
            <table:table-row>
              <table:table-cell office:value-type="string"/>
              <table:table-cell office:value-type="float" office:value="1.50714892484286E+018">
                <text:p>1.50714892484286E+018</text:p>
              </table:table-cell>
            </table:table-row>
            <table:table-row>
              <table:table-cell office:value-type="string"/>
              <table:table-cell office:value-type="float" office:value="1.50714892508981E+018">
                <text:p>1.50714892508981E+018</text:p>
              </table:table-cell>
            </table:table-row>
            <table:table-row>
              <table:table-cell office:value-type="string"/>
              <table:table-cell office:value-type="float" office:value="1.50714892524267E+018">
                <text:p>1.50714892524267E+018</text:p>
              </table:table-cell>
            </table:table-row>
            <table:table-row>
              <table:table-cell office:value-type="string"/>
              <table:table-cell office:value-type="float" office:value="1.50714892545507E+018">
                <text:p>1.50714892545507E+018</text:p>
              </table:table-cell>
            </table:table-row>
            <table:table-row>
              <table:table-cell office:value-type="string"/>
              <table:table-cell office:value-type="float" office:value="1.50714892563699E+018">
                <text:p>1.50714892563699E+018</text:p>
              </table:table-cell>
            </table:table-row>
            <table:table-row>
              <table:table-cell office:value-type="string"/>
              <table:table-cell office:value-type="float" office:value="1.5071489258368E+018">
                <text:p>1.5071489258368E+018</text:p>
              </table:table-cell>
            </table:table-row>
            <table:table-row>
              <table:table-cell office:value-type="string"/>
              <table:table-cell office:value-type="float" office:value="1.50714892604127E+018">
                <text:p>1.50714892604127E+018</text:p>
              </table:table-cell>
            </table:table-row>
            <table:table-row>
              <table:table-cell office:value-type="string"/>
              <table:table-cell office:value-type="float" office:value="1.50714892624785E+018">
                <text:p>1.50714892624785E+018</text:p>
              </table:table-cell>
            </table:table-row>
            <table:table-row>
              <table:table-cell office:value-type="string"/>
              <table:table-cell office:value-type="float" office:value="1.50714892644471E+018">
                <text:p>1.50714892644471E+018</text:p>
              </table:table-cell>
            </table:table-row>
            <table:table-row>
              <table:table-cell office:value-type="string"/>
              <table:table-cell office:value-type="float" office:value="1.50714892663982E+018">
                <text:p>1.50714892663982E+018</text:p>
              </table:table-cell>
            </table:table-row>
            <table:table-row>
              <table:table-cell office:value-type="string"/>
              <table:table-cell office:value-type="float" office:value="1.50714892684002E+018">
                <text:p>1.50714892684002E+018</text:p>
              </table:table-cell>
            </table:table-row>
            <table:table-row>
              <table:table-cell office:value-type="string"/>
              <table:table-cell office:value-type="float" office:value="1.50714892704144E+018">
                <text:p>1.50714892704144E+018</text:p>
              </table:table-cell>
            </table:table-row>
            <table:table-row>
              <table:table-cell office:value-type="string"/>
              <table:table-cell office:value-type="float" office:value="1.50714892724796E+018">
                <text:p>1.50714892724796E+018</text:p>
              </table:table-cell>
            </table:table-row>
            <table:table-row>
              <table:table-cell office:value-type="string"/>
              <table:table-cell office:value-type="float" office:value="1.50714892744649E+018">
                <text:p>1.50714892744649E+018</text:p>
              </table:table-cell>
            </table:table-row>
            <table:table-row>
              <table:table-cell office:value-type="string"/>
              <table:table-cell office:value-type="float" office:value="1.50714892763966E+018">
                <text:p>1.50714892763966E+018</text:p>
              </table:table-cell>
            </table:table-row>
            <table:table-row>
              <table:table-cell office:value-type="string"/>
              <table:table-cell office:value-type="float" office:value="1.5071489278393E+018">
                <text:p>1.5071489278393E+018</text:p>
              </table:table-cell>
            </table:table-row>
            <table:table-row>
              <table:table-cell office:value-type="string"/>
              <table:table-cell office:value-type="float" office:value="1.50714892806395E+018">
                <text:p>1.50714892806395E+018</text:p>
              </table:table-cell>
            </table:table-row>
            <table:table-row>
              <table:table-cell office:value-type="string"/>
              <table:table-cell office:value-type="float" office:value="1.50714892824404E+018">
                <text:p>1.50714892824404E+018</text:p>
              </table:table-cell>
            </table:table-row>
            <table:table-row>
              <table:table-cell office:value-type="string"/>
              <table:table-cell office:value-type="float" office:value="1.50714892845135E+018">
                <text:p>1.50714892845135E+018</text:p>
              </table:table-cell>
            </table:table-row>
            <table:table-row>
              <table:table-cell office:value-type="string"/>
              <table:table-cell office:value-type="float" office:value="1.5071489286401E+018">
                <text:p>1.5071489286401E+018</text:p>
              </table:table-cell>
            </table:table-row>
            <table:table-row>
              <table:table-cell office:value-type="string"/>
              <table:table-cell office:value-type="float" office:value="1.50714892884323E+018">
                <text:p>1.50714892884323E+018</text:p>
              </table:table-cell>
            </table:table-row>
            <table:table-row>
              <table:table-cell office:value-type="string"/>
              <table:table-cell office:value-type="float" office:value="1.50714892907197E+018">
                <text:p>1.50714892907197E+018</text:p>
              </table:table-cell>
            </table:table-row>
            <table:table-row>
              <table:table-cell office:value-type="string"/>
              <table:table-cell office:value-type="float" office:value="1.50714892924379E+018">
                <text:p>1.50714892924379E+018</text:p>
              </table:table-cell>
            </table:table-row>
            <table:table-row>
              <table:table-cell office:value-type="string"/>
              <table:table-cell office:value-type="float" office:value="1.50714892944373E+018">
                <text:p>1.50714892944373E+018</text:p>
              </table:table-cell>
            </table:table-row>
            <table:table-row>
              <table:table-cell office:value-type="string"/>
              <table:table-cell office:value-type="float" office:value="1.50714892963706E+018">
                <text:p>1.50714892963706E+018</text:p>
              </table:table-cell>
            </table:table-row>
            <table:table-row>
              <table:table-cell office:value-type="string"/>
              <table:table-cell office:value-type="float" office:value="1.50714892984286E+018">
                <text:p>1.50714892984286E+018</text:p>
              </table:table-cell>
            </table:table-row>
            <table:table-row>
              <table:table-cell office:value-type="string"/>
              <table:table-cell office:value-type="float" office:value="1.50714893005348E+018">
                <text:p>1.50714893005348E+018</text:p>
              </table:table-cell>
            </table:table-row>
            <table:table-row>
              <table:table-cell office:value-type="string"/>
              <table:table-cell office:value-type="float" office:value="1.50714893024711E+018">
                <text:p>1.50714893024711E+018</text:p>
              </table:table-cell>
            </table:table-row>
            <table:table-row>
              <table:table-cell office:value-type="string"/>
              <table:table-cell office:value-type="float" office:value="1.50714893044241E+018">
                <text:p>1.50714893044241E+018</text:p>
              </table:table-cell>
            </table:table-row>
            <table:table-row>
              <table:table-cell office:value-type="string"/>
              <table:table-cell office:value-type="float" office:value="1.50714893066331E+018">
                <text:p>1.50714893066331E+018</text:p>
              </table:table-cell>
            </table:table-row>
            <table:table-row>
              <table:table-cell office:value-type="string"/>
              <table:table-cell office:value-type="float" office:value="1.50714893084651E+018">
                <text:p>1.50714893084651E+018</text:p>
              </table:table-cell>
            </table:table-row>
            <table:table-row>
              <table:table-cell office:value-type="string"/>
              <table:table-cell office:value-type="float" office:value="1.50714893104164E+018">
                <text:p>1.50714893104164E+018</text:p>
              </table:table-cell>
            </table:table-row>
            <table:table-row>
              <table:table-cell office:value-type="string"/>
              <table:table-cell office:value-type="float" office:value="1.50714893124232E+018">
                <text:p>1.50714893124232E+018</text:p>
              </table:table-cell>
            </table:table-row>
            <table:table-row>
              <table:table-cell office:value-type="string"/>
              <table:table-cell office:value-type="float" office:value="1.50714893144461E+018">
                <text:p>1.50714893144461E+018</text:p>
              </table:table-cell>
            </table:table-row>
            <table:table-row>
              <table:table-cell office:value-type="string"/>
              <table:table-cell office:value-type="float" office:value="1.50714893165586E+018">
                <text:p>1.50714893165586E+018</text:p>
              </table:table-cell>
            </table:table-row>
            <table:table-row>
              <table:table-cell office:value-type="string"/>
              <table:table-cell office:value-type="float" office:value="1.50714893184568E+018">
                <text:p>1.50714893184568E+018</text:p>
              </table:table-cell>
            </table:table-row>
            <table:table-row>
              <table:table-cell office:value-type="string"/>
              <table:table-cell office:value-type="float" office:value="1.50714893204374E+018">
                <text:p>1.50714893204374E+018</text:p>
              </table:table-cell>
            </table:table-row>
            <table:table-row>
              <table:table-cell office:value-type="string"/>
              <table:table-cell office:value-type="float" office:value="1.5071489322472E+018">
                <text:p>1.5071489322472E+018</text:p>
              </table:table-cell>
            </table:table-row>
            <table:table-row>
              <table:table-cell office:value-type="string"/>
              <table:table-cell office:value-type="float" office:value="1.50714893245139E+018">
                <text:p>1.50714893245139E+018</text:p>
              </table:table-cell>
            </table:table-row>
            <table:table-row>
              <table:table-cell office:value-type="string"/>
              <table:table-cell office:value-type="float" office:value="1.50714893265069E+018">
                <text:p>1.50714893265069E+018</text:p>
              </table:table-cell>
            </table:table-row>
            <table:table-row>
              <table:table-cell office:value-type="string"/>
              <table:table-cell office:value-type="float" office:value="1.50714893285564E+018">
                <text:p>1.50714893285564E+018</text:p>
              </table:table-cell>
            </table:table-row>
            <table:table-row>
              <table:table-cell office:value-type="string"/>
              <table:table-cell office:value-type="float" office:value="1.50714893304848E+018">
                <text:p>1.50714893304848E+018</text:p>
              </table:table-cell>
            </table:table-row>
            <table:table-row>
              <table:table-cell office:value-type="string"/>
              <table:table-cell office:value-type="float" office:value="1.50714893324168E+018">
                <text:p>1.50714893324168E+018</text:p>
              </table:table-cell>
            </table:table-row>
            <table:table-row>
              <table:table-cell office:value-type="string"/>
              <table:table-cell office:value-type="float" office:value="1.50714893344837E+018">
                <text:p>1.50714893344837E+018</text:p>
              </table:table-cell>
            </table:table-row>
            <table:table-row>
              <table:table-cell office:value-type="string"/>
              <table:table-cell office:value-type="float" office:value="1.5071489336404E+018">
                <text:p>1.5071489336404E+018</text:p>
              </table:table-cell>
            </table:table-row>
            <table:table-row>
              <table:table-cell office:value-type="string"/>
              <table:table-cell office:value-type="float" office:value="1.50714893384545E+018">
                <text:p>1.50714893384545E+018</text:p>
              </table:table-cell>
            </table:table-row>
            <table:table-row>
              <table:table-cell office:value-type="string"/>
              <table:table-cell office:value-type="float" office:value="1.50714893404038E+018">
                <text:p>1.50714893404038E+018</text:p>
              </table:table-cell>
            </table:table-row>
            <table:table-row>
              <table:table-cell office:value-type="string"/>
              <table:table-cell office:value-type="float" office:value="1.50714893425367E+018">
                <text:p>1.50714893425367E+018</text:p>
              </table:table-cell>
            </table:table-row>
            <table:table-row>
              <table:table-cell office:value-type="string"/>
              <table:table-cell office:value-type="float" office:value="1.50714893445206E+018">
                <text:p>1.50714893445206E+018</text:p>
              </table:table-cell>
            </table:table-row>
            <table:table-row>
              <table:table-cell office:value-type="string"/>
              <table:table-cell office:value-type="float" office:value="1.50714893464325E+018">
                <text:p>1.50714893464325E+018</text:p>
              </table:table-cell>
            </table:table-row>
            <table:table-row>
              <table:table-cell office:value-type="string"/>
              <table:table-cell office:value-type="float" office:value="1.50714893484823E+018">
                <text:p>1.50714893484823E+018</text:p>
              </table:table-cell>
            </table:table-row>
            <table:table-row>
              <table:table-cell office:value-type="string"/>
              <table:table-cell office:value-type="float" office:value="1.50714893504171E+018">
                <text:p>1.50714893504171E+018</text:p>
              </table:table-cell>
            </table:table-row>
            <table:table-row>
              <table:table-cell office:value-type="string"/>
              <table:table-cell office:value-type="float" office:value="1.50714893525502E+018">
                <text:p>1.50714893525502E+018</text:p>
              </table:table-cell>
            </table:table-row>
            <table:table-row>
              <table:table-cell office:value-type="string"/>
              <table:table-cell office:value-type="float" office:value="1.50714893544766E+018">
                <text:p>1.50714893544766E+018</text:p>
              </table:table-cell>
            </table:table-row>
            <table:table-row>
              <table:table-cell office:value-type="string"/>
              <table:table-cell office:value-type="float" office:value="1.50714893564378E+018">
                <text:p>1.50714893564378E+018</text:p>
              </table:table-cell>
            </table:table-row>
            <table:table-row>
              <table:table-cell office:value-type="string"/>
              <table:table-cell office:value-type="float" office:value="1.50714893584638E+018">
                <text:p>1.50714893584638E+018</text:p>
              </table:table-cell>
            </table:table-row>
            <table:table-row>
              <table:table-cell office:value-type="string"/>
              <table:table-cell office:value-type="float" office:value="1.50714893608711E+018">
                <text:p>1.50714893608711E+018</text:p>
              </table:table-cell>
            </table:table-row>
            <table:table-row>
              <table:table-cell office:value-type="string"/>
              <table:table-cell office:value-type="float" office:value="1.50714893624684E+018">
                <text:p>1.50714893624684E+018</text:p>
              </table:table-cell>
            </table:table-row>
            <table:table-row>
              <table:table-cell office:value-type="string"/>
              <table:table-cell office:value-type="float" office:value="1.50714893645573E+018">
                <text:p>1.50714893645573E+018</text:p>
              </table:table-cell>
            </table:table-row>
            <table:table-row>
              <table:table-cell office:value-type="string"/>
              <table:table-cell office:value-type="float" office:value="1.5071489366427E+018">
                <text:p>1.5071489366427E+018</text:p>
              </table:table-cell>
            </table:table-row>
            <table:table-row>
              <table:table-cell office:value-type="string"/>
              <table:table-cell office:value-type="float" office:value="1.50714893684684E+018">
                <text:p>1.50714893684684E+018</text:p>
              </table:table-cell>
            </table:table-row>
            <table:table-row>
              <table:table-cell office:value-type="string"/>
              <table:table-cell office:value-type="float" office:value="1.50714893707183E+018">
                <text:p>1.50714893707183E+018</text:p>
              </table:table-cell>
            </table:table-row>
            <table:table-row>
              <table:table-cell office:value-type="string"/>
              <table:table-cell office:value-type="float" office:value="1.50714893724901E+018">
                <text:p>1.50714893724901E+018</text:p>
              </table:table-cell>
            </table:table-row>
            <table:table-row>
              <table:table-cell office:value-type="string"/>
              <table:table-cell office:value-type="float" office:value="1.50714893744844E+018">
                <text:p>1.50714893744844E+018</text:p>
              </table:table-cell>
            </table:table-row>
            <table:table-row>
              <table:table-cell office:value-type="string"/>
              <table:table-cell office:value-type="float" office:value="1.50714893765055E+018">
                <text:p>1.50714893765055E+018</text:p>
              </table:table-cell>
            </table:table-row>
            <table:table-row>
              <table:table-cell office:value-type="string"/>
              <table:table-cell office:value-type="float" office:value="1.5071489378499E+018">
                <text:p>1.5071489378499E+018</text:p>
              </table:table-cell>
            </table:table-row>
            <table:table-row>
              <table:table-cell office:value-type="string"/>
              <table:table-cell office:value-type="float" office:value="1.50714893804819E+018">
                <text:p>1.50714893804819E+018</text:p>
              </table:table-cell>
            </table:table-row>
            <table:table-row>
              <table:table-cell office:value-type="string"/>
              <table:table-cell office:value-type="float" office:value="1.50714893824743E+018">
                <text:p>1.50714893824743E+018</text:p>
              </table:table-cell>
            </table:table-row>
            <table:table-row>
              <table:table-cell office:value-type="string"/>
              <table:table-cell office:value-type="float" office:value="1.5071489384436E+018">
                <text:p>1.5071489384436E+018</text:p>
              </table:table-cell>
            </table:table-row>
            <table:table-row>
              <table:table-cell office:value-type="string"/>
              <table:table-cell office:value-type="float" office:value="1.50714893864567E+018">
                <text:p>1.50714893864567E+018</text:p>
              </table:table-cell>
            </table:table-row>
            <table:table-row>
              <table:table-cell office:value-type="string"/>
              <table:table-cell office:value-type="float" office:value="1.50714893885573E+018">
                <text:p>1.50714893885573E+018</text:p>
              </table:table-cell>
            </table:table-row>
            <table:table-row>
              <table:table-cell office:value-type="string"/>
              <table:table-cell office:value-type="float" office:value="1.50714893904373E+018">
                <text:p>1.50714893904373E+018</text:p>
              </table:table-cell>
            </table:table-row>
            <table:table-row>
              <table:table-cell office:value-type="string"/>
              <table:table-cell office:value-type="float" office:value="1.50714893923849E+018">
                <text:p>1.50714893923849E+018</text:p>
              </table:table-cell>
            </table:table-row>
            <table:table-row>
              <table:table-cell office:value-type="string"/>
              <table:table-cell office:value-type="float" office:value="1.50714893944259E+018">
                <text:p>1.50714893944259E+018</text:p>
              </table:table-cell>
            </table:table-row>
            <table:table-row>
              <table:table-cell office:value-type="string"/>
              <table:table-cell office:value-type="float" office:value="1.50714893965205E+018">
                <text:p>1.50714893965205E+018</text:p>
              </table:table-cell>
            </table:table-row>
            <table:table-row>
              <table:table-cell office:value-type="string"/>
              <table:table-cell office:value-type="float" office:value="1.50714893990936E+018">
                <text:p>1.50714893990936E+018</text:p>
              </table:table-cell>
            </table:table-row>
            <table:table-row>
              <table:table-cell office:value-type="string"/>
              <table:table-cell office:value-type="float" office:value="1.50714894004159E+018">
                <text:p>1.50714894004159E+0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heet1.A1:Sheet1.A401 Sheet1.C1:Sheet1.C401" svg:x="0.32cm" svg:y="0.18cm" svg:width="13.097cm" svg:height="8.64cm">
          <chartooo:coordinate-region svg:x="2.345cm" svg:y="0.379cm" svg:width="9.68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:Sheet1.C401" chart:class="chart:scatter">
            <chart:domain table:cell-range-address="Sheet1.A1:Sheet1.A401"/>
            <chart:data-point chart:repeated="4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0714886005095E+018">
                <text:p>1.50714886005095E+018</text:p>
                <draw:g>
                  <svg:desc>Sheet1.A1:Sheet1.A401</svg:desc>
                </draw:g>
              </table:table-cell>
              <table:table-cell office:value-type="float" office:value="3485055.70975021">
                <text:p>3485055.70975021</text:p>
                <draw:g>
                  <svg:desc>Sheet1.C1:Sheet1.C4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0714886024636E+018">
                <text:p>1.50714886024636E+018</text:p>
              </table:table-cell>
              <table:table-cell office:value-type="float" office:value="3485055.71070713">
                <text:p>3485055.710707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0714886044477E+018">
                <text:p>1.50714886044477E+018</text:p>
              </table:table-cell>
              <table:table-cell office:value-type="float" office:value="3485055.71088468">
                <text:p>3485055.710884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0714886072348E+018">
                <text:p>1.50714886072348E+018</text:p>
              </table:table-cell>
              <table:table-cell office:value-type="float" office:value="3485055.70978308">
                <text:p>3485055.709783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0714886084584E+018">
                <text:p>1.50714886084584E+018</text:p>
              </table:table-cell>
              <table:table-cell office:value-type="float" office:value="3485055.70976489">
                <text:p>3485055.709764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0714886103819E+018">
                <text:p>1.50714886103819E+018</text:p>
              </table:table-cell>
              <table:table-cell office:value-type="float" office:value="3485055.70921771">
                <text:p>3485055.709217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0714886124166E+018">
                <text:p>1.50714886124166E+018</text:p>
              </table:table-cell>
              <table:table-cell office:value-type="float" office:value="3485055.70901825">
                <text:p>3485055.709018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0714886145341E+018">
                <text:p>1.50714886145341E+018</text:p>
              </table:table-cell>
              <table:table-cell office:value-type="float" office:value="3485055.70923963">
                <text:p>3485055.709239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0714886164752E+018">
                <text:p>1.50714886164752E+018</text:p>
              </table:table-cell>
              <table:table-cell office:value-type="float" office:value="3485055.70958735">
                <text:p>3485055.709587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0714886184323E+018">
                <text:p>1.50714886184323E+018</text:p>
              </table:table-cell>
              <table:table-cell office:value-type="float" office:value="3485055.70868521">
                <text:p>3485055.708685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50714886204843E+018">
                <text:p>1.50714886204843E+018</text:p>
              </table:table-cell>
              <table:table-cell office:value-type="float" office:value="3485055.70830483">
                <text:p>3485055.708304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0714886224291E+018">
                <text:p>1.50714886224291E+018</text:p>
              </table:table-cell>
              <table:table-cell office:value-type="float" office:value="3485055.70847129">
                <text:p>3485055.708471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0714886244995E+018">
                <text:p>1.50714886244995E+018</text:p>
              </table:table-cell>
              <table:table-cell office:value-type="float" office:value="3485055.70830111">
                <text:p>3485055.708301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0714886264206E+018">
                <text:p>1.50714886264206E+018</text:p>
              </table:table-cell>
              <table:table-cell office:value-type="float" office:value="3485055.70862691">
                <text:p>3485055.708626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0714886284809E+018">
                <text:p>1.50714886284809E+018</text:p>
              </table:table-cell>
              <table:table-cell office:value-type="float" office:value="3485055.70881169">
                <text:p>3485055.708811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0714886304096E+018">
                <text:p>1.50714886304096E+018</text:p>
              </table:table-cell>
              <table:table-cell office:value-type="float" office:value="3485055.70843841">
                <text:p>3485055.708438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0714886324725E+018">
                <text:p>1.50714886324725E+018</text:p>
              </table:table-cell>
              <table:table-cell office:value-type="float" office:value="3485055.70899633">
                <text:p>3485055.708996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0714886345061E+018">
                <text:p>1.50714886345061E+018</text:p>
              </table:table-cell>
              <table:table-cell office:value-type="float" office:value="3485055.70861595">
                <text:p>3485055.708615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50714886364813E+018">
                <text:p>1.50714886364813E+018</text:p>
              </table:table-cell>
              <table:table-cell office:value-type="float" office:value="3485055.70921048">
                <text:p>3485055.709210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50714886383959E+018">
                <text:p>1.50714886383959E+018</text:p>
              </table:table-cell>
              <table:table-cell office:value-type="float" office:value="3485055.70923612">
                <text:p>3485055.709236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50714886404032E+018">
                <text:p>1.50714886404032E+018</text:p>
              </table:table-cell>
              <table:table-cell office:value-type="float" office:value="3485055.70903666">
                <text:p>3485055.709036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50714886424306E+018">
                <text:p>1.50714886424306E+018</text:p>
              </table:table-cell>
              <table:table-cell office:value-type="float" office:value="3485055.70884084">
                <text:p>3485055.708840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50714886444406E+018">
                <text:p>1.50714886444406E+018</text:p>
              </table:table-cell>
              <table:table-cell office:value-type="float" office:value="3485055.70884456">
                <text:p>3485055.708844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50714886464604E+018">
                <text:p>1.50714886464604E+018</text:p>
              </table:table-cell>
              <table:table-cell office:value-type="float" office:value="3485055.7088336">
                <text:p>3485055.70883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50714886483879E+018">
                <text:p>1.50714886483879E+018</text:p>
              </table:table-cell>
              <table:table-cell office:value-type="float" office:value="3485055.70939898">
                <text:p>3485055.709398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50714886506256E+018">
                <text:p>1.50714886506256E+018</text:p>
              </table:table-cell>
              <table:table-cell office:value-type="float" office:value="3485055.70972829">
                <text:p>3485055.709728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50714886524209E+018">
                <text:p>1.50714886524209E+018</text:p>
              </table:table-cell>
              <table:table-cell office:value-type="float" office:value="3485055.71086649">
                <text:p>3485055.710866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50714886545049E+018">
                <text:p>1.50714886545049E+018</text:p>
              </table:table-cell>
              <table:table-cell office:value-type="float" office:value="3485055.7114209">
                <text:p>3485055.71142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50714886564781E+018">
                <text:p>1.50714886564781E+018</text:p>
              </table:table-cell>
              <table:table-cell office:value-type="float" office:value="3485055.69337949">
                <text:p>3485055.693379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50714886584055E+018">
                <text:p>1.50714886584055E+018</text:p>
              </table:table-cell>
              <table:table-cell office:value-type="float" office:value="3485055.67641533">
                <text:p>3485055.676415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0714886603998E+018">
                <text:p>1.50714886603998E+018</text:p>
              </table:table-cell>
              <table:table-cell office:value-type="float" office:value="3485055.68232317">
                <text:p>3485055.682323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0714886624298E+018">
                <text:p>1.50714886624298E+018</text:p>
              </table:table-cell>
              <table:table-cell office:value-type="float" office:value="3485055.68333875">
                <text:p>3485055.683338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50714886644602E+018">
                <text:p>1.50714886644602E+018</text:p>
              </table:table-cell>
              <table:table-cell office:value-type="float" office:value="3485055.68181259">
                <text:p>3485055.681812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50714886665232E+018">
                <text:p>1.50714886665232E+018</text:p>
              </table:table-cell>
              <table:table-cell office:value-type="float" office:value="3485055.68305162">
                <text:p>3485055.683051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50714886683901E+018">
                <text:p>1.50714886683901E+018</text:p>
              </table:table-cell>
              <table:table-cell office:value-type="float" office:value="3485055.6823269">
                <text:p>3485055.68232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50714886705652E+018">
                <text:p>1.50714886705652E+018</text:p>
              </table:table-cell>
              <table:table-cell office:value-type="float" office:value="3485055.68144668">
                <text:p>3485055.681446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50714886723702E+018">
                <text:p>1.50714886723702E+018</text:p>
              </table:table-cell>
              <table:table-cell office:value-type="float" office:value="3485055.68108821">
                <text:p>3485055.681088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50714886745427E+018">
                <text:p>1.50714886745427E+018</text:p>
              </table:table-cell>
              <table:table-cell office:value-type="float" office:value="3485055.68108449">
                <text:p>3485055.681084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50714886764293E+018">
                <text:p>1.50714886764293E+018</text:p>
              </table:table-cell>
              <table:table-cell office:value-type="float" office:value="3485055.68109545">
                <text:p>3485055.681095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50714886784423E+018">
                <text:p>1.50714886784423E+018</text:p>
              </table:table-cell>
              <table:table-cell office:value-type="float" office:value="3485055.68035253">
                <text:p>3485055.680352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50714886809341E+018">
                <text:p>1.50714886809341E+018</text:p>
              </table:table-cell>
              <table:table-cell office:value-type="float" office:value="3485055.68147604">
                <text:p>3485055.681476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50714886823907E+018">
                <text:p>1.50714886823907E+018</text:p>
              </table:table-cell>
              <table:table-cell office:value-type="float" office:value="3485055.68095451">
                <text:p>3485055.680954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50714886844062E+018">
                <text:p>1.50714886844062E+018</text:p>
              </table:table-cell>
              <table:table-cell office:value-type="float" office:value="3485055.68148328">
                <text:p>3485055.681483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50714886864851E+018">
                <text:p>1.50714886864851E+018</text:p>
              </table:table-cell>
              <table:table-cell office:value-type="float" office:value="3485055.68128009">
                <text:p>3485055.681280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50714886883966E+018">
                <text:p>1.50714886883966E+018</text:p>
              </table:table-cell>
              <table:table-cell office:value-type="float" office:value="3485055.67928381">
                <text:p>3485055.679283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50714886904814E+018">
                <text:p>1.50714886904814E+018</text:p>
              </table:table-cell>
              <table:table-cell office:value-type="float" office:value="3485055.6803453">
                <text:p>3485055.68034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50714886924054E+018">
                <text:p>1.50714886924054E+018</text:p>
              </table:table-cell>
              <table:table-cell office:value-type="float" office:value="3485055.68163167">
                <text:p>3485055.681631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50714886944894E+018">
                <text:p>1.50714886944894E+018</text:p>
              </table:table-cell>
              <table:table-cell office:value-type="float" office:value="3485055.67981631">
                <text:p>3485055.679816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50714886964438E+018">
                <text:p>1.50714886964438E+018</text:p>
              </table:table-cell>
              <table:table-cell office:value-type="float" office:value="3485055.68151988">
                <text:p>3485055.681519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5071488698531E+018">
                <text:p>1.5071488698531E+018</text:p>
              </table:table-cell>
              <table:table-cell office:value-type="float" office:value="3485055.68117939">
                <text:p>3485055.681179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50714887005178E+018">
                <text:p>1.50714887005178E+018</text:p>
              </table:table-cell>
              <table:table-cell office:value-type="float" office:value="3485055.67911723">
                <text:p>3485055.679117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50714887024632E+018">
                <text:p>1.50714887024632E+018</text:p>
              </table:table-cell>
              <table:table-cell office:value-type="float" office:value="3485055.68021159">
                <text:p>3485055.680211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50714887045936E+018">
                <text:p>1.50714887045936E+018</text:p>
              </table:table-cell>
              <table:table-cell office:value-type="float" office:value="3485055.67815679">
                <text:p>3485055.678156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50714887065697E+018">
                <text:p>1.50714887065697E+018</text:p>
              </table:table-cell>
              <table:table-cell office:value-type="float" office:value="3485055.68144317">
                <text:p>3485055.681443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50714887084356E+018">
                <text:p>1.50714887084356E+018</text:p>
              </table:table-cell>
              <table:table-cell office:value-type="float" office:value="3485055.68125818">
                <text:p>3485055.681258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50714887104786E+018">
                <text:p>1.50714887104786E+018</text:p>
              </table:table-cell>
              <table:table-cell office:value-type="float" office:value="3485055.68123998">
                <text:p>3485055.681239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5071488712476E+018">
                <text:p>1.5071488712476E+018</text:p>
              </table:table-cell>
              <table:table-cell office:value-type="float" office:value="3485055.68182004">
                <text:p>3485055.681820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50714887144339E+018">
                <text:p>1.50714887144339E+018</text:p>
              </table:table-cell>
              <table:table-cell office:value-type="float" office:value="3485055.68128754">
                <text:p>3485055.6812875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50714887164399E+018">
                <text:p>1.50714887164399E+018</text:p>
              </table:table-cell>
              <table:table-cell office:value-type="float" office:value="3485055.68125467">
                <text:p>3485055.681254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50714887184616E+018">
                <text:p>1.50714887184616E+018</text:p>
              </table:table-cell>
              <table:table-cell office:value-type="float" office:value="3485055.6806928">
                <text:p>3485055.68069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50714887204699E+018">
                <text:p>1.50714887204699E+018</text:p>
              </table:table-cell>
              <table:table-cell office:value-type="float" office:value="3485055.68239637">
                <text:p>3485055.682396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50714887224707E+018">
                <text:p>1.50714887224707E+018</text:p>
              </table:table-cell>
              <table:table-cell office:value-type="float" office:value="3485055.68125094">
                <text:p>3485055.681250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50714887245533E+018">
                <text:p>1.50714887245533E+018</text:p>
              </table:table-cell>
              <table:table-cell office:value-type="float" office:value="3485055.67995747">
                <text:p>3485055.679957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50714887264424E+018">
                <text:p>1.50714887264424E+018</text:p>
              </table:table-cell>
              <table:table-cell office:value-type="float" office:value="3485055.68233786">
                <text:p>3485055.6823378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50714887284556E+018">
                <text:p>1.50714887284556E+018</text:p>
              </table:table-cell>
              <table:table-cell office:value-type="float" office:value="3485055.68290695">
                <text:p>3485055.682906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50714887309631E+018">
                <text:p>1.50714887309631E+018</text:p>
              </table:table-cell>
              <table:table-cell office:value-type="float" office:value="3485055.68252263">
                <text:p>3485055.6825226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50714887324808E+018">
                <text:p>1.50714887324808E+018</text:p>
              </table:table-cell>
              <table:table-cell office:value-type="float" office:value="3485055.68274773">
                <text:p>3485055.682747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50714887344578E+018">
                <text:p>1.50714887344578E+018</text:p>
              </table:table-cell>
              <table:table-cell office:value-type="float" office:value="3485055.68405589">
                <text:p>3485055.684055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50714887363752E+018">
                <text:p>1.50714887363752E+018</text:p>
              </table:table-cell>
              <table:table-cell office:value-type="float" office:value="3485055.68275869">
                <text:p>3485055.682758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50714887384081E+018">
                <text:p>1.50714887384081E+018</text:p>
              </table:table-cell>
              <table:table-cell office:value-type="float" office:value="3485055.68254455">
                <text:p>3485055.682544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50714887405325E+018">
                <text:p>1.50714887405325E+018</text:p>
              </table:table-cell>
              <table:table-cell office:value-type="float" office:value="3485055.68349052">
                <text:p>3485055.683490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50714887424675E+018">
                <text:p>1.50714887424675E+018</text:p>
              </table:table-cell>
              <table:table-cell office:value-type="float" office:value="3485055.68314652">
                <text:p>3485055.683146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50714887443777E+018">
                <text:p>1.50714887443777E+018</text:p>
              </table:table-cell>
              <table:table-cell office:value-type="float" office:value="3485055.68501645">
                <text:p>3485055.685016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50714887465041E+018">
                <text:p>1.50714887465041E+018</text:p>
              </table:table-cell>
              <table:table-cell office:value-type="float" office:value="3485055.68282071">
                <text:p>3485055.6828207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50714887485306E+018">
                <text:p>1.50714887485306E+018</text:p>
              </table:table-cell>
              <table:table-cell office:value-type="float" office:value="3485055.68240733">
                <text:p>3485055.682407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0714887509612E+018">
                <text:p>1.50714887509612E+018</text:p>
              </table:table-cell>
              <table:table-cell office:value-type="float" office:value="3485055.68242552">
                <text:p>3485055.682425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071488752433E+018">
                <text:p>1.5071488752433E+018</text:p>
              </table:table-cell>
              <table:table-cell office:value-type="float" office:value="3485055.68245116">
                <text:p>3485055.682451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0714887544999E+018">
                <text:p>1.50714887544999E+018</text:p>
              </table:table-cell>
              <table:table-cell office:value-type="float" office:value="3485055.68157467">
                <text:p>3485055.681574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0714887564719E+018">
                <text:p>1.50714887564719E+018</text:p>
              </table:table-cell>
              <table:table-cell office:value-type="float" office:value="3485055.68146509">
                <text:p>3485055.681465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0714887584287E+018">
                <text:p>1.50714887584287E+018</text:p>
              </table:table-cell>
              <table:table-cell office:value-type="float" office:value="3485055.68221896">
                <text:p>3485055.682218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50714887604935E+018">
                <text:p>1.50714887604935E+018</text:p>
              </table:table-cell>
              <table:table-cell office:value-type="float" office:value="3485055.68298717">
                <text:p>3485055.682987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50714887624598E+018">
                <text:p>1.50714887624598E+018</text:p>
              </table:table-cell>
              <table:table-cell office:value-type="float" office:value="3485055.6826103">
                <text:p>3485055.68261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50714887644855E+018">
                <text:p>1.50714887644855E+018</text:p>
              </table:table-cell>
              <table:table-cell office:value-type="float" office:value="3485055.68300558">
                <text:p>3485055.683005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50714887664899E+018">
                <text:p>1.50714887664899E+018</text:p>
              </table:table-cell>
              <table:table-cell office:value-type="float" office:value="3485055.6816389">
                <text:p>3485055.68163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50714887684193E+018">
                <text:p>1.50714887684193E+018</text:p>
              </table:table-cell>
              <table:table-cell office:value-type="float" office:value="3485055.6795877">
                <text:p>3485055.67958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5071488770523E+018">
                <text:p>1.5071488770523E+018</text:p>
              </table:table-cell>
              <table:table-cell office:value-type="float" office:value="3485055.67960962">
                <text:p>3485055.6796096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50714887724263E+018">
                <text:p>1.50714887724263E+018</text:p>
              </table:table-cell>
              <table:table-cell office:value-type="float" office:value="3485055.68022606">
                <text:p>3485055.680226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5071488774679E+018">
                <text:p>1.5071488774679E+018</text:p>
              </table:table-cell>
              <table:table-cell office:value-type="float" office:value="3485055.67927285">
                <text:p>3485055.679272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5071488776386E+018">
                <text:p>1.5071488776386E+018</text:p>
              </table:table-cell>
              <table:table-cell office:value-type="float" office:value="3485055.68332406">
                <text:p>3485055.683324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50714887784503E+018">
                <text:p>1.50714887784503E+018</text:p>
              </table:table-cell>
              <table:table-cell office:value-type="float" office:value="3485055.68277337">
                <text:p>3485055.682773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50714887804325E+018">
                <text:p>1.50714887804325E+018</text:p>
              </table:table-cell>
              <table:table-cell office:value-type="float" office:value="3485055.68199758">
                <text:p>3485055.681997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50714887825619E+018">
                <text:p>1.50714887825619E+018</text:p>
              </table:table-cell>
              <table:table-cell office:value-type="float" office:value="3485055.68239265">
                <text:p>3485055.6823926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50714887844884E+018">
                <text:p>1.50714887844884E+018</text:p>
              </table:table-cell>
              <table:table-cell office:value-type="float" office:value="3485055.68221523">
                <text:p>3485055.682215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50714887864383E+018">
                <text:p>1.50714887864383E+018</text:p>
              </table:table-cell>
              <table:table-cell office:value-type="float" office:value="3485055.68329491">
                <text:p>3485055.683294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50714887885124E+018">
                <text:p>1.50714887885124E+018</text:p>
              </table:table-cell>
              <table:table-cell office:value-type="float" office:value="3485055.682367">
                <text:p>3485055.6823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50714887904377E+018">
                <text:p>1.50714887904377E+018</text:p>
              </table:table-cell>
              <table:table-cell office:value-type="float" office:value="3485055.68219704">
                <text:p>3485055.682197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50714887924712E+018">
                <text:p>1.50714887924712E+018</text:p>
              </table:table-cell>
              <table:table-cell office:value-type="float" office:value="3485055.68238169">
                <text:p>3485055.6823816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50714887945892E+018">
                <text:p>1.50714887945892E+018</text:p>
              </table:table-cell>
              <table:table-cell office:value-type="float" office:value="3485055.68130573">
                <text:p>3485055.6813057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50714887964378E+018">
                <text:p>1.50714887964378E+018</text:p>
              </table:table-cell>
              <table:table-cell office:value-type="float" office:value="3485055.68095801">
                <text:p>3485055.680958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50714887984717E+018">
                <text:p>1.50714887984717E+018</text:p>
              </table:table-cell>
              <table:table-cell office:value-type="float" office:value="3485055.68018222">
                <text:p>3485055.6801822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50714888004094E+018">
                <text:p>1.50714888004094E+018</text:p>
              </table:table-cell>
              <table:table-cell office:value-type="float" office:value="3485055.67888502">
                <text:p>3485055.6788850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50714888025236E+018">
                <text:p>1.50714888025236E+018</text:p>
              </table:table-cell>
              <table:table-cell office:value-type="float" office:value="3485055.67815679">
                <text:p>3485055.6781567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50714888044444E+018">
                <text:p>1.50714888044444E+018</text:p>
              </table:table-cell>
              <table:table-cell office:value-type="float" office:value="3485055.67926562">
                <text:p>3485055.6792656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50714888064984E+018">
                <text:p>1.50714888064984E+018</text:p>
              </table:table-cell>
              <table:table-cell office:value-type="float" office:value="3485055.68126563">
                <text:p>3485055.6812656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50714888084123E+018">
                <text:p>1.50714888084123E+018</text:p>
              </table:table-cell>
              <table:table-cell office:value-type="float" office:value="3485055.68184196">
                <text:p>3485055.6818419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50714888106127E+018">
                <text:p>1.50714888106127E+018</text:p>
              </table:table-cell>
              <table:table-cell office:value-type="float" office:value="3485055.68055199">
                <text:p>3485055.680551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50714888124265E+018">
                <text:p>1.50714888124265E+018</text:p>
              </table:table-cell>
              <table:table-cell office:value-type="float" office:value="3485055.67942497">
                <text:p>3485055.6794249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5071488814468E+018">
                <text:p>1.5071488814468E+018</text:p>
              </table:table-cell>
              <table:table-cell office:value-type="float" office:value="3485055.67904425">
                <text:p>3485055.679044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50714888163976E+018">
                <text:p>1.50714888163976E+018</text:p>
              </table:table-cell>
              <table:table-cell office:value-type="float" office:value="3485055.68090695">
                <text:p>3485055.680906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50714888184349E+018">
                <text:p>1.50714888184349E+018</text:p>
              </table:table-cell>
              <table:table-cell office:value-type="float" office:value="3485055.68093982">
                <text:p>3485055.6809398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50714888206902E+018">
                <text:p>1.50714888206902E+018</text:p>
              </table:table-cell>
              <table:table-cell office:value-type="float" office:value="3485055.67942125">
                <text:p>3485055.679421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50714888223957E+018">
                <text:p>1.50714888223957E+018</text:p>
              </table:table-cell>
              <table:table-cell office:value-type="float" office:value="3485055.68017499">
                <text:p>3485055.6801749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50714888244498E+018">
                <text:p>1.50714888244498E+018</text:p>
              </table:table-cell>
              <table:table-cell office:value-type="float" office:value="3485055.67983472">
                <text:p>3485055.679834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50714888264129E+018">
                <text:p>1.50714888264129E+018</text:p>
              </table:table-cell>
              <table:table-cell office:value-type="float" office:value="3485055.68276965">
                <text:p>3485055.6827696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50714888284153E+018">
                <text:p>1.50714888284153E+018</text:p>
              </table:table-cell>
              <table:table-cell office:value-type="float" office:value="3485055.68295429">
                <text:p>3485055.682954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50714888304921E+018">
                <text:p>1.50714888304921E+018</text:p>
              </table:table-cell>
              <table:table-cell office:value-type="float" office:value="3485055.68405589">
                <text:p>3485055.6840558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50714888324289E+018">
                <text:p>1.50714888324289E+018</text:p>
              </table:table-cell>
              <table:table-cell office:value-type="float" office:value="3485055.68185292">
                <text:p>3485055.6818529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50714888344775E+018">
                <text:p>1.50714888344775E+018</text:p>
              </table:table-cell>
              <table:table-cell office:value-type="float" office:value="3485055.68351616">
                <text:p>3485055.6835161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50714888365043E+018">
                <text:p>1.50714888365043E+018</text:p>
              </table:table-cell>
              <table:table-cell office:value-type="float" office:value="3485055.67959866">
                <text:p>3485055.6795986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50714888385054E+018">
                <text:p>1.50714888385054E+018</text:p>
              </table:table-cell>
              <table:table-cell office:value-type="float" office:value="3485055.68066366">
                <text:p>3485055.6806636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50714888405476E+018">
                <text:p>1.50714888405476E+018</text:p>
              </table:table-cell>
              <table:table-cell office:value-type="float" office:value="3485055.68343945">
                <text:p>3485055.6834394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50714888425091E+018">
                <text:p>1.50714888425091E+018</text:p>
              </table:table-cell>
              <table:table-cell office:value-type="float" office:value="3485055.68233062">
                <text:p>3485055.6823306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50714888444016E+018">
                <text:p>1.50714888444016E+018</text:p>
              </table:table-cell>
              <table:table-cell office:value-type="float" office:value="3485055.68441097">
                <text:p>3485055.6844109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50714888464836E+018">
                <text:p>1.50714888464836E+018</text:p>
              </table:table-cell>
              <table:table-cell office:value-type="float" office:value="3485055.68166805">
                <text:p>3485055.681668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50714888484065E+018">
                <text:p>1.50714888484065E+018</text:p>
              </table:table-cell>
              <table:table-cell office:value-type="float" office:value="3485055.68071472">
                <text:p>3485055.6807147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5071488850495E+018">
                <text:p>1.5071488850495E+018</text:p>
              </table:table-cell>
              <table:table-cell office:value-type="float" office:value="3485055.68185292">
                <text:p>3485055.6818529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50714888524312E+018">
                <text:p>1.50714888524312E+018</text:p>
              </table:table-cell>
              <table:table-cell office:value-type="float" office:value="3485055.68077696">
                <text:p>3485055.680776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50714888545363E+018">
                <text:p>1.50714888545363E+018</text:p>
              </table:table-cell>
              <table:table-cell office:value-type="float" office:value="3485055.68328395">
                <text:p>3485055.6832839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50714888564578E+018">
                <text:p>1.50714888564578E+018</text:p>
              </table:table-cell>
              <table:table-cell office:value-type="float" office:value="3485055.68238541">
                <text:p>3485055.6823854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50714888584041E+018">
                <text:p>1.50714888584041E+018</text:p>
              </table:table-cell>
              <table:table-cell office:value-type="float" office:value="3485055.68130946">
                <text:p>3485055.6813094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50714888608336E+018">
                <text:p>1.50714888608336E+018</text:p>
              </table:table-cell>
              <table:table-cell office:value-type="float" office:value="3485055.68199758">
                <text:p>3485055.6819975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50714888624747E+018">
                <text:p>1.50714888624747E+018</text:p>
              </table:table-cell>
              <table:table-cell office:value-type="float" office:value="3485055.68330215">
                <text:p>3485055.683302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50714888644799E+018">
                <text:p>1.50714888644799E+018</text:p>
              </table:table-cell>
              <table:table-cell office:value-type="float" office:value="3485055.68549416">
                <text:p>3485055.685494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50714888664171E+018">
                <text:p>1.50714888664171E+018</text:p>
              </table:table-cell>
              <table:table-cell office:value-type="float" office:value="3485055.68225534">
                <text:p>3485055.6822553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50714888684996E+018">
                <text:p>1.50714888684996E+018</text:p>
              </table:table-cell>
              <table:table-cell office:value-type="float" office:value="3485055.68276241">
                <text:p>3485055.6827624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5071488870453E+018">
                <text:p>1.5071488870453E+018</text:p>
              </table:table-cell>
              <table:table-cell office:value-type="float" office:value="3485055.68429195">
                <text:p>3485055.684291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50714888724497E+018">
                <text:p>1.50714888724497E+018</text:p>
              </table:table-cell>
              <table:table-cell office:value-type="float" office:value="3485055.68520482">
                <text:p>3485055.6852048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50714888745046E+018">
                <text:p>1.50714888745046E+018</text:p>
              </table:table-cell>
              <table:table-cell office:value-type="float" office:value="3485055.68530938">
                <text:p>3485055.6853093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50714888764943E+018">
                <text:p>1.50714888764943E+018</text:p>
              </table:table-cell>
              <table:table-cell office:value-type="float" office:value="3485055.6820195">
                <text:p>3485055.682019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50714888784367E+018">
                <text:p>1.50714888784367E+018</text:p>
              </table:table-cell>
              <table:table-cell office:value-type="float" office:value="3485055.68257742">
                <text:p>3485055.6825774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5071488880448E+018">
                <text:p>1.5071488880448E+018</text:p>
              </table:table-cell>
              <table:table-cell office:value-type="float" office:value="3485055.68170465">
                <text:p>3485055.681704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50714888825334E+018">
                <text:p>1.50714888825334E+018</text:p>
              </table:table-cell>
              <table:table-cell office:value-type="float" office:value="3485055.68237446">
                <text:p>3485055.6823744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50714888845518E+018">
                <text:p>1.50714888845518E+018</text:p>
              </table:table-cell>
              <table:table-cell office:value-type="float" office:value="3485055.68315025">
                <text:p>3485055.683150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50714888865475E+018">
                <text:p>1.50714888865475E+018</text:p>
              </table:table-cell>
              <table:table-cell office:value-type="float" office:value="3485055.68169369">
                <text:p>3485055.6816936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50714888884013E+018">
                <text:p>1.50714888884013E+018</text:p>
              </table:table-cell>
              <table:table-cell office:value-type="float" office:value="3485055.68074759">
                <text:p>3485055.6807475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50714888908354E+018">
                <text:p>1.50714888908354E+018</text:p>
              </table:table-cell>
              <table:table-cell office:value-type="float" office:value="3485055.68164263">
                <text:p>3485055.6816426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50714888924575E+018">
                <text:p>1.50714888924575E+018</text:p>
              </table:table-cell>
              <table:table-cell office:value-type="float" office:value="3485055.6825921">
                <text:p>3485055.682592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50714888944933E+018">
                <text:p>1.50714888944933E+018</text:p>
              </table:table-cell>
              <table:table-cell office:value-type="float" office:value="3485055.68204865">
                <text:p>3485055.6820486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50714888964256E+018">
                <text:p>1.50714888964256E+018</text:p>
              </table:table-cell>
              <table:table-cell office:value-type="float" office:value="3485055.68169369">
                <text:p>3485055.6816936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50714888985075E+018">
                <text:p>1.50714888985075E+018</text:p>
              </table:table-cell>
              <table:table-cell office:value-type="float" office:value="3485055.68111736">
                <text:p>3485055.6811173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0714889005666E+018">
                <text:p>1.50714889005666E+018</text:p>
              </table:table-cell>
              <table:table-cell office:value-type="float" office:value="3485055.68185642">
                <text:p>3485055.6818564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0714889024292E+018">
                <text:p>1.50714889024292E+018</text:p>
              </table:table-cell>
              <table:table-cell office:value-type="float" office:value="3485055.68318663">
                <text:p>3485055.6831866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0714889044206E+018">
                <text:p>1.50714889044206E+018</text:p>
              </table:table-cell>
              <table:table-cell office:value-type="float" office:value="3485055.68282071">
                <text:p>3485055.6828207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0714889064447E+018">
                <text:p>1.50714889064447E+018</text:p>
              </table:table-cell>
              <table:table-cell office:value-type="float" office:value="3485055.67985664">
                <text:p>3485055.6798566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0714889085769E+018">
                <text:p>1.50714889085769E+018</text:p>
              </table:table-cell>
              <table:table-cell office:value-type="float" office:value="3485055.68063966">
                <text:p>3485055.6806396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071488910433E+018">
                <text:p>1.5071488910433E+018</text:p>
              </table:table-cell>
              <table:table-cell office:value-type="float" office:value="3485055.68157094">
                <text:p>3485055.6815709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071488912376E+018">
                <text:p>1.5071488912376E+018</text:p>
              </table:table-cell>
              <table:table-cell office:value-type="float" office:value="3485055.68173029">
                <text:p>3485055.6817302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50714889144576E+018">
                <text:p>1.50714889144576E+018</text:p>
              </table:table-cell>
              <table:table-cell office:value-type="float" office:value="3485055.68192962">
                <text:p>3485055.6819296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0714889165555E+018">
                <text:p>1.50714889165555E+018</text:p>
              </table:table-cell>
              <table:table-cell office:value-type="float" office:value="3485055.68129478">
                <text:p>3485055.6812947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50714889184802E+018">
                <text:p>1.50714889184802E+018</text:p>
              </table:table-cell>
              <table:table-cell office:value-type="float" office:value="3485055.68336417">
                <text:p>3485055.6833641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50714889204515E+018">
                <text:p>1.50714889204515E+018</text:p>
              </table:table-cell>
              <table:table-cell office:value-type="float" office:value="3485055.68299089">
                <text:p>3485055.6829908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50714889224191E+018">
                <text:p>1.50714889224191E+018</text:p>
              </table:table-cell>
              <table:table-cell office:value-type="float" office:value="3485055.68336066">
                <text:p>3485055.6833606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50714889245351E+018">
                <text:p>1.50714889245351E+018</text:p>
              </table:table-cell>
              <table:table-cell office:value-type="float" office:value="3485055.68298366">
                <text:p>3485055.6829836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50714889267129E+018">
                <text:p>1.50714889267129E+018</text:p>
              </table:table-cell>
              <table:table-cell office:value-type="float" office:value="3485055.68203046">
                <text:p>3485055.6820304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50714889284911E+018">
                <text:p>1.50714889284911E+018</text:p>
              </table:table-cell>
              <table:table-cell office:value-type="float" office:value="3485055.68408876">
                <text:p>3485055.6840887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50714889304131E+018">
                <text:p>1.50714889304131E+018</text:p>
              </table:table-cell>
              <table:table-cell office:value-type="float" office:value="3485055.68282444">
                <text:p>3485055.6828244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50714889324925E+018">
                <text:p>1.50714889324925E+018</text:p>
              </table:table-cell>
              <table:table-cell office:value-type="float" office:value="3485055.68372658">
                <text:p>3485055.6837265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50714889345444E+018">
                <text:p>1.50714889345444E+018</text:p>
              </table:table-cell>
              <table:table-cell office:value-type="float" office:value="3485055.68371189">
                <text:p>3485055.6837118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50714889364967E+018">
                <text:p>1.50714889364967E+018</text:p>
              </table:table-cell>
              <table:table-cell office:value-type="float" office:value="3485055.6825921">
                <text:p>3485055.682592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50714889384164E+018">
                <text:p>1.50714889384164E+018</text:p>
              </table:table-cell>
              <table:table-cell office:value-type="float" office:value="3485055.68277688">
                <text:p>3485055.6827768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50714889404771E+018">
                <text:p>1.50714889404771E+018</text:p>
              </table:table-cell>
              <table:table-cell office:value-type="float" office:value="3485055.68284263">
                <text:p>3485055.6828426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50714889424247E+018">
                <text:p>1.50714889424247E+018</text:p>
              </table:table-cell>
              <table:table-cell office:value-type="float" office:value="3485055.68285008">
                <text:p>3485055.6828500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50714889445359E+018">
                <text:p>1.50714889445359E+018</text:p>
              </table:table-cell>
              <table:table-cell office:value-type="float" office:value="3485055.68286827">
                <text:p>3485055.6828682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50714889465166E+018">
                <text:p>1.50714889465166E+018</text:p>
              </table:table-cell>
              <table:table-cell office:value-type="float" office:value="3485055.68164986">
                <text:p>3485055.6816498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50714889484659E+018">
                <text:p>1.50714889484659E+018</text:p>
              </table:table-cell>
              <table:table-cell office:value-type="float" office:value="3485055.68145763">
                <text:p>3485055.6814576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50714889503848E+018">
                <text:p>1.50714889503848E+018</text:p>
              </table:table-cell>
              <table:table-cell office:value-type="float" office:value="3485055.68185292">
                <text:p>3485055.6818529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50714889524806E+018">
                <text:p>1.50714889524806E+018</text:p>
              </table:table-cell>
              <table:table-cell office:value-type="float" office:value="3485055.68168274">
                <text:p>3485055.6816827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50714889545696E+018">
                <text:p>1.50714889545696E+018</text:p>
              </table:table-cell>
              <table:table-cell office:value-type="float" office:value="3485055.68281348">
                <text:p>3485055.6828134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50714889563791E+018">
                <text:p>1.50714889563791E+018</text:p>
              </table:table-cell>
              <table:table-cell office:value-type="float" office:value="3485055.68280625">
                <text:p>3485055.682806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50714889584699E+018">
                <text:p>1.50714889584699E+018</text:p>
              </table:table-cell>
              <table:table-cell office:value-type="float" office:value="3485055.68132392">
                <text:p>3485055.6813239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5071488960493E+018">
                <text:p>1.5071488960493E+018</text:p>
              </table:table-cell>
              <table:table-cell office:value-type="float" office:value="3485055.68247308">
                <text:p>3485055.6824730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50714889624792E+018">
                <text:p>1.50714889624792E+018</text:p>
              </table:table-cell>
              <table:table-cell office:value-type="float" office:value="3485055.68229194">
                <text:p>3485055.6822919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50714889644699E+018">
                <text:p>1.50714889644699E+018</text:p>
              </table:table-cell>
              <table:table-cell office:value-type="float" office:value="3485055.6815819">
                <text:p>3485055.681581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50714889664181E+018">
                <text:p>1.50714889664181E+018</text:p>
              </table:table-cell>
              <table:table-cell office:value-type="float" office:value="3485055.68016403">
                <text:p>3485055.6801640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50714889684674E+018">
                <text:p>1.50714889684674E+018</text:p>
              </table:table-cell>
              <table:table-cell office:value-type="float" office:value="3485055.680766">
                <text:p>3485055.68076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50714889707869E+018">
                <text:p>1.50714889707869E+018</text:p>
              </table:table-cell>
              <table:table-cell office:value-type="float" office:value="3485055.6811246">
                <text:p>3485055.681124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50714889724208E+018">
                <text:p>1.50714889724208E+018</text:p>
              </table:table-cell>
              <table:table-cell office:value-type="float" office:value="3485055.68239988">
                <text:p>3485055.6823998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50714889744914E+018">
                <text:p>1.50714889744914E+018</text:p>
              </table:table-cell>
              <table:table-cell office:value-type="float" office:value="3485055.68185642">
                <text:p>3485055.6818564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50714889764162E+018">
                <text:p>1.50714889764162E+018</text:p>
              </table:table-cell>
              <table:table-cell office:value-type="float" office:value="3485055.68330587">
                <text:p>3485055.6833058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50714889785113E+018">
                <text:p>1.50714889785113E+018</text:p>
              </table:table-cell>
              <table:table-cell office:value-type="float" office:value="3485055.68222992">
                <text:p>3485055.6822299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50714889805995E+018">
                <text:p>1.50714889805995E+018</text:p>
              </table:table-cell>
              <table:table-cell office:value-type="float" office:value="3485055.68237796">
                <text:p>3485055.6823779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50714889824541E+018">
                <text:p>1.50714889824541E+018</text:p>
              </table:table-cell>
              <table:table-cell office:value-type="float" office:value="3485055.682552">
                <text:p>3485055.68255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50714889843994E+018">
                <text:p>1.50714889843994E+018</text:p>
              </table:table-cell>
              <table:table-cell office:value-type="float" office:value="3485055.68031966">
                <text:p>3485055.6803196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50714889864453E+018">
                <text:p>1.50714889864453E+018</text:p>
              </table:table-cell>
              <table:table-cell office:value-type="float" office:value="3485055.67923647">
                <text:p>3485055.6792364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50714889885938E+018">
                <text:p>1.50714889885938E+018</text:p>
              </table:table-cell>
              <table:table-cell office:value-type="float" office:value="3485055.67738473">
                <text:p>3485055.6773847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50714889904104E+018">
                <text:p>1.50714889904104E+018</text:p>
              </table:table-cell>
              <table:table-cell office:value-type="float" office:value="3485055.67776896">
                <text:p>3485055.6777689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50714889924841E+018">
                <text:p>1.50714889924841E+018</text:p>
              </table:table-cell>
              <table:table-cell office:value-type="float" office:value="3485055.67721455">
                <text:p>3485055.6772145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50714889944206E+018">
                <text:p>1.50714889944206E+018</text:p>
              </table:table-cell>
              <table:table-cell office:value-type="float" office:value="3485055.67947976">
                <text:p>3485055.6794797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50714889965405E+018">
                <text:p>1.50714889965405E+018</text:p>
              </table:table-cell>
              <table:table-cell office:value-type="float" office:value="3485055.69220192">
                <text:p>3485055.6922019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50714889985196E+018">
                <text:p>1.50714889985196E+018</text:p>
              </table:table-cell>
              <table:table-cell office:value-type="float" office:value="3485055.70125741">
                <text:p>3485055.7012574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50714890006005E+018">
                <text:p>1.50714890006005E+018</text:p>
              </table:table-cell>
              <table:table-cell office:value-type="float" office:value="3485055.69834803">
                <text:p>3485055.6983480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5071489002437E+018">
                <text:p>1.5071489002437E+018</text:p>
              </table:table-cell>
              <table:table-cell office:value-type="float" office:value="3485055.69742034">
                <text:p>3485055.6974203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50714890044765E+018">
                <text:p>1.50714890044765E+018</text:p>
              </table:table-cell>
              <table:table-cell office:value-type="float" office:value="3485055.69761607">
                <text:p>3485055.6976160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50714890064264E+018">
                <text:p>1.50714890064264E+018</text:p>
              </table:table-cell>
              <table:table-cell office:value-type="float" office:value="3485055.69907986">
                <text:p>3485055.6990798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50714890084588E+018">
                <text:p>1.50714890084588E+018</text:p>
              </table:table-cell>
              <table:table-cell office:value-type="float" office:value="3485055.69817421">
                <text:p>3485055.6981742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50714890105358E+018">
                <text:p>1.50714890105358E+018</text:p>
              </table:table-cell>
              <table:table-cell office:value-type="float" office:value="3485055.69852172">
                <text:p>3485055.6985217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50714890123921E+018">
                <text:p>1.50714890123921E+018</text:p>
              </table:table-cell>
              <table:table-cell office:value-type="float" office:value="3485055.69814857">
                <text:p>3485055.6981485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50714890145004E+018">
                <text:p>1.50714890145004E+018</text:p>
              </table:table-cell>
              <table:table-cell office:value-type="float" office:value="3485055.69779734">
                <text:p>3485055.6977973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50714890165556E+018">
                <text:p>1.50714890165556E+018</text:p>
              </table:table-cell>
              <table:table-cell office:value-type="float" office:value="3485055.7000185">
                <text:p>3485055.700018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50714890184601E+018">
                <text:p>1.50714890184601E+018</text:p>
              </table:table-cell>
              <table:table-cell office:value-type="float" office:value="3485055.70129751">
                <text:p>3485055.7012975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50714890204888E+018">
                <text:p>1.50714890204888E+018</text:p>
              </table:table-cell>
              <table:table-cell office:value-type="float" office:value="3485055.7016892">
                <text:p>3485055.701689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50714890224857E+018">
                <text:p>1.50714890224857E+018</text:p>
              </table:table-cell>
              <table:table-cell office:value-type="float" office:value="3485055.70002946">
                <text:p>3485055.7000294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50714890244915E+018">
                <text:p>1.50714890244915E+018</text:p>
              </table:table-cell>
              <table:table-cell office:value-type="float" office:value="3485055.6996415">
                <text:p>3485055.699641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50714890265576E+018">
                <text:p>1.50714890265576E+018</text:p>
              </table:table-cell>
              <table:table-cell office:value-type="float" office:value="3485055.70000031">
                <text:p>3485055.7000003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50714890284235E+018">
                <text:p>1.50714890284235E+018</text:p>
              </table:table-cell>
              <table:table-cell office:value-type="float" office:value="3485055.69924644">
                <text:p>3485055.6992464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5071489030468E+018">
                <text:p>1.5071489030468E+018</text:p>
              </table:table-cell>
              <table:table-cell office:value-type="float" office:value="3485055.70091341">
                <text:p>3485055.7009134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5071489032457E+018">
                <text:p>1.5071489032457E+018</text:p>
              </table:table-cell>
              <table:table-cell office:value-type="float" office:value="3485055.70034431">
                <text:p>3485055.7003443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50714890344827E+018">
                <text:p>1.50714890344827E+018</text:p>
              </table:table-cell>
              <table:table-cell office:value-type="float" office:value="3485055.70057292">
                <text:p>3485055.7005729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50714890363965E+018">
                <text:p>1.50714890363965E+018</text:p>
              </table:table-cell>
              <table:table-cell office:value-type="float" office:value="3485055.70095724">
                <text:p>3485055.7009572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50714890384228E+018">
                <text:p>1.50714890384228E+018</text:p>
              </table:table-cell>
              <table:table-cell office:value-type="float" office:value="3485055.69967087">
                <text:p>3485055.6996708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50714890404927E+018">
                <text:p>1.50714890404927E+018</text:p>
              </table:table-cell>
              <table:table-cell office:value-type="float" office:value="3485055.69948601">
                <text:p>3485055.6994860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50714890424919E+018">
                <text:p>1.50714890424919E+018</text:p>
              </table:table-cell>
              <table:table-cell office:value-type="float" office:value="3485055.69951165">
                <text:p>3485055.6995116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50714890445111E+018">
                <text:p>1.50714890445111E+018</text:p>
              </table:table-cell>
              <table:table-cell office:value-type="float" office:value="3485055.69909805">
                <text:p>3485055.6990980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50714890464853E+018">
                <text:p>1.50714890464853E+018</text:p>
              </table:table-cell>
              <table:table-cell office:value-type="float" office:value="3485055.6997899">
                <text:p>3485055.699789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50714890485582E+018">
                <text:p>1.50714890485582E+018</text:p>
              </table:table-cell>
              <table:table-cell office:value-type="float" office:value="3485055.69944963">
                <text:p>3485055.6994496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50714890509241E+018">
                <text:p>1.50714890509241E+018</text:p>
              </table:table-cell>
              <table:table-cell office:value-type="float" office:value="3485055.69909454">
                <text:p>3485055.6990945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50714890524414E+018">
                <text:p>1.50714890524414E+018</text:p>
              </table:table-cell>
              <table:table-cell office:value-type="float" office:value="3485055.70019964">
                <text:p>3485055.7001996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50714890544333E+018">
                <text:p>1.50714890544333E+018</text:p>
              </table:table-cell>
              <table:table-cell office:value-type="float" office:value="3485055.69964523">
                <text:p>3485055.6996452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5071489056432E+018">
                <text:p>1.5071489056432E+018</text:p>
              </table:table-cell>
              <table:table-cell office:value-type="float" office:value="3485055.70112733">
                <text:p>3485055.7011273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50714890584292E+018">
                <text:p>1.50714890584292E+018</text:p>
              </table:table-cell>
              <table:table-cell office:value-type="float" office:value="3485055.70166356">
                <text:p>3485055.7016635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50714890604365E+018">
                <text:p>1.50714890604365E+018</text:p>
              </table:table-cell>
              <table:table-cell office:value-type="float" office:value="3485055.69913092">
                <text:p>3485055.6991309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50714890624567E+018">
                <text:p>1.50714890624567E+018</text:p>
              </table:table-cell>
              <table:table-cell office:value-type="float" office:value="3485055.70020687">
                <text:p>3485055.7002068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50714890644091E+018">
                <text:p>1.50714890644091E+018</text:p>
              </table:table-cell>
              <table:table-cell office:value-type="float" office:value="3485055.70014858">
                <text:p>3485055.7001485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50714890664601E+018">
                <text:p>1.50714890664601E+018</text:p>
              </table:table-cell>
              <table:table-cell office:value-type="float" office:value="3485055.69941303">
                <text:p>3485055.6994130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50714890684694E+018">
                <text:p>1.50714890684694E+018</text:p>
              </table:table-cell>
              <table:table-cell office:value-type="float" office:value="3485055.69947154">
                <text:p>3485055.6994715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5071489070531E+018">
                <text:p>1.5071489070531E+018</text:p>
              </table:table-cell>
              <table:table-cell office:value-type="float" office:value="3485055.70068831">
                <text:p>3485055.7006883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50714890724662E+018">
                <text:p>1.50714890724662E+018</text:p>
              </table:table-cell>
              <table:table-cell office:value-type="float" office:value="3485055.70052558">
                <text:p>3485055.7005255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50714890743808E+018">
                <text:p>1.50714890743808E+018</text:p>
              </table:table-cell>
              <table:table-cell office:value-type="float" office:value="3485055.70202224">
                <text:p>3485055.7020222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50714890765123E+018">
                <text:p>1.50714890765123E+018</text:p>
              </table:table-cell>
              <table:table-cell office:value-type="float" office:value="3485055.70019964">
                <text:p>3485055.7001996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50714890785194E+018">
                <text:p>1.50714890785194E+018</text:p>
              </table:table-cell>
              <table:table-cell office:value-type="float" office:value="3485055.70126464">
                <text:p>3485055.7012646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50714890807641E+018">
                <text:p>1.50714890807641E+018</text:p>
              </table:table-cell>
              <table:table-cell office:value-type="float" office:value="3485055.69850353">
                <text:p>3485055.6985035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50714890825243E+018">
                <text:p>1.50714890825243E+018</text:p>
              </table:table-cell>
              <table:table-cell office:value-type="float" office:value="3485055.69984841">
                <text:p>3485055.6998484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50714890844824E+018">
                <text:p>1.50714890844824E+018</text:p>
              </table:table-cell>
              <table:table-cell office:value-type="float" office:value="3485055.69888425">
                <text:p>3485055.698884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50714890864991E+018">
                <text:p>1.50714890864991E+018</text:p>
              </table:table-cell>
              <table:table-cell office:value-type="float" office:value="3485055.70091692">
                <text:p>3485055.7009169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5071489088421E+018">
                <text:p>1.5071489088421E+018</text:p>
              </table:table-cell>
              <table:table-cell office:value-type="float" office:value="3485055.69926836">
                <text:p>3485055.6992683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5071489090741E+018">
                <text:p>1.5071489090741E+018</text:p>
              </table:table-cell>
              <table:table-cell office:value-type="float" office:value="3485055.69795635">
                <text:p>3485055.6979563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50714890924336E+018">
                <text:p>1.50714890924336E+018</text:p>
              </table:table-cell>
              <table:table-cell office:value-type="float" office:value="3485055.69905794">
                <text:p>3485055.6990579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50714890944765E+018">
                <text:p>1.50714890944765E+018</text:p>
              </table:table-cell>
              <table:table-cell office:value-type="float" office:value="3485055.69757947">
                <text:p>3485055.6975794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50714890964743E+018">
                <text:p>1.50714890964743E+018</text:p>
              </table:table-cell>
              <table:table-cell office:value-type="float" office:value="3485055.70039187">
                <text:p>3485055.7003918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50714890985127E+018">
                <text:p>1.50714890985127E+018</text:p>
              </table:table-cell>
              <table:table-cell office:value-type="float" office:value="3485055.70127932">
                <text:p>3485055.7012793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50714891004769E+018">
                <text:p>1.50714891004769E+018</text:p>
              </table:table-cell>
              <table:table-cell office:value-type="float" office:value="3485055.70073214">
                <text:p>3485055.7007321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50714891025171E+018">
                <text:p>1.50714891025171E+018</text:p>
              </table:table-cell>
              <table:table-cell office:value-type="float" office:value="3485055.70019241">
                <text:p>3485055.7001924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50714891045215E+018">
                <text:p>1.50714891045215E+018</text:p>
              </table:table-cell>
              <table:table-cell office:value-type="float" office:value="3485055.70223616">
                <text:p>3485055.7022361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50714891064701E+018">
                <text:p>1.50714891064701E+018</text:p>
              </table:table-cell>
              <table:table-cell office:value-type="float" office:value="3485055.70056941">
                <text:p>3485055.7005694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50714891084181E+018">
                <text:p>1.50714891084181E+018</text:p>
              </table:table-cell>
              <table:table-cell office:value-type="float" office:value="3485055.69960512">
                <text:p>3485055.6996051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50714891104626E+018">
                <text:p>1.50714891104626E+018</text:p>
              </table:table-cell>
              <table:table-cell office:value-type="float" office:value="3485055.70054004">
                <text:p>3485055.7005400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50714891123939E+018">
                <text:p>1.50714891123939E+018</text:p>
              </table:table-cell>
              <table:table-cell office:value-type="float" office:value="3485055.7009316">
                <text:p>3485055.700931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50714891145264E+018">
                <text:p>1.50714891145264E+018</text:p>
              </table:table-cell>
              <table:table-cell office:value-type="float" office:value="3485055.69979713">
                <text:p>3485055.6997971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50714891165291E+018">
                <text:p>1.50714891165291E+018</text:p>
              </table:table-cell>
              <table:table-cell office:value-type="float" office:value="3485055.70180437">
                <text:p>3485055.7018043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5071489118474E+018">
                <text:p>1.5071489118474E+018</text:p>
              </table:table-cell>
              <table:table-cell office:value-type="float" office:value="3485055.70239166">
                <text:p>3485055.7023916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50714891203976E+018">
                <text:p>1.50714891203976E+018</text:p>
              </table:table-cell>
              <table:table-cell office:value-type="float" office:value="3485055.70275419">
                <text:p>3485055.7027541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50714891224145E+018">
                <text:p>1.50714891224145E+018</text:p>
              </table:table-cell>
              <table:table-cell office:value-type="float" office:value="3485055.70086585">
                <text:p>3485055.7008658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50714891245222E+018">
                <text:p>1.50714891245222E+018</text:p>
              </table:table-cell>
              <table:table-cell office:value-type="float" office:value="3485055.70066267">
                <text:p>3485055.7006626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50714891264055E+018">
                <text:p>1.50714891264055E+018</text:p>
              </table:table-cell>
              <table:table-cell office:value-type="float" office:value="3485055.70126836">
                <text:p>3485055.7012683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50714891284315E+018">
                <text:p>1.50714891284315E+018</text:p>
              </table:table-cell>
              <table:table-cell office:value-type="float" office:value="3485055.70092787">
                <text:p>3485055.7009278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50714891310695E+018">
                <text:p>1.50714891310695E+018</text:p>
              </table:table-cell>
              <table:table-cell office:value-type="float" office:value="3485055.70092437">
                <text:p>3485055.7009243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50714891324803E+018">
                <text:p>1.50714891324803E+018</text:p>
              </table:table-cell>
              <table:table-cell office:value-type="float" office:value="3485055.7016892">
                <text:p>3485055.701689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50714891344102E+018">
                <text:p>1.50714891344102E+018</text:p>
              </table:table-cell>
              <table:table-cell office:value-type="float" office:value="3485055.70148601">
                <text:p>3485055.7014860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50714891364385E+018">
                <text:p>1.50714891364385E+018</text:p>
              </table:table-cell>
              <table:table-cell office:value-type="float" office:value="3485055.70143845">
                <text:p>3485055.7014384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50714891384937E+018">
                <text:p>1.50714891384937E+018</text:p>
              </table:table-cell>
              <table:table-cell office:value-type="float" office:value="3485055.7020367">
                <text:p>3485055.702036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50714891407594E+018">
                <text:p>1.50714891407594E+018</text:p>
              </table:table-cell>
              <table:table-cell office:value-type="float" office:value="3485055.70295703">
                <text:p>3485055.7029570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50714891424382E+018">
                <text:p>1.50714891424382E+018</text:p>
              </table:table-cell>
              <table:table-cell office:value-type="float" office:value="3485055.70185565">
                <text:p>3485055.7018556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50714891444774E+018">
                <text:p>1.50714891444774E+018</text:p>
              </table:table-cell>
              <table:table-cell office:value-type="float" office:value="3485055.70242826">
                <text:p>3485055.7024282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5071489146447E+018">
                <text:p>1.5071489146447E+018</text:p>
              </table:table-cell>
              <table:table-cell office:value-type="float" office:value="3485055.70114574">
                <text:p>3485055.7011457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50714891485886E+018">
                <text:p>1.50714891485886E+018</text:p>
              </table:table-cell>
              <table:table-cell office:value-type="float" office:value="3485055.70072491">
                <text:p>3485055.7007249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50714891504848E+018">
                <text:p>1.50714891504848E+018</text:p>
              </table:table-cell>
              <table:table-cell office:value-type="float" office:value="3485055.70167824">
                <text:p>3485055.7016782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5071489152488E+018">
                <text:p>1.5071489152488E+018</text:p>
              </table:table-cell>
              <table:table-cell office:value-type="float" office:value="3485055.70147878">
                <text:p>3485055.7014787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50714891544088E+018">
                <text:p>1.50714891544088E+018</text:p>
              </table:table-cell>
              <table:table-cell office:value-type="float" office:value="3485055.70225808">
                <text:p>3485055.7022580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50714891565181E+018">
                <text:p>1.50714891565181E+018</text:p>
              </table:table-cell>
              <table:table-cell office:value-type="float" office:value="3485055.70186288">
                <text:p>3485055.7018628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50714891585431E+018">
                <text:p>1.50714891585431E+018</text:p>
              </table:table-cell>
              <table:table-cell office:value-type="float" office:value="3485055.70146782">
                <text:p>3485055.7014678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50714891607107E+018">
                <text:p>1.50714891607107E+018</text:p>
              </table:table-cell>
              <table:table-cell office:value-type="float" office:value="3485055.70260207">
                <text:p>3485055.7026020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50714891624889E+018">
                <text:p>1.50714891624889E+018</text:p>
              </table:table-cell>
              <table:table-cell office:value-type="float" office:value="3485055.7033634">
                <text:p>3485055.703363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50714891643923E+018">
                <text:p>1.50714891643923E+018</text:p>
              </table:table-cell>
              <table:table-cell office:value-type="float" office:value="3485055.70336691">
                <text:p>3485055.7033669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50714891664827E+018">
                <text:p>1.50714891664827E+018</text:p>
              </table:table-cell>
              <table:table-cell office:value-type="float" office:value="3485055.7009316">
                <text:p>3485055.700931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50714891684585E+018">
                <text:p>1.50714891684585E+018</text:p>
              </table:table-cell>
              <table:table-cell office:value-type="float" office:value="3485055.70149697">
                <text:p>3485055.7014969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50714891704549E+018">
                <text:p>1.50714891704549E+018</text:p>
              </table:table-cell>
              <table:table-cell office:value-type="float" office:value="3485055.70205862">
                <text:p>3485055.7020586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50714891723856E+018">
                <text:p>1.50714891723856E+018</text:p>
              </table:table-cell>
              <table:table-cell office:value-type="float" office:value="3485055.70246113">
                <text:p>3485055.7024611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50714891745554E+018">
                <text:p>1.50714891745554E+018</text:p>
              </table:table-cell>
              <table:table-cell office:value-type="float" office:value="3485055.70188853">
                <text:p>3485055.7018885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50714891766131E+018">
                <text:p>1.50714891766131E+018</text:p>
              </table:table-cell>
              <table:table-cell office:value-type="float" office:value="3485055.70148601">
                <text:p>3485055.7014860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50714891785176E+018">
                <text:p>1.50714891785176E+018</text:p>
              </table:table-cell>
              <table:table-cell office:value-type="float" office:value="3485055.70188108">
                <text:p>3485055.7018810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50714891804419E+018">
                <text:p>1.50714891804419E+018</text:p>
              </table:table-cell>
              <table:table-cell office:value-type="float" office:value="3485055.70097916">
                <text:p>3485055.7009791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50714891824166E+018">
                <text:p>1.50714891824166E+018</text:p>
              </table:table-cell>
              <table:table-cell office:value-type="float" office:value="3485055.70099735">
                <text:p>3485055.7009973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5071489184527E+018">
                <text:p>1.5071489184527E+018</text:p>
              </table:table-cell>
              <table:table-cell office:value-type="float" office:value="3485055.70118585">
                <text:p>3485055.7011858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50714891864707E+018">
                <text:p>1.50714891864707E+018</text:p>
              </table:table-cell>
              <table:table-cell office:value-type="float" office:value="3485055.70376942">
                <text:p>3485055.7037694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50714891884767E+018">
                <text:p>1.50714891884767E+018</text:p>
              </table:table-cell>
              <table:table-cell office:value-type="float" office:value="3485055.70266782">
                <text:p>3485055.7026678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50714891904092E+018">
                <text:p>1.50714891904092E+018</text:p>
              </table:table-cell>
              <table:table-cell office:value-type="float" office:value="3485055.70244645">
                <text:p>3485055.7024464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50714891924857E+018">
                <text:p>1.50714891924857E+018</text:p>
              </table:table-cell>
              <table:table-cell office:value-type="float" office:value="3485055.70268251">
                <text:p>3485055.7026825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50714891944036E+018">
                <text:p>1.50714891944036E+018</text:p>
              </table:table-cell>
              <table:table-cell office:value-type="float" office:value="3485055.70307757">
                <text:p>3485055.7030775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50714891964365E+018">
                <text:p>1.50714891964365E+018</text:p>
              </table:table-cell>
              <table:table-cell office:value-type="float" office:value="3485055.70005883">
                <text:p>3485055.7000588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507148919848E+018">
                <text:p>1.507148919848E+018</text:p>
              </table:table-cell>
              <table:table-cell office:value-type="float" office:value="3485055.69987033">
                <text:p>3485055.6998703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50714892004109E+018">
                <text:p>1.50714892004109E+018</text:p>
              </table:table-cell>
              <table:table-cell office:value-type="float" office:value="3485055.70026912">
                <text:p>3485055.7002691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50714892024733E+018">
                <text:p>1.50714892024733E+018</text:p>
              </table:table-cell>
              <table:table-cell office:value-type="float" office:value="3485055.69881257">
                <text:p>3485055.6988125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50714892045134E+018">
                <text:p>1.50714892045134E+018</text:p>
              </table:table-cell>
              <table:table-cell office:value-type="float" office:value="3485055.69995427">
                <text:p>3485055.6999542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50714892064838E+018">
                <text:p>1.50714892064838E+018</text:p>
              </table:table-cell>
              <table:table-cell office:value-type="float" office:value="3485055.69968183">
                <text:p>3485055.6996818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5071489208444E+018">
                <text:p>1.5071489208444E+018</text:p>
              </table:table-cell>
              <table:table-cell office:value-type="float" office:value="3485055.70081608">
                <text:p>3485055.7008160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5071489210955E+018">
                <text:p>1.5071489210955E+018</text:p>
              </table:table-cell>
              <table:table-cell office:value-type="float" office:value="3485055.70046485">
                <text:p>3485055.7004648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50714892124027E+018">
                <text:p>1.50714892124027E+018</text:p>
              </table:table-cell>
              <table:table-cell office:value-type="float" office:value="3485055.70067527">
                <text:p>3485055.7006752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5071489214471E+018">
                <text:p>1.5071489214471E+018</text:p>
              </table:table-cell>
              <table:table-cell office:value-type="float" office:value="3485055.70158091">
                <text:p>3485055.7015809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50714892164148E+018">
                <text:p>1.50714892164148E+018</text:p>
              </table:table-cell>
              <table:table-cell office:value-type="float" office:value="3485055.70133039">
                <text:p>3485055.7013303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5071489218507E+018">
                <text:p>1.5071489218507E+018</text:p>
              </table:table-cell>
              <table:table-cell office:value-type="float" office:value="3485055.70265686">
                <text:p>3485055.7026568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50714892204396E+018">
                <text:p>1.50714892204396E+018</text:p>
              </table:table-cell>
              <table:table-cell office:value-type="float" office:value="3485055.70339255">
                <text:p>3485055.7033925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50714892224559E+018">
                <text:p>1.50714892224559E+018</text:p>
              </table:table-cell>
              <table:table-cell office:value-type="float" office:value="3485055.70174399">
                <text:p>3485055.7017439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50714892245128E+018">
                <text:p>1.50714892245128E+018</text:p>
              </table:table-cell>
              <table:table-cell office:value-type="float" office:value="3485055.70211341">
                <text:p>3485055.7021134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50714892264784E+018">
                <text:p>1.50714892264784E+018</text:p>
              </table:table-cell>
              <table:table-cell office:value-type="float" office:value="3485055.70193236">
                <text:p>3485055.7019323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.50714892284701E+018">
                <text:p>1.50714892284701E+018</text:p>
              </table:table-cell>
              <table:table-cell office:value-type="float" office:value="3485055.70251592">
                <text:p>3485055.7025159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50714892304469E+018">
                <text:p>1.50714892304469E+018</text:p>
              </table:table-cell>
              <table:table-cell office:value-type="float" office:value="3485055.70200534">
                <text:p>3485055.7020053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50714892323797E+018">
                <text:p>1.50714892323797E+018</text:p>
              </table:table-cell>
              <table:table-cell office:value-type="float" office:value="3485055.70200534">
                <text:p>3485055.7020053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50714892344103E+018">
                <text:p>1.50714892344103E+018</text:p>
              </table:table-cell>
              <table:table-cell office:value-type="float" office:value="3485055.70279932">
                <text:p>3485055.7027993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50714892364393E+018">
                <text:p>1.50714892364393E+018</text:p>
              </table:table-cell>
              <table:table-cell office:value-type="float" office:value="3485055.70180229">
                <text:p>3485055.7018022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50714892384573E+018">
                <text:p>1.50714892384573E+018</text:p>
              </table:table-cell>
              <table:table-cell office:value-type="float" office:value="3485055.70086736">
                <text:p>3485055.7008673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50714892404298E+018">
                <text:p>1.50714892404298E+018</text:p>
              </table:table-cell>
              <table:table-cell office:value-type="float" office:value="3485055.70196874">
                <text:p>3485055.7019687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50714892424233E+018">
                <text:p>1.50714892424233E+018</text:p>
              </table:table-cell>
              <table:table-cell office:value-type="float" office:value="3485055.70259636">
                <text:p>3485055.7025963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50714892445309E+018">
                <text:p>1.50714892445309E+018</text:p>
              </table:table-cell>
              <table:table-cell office:value-type="float" office:value="3485055.70241522">
                <text:p>3485055.7024152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50714892464661E+018">
                <text:p>1.50714892464661E+018</text:p>
              </table:table-cell>
              <table:table-cell office:value-type="float" office:value="3485055.70401644">
                <text:p>3485055.7040164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50714892484286E+018">
                <text:p>1.50714892484286E+018</text:p>
              </table:table-cell>
              <table:table-cell office:value-type="float" office:value="3485055.704944">
                <text:p>3485055.70494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50714892508981E+018">
                <text:p>1.50714892508981E+018</text:p>
              </table:table-cell>
              <table:table-cell office:value-type="float" office:value="3485055.70421927">
                <text:p>3485055.7042192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50714892524267E+018">
                <text:p>1.50714892524267E+018</text:p>
              </table:table-cell>
              <table:table-cell office:value-type="float" office:value="3485055.70461819">
                <text:p>3485055.7046181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50714892545507E+018">
                <text:p>1.50714892545507E+018</text:p>
              </table:table-cell>
              <table:table-cell office:value-type="float" office:value="3485055.70478837">
                <text:p>3485055.7047883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50714892563699E+018">
                <text:p>1.50714892563699E+018</text:p>
              </table:table-cell>
              <table:table-cell office:value-type="float" office:value="3485055.70400175">
                <text:p>3485055.7040017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5071489258368E+018">
                <text:p>1.5071489258368E+018</text:p>
              </table:table-cell>
              <table:table-cell office:value-type="float" office:value="3485055.70345457">
                <text:p>3485055.7034545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50714892604127E+018">
                <text:p>1.50714892604127E+018</text:p>
              </table:table-cell>
              <table:table-cell office:value-type="float" office:value="3485055.7036539">
                <text:p>3485055.703653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50714892624785E+018">
                <text:p>1.50714892624785E+018</text:p>
              </table:table-cell>
              <table:table-cell office:value-type="float" office:value="3485055.70330267">
                <text:p>3485055.7033026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50714892644471E+018">
                <text:p>1.50714892644471E+018</text:p>
              </table:table-cell>
              <table:table-cell office:value-type="float" office:value="3485055.70406378">
                <text:p>3485055.7040637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50714892663982E+018">
                <text:p>1.50714892663982E+018</text:p>
              </table:table-cell>
              <table:table-cell office:value-type="float" office:value="3485055.7015774">
                <text:p>3485055.701577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50714892684002E+018">
                <text:p>1.50714892684002E+018</text:p>
              </table:table-cell>
              <table:table-cell office:value-type="float" office:value="3485055.70138145">
                <text:p>3485055.7013814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50714892704144E+018">
                <text:p>1.50714892704144E+018</text:p>
              </table:table-cell>
              <table:table-cell office:value-type="float" office:value="3485055.70088556">
                <text:p>3485055.7008855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50714892724796E+018">
                <text:p>1.50714892724796E+018</text:p>
              </table:table-cell>
              <table:table-cell office:value-type="float" office:value="3485055.70141433">
                <text:p>3485055.7014143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50714892744649E+018">
                <text:p>1.50714892744649E+018</text:p>
              </table:table-cell>
              <table:table-cell office:value-type="float" office:value="3485055.70126256">
                <text:p>3485055.7012625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50714892763966E+018">
                <text:p>1.50714892763966E+018</text:p>
              </table:table-cell>
              <table:table-cell office:value-type="float" office:value="3485055.70084172">
                <text:p>3485055.7008417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5071489278393E+018">
                <text:p>1.5071489278393E+018</text:p>
              </table:table-cell>
              <table:table-cell office:value-type="float" office:value="3485055.69860587">
                <text:p>3485055.6986058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50714892806395E+018">
                <text:p>1.50714892806395E+018</text:p>
              </table:table-cell>
              <table:table-cell office:value-type="float" office:value="3485055.69955921">
                <text:p>3485055.6995592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50714892824404E+018">
                <text:p>1.50714892824404E+018</text:p>
              </table:table-cell>
              <table:table-cell office:value-type="float" office:value="3485055.69899384">
                <text:p>3485055.6989938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50714892845135E+018">
                <text:p>1.50714892845135E+018</text:p>
              </table:table-cell>
              <table:table-cell office:value-type="float" office:value="3485055.69845389">
                <text:p>3485055.6984538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5071489286401E+018">
                <text:p>1.5071489286401E+018</text:p>
              </table:table-cell>
              <table:table-cell office:value-type="float" office:value="3485055.701215">
                <text:p>3485055.70121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50714892884323E+018">
                <text:p>1.50714892884323E+018</text:p>
              </table:table-cell>
              <table:table-cell office:value-type="float" office:value="3485055.70268974">
                <text:p>3485055.7026897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50714892907197E+018">
                <text:p>1.50714892907197E+018</text:p>
              </table:table-cell>
              <table:table-cell office:value-type="float" office:value="3485055.70289665">
                <text:p>3485055.7028966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50714892924379E+018">
                <text:p>1.50714892924379E+018</text:p>
              </table:table-cell>
              <table:table-cell office:value-type="float" office:value="3485055.70196151">
                <text:p>3485055.7019615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50714892944373E+018">
                <text:p>1.50714892944373E+018</text:p>
              </table:table-cell>
              <table:table-cell office:value-type="float" office:value="3485055.70158464">
                <text:p>3485055.7015846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50714892963706E+018">
                <text:p>1.50714892963706E+018</text:p>
              </table:table-cell>
              <table:table-cell office:value-type="float" office:value="3485055.7017659">
                <text:p>3485055.701765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50714892984286E+018">
                <text:p>1.50714892984286E+018</text:p>
              </table:table-cell>
              <table:table-cell office:value-type="float" office:value="3485055.70121149">
                <text:p>3485055.7012114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50714893005348E+018">
                <text:p>1.50714893005348E+018</text:p>
              </table:table-cell>
              <table:table-cell office:value-type="float" office:value="3485055.70120404">
                <text:p>3485055.7012040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50714893024711E+018">
                <text:p>1.50714893024711E+018</text:p>
              </table:table-cell>
              <table:table-cell office:value-type="float" office:value="3485055.70135603">
                <text:p>3485055.7013560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50714893044241E+018">
                <text:p>1.50714893044241E+018</text:p>
              </table:table-cell>
              <table:table-cell office:value-type="float" office:value="3485055.69970002">
                <text:p>3485055.6997000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50714893066331E+018">
                <text:p>1.50714893066331E+018</text:p>
              </table:table-cell>
              <table:table-cell office:value-type="float" office:value="3485055.69952261">
                <text:p>3485055.6995226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50714893084651E+018">
                <text:p>1.50714893084651E+018</text:p>
              </table:table-cell>
              <table:table-cell office:value-type="float" office:value="3485055.69931219">
                <text:p>3485055.6993121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50714893104164E+018">
                <text:p>1.50714893104164E+018</text:p>
              </table:table-cell>
              <table:table-cell office:value-type="float" office:value="3485055.69878342">
                <text:p>3485055.6987834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50714893124232E+018">
                <text:p>1.50714893124232E+018</text:p>
              </table:table-cell>
              <table:table-cell office:value-type="float" office:value="3485055.69940358">
                <text:p>3485055.6994035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50714893144461E+018">
                <text:p>1.50714893144461E+018</text:p>
              </table:table-cell>
              <table:table-cell office:value-type="float" office:value="3485055.69953357">
                <text:p>3485055.6995335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50714893165586E+018">
                <text:p>1.50714893165586E+018</text:p>
              </table:table-cell>
              <table:table-cell office:value-type="float" office:value="3485055.69672862">
                <text:p>3485055.6967286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50714893184568E+018">
                <text:p>1.50714893184568E+018</text:p>
              </table:table-cell>
              <table:table-cell office:value-type="float" office:value="3485055.69853267">
                <text:p>3485055.6985326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50714893204374E+018">
                <text:p>1.50714893204374E+018</text:p>
              </table:table-cell>
              <table:table-cell office:value-type="float" office:value="3485055.69963799">
                <text:p>3485055.6996379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5071489322472E+018">
                <text:p>1.5071489322472E+018</text:p>
              </table:table-cell>
              <table:table-cell office:value-type="float" office:value="3485055.69982779">
                <text:p>3485055.6998277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50714893245139E+018">
                <text:p>1.50714893245139E+018</text:p>
              </table:table-cell>
              <table:table-cell office:value-type="float" office:value="3485055.69926615">
                <text:p>3485055.6992661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50714893265069E+018">
                <text:p>1.50714893265069E+018</text:p>
              </table:table-cell>
              <table:table-cell office:value-type="float" office:value="3485055.69876873">
                <text:p>3485055.6987687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50714893285564E+018">
                <text:p>1.50714893285564E+018</text:p>
              </table:table-cell>
              <table:table-cell office:value-type="float" office:value="3485055.70075033">
                <text:p>3485055.7007503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50714893304848E+018">
                <text:p>1.50714893304848E+018</text:p>
              </table:table-cell>
              <table:table-cell office:value-type="float" office:value="3485055.69913465">
                <text:p>3485055.6991346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50714893324168E+018">
                <text:p>1.50714893324168E+018</text:p>
              </table:table-cell>
              <table:table-cell office:value-type="float" office:value="3485055.69933783">
                <text:p>3485055.6993378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50714893344837E+018">
                <text:p>1.50714893344837E+018</text:p>
              </table:table-cell>
              <table:table-cell office:value-type="float" office:value="3485055.69973289">
                <text:p>3485055.6997328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5071489336404E+018">
                <text:p>1.5071489336404E+018</text:p>
              </table:table-cell>
              <table:table-cell office:value-type="float" office:value="3485055.69897543">
                <text:p>3485055.6989754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50714893384545E+018">
                <text:p>1.50714893384545E+018</text:p>
              </table:table-cell>
              <table:table-cell office:value-type="float" office:value="3485055.70047954">
                <text:p>3485055.7004795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50714893404038E+018">
                <text:p>1.50714893404038E+018</text:p>
              </table:table-cell>
              <table:table-cell office:value-type="float" office:value="3485055.7000733">
                <text:p>3485055.700073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50714893425367E+018">
                <text:p>1.50714893425367E+018</text:p>
              </table:table-cell>
              <table:table-cell office:value-type="float" office:value="3485055.70097916">
                <text:p>3485055.7009791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50714893445206E+018">
                <text:p>1.50714893445206E+018</text:p>
              </table:table-cell>
              <table:table-cell office:value-type="float" office:value="3485055.7026424">
                <text:p>3485055.702642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50714893464325E+018">
                <text:p>1.50714893464325E+018</text:p>
              </table:table-cell>
              <table:table-cell office:value-type="float" office:value="3485055.70173654">
                <text:p>3485055.7017365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50714893484823E+018">
                <text:p>1.50714893484823E+018</text:p>
              </table:table-cell>
              <table:table-cell office:value-type="float" office:value="3485055.70119308">
                <text:p>3485055.7011930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50714893504171E+018">
                <text:p>1.50714893504171E+018</text:p>
              </table:table-cell>
              <table:table-cell office:value-type="float" office:value="3485055.70174399">
                <text:p>3485055.7017439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50714893525502E+018">
                <text:p>1.50714893525502E+018</text:p>
              </table:table-cell>
              <table:table-cell office:value-type="float" office:value="3485055.70230936">
                <text:p>3485055.7023093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50714893544766E+018">
                <text:p>1.50714893544766E+018</text:p>
              </table:table-cell>
              <table:table-cell office:value-type="float" office:value="3485055.70191044">
                <text:p>3485055.7019104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50714893564378E+018">
                <text:p>1.50714893564378E+018</text:p>
              </table:table-cell>
              <table:table-cell office:value-type="float" office:value="3485055.70081981">
                <text:p>3485055.7008198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50714893584638E+018">
                <text:p>1.50714893584638E+018</text:p>
              </table:table-cell>
              <table:table-cell office:value-type="float" office:value="3485055.70008075">
                <text:p>3485055.7000807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50714893608711E+018">
                <text:p>1.50714893608711E+018</text:p>
              </table:table-cell>
              <table:table-cell office:value-type="float" office:value="3485055.70009894">
                <text:p>3485055.7000989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50714893624684E+018">
                <text:p>1.50714893624684E+018</text:p>
              </table:table-cell>
              <table:table-cell office:value-type="float" office:value="3485055.70154804">
                <text:p>3485055.7015480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50714893645573E+018">
                <text:p>1.50714893645573E+018</text:p>
              </table:table-cell>
              <table:table-cell office:value-type="float" office:value="3485055.70099735">
                <text:p>3485055.7009973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5071489366427E+018">
                <text:p>1.5071489366427E+018</text:p>
              </table:table-cell>
              <table:table-cell office:value-type="float" office:value="3485055.70007702">
                <text:p>3485055.7000770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50714893684684E+018">
                <text:p>1.50714893684684E+018</text:p>
              </table:table-cell>
              <table:table-cell office:value-type="float" office:value="3485055.69916752">
                <text:p>3485055.6991675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50714893707183E+018">
                <text:p>1.50714893707183E+018</text:p>
              </table:table-cell>
              <table:table-cell office:value-type="float" office:value="3485055.69953357">
                <text:p>3485055.6995335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50714893724901E+018">
                <text:p>1.50714893724901E+018</text:p>
              </table:table-cell>
              <table:table-cell office:value-type="float" office:value="3485055.69970374">
                <text:p>3485055.6997037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50714893744844E+018">
                <text:p>1.50714893744844E+018</text:p>
              </table:table-cell>
              <table:table-cell office:value-type="float" office:value="3485055.69937071">
                <text:p>3485055.6993707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50714893765055E+018">
                <text:p>1.50714893765055E+018</text:p>
              </table:table-cell>
              <table:table-cell office:value-type="float" office:value="3485055.69822155">
                <text:p>3485055.6982215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5071489378499E+018">
                <text:p>1.5071489378499E+018</text:p>
              </table:table-cell>
              <table:table-cell office:value-type="float" office:value="3485055.69991416">
                <text:p>3485055.6999141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50714893804819E+018">
                <text:p>1.50714893804819E+018</text:p>
              </table:table-cell>
              <table:table-cell office:value-type="float" office:value="3485055.70028008">
                <text:p>3485055.7002800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50714893824743E+018">
                <text:p>1.50714893824743E+018</text:p>
              </table:table-cell>
              <table:table-cell office:value-type="float" office:value="3485055.70084172">
                <text:p>3485055.7008417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5071489384436E+018">
                <text:p>1.5071489384436E+018</text:p>
              </table:table-cell>
              <table:table-cell office:value-type="float" office:value="3485055.70197247">
                <text:p>3485055.7019724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50714893864567E+018">
                <text:p>1.50714893864567E+018</text:p>
              </table:table-cell>
              <table:table-cell office:value-type="float" office:value="3485055.70042102">
                <text:p>3485055.7004210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50714893885573E+018">
                <text:p>1.50714893885573E+018</text:p>
              </table:table-cell>
              <table:table-cell office:value-type="float" office:value="3485055.70135603">
                <text:p>3485055.7013560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50714893904373E+018">
                <text:p>1.50714893904373E+018</text:p>
              </table:table-cell>
              <table:table-cell office:value-type="float" office:value="3485055.70008633">
                <text:p>3485055.7000863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50714893923849E+018">
                <text:p>1.50714893923849E+018</text:p>
              </table:table-cell>
              <table:table-cell office:value-type="float" office:value="3485055.69613172">
                <text:p>3485055.6961317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50714893944259E+018">
                <text:p>1.50714893944259E+018</text:p>
              </table:table-cell>
              <table:table-cell office:value-type="float" office:value="3485055.69135572">
                <text:p>3485055.6913557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50714893965205E+018">
                <text:p>1.50714893965205E+018</text:p>
              </table:table-cell>
              <table:table-cell office:value-type="float" office:value="3485055.66545194">
                <text:p>3485055.6654519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50714893990936E+018">
                <text:p>1.50714893990936E+018</text:p>
              </table:table-cell>
              <table:table-cell office:value-type="float" office:value="3485055.63632446">
                <text:p>3485055.6363244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50714894004159E+018">
                <text:p>1.50714894004159E+018</text:p>
              </table:table-cell>
              <table:table-cell office:value-type="float" office:value="3485055.59616637">
                <text:p>3485055.596166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